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Source Code Pro Black" svg:font-family="'Source Code Pro Bl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ource Code Pro Black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v Vol Daily Regular ||Vol: C: - Development ||Zone: ArchivesBu - ArchivesBu ||Step: File Actions started. ||Server: VolRavenPc - <text:s/>started on 2021-11-15 00:52:28 0:00:05</text:p>
      <text:p text:style-name="P1">----------------------------------------------------------</text:p>
      <text:p text:style-name="P1">Zones Processed: </text:p>
      <text:p text:style-name="P1">----------------------------------------------------------</text:p>
      <text:p text:style-name="P1">Volume started.</text:p>
      <text:p text:style-name="P1"><text:s/></text:p>
      <text:p text:style-name="P1">Zone: 1.000000 0.000000 0:00:01 Boot Boot</text:p>
      <text:p text:style-name="P1"><text:tab/>A-( size 0.359540 / actual gap 2.030246 / act size 2.389786) </text:p>
      <text:p text:style-name="P1"><text:tab/>- [begin 0.000000 / <text:s/>zone end 0.359540 / gap used 2.030246 / gap unused 62.825823 / round up 0.010000]</text:p>
      <text:p text:style-name="P1"><text:tab/>A-( size 0.000000 / actual gap 2.030245 / act size 2.030245) </text:p>
      <text:p text:style-name="P1"><text:tab/>- [begin 0.359541 / <text:s/>zone end 0.359541 / gap used 2.030245 / gap unused 62.826686 / round up 0.010000] </text:p>
      <text:p text:style-name="P1">Zone: 2.000000 0.000000 0:00:01 BootData BootData</text:p>
      <text:p text:style-name="P1"><text:tab/>A-( size 0.040054 / actual gap 2.349733 / act size 2.389787) </text:p>
      <text:p text:style-name="P1"><text:tab/>- [begin 2.389786 / <text:s/>zone end 2.429840 / gap used 2.349733 / gap unused 60.796440 / round up 0.010000]</text:p>
      <text:p text:style-name="P1"><text:tab/>A-( size 0.000000 / actual gap 2.349733 / act size 2.349733) </text:p>
      <text:p text:style-name="P1"><text:tab/>- [begin 2.429840 / <text:s/>zone end 2.429840 / gap used 2.349733 / gap unused 60.796439 / round up 0.010000] </text:p>
      <text:p text:style-name="P1">Zone: 3.000000 0.000000 0:00:01 ProgramHints ProgramHints </text:p>
      <text:p text:style-name="P1">Zone: 4.000000 0.000000 0:00:01 ProgramHintsData ProgramHintsData </text:p>
      <text:p text:style-name="P1">Zone: 5.000000 0.000000 0:00:02 Programs Programs</text:p>
      <text:p text:style-name="P1"><text:tab/>A-( size 10.067913 / actual gap 4.270807 / act size 14.338720) </text:p>
      <text:p text:style-name="P1"><text:tab/>- [begin 4.779572 / <text:s/>zone end 14.847485 / gap used 4.270807 / gap unused 58.436520 / round up 0.020000]</text:p>
      <text:p text:style-name="P1"><text:tab/>A-( size 0.000000 / actual gap 4.270807 / act size 4.270807) </text:p>
      <text:p text:style-name="P1"><text:tab/>- [begin 14.847485 / <text:s/>zone end 14.847485 / gap used 4.270807 / gap unused 58.411853 / round up 0.020000] </text:p>
      <text:p text:style-name="P1">Zone: 6.000000 0.000000 0:00:02 ProgramsWindows !ZoneLabelProgramsWidows!</text:p>
      <text:p text:style-name="P1"><text:tab/>A-( size 5.189965 / actual gap 4.369182 / act size 9.559147) </text:p>
      <text:p text:style-name="P1"><text:tab/>- [begin 19.118291 / <text:s/>zone end 24.308256 / gap used 4.369182 / gap unused 54.158292 / round up 0.020000]</text:p>
      <text:p text:style-name="P1"><text:tab/>A-( size 0.000000 / actual gap 4.368918 / act size 4.368918) </text:p>
      <text:p text:style-name="P1"><text:tab/>- [begin 24.308520 / <text:s/>zone end 24.308520 / gap used 4.368918 / gap unused 54.158750 / round up 0.020000] </text:p>
      <text:p text:style-name="P1">Zone: 7.000000 0.000000 0:00:02 ProgramsData ProgramsData</text:p>
      <text:p text:style-name="P1"><text:tab/>A-( size 0.800364 / actual gap 3.979209 / act size 4.779573) </text:p>
      <text:p text:style-name="P1"><text:tab/>- [begin 28.677437 / <text:s/>zone end 29.477801 / gap used 3.979209 / gap unused 49.789274 / round up 0.020000]</text:p>
      <text:p text:style-name="P1"><text:tab/>A-( size 0.000000 / actual gap 4.007063 / act size 4.007063) </text:p>
      <text:p text:style-name="P1"><text:soft-page-break/><text:tab/>- [begin 29.449947 / <text:s/>zone end 29.449947 / gap used 4.007063 / gap unused 50.262954 / round up 0.020000] </text:p>
      <text:p text:style-name="P1">Zone: 8.000000 0.000000 0:00:02 IdeScripts IdeScripts</text:p>
      <text:p text:style-name="P1"><text:tab/>A-( size 1.508196 / actual gap 3.271377 / act size 4.779573) </text:p>
      <text:p text:style-name="P1"><text:tab/>- [begin 33.457010 / <text:s/>zone end 34.965206 / gap used 3.271377 / gap unused 46.259663 / round up 0.010000]</text:p>
      <text:p text:style-name="P1"><text:tab/>A-( size 0.000000 / actual gap 0.881591 / act size 0.881591) </text:p>
      <text:p text:style-name="P1"><text:tab/>- [begin 34.965206 / <text:s/>zone end 34.965206 / gap used 0.881591 / gap unused 46.259663 / round up 0.010000] </text:p>
      <text:p text:style-name="P1">Zone: 9.000000 0.000000 0:00:03 DevToDo DevToDo</text:p>
      <text:p text:style-name="P1"><text:tab/>A-( size 5.743755 / actual gap 3.815392 / act size 9.559147) </text:p>
      <text:p text:style-name="P1"><text:tab/>- [begin 35.846796 / <text:s/>zone end 41.590551 / gap used 3.815392 / gap unused 46.204235 / round up 0.010000]</text:p>
      <text:p text:style-name="P1"><text:tab/>A-( size 0.000000 / actual gap 1.425519 / act size 1.425519) </text:p>
      <text:p text:style-name="P1"><text:tab/>- [begin 41.590637 / <text:s/>zone end 41.590637 / gap used 1.425519 / gap unused 46.227395 / round up 0.010000] </text:p>
      <text:p text:style-name="P1">Zone: 10.000000 0.000000 0:00:03 LinksCorp LinksCorp</text:p>
      <text:p text:style-name="P1"><text:tab/>A-( size 38.963332 / actual gap 4.052825 / act size 43.016157) </text:p>
      <text:p text:style-name="P1"><text:tab/>- [begin 43.016156 / <text:s/>zone end 81.979488 / gap used 4.052825 / gap unused 47.912803 / round up 0.010000]</text:p>
      <text:p text:style-name="P1"><text:tab/>A-( size 0.000000 / actual gap 1.663038 / act size 1.663038) </text:p>
      <text:p text:style-name="P1"><text:tab/>- [begin 81.979488 / <text:s/>zone end 81.979488 / gap used 1.663038 / gap unused 47.912735 / round up 0.010000] </text:p>
      <text:p text:style-name="P1">Zone: 11.000000 0.000000 0:00:03 People People</text:p>
      <text:p text:style-name="P1"><text:tab/>A-( size 12.223420 / actual gap 4.505085 / act size 16.728505) </text:p>
      <text:p text:style-name="P1"><text:tab/>- [begin 83.642526 / <text:s/>zone end 95.865946 / gap used 4.505085 / gap unused 48.512713 / round up 0.020000]</text:p>
      <text:p text:style-name="P1"><text:tab/>A-( size 0.000000 / actual gap 4.503405 / act size 4.503405) </text:p>
      <text:p text:style-name="P1"><text:tab/>- [begin 95.867626 / <text:s/>zone end 95.867626 / gap used 4.503405 / gap unused 48.538338 / round up 0.020000] </text:p>
      <text:p text:style-name="P1">Zone: 12.000000 0.000000 0:00:04 MFT MFT - Master File Table</text:p>
      <text:p text:style-name="P1"><text:tab/>A-( size 0.768050 / actual gap 0.426844 / act size 1.194894) </text:p>
      <text:p text:style-name="P1"><text:tab/>- [begin 100.371031 / <text:s/>zone end 101.139081 / gap used 0.426844 / gap unused 43.983457 / round up 0.005000]</text:p>
      <text:p text:style-name="P1"><text:tab/>A-( size 0.000000 / actual gap 0.423361 / act size 0.423361) </text:p>
      <text:p text:style-name="P1"><text:tab/>- [begin 101.142564 / <text:s/>zone end 101.142564 / gap used 0.423361 / gap unused 43.979974 / round up 0.005000] </text:p>
      <text:p text:style-name="P1">Zone: 13.000000 0.000000 0:00:04 DIR Directories.</text:p>
      <text:p text:style-name="P1"><text:tab/>A-( size 0.078496 / actual gap 5.895971 / act size 5.974467) </text:p>
      <text:p text:style-name="P1"><text:tab/>- [begin 101.565924 / <text:s/>zone end 101.644420 / gap used 5.895971 / gap unused 43.556614 / round up 0.030000]</text:p>
      <text:p text:style-name="P1"><text:tab/>A-( size 0.000000 / actual gap 5.895971 / act size 5.895971) </text:p>
      <text:p text:style-name="P1"><text:tab/>- [begin 101.644420 / <text:s/>zone end 101.644420 / gap used 5.895971 / gap unused 43.555909 / round up 0.030000] </text:p>
      <text:p text:style-name="P1"><text:soft-page-break/>Zone: 14.000000 0.000000 0:00:04 !ZoneLabelPageHiberDump! !ZoneDescriptionPageHiberDump!</text:p>
      <text:p text:style-name="P1"><text:tab/>A-( size 0.367031 / actual gap 0.000000 / act size 0.367031) </text:p>
      <text:p text:style-name="P1"><text:tab/>- [begin 107.540390 / <text:s/>zone end 107.907421 / gap used 0.000000 / gap unused 37.659839 / round up !ZoneVolRoundUpPageHiberDump!]</text:p>
      <text:p text:style-name="P1"><text:tab/>A-( size 0.000000 / actual gap 0.000000 / act size 0.000000) </text:p>
      <text:p text:style-name="P1"><text:tab/>- [begin 107.907421 / <text:s/>zone end 107.907421 / gap used 0.000000 / gap unused 37.659059 / round up !ZoneVolRoundUpPageHiberDump!] </text:p>
      <text:p text:style-name="P1">Zone: 15.000000 0.000000 0:00:04 Games Games </text:p>
      <text:p text:style-name="P1">Zone: 16.000000 0.000000 0:00:04 Shares Shares</text:p>
      <text:p text:style-name="P1"><text:tab/>A-( size 0.000664 / actual gap 2.022092 / act size 2.022756) </text:p>
      <text:p text:style-name="P1"><text:tab/>- [begin 107.907421 / <text:s/>zone end 107.908085 / gap used 2.022092 / gap unused 37.659059 / round up 0.010000]</text:p>
      <text:p text:style-name="P1"><text:tab/>A-( size 0.000000 / actual gap 2.022092 / act size 2.022092) </text:p>
      <text:p text:style-name="P1"><text:tab/>- [begin 107.908085 / <text:s/>zone end 107.908085 / gap used 2.022092 / gap unused 37.659059 / round up 0.010000] </text:p>
      <text:p text:style-name="P1">Zone: 17.000000 0.000000 0:00:05 SystemOtherData SystemOtherData</text:p>
      <text:p text:style-name="P1"><text:tab/>A-( size 0.026771 / actual gap 2.363016 / act size 2.389787) </text:p>
      <text:p text:style-name="P1"><text:tab/>- [begin 109.930177 / <text:s/>zone end 109.956948 / gap used 2.363016 / gap unused 35.636967 / round up 0.010000]</text:p>
      <text:p text:style-name="P1"><text:tab/>A-( size 0.000000 / actual gap 2.363016 / act size 2.363016) </text:p>
      <text:p text:style-name="P1"><text:tab/>- [begin 109.956948 / <text:s/>zone end 109.956948 / gap used 2.363016 / gap unused 35.636967 / round up 0.010000] </text:p>
      <text:p text:style-name="P1">Zone: 18.000000 0.000000 0:00:05 Reference Reference</text:p>
      <text:p text:style-name="P1"><text:tab/>A-( size 0.000041 / actual gap 2.389746 / act size 2.389787) </text:p>
      <text:p text:style-name="P1"><text:tab/>- [begin 112.319963 / <text:s/>zone end 112.320004 / gap used 2.389746 / gap unused 33.273952 / round up 0.020000]</text:p>
      <text:p text:style-name="P1"><text:tab/>A-( size 0.000000 / actual gap 2.389746 / act size 2.389746) </text:p>
      <text:p text:style-name="P1"><text:tab/>- [begin 112.320004 / <text:s/>zone end 112.320004 / gap used 2.389746 / gap unused 33.273952 / round up 0.020000] </text:p>
      <text:p text:style-name="P1">Zone: 19.000000 0.000000 0:00:05 SpaceHogs SpaceHogs</text:p>
      <text:p text:style-name="P1"><text:tab/>A-( size 46.536289 / actual gap 6.039013 / act size 52.575302) </text:p>
      <text:p text:style-name="P1"><text:tab/>- [begin 114.709750 / <text:s/>zone end 161.246039 / gap used 6.039013 / gap unused 28.547865 / round up 0.020000]</text:p>
      <text:p text:style-name="P1"><text:tab/>A-( size 0.000000 / actual gap 1.259112 / act size 1.259112) </text:p>
      <text:p text:style-name="P1"><text:tab/>- [begin 161.246367 / <text:s/>zone end 161.246367 / gap used 1.259112 / gap unused 27.036737 / round up 0.020000] </text:p>
      <text:p text:style-name="P1">Zone: 20.000000 0.000000 0:00:05 ArchivesBu ArchivesBu</text:p>
      <text:p text:style-name="P1"><text:tab/>A-( size 51.496828 / actual gap 1.078474 / act size 52.575302) </text:p>
      <text:p text:style-name="P1"><text:tab/>- [begin 162.505479 / <text:s/>zone end 214.002307 / gap used 1.078474 / gap unused 24.976339 / round up 0.005000]</text:p>
      <text:p text:style-name="P1">----------------------------------------------------------</text:p>
      <text:p text:style-name="P1">Zone Processing Step:</text:p>
      <text:p text:style-name="P1">Zone started.</text:p>
      <text:p text:style-name="P1"><text:soft-page-break/>1.000000 Selecting Files.</text:p>
      <text:p text:style-name="P1">2.000000 Calculating Gap.</text:p>
      <text:p text:style-name="P1">3.000000 File Actions started.</text:p>
      <text:p text:style-name="P1"><text:s text:c="4"/></text:p>
      <text:p text:style-name="P1">----------------------------------------------------------</text:p>
      <text:p text:style-name="P1">----------------------------------------------------------</text:p>
      <text:p text:style-name="P1">Current Zone:</text:p>
      <text:p text:style-name="P1">----------------------------------------------------------</text:p>
      <text:p text:style-name="P1">Zone: 20.000000 ArchivesBu ArchivesBu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51.496828 (21.548715%)</text:p>
      <text:p text:style-name="P1"><text:s text:c="18"/>Gap: 1.078474 (0.451285%)</text:p>
      <text:p text:style-name="P1"><text:s text:c="16"/>Total: 52.575302 (90.000000%)</text:p>
      <text:p text:style-name="P1"/>
      <text:p text:style-name="P1"><text:s text:c="8"/>Files/folders: <text:s text:c="10"/>504,364 (0.023091%) </text:p>
      <text:p text:style-name="P1"><text:s text:c="12"/>Fragments: <text:s text:c="14"/>361 (49.182561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162.505479 (0.000000%)</text:p>
      <text:p text:style-name="P1"><text:s text:c="12"/>Files End: 214.002307</text:p>
      <text:p text:style-name="P1"><text:s text:c="13"/>Zone End: 215.080781 (90.0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0.500000%</text:p>
      <text:p text:style-name="P1"><text:s text:c="7"/>Volume Rounding: 0.500000%</text:p>
      <text:p text:style-name="P1"><text:s text:c="12"/>Actual Gap: 0.451285% (1.078474)</text:p>
      <text:p text:style-name="P1"><text:s text:c="17"/></text:p>
      <text:p text:style-name="P1"><text:s text:c="15"/>The desired min gap size. (GapRequested): 0.218569 <text:s/>(Loc) 214.220876</text:p>
      <text:p text:style-name="P1"><text:s text:c="14"/>Must be half the zone size. (GapAdjusted): 0.218569 <text:s/>(---) 214.220876</text:p>
      <text:p text:style-name="P1"><text:s text:c="15"/>Align to the volume evenly. (GapRounded): 1.078474 <text:s/>(---) 215.080781</text:p>
      <text:p text:style-name="P1"><text:s text:c="10"/>The remaining space available. (GapAvailable): 24.976339 <text:s/>(---) 238.978646</text:p>
      <text:p text:style-name="P1"><text:s text:c="6"/>The lower of adjusted and available. (GapCurrent): 1.078474 <text:s/>(---) 215.080781</text:p>
      <text:p text:style-name="P1"><text:s text:c="4"/>(GapCurrent) after any code you inserted. (GapUsed): 1.078474 <text:s/><text:soft-page-break/>(---) 215.080781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147717436180.556240 (15.090816%)</text:p>
      <text:p text:style-name="P1"><text:s text:c="19"/>Total Used: 379750927237.119380 (129.302338%)</text:p>
      <text:p text:style-name="P1"><text:s text:c="9"/>Volume Used by Zones: 4417431142.399902 (0.451285%)</text:p>
      <text:p text:style-name="P1"/>
      <text:p text:style-name="P1">Directory and Files Select:</text:p>
      <text:p text:style-name="P1">---------------------------</text:p>
      <text:p text:style-name="P1"># Script: ZoneDo ZoneTypeSelectArchivesBu</text:p>
      <text:p text:style-name="P1"># ArchivesBu start.</text:p>
      <text:p text:style-name="P1">all</text:p>
      <text:p text:style-name="P1"># ArchivesBu end.</text:p>
      <text:p text:style-name="P1"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----------------------------------------------------------</text:p>
      <text:p text:style-name="P1">Volume Statistics:</text:p>
      <text:p text:style-name="P1">----------------------------------------------------------</text:p>
      <text:p text:style-name="P1">VOLUME: C: !VolumeDescription</text:p>
      <text:p text:style-name="P1">!.</text:p>
      <text:p text:style-name="P1">.</text:p>
      <text:p text:style-name="P1">Volume: C:</text:p>
      <text:p text:style-name="P1">.</text:p>
      <text:p text:style-name="P1">----------------------------------------------------------</text:p>
      <text:p text:style-name="P1">VOLUME: C: Development</text:p>
      <text:p text:style-name="P1">----------------------------------------------------------</text:p>
      <text:p text:style-name="P1">----------------------------------------------------------</text:p>
      <text:p text:style-name="P1">SUMMARY: C: Development</text:p>
      <text:p text:style-name="P1"><text:s text:c="2"/></text:p>
      <text:p text:style-name="P1"><text:s text:c="10"/>Volume Size: <text:s text:c="8"/>978,856,534,016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P1"><text:s text:c="10"/>Volume Used: <text:s text:c="8"/>742,952,022,016 (17976931348623157000000000000000000000000000000000000000000000000000000000000000000000000000000000000000000000000000000000000000000000000000000000000000000000000000000000000000000000000000000000000000000000000000000000000000000000000000000000000000000000000000000000000000000<text:soft-page-break/>0000000000000000000000000000000000.000000)</text:p>
      <text:p text:style-name="P1"><text:s text:c="10"/>Volume Free: <text:s text:c="8"/>235,904,512,000,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P1"><text:s text:c="9"/></text:p>
      <text:p text:style-name="P1"><text:s text:c="5"/>Volume Used Calc: <text:s text:c="6"/>!VolumeUsedTotal!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P1"><text:s text:c="6"/>Volume Free Adj: <text:s text:c="6"/>179051503568.175540</text:p>
      <text:p text:style-name="P1"><text:s text:c="4"/>Bytes per cluster: <text:s text:c="22"/>0 bytes</text:p>
      <text:p text:style-name="P1"/>
      <text:p text:style-name="P1"><text:s text:c="3"/>Unfragmented Items: <text:s text:c="22"/>0</text:p>
      <text:p text:style-name="P1"><text:s text:c="5"/>Fragmented Items: <text:s text:c="22"/>0</text:p>
      <text:p text:style-name="P1"/>
      <text:p text:style-name="P1"><text:s text:c="4"/>Unfragmented Data: <text:s text:c="22"/>0 bytes</text:p>
      <text:p text:style-name="P1"><text:s text:c="6"/>Fragmented Data: <text:s text:c="22"/>0 bytes</text:p>
      <text:p text:style-name="P1"/>
      <text:p text:style-name="P1"><text:s text:c="13"/>All Gaps: <text:s text:c="17"/>12,955</text:p>
      <text:p text:style-name="P1"><text:s text:c="13"/>All gaps: <text:s text:c="22"/>0 bytes</text:p>
      <text:p text:style-name="P1"><text:s text:c="10"/>Average gap: <text:s text:c="22"/>0 bytes</text:p>
      <text:p text:style-name="P1"><text:s text:c="11"/>Median gap: <text:s text:c="22"/>0 bytes</text:p>
      <text:p text:style-name="P1"><text:s text:c="10"/>Biggest gap: <text:s text:c="22"/>0 bytes</text:p>
      <text:p text:style-name="P1"/>
      <text:p text:style-name="P1"><text:s text:c="13"/>MFT Zone: <text:s text:c="6"/>Shares Location: 29365696020.480000 </text:p>
      <text:p text:style-name="P1"><text:s text:c="17"/>Size: <text:s text:c="22"/>0 Gap: !MftGap!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DETAILS: C: Development</text:p>
      <text:p text:style-name="P1">----------------------------------------------------------</text:p>
      <text:p text:style-name="P1"/>
      <text:p text:style-name="P1">SUMMARY:</text:p>
      <text:p text:style-name="P1"/>
      <text:p text:style-name="P1">Volume label/name: <text:s text:c="9"/>C:</text:p>
      <text:p text:style-name="P1">Volume mountpoint: <text:s text:c="9"/>C:</text:p>
      <text:p text:style-name="P1">Volume name: <text:s text:c="15"/>\\?\Volume{92e548cb-4411-4caf-a63d-3d7229340488}</text:p>
      <text:p text:style-name="P1">Volume type: <text:s text:c="15"/>Unknown</text:p>
      <text:p text:style-name="P1"><text:soft-page-break/></text:p>
      <text:p text:style-name="P1">Total disk space: <text:s text:c="12"/>978,856,534,016 bytes</text:p>
      <text:p text:style-name="P1"><text:s text:c="37"/>911.6312 gigabytes</text:p>
      <text:p text:style-name="P1"/>
      <text:p text:style-name="P1">Bytes per cluster: <text:s text:c="25"/>0 bytes</text:p>
      <text:p text:style-name="P1">Average end-begin distance: <text:s text:c="11"/>0.0000 clusters</text:p>
      <text:p text:style-name="P1"><text:s text:c="28"/>--% of volume size</text:p>
      <text:p text:style-name="P1"/>
      <text:p text:style-name="P1">----------------------------------------------------------</text:p>
      <text:p text:style-name="P1">FRAGMENTS:</text:p>
      <text:p text:style-name="P1"/>
      <text:p text:style-name="P1">Unfragmented Items: <text:s text:c="16"/>0</text:p>
      <text:p text:style-name="P1"><text:s text:c="2"/>Fragmented Items: <text:s text:c="16"/>0</text:p>
      <text:p text:style-name="P1"><text:s/>Unfragmented Data: <text:s text:c="16"/>0 bytes</text:p>
      <text:p text:style-name="P1"><text:s text:c="3"/>Fragmented Data: <text:s text:c="16"/>0 bytes</text:p>
      <text:p text:style-name="P1">Gaps:</text:p>
      <text:p text:style-name="P1"><text:s text:c="10"/>All Gaps: <text:s text:c="11"/>12,955</text:p>
      <text:p text:style-name="P1"><text:s text:c="10"/>All gaps: <text:s text:c="16"/>0 bytes</text:p>
      <text:p text:style-name="P1"><text:s text:c="7"/>Average gap: <text:s text:c="16"/>0 bytes</text:p>
      <text:p text:style-name="P1"><text:s text:c="8"/>Median gap: <text:s text:c="16"/>0 bytes</text:p>
      <text:p text:style-name="P1"><text:s text:c="7"/>Biggest gap: <text:s text:c="16"/>0 bytes</text:p>
      <text:p text:style-name="P1"/>
      <text:p text:style-name="P1">----------------------------------------------------------</text:p>
      <text:p text:style-name="P1">GAPS:</text:p>
      <text:p text:style-name="P1"/>
      <text:p text:style-name="P1"><text:s text:c="3"/>----------------------------------------------------------</text:p>
      <text:p text:style-name="P1"><text:s text:c="3"/>Counts:</text:p>
      <text:p text:style-name="P1"><text:s text:c="23"/>Count <text:s text:c="5"/>Percentage of all</text:p>
      <text:p text:style-name="P1"><text:s text:c="16"/>----------------- -----------------</text:p>
      <text:p text:style-name="P1"><text:s text:c="3"/>Small gaps <text:s text:c="13"/>11,856 <text:s text:c="10"/>91.5168%</text:p>
      <text:p text:style-name="P1"><text:s text:c="3"/>Big gaps <text:s text:c="16"/>1,099 <text:s text:c="11"/>8.4832%</text:p>
      <text:p text:style-name="P1"><text:s text:c="16"/>----------------- -----------------</text:p>
      <text:p text:style-name="P1"><text:s text:c="3"/>All gaps <text:s text:c="15"/>12,955 <text:s text:c="9"/>100.0000</text:p>
      <text:p text:style-name="P1"/>
      <text:p text:style-name="P1"><text:s text:c="3"/>----------------------------------------------------------</text:p>
      <text:p text:style-name="P1"><text:s text:c="3"/>By size:</text:p>
      <text:p text:style-name="P1"><text:s text:c="22"/>Bytes <text:s text:c="9"/>Gigabytes <text:s text:c="5"/>Percentage of all</text:p>
      <text:p text:style-name="P1"><text:s text:c="16"/>----------------- ----------------- -----------------</text:p>
      <text:p text:style-name="P1"><text:s text:c="3"/>Small gaps <text:s text:c="18"/>0 <text:s text:c="11"/>0.0000 <text:s text:c="11"/>7.3196%</text:p>
      <text:p text:style-name="P1"><text:s text:c="3"/>Big gaps <text:s text:c="20"/>0 <text:s text:c="11"/>0.0000 <text:s text:c="10"/>92.6804%</text:p>
      <text:p text:style-name="P1"><text:s text:c="16"/>----------------- ----------------- -----------------</text:p>
      <text:p text:style-name="P1"><text:s text:c="3"/>All gaps <text:s text:c="20"/>0 <text:s text:c="11"/>0.0000 <text:s text:c="9"/><text:soft-page-break/>100.0000%</text:p>
      <text:p text:style-name="P1"/>
      <text:p text:style-name="P1"><text:s text:c="3"/>Average gap <text:s text:c="17"/>0 <text:s text:c="11"/>0.0000 <text:s text:c="11"/>0.0077%</text:p>
      <text:p text:style-name="P1"><text:s text:c="3"/>Median gap <text:s text:c="18"/>0 <text:s text:c="11"/>0.0000 <text:s text:c="11"/>0.0001%</text:p>
      <text:p text:style-name="P1"><text:s text:c="3"/>Biggest gap <text:s text:c="17"/>0 <text:s text:c="11"/>0.0000 <text:s text:c="11"/>1.4183%</text:p>
      <text:p text:style-name="P1"><text:s text:c="3"/>----------------------------------------------------------</text:p>
      <text:p text:style-name="P1"/>
      <text:p text:style-name="P1">----------------------------------------------------------</text:p>
      <text:p text:style-name="P1">FILE STATISTICS: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ITEM COUNT:</text:p>
      <text:p text:style-name="P1">----------------------------------------------------------</text:p>
      <text:p text:style-name="P1">Number of files and folders:</text:p>
      <text:p text:style-name="P1"/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18"/>0 <text:s text:c="16"/>0 <text:s text:c="16"/>0</text:p>
      <text:p text:style-name="P1"><text:s text:c="3"/>Folders <text:s text:c="16"/>0 <text:s text:c="16"/>0 <text:s text:c="16"/>0</text:p>
      <text:p text:style-name="P1"><text:s text:c="3"/>------- ----------------- ----------------- -----------------</text:p>
      <text:p text:style-name="P1"><text:s text:c="3"/>All <text:s text:c="20"/>0 <text:s text:c="16"/>0 <text:s text:c="16"/>0</text:p>
      <text:p text:style-name="P1"/>
      <text:p text:style-name="P1">----------------------------------------------------------</text:p>
      <text:p text:style-name="P1">Percentage of total:</text:p>
      <text:p text:style-name="P1"/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16"/>---% <text:s text:c="13"/>---% <text:s text:c="13"/>---%</text:p>
      <text:p text:style-name="P1"><text:s text:c="3"/>Folders <text:s text:c="14"/>---% <text:s text:c="13"/>---% <text:s text:c="13"/>---%</text:p>
      <text:p text:style-name="P1"><text:s text:c="3"/>------- ----------------- ----------------- -----------------</text:p>
      <text:p text:style-name="P1"><text:s text:c="3"/>All <text:s text:c="18"/>---% <text:s text:c="13"/>---% <text:s text:c="13"/>---%</text:p>
      <text:p text:style-name="P1"/>
      <text:p text:style-name="P1">----------------------------------------------------------</text:p>
      <text:p text:style-name="P1">OCCUPIED SIZE on disk:</text:p>
      <text:p text:style-name="P1">----------------------------------------------------------</text:p>
      <text:p text:style-name="P1">Bytes:</text:p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18"/>0 <text:s text:c="16"/>0 <text:s text:c="16"/>0</text:p>
      <text:p text:style-name="P1"><text:s text:c="3"/>Folders <text:s text:c="16"/>0 <text:s text:c="16"/>0 <text:s text:c="16"/>0</text:p>
      <text:p text:style-name="P1"><text:soft-page-break/><text:s text:c="3"/>------- ----------------- ----------------- -----------------</text:p>
      <text:p text:style-name="P1"><text:s text:c="3"/>All <text:s text:c="20"/>0 <text:s text:c="16"/>0 <text:s text:c="16"/>0</text:p>
      <text:p text:style-name="P1"/>
      <text:p text:style-name="P1">----------------------------------------------------------</text:p>
      <text:p text:style-name="P1">Gigabytes:</text:p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13"/>0.0000 <text:s text:c="11"/>0.0000 <text:s text:c="11"/>0.0000</text:p>
      <text:p text:style-name="P1"><text:s text:c="3"/>Folders <text:s text:c="11"/>0.0000 <text:s text:c="11"/>0.0000 <text:s text:c="11"/>0.0000</text:p>
      <text:p text:style-name="P1"><text:s text:c="3"/>------- ----------------- ----------------- -----------------</text:p>
      <text:p text:style-name="P1"><text:s text:c="3"/>All <text:s text:c="15"/>0.0000 <text:s text:c="11"/>0.0000 <text:s text:c="11"/>0.0000</text:p>
      <text:p text:style-name="P1"/>
      <text:p text:style-name="P1">----------------------------------------------------------</text:p>
      <text:p text:style-name="P1">Percentage:</text:p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16"/>---% <text:s text:c="13"/>---% <text:s text:c="13"/>---%</text:p>
      <text:p text:style-name="P1"><text:s text:c="3"/>Folders <text:s text:c="14"/>---% <text:s text:c="13"/>---% <text:s text:c="13"/>---%</text:p>
      <text:p text:style-name="P1"><text:s text:c="3"/>------- ----------------- ----------------- -----------------</text:p>
      <text:p text:style-name="P1"><text:s text:c="3"/>All <text:s text:c="18"/>---% <text:s text:c="13"/>---% <text:s text:c="13"/>---%</text:p>
      <text:p text:style-name="P1"/>
      <text:p text:style-name="P1">----------------------------------------------------------</text:p>
      <text:p text:style-name="P1">USED SIZE:</text:p>
      <text:p text:style-name="P1">----------------------------------------------------------</text:p>
      <text:p text:style-name="P1">Bytes:</text:p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18"/>0 <text:s text:c="16"/>0 <text:s text:c="16"/>0</text:p>
      <text:p text:style-name="P1"><text:s text:c="3"/>Folders <text:s text:c="16"/>0 <text:s text:c="16"/>0 <text:s text:c="16"/>0</text:p>
      <text:p text:style-name="P1"><text:s text:c="3"/>------- ----------------- ----------------- -----------------</text:p>
      <text:p text:style-name="P1"><text:s text:c="3"/>All <text:s text:c="20"/>0 <text:s text:c="16"/>0 <text:s text:c="16"/>0</text:p>
      <text:p text:style-name="P1"/>
      <text:p text:style-name="P1">----------------------------------------------------------</text:p>
      <text:p text:style-name="P1">Gigabytes:</text:p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13"/>0.0000 <text:s text:c="11"/>0.0000 <text:s text:c="11"/>0.0000</text:p>
      <text:p text:style-name="P1"><text:s text:c="3"/>Folders <text:s text:c="11"/>0.0000 <text:s text:c="11"/>0.0000 <text:s text:c="11"/>0.0000</text:p>
      <text:p text:style-name="P1"><text:s text:c="3"/>------- ----------------- ----------------- -----------------</text:p>
      <text:p text:style-name="P1"><text:s text:c="3"/>All <text:s text:c="15"/>0.0000 <text:s text:c="11"/>0.0000 <text:s text:c="11"/>0.0000</text:p>
      <text:p text:style-name="P1"/>
      <text:p text:style-name="P1">----------------------------------------------------------</text:p>
      <text:p text:style-name="P1">Percentage:</text:p>
      <text:p text:style-name="P1"><text:s text:c="14"/>Unfragmented <text:s text:c="6"/>Fragmented <text:s text:c="11"/>All</text:p>
      <text:p text:style-name="P1"><text:soft-page-break/><text:s text:c="3"/>------- ----------------- ----------------- -----------------</text:p>
      <text:p text:style-name="P1"><text:s text:c="3"/>Files <text:s text:c="16"/>---% <text:s text:c="13"/>---% <text:s text:c="13"/>---%</text:p>
      <text:p text:style-name="P1"><text:s text:c="3"/>Folders <text:s text:c="14"/>---% <text:s text:c="13"/>---% <text:s text:c="13"/>---%</text:p>
      <text:p text:style-name="P1"><text:s text:c="3"/>------- ----------------- ----------------- -----------------</text:p>
      <text:p text:style-name="P1"><text:s text:c="3"/>All <text:s text:c="18"/>---% <text:s text:c="13"/>---% <text:s text:c="13"/>---%</text:p>
      <text:p text:style-name="P1"/>
      <text:p text:style-name="P1">----------------------------------------------------------</text:p>
      <text:p text:style-name="P1">Volume Detailed Statistics end.</text:p>
      <text:p text:style-name="P1">----------------------------------------------------------</text:p>
      <text:p text:style-name="P1"/>
      <text:p text:style-name="P1">.</text:p>
      <text:p text:style-name="P1">!Title! started.</text:p>
      <text:p text:style-name="P1">2021-11-15 00:52:24.</text:p>
      <text:p text:style-name="P1">.</text:p>
      <text:p text:style-name="P1">----------------------------------------------------------</text:p>
      <text:p text:style-name="P1">----------------------------------------------------------</text:p>
      <text:p text:style-name="P1">SUMMARY: C: !VolumeDescription</text:p>
      <text:p text:style-name="P1">!.</text:p>
      <text:p text:style-name="P1">.</text:p>
      <text:p text:style-name="P1">Volume: C:</text:p>
      <text:p text:style-name="P1">.</text:p>
      <text:p text:style-name="P1">----------------------------------------------------------</text:p>
      <text:p text:style-name="P1">VOLUME: C: Development</text:p>
      <text:p text:style-name="P1">----------------------------------------------------------</text:p>
      <text:p text:style-name="P1">----------------------------------------------------------</text:p>
      <text:p text:style-name="P1">SUMMARY: C: Development</text:p>
      <text:p text:style-name="P1"><text:s text:c="2"/></text:p>
      <text:p text:style-name="P1"><text:s text:c="10"/>Volume Size: <text:s text:c="8"/>978,856,534,016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P1"><text:s text:c="10"/>Volume Used: <text:s text:c="8"/>742,952,022,016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P1"><text:s text:c="10"/>Volume Free: <text:s text:c="8"/>235,904,512,000, (17976931348623157000000000000000000000000000000000000000000000000000000000000000000000000000000000000000000000000000000000000000000000000000000000000000000000000000000000000000000000000000000000000000000000000000000000000000000000000000000000000000000000000000000000000000000<text:soft-page-break/>0000000000000000000000000000000000.000000)</text:p>
      <text:p text:style-name="P1"><text:s text:c="9"/></text:p>
      <text:p text:style-name="P1"><text:s text:c="5"/>Volume Used Calc: <text:s text:c="6"/>!VolumeUsedTotal!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P1"><text:s text:c="6"/>Volume Free Adj: <text:s text:c="6"/>179051503568.175540</text:p>
      <text:p text:style-name="P1"><text:s text:c="4"/>Bytes per cluster: <text:s text:c="22"/>0 bytes</text:p>
      <text:p text:style-name="P1"/>
      <text:p text:style-name="P1"><text:s text:c="3"/>Unfragmented Items: <text:s text:c="22"/>0</text:p>
      <text:p text:style-name="P1"><text:s text:c="5"/>Fragmented Items: <text:s text:c="22"/>0</text:p>
      <text:p text:style-name="P1"/>
      <text:p text:style-name="P1"><text:s text:c="4"/>Unfragmented Data: <text:s text:c="22"/>0 bytes</text:p>
      <text:p text:style-name="P1"><text:s text:c="6"/>Fragmented Data: <text:s text:c="22"/>0 bytes</text:p>
      <text:p text:style-name="P1"/>
      <text:p text:style-name="P1"><text:s text:c="13"/>All Gaps: <text:s text:c="17"/>12,955</text:p>
      <text:p text:style-name="P1"><text:s text:c="13"/>All gaps: <text:s text:c="22"/>0 bytes</text:p>
      <text:p text:style-name="P1"><text:s text:c="10"/>Average gap: <text:s text:c="22"/>0 bytes</text:p>
      <text:p text:style-name="P1"><text:s text:c="11"/>Median gap: <text:s text:c="22"/>0 bytes</text:p>
      <text:p text:style-name="P1"><text:s text:c="10"/>Biggest gap: <text:s text:c="22"/>0 bytes</text:p>
      <text:p text:style-name="P1"/>
      <text:p text:style-name="P1"><text:s text:c="13"/>MFT Zone: <text:s text:c="6"/>Shares Location: 29365696020.480000 </text:p>
      <text:p text:style-name="P1"><text:s text:c="17"/>Size: <text:s text:c="22"/>0 Gap: !MftGap!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DETAILS: C: Development</text:p>
      <text:p text:style-name="P1">----------------------------------------------------------</text:p>
      <text:p text:style-name="P1"/>
      <text:p text:style-name="P1">SUMMARY:</text:p>
      <text:p text:style-name="P1"/>
      <text:p text:style-name="P1">Volume label/name: <text:s text:c="9"/>C:</text:p>
      <text:p text:style-name="P1">Volume mountpoint: <text:s text:c="9"/>C:</text:p>
      <text:p text:style-name="P1">Volume name: <text:s text:c="15"/>\\?\Volume{92e548cb-4411-4caf-a63d-3d7229340488}</text:p>
      <text:p text:style-name="P1">Volume type: <text:s text:c="15"/>Unknown</text:p>
      <text:p text:style-name="P1"/>
      <text:p text:style-name="P1">Total disk space: <text:s text:c="12"/>978,856,534,016 bytes</text:p>
      <text:p text:style-name="P1"><text:s text:c="37"/>911.6312 gigabytes</text:p>
      <text:p text:style-name="P1"/>
      <text:p text:style-name="P1">Bytes per cluster: <text:s text:c="25"/>0 bytes</text:p>
      <text:p text:style-name="P1">Average end-begin distance: <text:s text:c="11"/>0.0000 clusters</text:p>
      <text:p text:style-name="P1"><text:soft-page-break/><text:s text:c="28"/>--% of volume size</text:p>
      <text:p text:style-name="P1"/>
      <text:p text:style-name="P1">----------------------------------------------------------</text:p>
      <text:p text:style-name="P1">FRAGMENTS:</text:p>
      <text:p text:style-name="P1"/>
      <text:p text:style-name="P1">Unfragmented Items: <text:s text:c="16"/>0</text:p>
      <text:p text:style-name="P1"><text:s text:c="2"/>Fragmented Items: <text:s text:c="16"/>0</text:p>
      <text:p text:style-name="P1"><text:s/>Unfragmented Data: <text:s text:c="16"/>0 bytes</text:p>
      <text:p text:style-name="P1"><text:s text:c="3"/>Fragmented Data: <text:s text:c="16"/>0 bytes</text:p>
      <text:p text:style-name="P1">Gaps:</text:p>
      <text:p text:style-name="P1"><text:s text:c="10"/>All Gaps: <text:s text:c="11"/>12,955</text:p>
      <text:p text:style-name="P1"><text:s text:c="10"/>All gaps: <text:s text:c="16"/>0 bytes</text:p>
      <text:p text:style-name="P1"><text:s text:c="7"/>Average gap: <text:s text:c="16"/>0 bytes</text:p>
      <text:p text:style-name="P1"><text:s text:c="8"/>Median gap: <text:s text:c="16"/>0 bytes</text:p>
      <text:p text:style-name="P1"><text:s text:c="7"/>Biggest gap: <text:s text:c="16"/>0 bytes</text:p>
      <text:p text:style-name="P1"/>
      <text:p text:style-name="P1">----------------------------------------------------------</text:p>
      <text:p text:style-name="P1">GAPS:</text:p>
      <text:p text:style-name="P1"/>
      <text:p text:style-name="P1"><text:s text:c="3"/>----------------------------------------------------------</text:p>
      <text:p text:style-name="P1"><text:s text:c="3"/>Counts:</text:p>
      <text:p text:style-name="P1"><text:s text:c="23"/>Count <text:s text:c="5"/>Percentage of all</text:p>
      <text:p text:style-name="P1"><text:s text:c="16"/>----------------- -----------------</text:p>
      <text:p text:style-name="P1"><text:s text:c="3"/>Small gaps <text:s text:c="13"/>11,856 <text:s text:c="10"/>91.5168%</text:p>
      <text:p text:style-name="P1"><text:s text:c="3"/>Big gaps <text:s text:c="16"/>1,099 <text:s text:c="11"/>8.4832%</text:p>
      <text:p text:style-name="P1"><text:s text:c="16"/>----------------- -----------------</text:p>
      <text:p text:style-name="P1"><text:s text:c="3"/>All gaps <text:s text:c="15"/>12,955 <text:s text:c="9"/>100.0000</text:p>
      <text:p text:style-name="P1"/>
      <text:p text:style-name="P1"><text:s text:c="3"/>----------------------------------------------------------</text:p>
      <text:p text:style-name="P1"><text:s text:c="3"/>By size:</text:p>
      <text:p text:style-name="P1"><text:s text:c="22"/>Bytes <text:s text:c="9"/>Gigabytes <text:s text:c="5"/>Percentage of all</text:p>
      <text:p text:style-name="P1"><text:s text:c="16"/>----------------- ----------------- -----------------</text:p>
      <text:p text:style-name="P1"><text:s text:c="3"/>Small gaps <text:s text:c="18"/>0 <text:s text:c="11"/>0.0000 <text:s text:c="11"/>7.3196%</text:p>
      <text:p text:style-name="P1"><text:s text:c="3"/>Big gaps <text:s text:c="20"/>0 <text:s text:c="11"/>0.0000 <text:s text:c="10"/>92.6804%</text:p>
      <text:p text:style-name="P1"><text:s text:c="16"/>----------------- ----------------- -----------------</text:p>
      <text:p text:style-name="P1"><text:s text:c="3"/>All gaps <text:s text:c="20"/>0 <text:s text:c="11"/>0.0000 <text:s text:c="9"/>100.0000%</text:p>
      <text:p text:style-name="P1"/>
      <text:p text:style-name="P1"><text:s text:c="3"/>Average gap <text:s text:c="17"/>0 <text:s text:c="11"/>0.0000 <text:s text:c="11"/>0.0077%</text:p>
      <text:p text:style-name="P1"><text:s text:c="3"/>Median gap <text:s text:c="18"/>0 <text:s text:c="11"/>0.0000 <text:s text:c="11"/>0.0001%</text:p>
      <text:p text:style-name="P1"><text:soft-page-break/><text:s text:c="3"/>Biggest gap <text:s text:c="17"/>0 <text:s text:c="11"/>0.0000 <text:s text:c="11"/>1.4183%</text:p>
      <text:p text:style-name="P1"><text:s text:c="3"/>----------------------------------------------------------</text:p>
      <text:p text:style-name="P1"/>
      <text:p text:style-name="P1">----------------------------------------------------------</text:p>
      <text:p text:style-name="P1">FILE STATISTICS: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ITEM COUNT:</text:p>
      <text:p text:style-name="P1">----------------------------------------------------------</text:p>
      <text:p text:style-name="P1">Number of files and folders:</text:p>
      <text:p text:style-name="P1"/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18"/>0 <text:s text:c="16"/>0 <text:s text:c="16"/>0</text:p>
      <text:p text:style-name="P1"><text:s text:c="3"/>Folders <text:s text:c="16"/>0 <text:s text:c="16"/>0 <text:s text:c="16"/>0</text:p>
      <text:p text:style-name="P1"><text:s text:c="3"/>------- ----------------- ----------------- -----------------</text:p>
      <text:p text:style-name="P1"><text:s text:c="3"/>All <text:s text:c="20"/>0 <text:s text:c="16"/>0 <text:s text:c="16"/>0</text:p>
      <text:p text:style-name="P1"/>
      <text:p text:style-name="P1">----------------------------------------------------------</text:p>
      <text:p text:style-name="P1">Percentage of total:</text:p>
      <text:p text:style-name="P1"/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16"/>---% <text:s text:c="13"/>---% <text:s text:c="13"/>---%</text:p>
      <text:p text:style-name="P1"><text:s text:c="3"/>Folders <text:s text:c="14"/>---% <text:s text:c="13"/>---% <text:s text:c="13"/>---%</text:p>
      <text:p text:style-name="P1"><text:s text:c="3"/>------- ----------------- ----------------- -----------------</text:p>
      <text:p text:style-name="P1"><text:s text:c="3"/>All <text:s text:c="18"/>---% <text:s text:c="13"/>---% <text:s text:c="13"/>---%</text:p>
      <text:p text:style-name="P1"/>
      <text:p text:style-name="P1">----------------------------------------------------------</text:p>
      <text:p text:style-name="P1">OCCUPIED SIZE on disk:</text:p>
      <text:p text:style-name="P1">----------------------------------------------------------</text:p>
      <text:p text:style-name="P1">Bytes:</text:p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18"/>0 <text:s text:c="16"/>0 <text:s text:c="16"/>0</text:p>
      <text:p text:style-name="P1"><text:s text:c="3"/>Folders <text:s text:c="16"/>0 <text:s text:c="16"/>0 <text:s text:c="16"/>0</text:p>
      <text:p text:style-name="P1"><text:s text:c="3"/>------- ----------------- ----------------- -----------------</text:p>
      <text:p text:style-name="P1"><text:s text:c="3"/>All <text:s text:c="20"/>0 <text:s text:c="16"/>0 <text:s text:c="16"/>0</text:p>
      <text:p text:style-name="P1"/>
      <text:p text:style-name="P1">----------------------------------------------------------</text:p>
      <text:p text:style-name="P1">Gigabytes:</text:p>
      <text:p text:style-name="P1"><text:s text:c="14"/>Unfragmented <text:s text:c="6"/>Fragmented <text:s text:c="11"/>All</text:p>
      <text:p text:style-name="P1"><text:soft-page-break/><text:s text:c="3"/>------- ----------------- ----------------- -----------------</text:p>
      <text:p text:style-name="P1"><text:s text:c="3"/>Files <text:s text:c="13"/>0.0000 <text:s text:c="11"/>0.0000 <text:s text:c="11"/>0.0000</text:p>
      <text:p text:style-name="P1"><text:s text:c="3"/>Folders <text:s text:c="11"/>0.0000 <text:s text:c="11"/>0.0000 <text:s text:c="11"/>0.0000</text:p>
      <text:p text:style-name="P1"><text:s text:c="3"/>------- ----------------- ----------------- -----------------</text:p>
      <text:p text:style-name="P1"><text:s text:c="3"/>All <text:s text:c="15"/>0.0000 <text:s text:c="11"/>0.0000 <text:s text:c="11"/>0.0000</text:p>
      <text:p text:style-name="P1"/>
      <text:p text:style-name="P1">----------------------------------------------------------</text:p>
      <text:p text:style-name="P1">Percentage:</text:p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16"/>---% <text:s text:c="13"/>---% <text:s text:c="13"/>---%</text:p>
      <text:p text:style-name="P1"><text:s text:c="3"/>Folders <text:s text:c="14"/>---% <text:s text:c="13"/>---% <text:s text:c="13"/>---%</text:p>
      <text:p text:style-name="P1"><text:s text:c="3"/>------- ----------------- ----------------- -----------------</text:p>
      <text:p text:style-name="P1"><text:s text:c="3"/>All <text:s text:c="18"/>---% <text:s text:c="13"/>---% <text:s text:c="13"/>---%</text:p>
      <text:p text:style-name="P1"/>
      <text:p text:style-name="P1">----------------------------------------------------------</text:p>
      <text:p text:style-name="P1">USED SIZE:</text:p>
      <text:p text:style-name="P1">----------------------------------------------------------</text:p>
      <text:p text:style-name="P1">Bytes:</text:p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18"/>0 <text:s text:c="16"/>0 <text:s text:c="16"/>0</text:p>
      <text:p text:style-name="P1"><text:s text:c="3"/>Folders <text:s text:c="16"/>0 <text:s text:c="16"/>0 <text:s text:c="16"/>0</text:p>
      <text:p text:style-name="P1"><text:s text:c="3"/>------- ----------------- ----------------- -----------------</text:p>
      <text:p text:style-name="P1"><text:s text:c="3"/>All <text:s text:c="20"/>0 <text:s text:c="16"/>0 <text:s text:c="16"/>0</text:p>
      <text:p text:style-name="P1"/>
      <text:p text:style-name="P1">----------------------------------------------------------</text:p>
      <text:p text:style-name="P1">Gigabytes:</text:p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13"/>0.0000 <text:s text:c="11"/>0.0000 <text:s text:c="11"/>0.0000</text:p>
      <text:p text:style-name="P1"><text:s text:c="3"/>Folders <text:s text:c="11"/>0.0000 <text:s text:c="11"/>0.0000 <text:s text:c="11"/>0.0000</text:p>
      <text:p text:style-name="P1"><text:s text:c="3"/>------- ----------------- ----------------- -----------------</text:p>
      <text:p text:style-name="P1"><text:s text:c="3"/>All <text:s text:c="15"/>0.0000 <text:s text:c="11"/>0.0000 <text:s text:c="11"/>0.0000</text:p>
      <text:p text:style-name="P1"/>
      <text:p text:style-name="P1">----------------------------------------------------------</text:p>
      <text:p text:style-name="P1">Percentage:</text:p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16"/>---% <text:s text:c="13"/>---% <text:s text:c="13"/>---%</text:p>
      <text:p text:style-name="P1"><text:s text:c="3"/>Folders <text:s text:c="14"/>---% <text:s text:c="13"/>---% <text:s text:c="13"/>---%</text:p>
      <text:p text:style-name="P1"><text:s text:c="3"/>------- ----------------- ----------------- -----------------</text:p>
      <text:p text:style-name="P1"><text:s text:c="3"/>All <text:s text:c="18"/>---% <text:s text:c="13"/>---% <text:s text:c="13"/>---%</text:p>
      <text:p text:style-name="P1"/>
      <text:p text:style-name="P1"><text:soft-page-break/>----------------------------------------------------------</text:p>
      <text:p text:style-name="P1">Volume Detailed Statistics end.</text:p>
      <text:p text:style-name="P1">----------------------------------------------------------</text:p>
      <text:p text:style-name="P1"/>
      <text:p text:style-name="P1">.</text:p>
      <text:p text:style-name="P1">!Title! started.</text:p>
      <text:p text:style-name="P1">2021-11-15 00:52:24.</text:p>
      <text:p text:style-name="P1">.</text:p>
      <text:p text:style-name="P1"><text:s text:c="2"/></text:p>
      <text:p text:style-name="P1"><text:s text:c="10"/>Volume Size: <text:s text:c="8"/>978,856,534,016 (238.978646)</text:p>
      <text:p text:style-name="P1"><text:s text:c="10"/>Volume Used: <text:s text:c="8"/>742,949,740,544 (181.384214)</text:p>
      <text:p text:style-name="P1"><text:s text:c="10"/>Volume Free: <text:s text:c="8"/>235,906,793,472, (57.594432)</text:p>
      <text:p text:style-name="P1"><text:s text:c="9"/></text:p>
      <text:p text:style-name="P1"><text:s text:c="5"/>Volume Used Calc: <text:s text:c="6"/>29365696020.480000 (57.594432)</text:p>
      <text:p text:style-name="P1"><text:s text:c="6"/>Volume Free Adj: <text:s text:c="6"/>179051437794.613680</text:p>
      <text:p text:style-name="P1"><text:s text:c="4"/>Bytes per cluster: <text:s text:c="18"/>4,096 bytes</text:p>
      <text:p text:style-name="P1"/>
      <text:p text:style-name="P1"><text:s text:c="3"/>Unfragmented Items: <text:s text:c="14"/>2,180,082</text:p>
      <text:p text:style-name="P1"><text:s text:c="5"/>Fragmented Items: <text:s text:c="18"/>2,592</text:p>
      <text:p text:style-name="P1"/>
      <text:p text:style-name="P1"><text:s text:c="4"/>Unfragmented Data: <text:s text:c="8"/>534,472,253,440 bytes</text:p>
      <text:p text:style-name="P1"><text:s text:c="6"/>Fragmented Data: <text:s text:c="8"/>208,455,733,248 bytes</text:p>
      <text:p text:style-name="P1"/>
      <text:p text:style-name="P1"><text:s text:c="13"/>All Gaps: <text:s text:c="17"/>12,998</text:p>
      <text:p text:style-name="P1"><text:s text:c="13"/>All gaps: <text:s text:c="8"/>235,934,011,392 bytes</text:p>
      <text:p text:style-name="P1"><text:s text:c="10"/>Average gap: <text:s text:c="13"/>18,149,376 bytes</text:p>
      <text:p text:style-name="P1"><text:s text:c="11"/>Median gap: <text:s text:c="16"/>233,472 bytes</text:p>
      <text:p text:style-name="P1"><text:s text:c="10"/>Biggest gap: <text:s text:c="10"/>3,346,219,008 bytes</text:p>
      <text:p text:style-name="P1"/>
      <text:p text:style-name="P1"><text:s text:c="13"/>MFT Zone: <text:s text:c="6"/>Shares Location: 29365696020.480000 </text:p>
      <text:p text:style-name="P1"><text:s text:c="17"/>Size: <text:s text:c="22"/>0 Gap: !MftGap!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DETAILS: C: !VolumeDescription</text:p>
      <text:p text:style-name="P1">!.</text:p>
      <text:p text:style-name="P1">.</text:p>
      <text:p text:style-name="P1">Volume: C:</text:p>
      <text:p text:style-name="P1">.</text:p>
      <text:p text:style-name="P1">----------------------------------------------------------</text:p>
      <text:p text:style-name="P1">VOLUME: C: Development</text:p>
      <text:p text:style-name="P1">----------------------------------------------------------</text:p>
      <text:p text:style-name="P1">----------------------------------------------------------</text:p>
      <text:p text:style-name="P1">SUMMARY: C: Development</text:p>
      <text:p text:style-name="P1"><text:soft-page-break/><text:s text:c="2"/></text:p>
      <text:p text:style-name="P1"><text:s text:c="10"/>Volume Size: <text:s text:c="8"/>978,856,534,016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P1"><text:s text:c="10"/>Volume Used: <text:s text:c="8"/>742,952,022,016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P1"><text:s text:c="10"/>Volume Free: <text:s text:c="8"/>235,904,512,000,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P1"><text:s text:c="9"/></text:p>
      <text:p text:style-name="P1"><text:s text:c="5"/>Volume Used Calc: <text:s text:c="6"/>!VolumeUsedTotal!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P1"><text:s text:c="6"/>Volume Free Adj: <text:s text:c="6"/>179051503568.175540</text:p>
      <text:p text:style-name="P1"><text:s text:c="4"/>Bytes per cluster: <text:s text:c="22"/>0 bytes</text:p>
      <text:p text:style-name="P1"/>
      <text:p text:style-name="P1"><text:s text:c="3"/>Unfragmented Items: <text:s text:c="22"/>0</text:p>
      <text:p text:style-name="P1"><text:s text:c="5"/>Fragmented Items: <text:s text:c="22"/>0</text:p>
      <text:p text:style-name="P1"/>
      <text:p text:style-name="P1"><text:s text:c="4"/>Unfragmented Data: <text:s text:c="22"/>0 bytes</text:p>
      <text:p text:style-name="P1"><text:s text:c="6"/>Fragmented Data: <text:s text:c="22"/>0 bytes</text:p>
      <text:p text:style-name="P1"/>
      <text:p text:style-name="P1"><text:s text:c="13"/>All Gaps: <text:s text:c="17"/>12,955</text:p>
      <text:p text:style-name="P1"><text:s text:c="13"/>All gaps: <text:s text:c="22"/>0 bytes</text:p>
      <text:p text:style-name="P1"><text:s text:c="10"/>Average gap: <text:s text:c="22"/>0 bytes</text:p>
      <text:p text:style-name="P1"><text:s text:c="11"/>Median gap: <text:s text:c="22"/>0 bytes</text:p>
      <text:p text:style-name="P1"><text:s text:c="10"/>Biggest gap: <text:s text:c="22"/>0 bytes</text:p>
      <text:p text:style-name="P1"/>
      <text:p text:style-name="P1"><text:s text:c="13"/>MFT Zone: <text:s text:c="6"/>Shares Location: 29365696020.480000 </text:p>
      <text:p text:style-name="P1"><text:s text:c="17"/>Size: <text:s text:c="22"/>0 Gap: !MftGap!</text:p>
      <text:p text:style-name="P1">----------------------------------------------------------</text:p>
      <text:p text:style-name="P1"><text:soft-page-break/></text:p>
      <text:p text:style-name="P1">----------------------------------------------------------</text:p>
      <text:p text:style-name="P1">DETAILS: C: Development</text:p>
      <text:p text:style-name="P1">----------------------------------------------------------</text:p>
      <text:p text:style-name="P1"/>
      <text:p text:style-name="P1">SUMMARY:</text:p>
      <text:p text:style-name="P1"/>
      <text:p text:style-name="P1">Volume label/name: <text:s text:c="9"/>C:</text:p>
      <text:p text:style-name="P1">Volume mountpoint: <text:s text:c="9"/>C:</text:p>
      <text:p text:style-name="P1">Volume name: <text:s text:c="15"/>\\?\Volume{92e548cb-4411-4caf-a63d-3d7229340488}</text:p>
      <text:p text:style-name="P1">Volume type: <text:s text:c="15"/>Unknown</text:p>
      <text:p text:style-name="P1"/>
      <text:p text:style-name="P1">Total disk space: <text:s text:c="12"/>978,856,534,016 bytes</text:p>
      <text:p text:style-name="P1"><text:s text:c="37"/>911.6312 gigabytes</text:p>
      <text:p text:style-name="P1"/>
      <text:p text:style-name="P1">Bytes per cluster: <text:s text:c="25"/>0 bytes</text:p>
      <text:p text:style-name="P1">Average end-begin distance: <text:s text:c="11"/>0.0000 clusters</text:p>
      <text:p text:style-name="P1"><text:s text:c="28"/>--% of volume size</text:p>
      <text:p text:style-name="P1"/>
      <text:p text:style-name="P1">----------------------------------------------------------</text:p>
      <text:p text:style-name="P1">FRAGMENTS:</text:p>
      <text:p text:style-name="P1"/>
      <text:p text:style-name="P1">Unfragmented Items: <text:s text:c="16"/>0</text:p>
      <text:p text:style-name="P1"><text:s text:c="2"/>Fragmented Items: <text:s text:c="16"/>0</text:p>
      <text:p text:style-name="P1"><text:s/>Unfragmented Data: <text:s text:c="16"/>0 bytes</text:p>
      <text:p text:style-name="P1"><text:s text:c="3"/>Fragmented Data: <text:s text:c="16"/>0 bytes</text:p>
      <text:p text:style-name="P1">Gaps:</text:p>
      <text:p text:style-name="P1"><text:s text:c="10"/>All Gaps: <text:s text:c="11"/>12,955</text:p>
      <text:p text:style-name="P1"><text:s text:c="10"/>All gaps: <text:s text:c="16"/>0 bytes</text:p>
      <text:p text:style-name="P1"><text:s text:c="7"/>Average gap: <text:s text:c="16"/>0 bytes</text:p>
      <text:p text:style-name="P1"><text:s text:c="8"/>Median gap: <text:s text:c="16"/>0 bytes</text:p>
      <text:p text:style-name="P1"><text:s text:c="7"/>Biggest gap: <text:s text:c="16"/>0 bytes</text:p>
      <text:p text:style-name="P1"/>
      <text:p text:style-name="P1">----------------------------------------------------------</text:p>
      <text:p text:style-name="P1">GAPS:</text:p>
      <text:p text:style-name="P1"/>
      <text:p text:style-name="P1"><text:s text:c="3"/>----------------------------------------------------------</text:p>
      <text:p text:style-name="P1"><text:s text:c="3"/>Counts:</text:p>
      <text:p text:style-name="P1"><text:s text:c="23"/>Count <text:s text:c="5"/>Percentage of all</text:p>
      <text:p text:style-name="P1"><text:s text:c="16"/>----------------- -----------------</text:p>
      <text:p text:style-name="P1"><text:s text:c="3"/>Small gaps <text:s text:c="13"/>11,856 <text:s text:c="10"/>91.5168%</text:p>
      <text:p text:style-name="P1"><text:s text:c="3"/>Big gaps <text:s text:c="16"/>1,099 <text:s text:c="11"/>8.4832%</text:p>
      <text:p text:style-name="P1"><text:s text:c="16"/>----------------- -----------------</text:p>
      <text:p text:style-name="P1"><text:soft-page-break/><text:s text:c="3"/>All gaps <text:s text:c="15"/>12,955 <text:s text:c="9"/>100.0000</text:p>
      <text:p text:style-name="P1"/>
      <text:p text:style-name="P1"><text:s text:c="3"/>----------------------------------------------------------</text:p>
      <text:p text:style-name="P1"><text:s text:c="3"/>By size:</text:p>
      <text:p text:style-name="P1"><text:s text:c="22"/>Bytes <text:s text:c="9"/>Gigabytes <text:s text:c="5"/>Percentage of all</text:p>
      <text:p text:style-name="P1"><text:s text:c="16"/>----------------- ----------------- -----------------</text:p>
      <text:p text:style-name="P1"><text:s text:c="3"/>Small gaps <text:s text:c="18"/>0 <text:s text:c="11"/>0.0000 <text:s text:c="11"/>7.3196%</text:p>
      <text:p text:style-name="P1"><text:s text:c="3"/>Big gaps <text:s text:c="20"/>0 <text:s text:c="11"/>0.0000 <text:s text:c="10"/>92.6804%</text:p>
      <text:p text:style-name="P1"><text:s text:c="16"/>----------------- ----------------- -----------------</text:p>
      <text:p text:style-name="P1"><text:s text:c="3"/>All gaps <text:s text:c="20"/>0 <text:s text:c="11"/>0.0000 <text:s text:c="9"/>100.0000%</text:p>
      <text:p text:style-name="P1"/>
      <text:p text:style-name="P1"><text:s text:c="3"/>Average gap <text:s text:c="17"/>0 <text:s text:c="11"/>0.0000 <text:s text:c="11"/>0.0077%</text:p>
      <text:p text:style-name="P1"><text:s text:c="3"/>Median gap <text:s text:c="18"/>0 <text:s text:c="11"/>0.0000 <text:s text:c="11"/>0.0001%</text:p>
      <text:p text:style-name="P1"><text:s text:c="3"/>Biggest gap <text:s text:c="17"/>0 <text:s text:c="11"/>0.0000 <text:s text:c="11"/>1.4183%</text:p>
      <text:p text:style-name="P1"><text:s text:c="3"/>----------------------------------------------------------</text:p>
      <text:p text:style-name="P1"/>
      <text:p text:style-name="P1">----------------------------------------------------------</text:p>
      <text:p text:style-name="P1">FILE STATISTICS: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ITEM COUNT:</text:p>
      <text:p text:style-name="P1">----------------------------------------------------------</text:p>
      <text:p text:style-name="P1">Number of files and folders:</text:p>
      <text:p text:style-name="P1"/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18"/>0 <text:s text:c="16"/>0 <text:s text:c="16"/>0</text:p>
      <text:p text:style-name="P1"><text:s text:c="3"/>Folders <text:s text:c="16"/>0 <text:s text:c="16"/>0 <text:s text:c="16"/>0</text:p>
      <text:p text:style-name="P1"><text:s text:c="3"/>------- ----------------- ----------------- -----------------</text:p>
      <text:p text:style-name="P1"><text:s text:c="3"/>All <text:s text:c="20"/>0 <text:s text:c="16"/>0 <text:s text:c="16"/>0</text:p>
      <text:p text:style-name="P1"/>
      <text:p text:style-name="P1">----------------------------------------------------------</text:p>
      <text:p text:style-name="P1">Percentage of total:</text:p>
      <text:p text:style-name="P1"/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16"/>---% <text:s text:c="13"/>---% <text:s text:c="13"/>---%</text:p>
      <text:p text:style-name="P1"><text:soft-page-break/><text:s text:c="3"/>Folders <text:s text:c="14"/>---% <text:s text:c="13"/>---% <text:s text:c="13"/>---%</text:p>
      <text:p text:style-name="P1"><text:s text:c="3"/>------- ----------------- ----------------- -----------------</text:p>
      <text:p text:style-name="P1"><text:s text:c="3"/>All <text:s text:c="18"/>---% <text:s text:c="13"/>---% <text:s text:c="13"/>---%</text:p>
      <text:p text:style-name="P1"/>
      <text:p text:style-name="P1">----------------------------------------------------------</text:p>
      <text:p text:style-name="P1">OCCUPIED SIZE on disk:</text:p>
      <text:p text:style-name="P1">----------------------------------------------------------</text:p>
      <text:p text:style-name="P1">Bytes:</text:p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18"/>0 <text:s text:c="16"/>0 <text:s text:c="16"/>0</text:p>
      <text:p text:style-name="P1"><text:s text:c="3"/>Folders <text:s text:c="16"/>0 <text:s text:c="16"/>0 <text:s text:c="16"/>0</text:p>
      <text:p text:style-name="P1"><text:s text:c="3"/>------- ----------------- ----------------- -----------------</text:p>
      <text:p text:style-name="P1"><text:s text:c="3"/>All <text:s text:c="20"/>0 <text:s text:c="16"/>0 <text:s text:c="16"/>0</text:p>
      <text:p text:style-name="P1"/>
      <text:p text:style-name="P1">----------------------------------------------------------</text:p>
      <text:p text:style-name="P1">Gigabytes:</text:p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13"/>0.0000 <text:s text:c="11"/>0.0000 <text:s text:c="11"/>0.0000</text:p>
      <text:p text:style-name="P1"><text:s text:c="3"/>Folders <text:s text:c="11"/>0.0000 <text:s text:c="11"/>0.0000 <text:s text:c="11"/>0.0000</text:p>
      <text:p text:style-name="P1"><text:s text:c="3"/>------- ----------------- ----------------- -----------------</text:p>
      <text:p text:style-name="P1"><text:s text:c="3"/>All <text:s text:c="15"/>0.0000 <text:s text:c="11"/>0.0000 <text:s text:c="11"/>0.0000</text:p>
      <text:p text:style-name="P1"/>
      <text:p text:style-name="P1">----------------------------------------------------------</text:p>
      <text:p text:style-name="P1">Percentage:</text:p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16"/>---% <text:s text:c="13"/>---% <text:s text:c="13"/>---%</text:p>
      <text:p text:style-name="P1"><text:s text:c="3"/>Folders <text:s text:c="14"/>---% <text:s text:c="13"/>---% <text:s text:c="13"/>---%</text:p>
      <text:p text:style-name="P1"><text:s text:c="3"/>------- ----------------- ----------------- -----------------</text:p>
      <text:p text:style-name="P1"><text:s text:c="3"/>All <text:s text:c="18"/>---% <text:s text:c="13"/>---% <text:s text:c="13"/>---%</text:p>
      <text:p text:style-name="P1"/>
      <text:p text:style-name="P1">----------------------------------------------------------</text:p>
      <text:p text:style-name="P1">USED SIZE:</text:p>
      <text:p text:style-name="P1">----------------------------------------------------------</text:p>
      <text:p text:style-name="P1">Bytes:</text:p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18"/>0 <text:s text:c="16"/>0 <text:s text:c="16"/>0</text:p>
      <text:p text:style-name="P1"><text:s text:c="3"/>Folders <text:s text:c="16"/>0 <text:s text:c="16"/>0 <text:s text:c="16"/>0</text:p>
      <text:p text:style-name="P1"><text:s text:c="3"/>------- ----------------- ----------------- -----------------</text:p>
      <text:p text:style-name="P1"><text:s text:c="3"/>All <text:s text:c="20"/>0 <text:s text:c="16"/>0 <text:s text:c="16"/>0</text:p>
      <text:p text:style-name="P1"/>
      <text:p text:style-name="P1"><text:soft-page-break/>----------------------------------------------------------</text:p>
      <text:p text:style-name="P1">Gigabytes:</text:p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13"/>0.0000 <text:s text:c="11"/>0.0000 <text:s text:c="11"/>0.0000</text:p>
      <text:p text:style-name="P1"><text:s text:c="3"/>Folders <text:s text:c="11"/>0.0000 <text:s text:c="11"/>0.0000 <text:s text:c="11"/>0.0000</text:p>
      <text:p text:style-name="P1"><text:s text:c="3"/>------- ----------------- ----------------- -----------------</text:p>
      <text:p text:style-name="P1"><text:s text:c="3"/>All <text:s text:c="15"/>0.0000 <text:s text:c="11"/>0.0000 <text:s text:c="11"/>0.0000</text:p>
      <text:p text:style-name="P1"/>
      <text:p text:style-name="P1">----------------------------------------------------------</text:p>
      <text:p text:style-name="P1">Percentage:</text:p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16"/>---% <text:s text:c="13"/>---% <text:s text:c="13"/>---%</text:p>
      <text:p text:style-name="P1"><text:s text:c="3"/>Folders <text:s text:c="14"/>---% <text:s text:c="13"/>---% <text:s text:c="13"/>---%</text:p>
      <text:p text:style-name="P1"><text:s text:c="3"/>------- ----------------- ----------------- -----------------</text:p>
      <text:p text:style-name="P1"><text:s text:c="3"/>All <text:s text:c="18"/>---% <text:s text:c="13"/>---% <text:s text:c="13"/>---%</text:p>
      <text:p text:style-name="P1"/>
      <text:p text:style-name="P1">----------------------------------------------------------</text:p>
      <text:p text:style-name="P1">Volume Detailed Statistics end.</text:p>
      <text:p text:style-name="P1">----------------------------------------------------------</text:p>
      <text:p text:style-name="P1"/>
      <text:p text:style-name="P1">.</text:p>
      <text:p text:style-name="P1">!Title! started.</text:p>
      <text:p text:style-name="P1">2021-11-15 00:52:24.</text:p>
      <text:p text:style-name="P1">.</text:p>
      <text:p text:style-name="P1">----------------------------------------------------------</text:p>
      <text:p text:style-name="P1"/>
      <text:p text:style-name="P1">SUMMARY:</text:p>
      <text:p text:style-name="P1"/>
      <text:p text:style-name="P1">Volume label/name: <text:s text:c="9"/>C:</text:p>
      <text:p text:style-name="P1">Volume mountpoint: <text:s text:c="9"/>C:</text:p>
      <text:p text:style-name="P1">Volume name: <text:s text:c="15"/>\\?\Volume{92e548cb-4411-4caf-a63d-3d7229340488}</text:p>
      <text:p text:style-name="P1">Volume type: <text:s text:c="15"/>NTFS</text:p>
      <text:p text:style-name="P1"/>
      <text:p text:style-name="P1">Total disk space: <text:s text:c="12"/>978,856,534,016 bytes</text:p>
      <text:p text:style-name="P1"><text:s text:c="37"/>911.6312 gigabytes</text:p>
      <text:p text:style-name="P1"/>
      <text:p text:style-name="P1">Bytes per cluster: <text:s text:c="21"/>4,096 bytes</text:p>
      <text:p text:style-name="P1">Average end-begin distance: <text:s text:c="3"/>2,612,390.1000 clusters</text:p>
      <text:p text:style-name="P1"><text:s text:c="39"/>1.0931% of volume size</text:p>
      <text:p text:style-name="P1"/>
      <text:p text:style-name="P1">----------------------------------------------------------</text:p>
      <text:p text:style-name="P1"><text:soft-page-break/>FRAGMENTS:</text:p>
      <text:p text:style-name="P1"/>
      <text:p text:style-name="P1">Unfragmented Items: <text:s text:c="8"/>2,180,082</text:p>
      <text:p text:style-name="P1"><text:s text:c="2"/>Fragmented Items: <text:s text:c="12"/>2,592</text:p>
      <text:p text:style-name="P1"><text:s/>Unfragmented Data: <text:s text:c="2"/>534,472,253,440 bytes</text:p>
      <text:p text:style-name="P1"><text:s text:c="3"/>Fragmented Data: <text:s text:c="2"/>208,455,733,248 bytes</text:p>
      <text:p text:style-name="P1">Gaps:</text:p>
      <text:p text:style-name="P1"><text:s text:c="10"/>All Gaps: <text:s text:c="11"/>12,998</text:p>
      <text:p text:style-name="P1"><text:s text:c="10"/>All gaps: <text:s text:c="2"/>235,934,011,392 bytes</text:p>
      <text:p text:style-name="P1"><text:s text:c="7"/>Average gap: <text:s text:c="7"/>18,149,376 bytes</text:p>
      <text:p text:style-name="P1"><text:s text:c="8"/>Median gap: <text:s text:c="10"/>233,472 bytes</text:p>
      <text:p text:style-name="P1"><text:s text:c="7"/>Biggest gap: <text:s text:c="4"/>3,346,219,008 bytes</text:p>
      <text:p text:style-name="P1"/>
      <text:p text:style-name="P1">----------------------------------------------------------</text:p>
      <text:p text:style-name="P1">GAPS:</text:p>
      <text:p text:style-name="P1"/>
      <text:p text:style-name="P1"><text:s text:c="3"/>----------------------------------------------------------</text:p>
      <text:p text:style-name="P1"><text:s text:c="3"/>Counts:</text:p>
      <text:p text:style-name="P1"><text:s text:c="23"/>Count <text:s text:c="5"/>Percentage of all</text:p>
      <text:p text:style-name="P1"><text:s text:c="16"/>----------------- -----------------</text:p>
      <text:p text:style-name="P1"><text:s text:c="3"/>Small gaps <text:s text:c="13"/>11,893 <text:s text:c="10"/>91.4987%</text:p>
      <text:p text:style-name="P1"><text:s text:c="3"/>Big gaps <text:s text:c="16"/>1,105 <text:s text:c="11"/>8.5013%</text:p>
      <text:p text:style-name="P1"><text:s text:c="16"/>----------------- -----------------</text:p>
      <text:p text:style-name="P1"><text:s text:c="3"/>All gaps <text:s text:c="15"/>12,998 <text:s text:c="9"/>100.0000</text:p>
      <text:p text:style-name="P1"/>
      <text:p text:style-name="P1"><text:s text:c="3"/>----------------------------------------------------------</text:p>
      <text:p text:style-name="P1"><text:s text:c="3"/>By size:</text:p>
      <text:p text:style-name="P1"><text:s text:c="22"/>Bytes <text:s text:c="9"/>Gigabytes <text:s text:c="5"/>Percentage of all</text:p>
      <text:p text:style-name="P1"><text:s text:c="16"/>----------------- ----------------- -----------------</text:p>
      <text:p text:style-name="P1"><text:s text:c="3"/>Small gaps <text:s text:c="5"/>17,196,986,368 <text:s text:c="10"/>16.0159 <text:s text:c="11"/>7.2889%</text:p>
      <text:p text:style-name="P1"><text:s text:c="3"/>Big gaps <text:s text:c="6"/>218,737,025,024 <text:s text:c="9"/>203.7147 <text:s text:c="10"/>92.7111%</text:p>
      <text:p text:style-name="P1"><text:s text:c="16"/>----------------- ----------------- -----------------</text:p>
      <text:p text:style-name="P1"><text:s text:c="3"/>All gaps <text:s text:c="6"/>235,934,011,392 <text:s text:c="9"/>219.7307 <text:s text:c="9"/>100.0000%</text:p>
      <text:p text:style-name="P1"/>
      <text:p text:style-name="P1"><text:s text:c="3"/>Average gap <text:s text:c="8"/>18,149,376 <text:s text:c="11"/>0.0169 <text:s text:c="11"/>0.0077%</text:p>
      <text:p text:style-name="P1"><text:s text:c="3"/>Median gap <text:s text:c="12"/>233,472 <text:s text:c="11"/>0.0002 <text:s text:c="11"/>0.0001%</text:p>
      <text:p text:style-name="P1"><text:s text:c="3"/>Biggest gap <text:s text:c="5"/>3,346,219,008 <text:s text:c="11"/>3.1164 <text:s text:c="11"/>1.4183%</text:p>
      <text:p text:style-name="P1"><text:s text:c="3"/>----------------------------------------------------------</text:p>
      <text:p text:style-name="P1"><text:soft-page-break/></text:p>
      <text:p text:style-name="P1">----------------------------------------------------------</text:p>
      <text:p text:style-name="P1">FILE STATISTICS: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ITEM COUNT:</text:p>
      <text:p text:style-name="P1">----------------------------------------------------------</text:p>
      <text:p text:style-name="P1">Number of files and folders:</text:p>
      <text:p text:style-name="P1"/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10"/>1,808,416 <text:s text:c="12"/>2,538 <text:s text:c="8"/>1,810,954</text:p>
      <text:p text:style-name="P1"><text:s text:c="3"/>Folders <text:s text:c="10"/>371,666 <text:s text:c="15"/>54 <text:s text:c="10"/>371,720</text:p>
      <text:p text:style-name="P1"><text:s text:c="3"/>------- ----------------- ----------------- -----------------</text:p>
      <text:p text:style-name="P1"><text:s text:c="3"/>All <text:s text:c="12"/>2,180,082 <text:s text:c="12"/>2,592 <text:s text:c="8"/>2,182,674</text:p>
      <text:p text:style-name="P1"/>
      <text:p text:style-name="P1">----------------------------------------------------------</text:p>
      <text:p text:style-name="P1">Percentage of total:</text:p>
      <text:p text:style-name="P1"/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12"/>82.8532% <text:s text:c="10"/>0.1163% <text:s text:c="9"/>82.9695%</text:p>
      <text:p text:style-name="P1"><text:s text:c="3"/>Folders <text:s text:c="10"/>17.0280% <text:s text:c="10"/>0.0025% <text:s text:c="9"/>17.0305%</text:p>
      <text:p text:style-name="P1"><text:s text:c="3"/>------- ----------------- ----------------- -----------------</text:p>
      <text:p text:style-name="P1"><text:s text:c="3"/>All <text:s text:c="14"/>99.8812% <text:s text:c="10"/>0.1188% <text:s text:c="8"/>100.0000%</text:p>
      <text:p text:style-name="P1"/>
      <text:p text:style-name="P1">----------------------------------------------------------</text:p>
      <text:p text:style-name="P1">OCCUPIED SIZE on disk:</text:p>
      <text:p text:style-name="P1">----------------------------------------------------------</text:p>
      <text:p text:style-name="P1">Bytes:</text:p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4"/>533,535,936,512 <text:s text:c="2"/>208,444,747,776 <text:s text:c="2"/>741,980,684,288</text:p>
      <text:p text:style-name="P1"><text:s text:c="3"/>Folders <text:s text:c="6"/>936,316,928 <text:s text:c="7"/>10,985,472 <text:s text:c="6"/>947,302,400</text:p>
      <text:p text:style-name="P1"><text:s text:c="3"/>------- ----------------- ----------------- -----------------</text:p>
      <text:p text:style-name="P1"><text:s text:c="3"/>All <text:s text:c="6"/>534,472,253,440 <text:s text:c="2"/>208,455,733,248 <text:s text:c="2"/>742,927,986,688</text:p>
      <text:p text:style-name="P1"/>
      <text:p text:style-name="P1">----------------------------------------------------------</text:p>
      <text:p text:style-name="P1">Gigabytes:</text:p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11"/>496.8941 <text:s text:c="9"/>194.1293 <text:s text:c="9"/>691.0234</text:p>
      <text:p text:style-name="P1"><text:s text:c="3"/>Folders <text:s text:c="11"/>0.8720 <text:s text:c="11"/>0.0102 <text:s text:c="11"/>0.8822</text:p>
      <text:p text:style-name="P1"><text:soft-page-break/><text:s text:c="3"/>------- ----------------- ----------------- -----------------</text:p>
      <text:p text:style-name="P1"><text:s text:c="3"/>All <text:s text:c="13"/>497.7661 <text:s text:c="9"/>194.1395 <text:s text:c="9"/>691.9056</text:p>
      <text:p text:style-name="P1"/>
      <text:p text:style-name="P1">----------------------------------------------------------</text:p>
      <text:p text:style-name="P1">Percentage:</text:p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12"/>71.8153% <text:s text:c="9"/>28.0572% <text:s text:c="9"/>99.8725%</text:p>
      <text:p text:style-name="P1"><text:s text:c="3"/>Folders <text:s text:c="11"/>0.1260% <text:s text:c="10"/>0.0015% <text:s text:c="10"/>0.1275%</text:p>
      <text:p text:style-name="P1"><text:s text:c="3"/>------- ----------------- ----------------- -----------------</text:p>
      <text:p text:style-name="P1"><text:s text:c="3"/>All <text:s text:c="14"/>71.9413% <text:s text:c="9"/>28.0587% <text:s text:c="8"/>100.0000%</text:p>
      <text:p text:style-name="P1"/>
      <text:p text:style-name="P1">----------------------------------------------------------</text:p>
      <text:p text:style-name="P1">USED SIZE:</text:p>
      <text:p text:style-name="P1">----------------------------------------------------------</text:p>
      <text:p text:style-name="P1">Bytes:</text:p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4"/>535,106,362,599 <text:s text:c="2"/>271,397,253,430 <text:s text:c="2"/>806,503,616,029</text:p>
      <text:p text:style-name="P1"><text:s text:c="3"/>Folders <text:s text:c="6"/>936,286,982 <text:s text:c="7"/>10,985,472 <text:s text:c="6"/>947,272,454</text:p>
      <text:p text:style-name="P1"><text:s text:c="3"/>------- ----------------- ----------------- -----------------</text:p>
      <text:p text:style-name="P1"><text:s text:c="3"/>All <text:s text:c="6"/>536,042,649,581 <text:s text:c="2"/>271,408,238,902 <text:s text:c="2"/>807,450,888,483</text:p>
      <text:p text:style-name="P1"/>
      <text:p text:style-name="P1">----------------------------------------------------------</text:p>
      <text:p text:style-name="P1">Gigabytes:</text:p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11"/>498.3566 <text:s text:c="9"/>252.7584 <text:s text:c="9"/>751.1150</text:p>
      <text:p text:style-name="P1"><text:s text:c="3"/>Folders <text:s text:c="11"/>0.8720 <text:s text:c="11"/>0.0102 <text:s text:c="11"/>0.8822</text:p>
      <text:p text:style-name="P1"><text:s text:c="3"/>------- ----------------- ----------------- -----------------</text:p>
      <text:p text:style-name="P1"><text:s text:c="3"/>All <text:s text:c="13"/>499.2286 <text:s text:c="9"/>252.7686 <text:s text:c="9"/>751.9972</text:p>
      <text:p text:style-name="P1"/>
      <text:p text:style-name="P1">----------------------------------------------------------</text:p>
      <text:p text:style-name="P1">Percentage:</text:p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12"/>66.2711% <text:s text:c="9"/>33.6116% <text:s text:c="9"/>99.8827%</text:p>
      <text:p text:style-name="P1"><text:s text:c="3"/>Folders <text:s text:c="11"/>0.1160% <text:s text:c="10"/>0.0014% <text:s text:c="10"/>0.1173%</text:p>
      <text:p text:style-name="P1"><text:s text:c="3"/>------- ----------------- ----------------- -----------------</text:p>
      <text:p text:style-name="P1"><text:s text:c="3"/>All <text:s text:c="14"/>66.3870% <text:s text:c="9"/>33.6130% <text:s text:c="8"/>100.0000%</text:p>
      <text:p text:style-name="P1"/>
      <text:p text:style-name="P1">----------------------------------------------------------</text:p>
      <text:p text:style-name="P1">Volume Detailed Statistics end.</text:p>
      <text:p text:style-name="P1">----------------------------------------------------------</text:p>
      <text:p text:style-name="P1"><text:soft-page-break/></text:p>
      <text:p text:style-name="P1">----------------------------------------------------------</text:p>
      <text:p text:style-name="P1">----------------------------------------------------------</text:p>
      <text:p text:style-name="P1">Zone Detailed Report: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1.000000 Boot Boot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0.359540 (0.150449%)</text:p>
      <text:p text:style-name="P1"><text:s text:c="18"/>Gap: 2.030246 (0.849551%)</text:p>
      <text:p text:style-name="P1"><text:s text:c="16"/>Total: 2.389786 (1.000000%)</text:p>
      <text:p text:style-name="P1"/>
      <text:p text:style-name="P1"><text:s text:c="8"/>Files/folders: <text:s text:c="12"/>1,811 (0.000046%) </text:p>
      <text:p text:style-name="P1"><text:s text:c="12"/>Fragments: <text:s text:c="16"/>2 (0.077160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0.000000 (0.000000%)</text:p>
      <text:p text:style-name="P1"><text:s text:c="12"/>Files End: 0.359540</text:p>
      <text:p text:style-name="P1"><text:s text:c="13"/>Zone End: 2.389786 (1.0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0.500000%</text:p>
      <text:p text:style-name="P1"><text:s text:c="7"/>Volume Rounding: 1.000000%</text:p>
      <text:p text:style-name="P1"><text:s text:c="12"/>Actual Gap: 0.849551% (2.030246)</text:p>
      <text:p text:style-name="P1"><text:s text:c="17"/></text:p>
      <text:p text:style-name="P1"><text:s text:c="15"/>The desired min gap size. (GapRequested): 0.218569 <text:s/>(Loc) 0.578109</text:p>
      <text:p text:style-name="P1"><text:s text:c="14"/>Must be half the zone size. (GapAdjusted): 0.218569 <text:s/>(---) 0.578109</text:p>
      <text:p text:style-name="P1"><text:s text:c="15"/>Align to the volume evenly. (GapRounded): 2.030246 <text:s/>(---) 2.389786</text:p>
      <text:p text:style-name="P1"><text:s text:c="10"/>The remaining space available. (GapAvailable): 62.825823 <text:s/>(---) 63.185363</text:p>
      <text:p text:style-name="P1"><text:s text:c="6"/>The lower of adjusted and available. (GapCurrent): 2.030246 <text:s/>(---) 2.389786</text:p>
      <text:p text:style-name="P1"><text:s text:c="4"/>(GapCurrent) after any code you inserted. (GapUsed): 2.030246 <text:s/>(---) 2.389786</text:p>
      <text:p text:style-name="P1"><text:soft-page-break/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895257188.973068 (0.091459%)</text:p>
      <text:p text:style-name="P1"><text:s text:c="19"/>Total Used: 8315889500.160000 (3.525108%)</text:p>
      <text:p text:style-name="P1"><text:s text:c="9"/>Volume Used by Zones: 8315889500.160000 (0.849551%)</text:p>
      <text:p text:style-name="P1"/>
      <text:p text:style-name="P1">Directory and Files Select:</text:p>
      <text:p text:style-name="P1">---------------------------</text:p>
      <text:p text:style-name="P1"># Script: ZoneDo ZoneTypeSelectOsBoot</text:p>
      <text:p text:style-name="P1"># Boot start.</text:p>
      <text:p text:style-name="P1">ImportListFromBootOptimize()</text:p>
      <text:p text:style-name="P1"># Boot end.</text:p>
      <text:p text:style-name="P1"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1.000000 Boot Boot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0.000000 (0.000000%)</text:p>
      <text:p text:style-name="P1"><text:s text:c="18"/>Gap: 2.030245 (0.849551%)</text:p>
      <text:p text:style-name="P1"><text:s text:c="16"/>Total: 2.030245 (1.000000%)</text:p>
      <text:p text:style-name="P1"/>
      <text:p text:style-name="P1"><text:s text:c="8"/>Files/folders: <text:s text:c="16"/>0 (0.000000%) </text:p>
      <text:p text:style-name="P1"><text:s text:c="12"/>Fragments: <text:s text:c="16"/>0 (0.000000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0.359541 (0.000000%)</text:p>
      <text:p text:style-name="P1"><text:s text:c="12"/>Files End: 0.359541</text:p>
      <text:p text:style-name="P1"><text:s text:c="13"/>Zone End: 2.389786 (1.0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0.500000%</text:p>
      <text:p text:style-name="P1"><text:s text:c="7"/>Volume Rounding: 1.000000%</text:p>
      <text:p text:style-name="P1"><text:s text:c="12"/>Actual Gap: 0.849551% (2.030245)</text:p>
      <text:p text:style-name="P1"><text:s text:c="17"/></text:p>
      <text:p text:style-name="P1"><text:s text:c="15"/>The desired min gap size. (GapRequested): 0.218569 <text:s/><text:soft-page-break/>(Loc) 0.578110</text:p>
      <text:p text:style-name="P1"><text:s text:c="14"/>Must be half the zone size. (GapAdjusted): 0.000000 <text:s/>(---) 0.359541</text:p>
      <text:p text:style-name="P1"><text:s text:c="15"/>Align to the volume evenly. (GapRounded): 2.030245 <text:s/>(---) 2.389786</text:p>
      <text:p text:style-name="P1"><text:s text:c="10"/>The remaining space available. (GapAvailable): 62.826686 <text:s/>(---) 63.186227</text:p>
      <text:p text:style-name="P1"><text:s text:c="6"/>The lower of adjusted and available. (GapCurrent): 2.030245 <text:s/>(---) 2.389786</text:p>
      <text:p text:style-name="P1"><text:s text:c="4"/>(GapCurrent) after any code you inserted. (GapUsed): 2.030245 <text:s/>(---) 2.389786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1790514377.946136 (0.182919%)</text:p>
      <text:p text:style-name="P1"><text:s text:c="19"/>Total Used: 16631774904.320000 (7.057247%)</text:p>
      <text:p text:style-name="P1"><text:s text:c="9"/>Volume Used by Zones: 8315885404.160000 (0.849551%)</text:p>
      <text:p text:style-name="P1"/>
      <text:p text:style-name="P1">Directory and Files Select:</text:p>
      <text:p text:style-name="P1">---------------------------</text:p>
      <text:p text:style-name="P1"># Script: ZoneDo ZoneTypeSelectOsBoot</text:p>
      <text:p text:style-name="P1"># Boot start.</text:p>
      <text:p text:style-name="P1">ImportListFromBootOptimize()</text:p>
      <text:p text:style-name="P1"># Boot end.</text:p>
      <text:p text:style-name="P1"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2.000000 BootData BootData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0.040054 (0.016760%)</text:p>
      <text:p text:style-name="P1"><text:s text:c="18"/>Gap: 2.349733 (0.983240%)</text:p>
      <text:p text:style-name="P1"><text:s text:c="16"/>Total: 2.389787 (2.000000%)</text:p>
      <text:p text:style-name="P1"/>
      <text:p text:style-name="P1"><text:s text:c="8"/>Files/folders: <text:s text:c="15"/>65 (0.002978%) </text:p>
      <text:p text:style-name="P1"><text:s text:c="12"/>Fragments: <text:s text:c="16"/>3 (0.115741%) </text:p>
      <text:p text:style-name="P1"/>
      <text:p text:style-name="P1"><text:s text:c="3"/>Location:</text:p>
      <text:p text:style-name="P1"><text:s text:c="3"/>------------------------</text:p>
      <text:p text:style-name="P1"><text:soft-page-break/><text:s text:c="11"/>Zone Start: 2.389786 (0.000000%)</text:p>
      <text:p text:style-name="P1"><text:s text:c="12"/>Files End: 2.429840</text:p>
      <text:p text:style-name="P1"><text:s text:c="13"/>Zone End: 4.779573 (2.0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0.500000%</text:p>
      <text:p text:style-name="P1"><text:s text:c="7"/>Volume Rounding: 1.000000%</text:p>
      <text:p text:style-name="P1"><text:s text:c="12"/>Actual Gap: 0.983240% (2.349733)</text:p>
      <text:p text:style-name="P1"><text:s text:c="17"/></text:p>
      <text:p text:style-name="P1"><text:s text:c="15"/>The desired min gap size. (GapRequested): 0.218569 <text:s/>(Loc) 2.648409</text:p>
      <text:p text:style-name="P1"><text:s text:c="14"/>Must be half the zone size. (GapAdjusted): 0.080108 <text:s/>(---) 2.509948</text:p>
      <text:p text:style-name="P1"><text:s text:c="15"/>Align to the volume evenly. (GapRounded): 2.349733 <text:s/>(---) 4.779573</text:p>
      <text:p text:style-name="P1"><text:s text:c="10"/>The remaining space available. (GapAvailable): 60.796440 <text:s/>(---) 63.226280</text:p>
      <text:p text:style-name="P1"><text:s text:c="6"/>The lower of adjusted and available. (GapCurrent): 2.349733 <text:s/>(---) 4.779573</text:p>
      <text:p text:style-name="P1"><text:s text:c="4"/>(GapCurrent) after any code you inserted. (GapUsed): 2.349733 <text:s/>(---) 4.779573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2685771566.919204 (0.274378%)</text:p>
      <text:p text:style-name="P1"><text:s text:c="19"/>Total Used: 26256280944.639999 (11.141155%)</text:p>
      <text:p text:style-name="P1"><text:s text:c="9"/>Volume Used by Zones: 9624506040.320000 (0.983240%)</text:p>
      <text:p text:style-name="P1"/>
      <text:p text:style-name="P1">Directory and Files Select:</text:p>
      <text:p text:style-name="P1">---------------------------</text:p>
      <text:p text:style-name="P1"/>
      <text:p text:style-name="P1"><text:s text:c="16"/># Boot - Data files.</text:p>
      <text:p text:style-name="P1"><text:s text:c="16"/>not(</text:p>
      <text:p text:style-name="P1"><text:s text:c="21"/># Os PageHiberDump start.</text:p>
      <text:p text:style-name="P1">(</text:p>
      <text:p text:style-name="P1"><text:s text:c="2"/>FileName("DataStore.edb")</text:p>
      <text:p text:style-name="P1"><text:s text:c="2"/>or FileName("DUMP*.*")</text:p>
      <text:p text:style-name="P1"><text:s text:c="2"/>or FileName("Hiberfil.sys")</text:p>
      <text:p text:style-name="P1"><text:s text:c="2"/>or FileName("MEMORY.DMP")</text:p>
      <text:p text:style-name="P1"><text:s text:c="2"/>or FileName("Pagefile.sys")</text:p>
      <text:p text:style-name="P1">)</text:p>
      <text:p text:style-name="P1"># Os PageHiberDump end.</text:p>
      <text:p text:style-name="P1"/>
      <text:p text:style-name="P1"><text:soft-page-break/><text:s text:c="16"/>)</text:p>
      <text:p text:style-name="P1"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2.000000 BootData BootData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0.000000 (0.000000%)</text:p>
      <text:p text:style-name="P1"><text:s text:c="18"/>Gap: 2.349733 (0.983240%)</text:p>
      <text:p text:style-name="P1"><text:s text:c="16"/>Total: 2.349733 (2.000000%)</text:p>
      <text:p text:style-name="P1"/>
      <text:p text:style-name="P1"><text:s text:c="8"/>Files/folders: <text:s text:c="16"/>0 (0.000000%) </text:p>
      <text:p text:style-name="P1"><text:s text:c="12"/>Fragments: <text:s text:c="16"/>0 (0.000000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2.429840 (0.000000%)</text:p>
      <text:p text:style-name="P1"><text:s text:c="12"/>Files End: 2.429840</text:p>
      <text:p text:style-name="P1"><text:s text:c="13"/>Zone End: 4.779573 (2.0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0.500000%</text:p>
      <text:p text:style-name="P1"><text:s text:c="7"/>Volume Rounding: 1.000000%</text:p>
      <text:p text:style-name="P1"><text:s text:c="12"/>Actual Gap: 0.983240% (2.349733)</text:p>
      <text:p text:style-name="P1"><text:s text:c="17"/></text:p>
      <text:p text:style-name="P1"><text:s text:c="15"/>The desired min gap size. (GapRequested): 0.218569 <text:s/>(Loc) 2.648409</text:p>
      <text:p text:style-name="P1"><text:s text:c="14"/>Must be half the zone size. (GapAdjusted): 0.000000 <text:s/>(---) 2.429840</text:p>
      <text:p text:style-name="P1"><text:s text:c="15"/>Align to the volume evenly. (GapRounded): 2.349733 <text:s/>(---) 4.779573</text:p>
      <text:p text:style-name="P1"><text:s text:c="10"/>The remaining space available. (GapAvailable): 60.796439 <text:s/>(---) 63.226279</text:p>
      <text:p text:style-name="P1"><text:s text:c="6"/>The lower of adjusted and available. (GapCurrent): 2.349733 <text:s/>(---) 4.779573</text:p>
      <text:p text:style-name="P1"><text:s text:c="4"/>(GapCurrent) after any code you inserted. (GapUsed): 2.349733 <text:s/>(---) 4.779573</text:p>
      <text:p text:style-name="P1"><text:s text:c="5"/></text:p>
      <text:p text:style-name="P1"><text:soft-page-break/><text:s text:c="3"/>Free Space after Zone:</text:p>
      <text:p text:style-name="P1"><text:s text:c="3"/>------------------------</text:p>
      <text:p text:style-name="P1"><text:s text:c="14"/>Total Requested: 3581028755.892272 (0.365838%)</text:p>
      <text:p text:style-name="P1"><text:s text:c="19"/>Total Used: 35880786984.959999 (15.225074%)</text:p>
      <text:p text:style-name="P1"><text:s text:c="9"/>Volume Used by Zones: 9624506040.320000 (0.983240%)</text:p>
      <text:p text:style-name="P1"/>
      <text:p text:style-name="P1">Directory and Files Select:</text:p>
      <text:p text:style-name="P1">---------------------------</text:p>
      <text:p text:style-name="P1"/>
      <text:p text:style-name="P1"><text:s text:c="16"/># Boot - Data files.</text:p>
      <text:p text:style-name="P1"><text:s text:c="16"/>not(</text:p>
      <text:p text:style-name="P1"><text:s text:c="21"/># Os PageHiberDump start.</text:p>
      <text:p text:style-name="P1">(</text:p>
      <text:p text:style-name="P1"><text:s text:c="2"/>FileName("DataStore.edb")</text:p>
      <text:p text:style-name="P1"><text:s text:c="2"/>or FileName("DUMP*.*")</text:p>
      <text:p text:style-name="P1"><text:s text:c="2"/>or FileName("Hiberfil.sys")</text:p>
      <text:p text:style-name="P1"><text:s text:c="2"/>or FileName("MEMORY.DMP")</text:p>
      <text:p text:style-name="P1"><text:s text:c="2"/>or FileName("Pagefile.sys")</text:p>
      <text:p text:style-name="P1">)</text:p>
      <text:p text:style-name="P1"># Os PageHiberDump end.</text:p>
      <text:p text:style-name="P1"/>
      <text:p text:style-name="P1"><text:s text:c="16"/>)</text:p>
      <text:p text:style-name="P1"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5.000000 Programs Programs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10.067913 (4.212892%)</text:p>
      <text:p text:style-name="P1"><text:s text:c="18"/>Gap: 4.270807 (1.787108%)</text:p>
      <text:p text:style-name="P1"><text:s text:c="16"/>Total: 14.338720 (8.000000%)</text:p>
      <text:p text:style-name="P1"/>
      <text:p text:style-name="P1"><text:s text:c="8"/>Files/folders: <text:s text:c="10"/>288,070 (0.013195%) </text:p>
      <text:p text:style-name="P1"><text:s text:c="12"/>Fragments: <text:s text:c="14"/>396 (15.289575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4.779572 (0.000000%)</text:p>
      <text:p text:style-name="P1"><text:s text:c="12"/>Files End: 14.847485</text:p>
      <text:p text:style-name="P1"><text:soft-page-break/><text:s text:c="13"/>Zone End: 19.118292 (8.0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1.000000%</text:p>
      <text:p text:style-name="P1"><text:s text:c="7"/>Volume Rounding: 2.000000%</text:p>
      <text:p text:style-name="P1"><text:s text:c="12"/>Actual Gap: 1.787108% (4.270807)</text:p>
      <text:p text:style-name="P1"><text:s text:c="17"/></text:p>
      <text:p text:style-name="P1"><text:s text:c="15"/>The desired min gap size. (GapRequested): 0.437137 <text:s/>(Loc) 15.284622</text:p>
      <text:p text:style-name="P1"><text:s text:c="14"/>Must be half the zone size. (GapAdjusted): 0.437137 <text:s/>(---) 15.284622</text:p>
      <text:p text:style-name="P1"><text:s text:c="15"/>Align to the volume evenly. (GapRounded): 4.270807 <text:s/>(---) 19.118292</text:p>
      <text:p text:style-name="P1"><text:s text:c="10"/>The remaining space available. (GapAvailable): 58.436520 <text:s/>(---) 73.284005</text:p>
      <text:p text:style-name="P1"><text:s text:c="6"/>The lower of adjusted and available. (GapCurrent): 4.270807 <text:s/>(---) 19.118292</text:p>
      <text:p text:style-name="P1"><text:s text:c="4"/>(GapCurrent) after any code you inserted. (GapUsed): 4.270807 <text:s/>(---) 19.118292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5371543133.838409 (0.548757%)</text:p>
      <text:p text:style-name="P1"><text:s text:c="19"/>Total Used: 53374011146.239998 (22.647931%)</text:p>
      <text:p text:style-name="P1"><text:s text:c="9"/>Volume Used by Zones: 17493224161.279999 (1.787108%)</text:p>
      <text:p text:style-name="P1"/>
      <text:p text:style-name="P1">Directory and Files Select:</text:p>
      <text:p text:style-name="P1">---------------------------</text:p>
      <text:p text:style-name="P1"># Script: ZoneDo ZoneTypeSelectOsPrograms</text:p>
      <text:p text:style-name="P1"># Programs start.</text:p>
      <text:p text:style-name="P1"># NotBlobsArchivesBu start.</text:p>
      <text:p text:style-name="P1">(not (</text:p>
      <text:p text:style-name="P1"># Blobs start.</text:p>
      <text:p text:style-name="P1">(</text:p>
      <text:p text:style-name="P1"># BlobsAndExceptions start.</text:p>
      <text:p text:style-name="P1">( not(</text:p>
      <text:p text:style-name="P1"><text:s text:c="2"/>FileName("*.bat")</text:p>
      <text:p text:style-name="P1"><text:s text:c="2"/>or FileName("*.css")</text:p>
      <text:p text:style-name="P1"><text:s text:c="2"/>or FileName("*.dll")</text:p>
      <text:p text:style-name="P1"><text:s text:c="2"/>or FileName("*.exe")</text:p>
      <text:p text:style-name="P1"><text:s text:c="2"/>or FileName("*.htm*")</text:p>
      <text:p text:style-name="P1"><text:s text:c="2"/>or FileName("*.jar")</text:p>
      <text:p text:style-name="P1"><text:s text:c="2"/>or FileName("*.js")</text:p>
      <text:p text:style-name="P1"><text:soft-page-break/><text:s text:c="2"/>or FileName("*.script")</text:p>
      <text:p text:style-name="P1"><text:s text:c="2"/>or FileName("*.wsf")</text:p>
      <text:p text:style-name="P1"><text:s text:c="2"/>or (</text:p>
      <text:p text:style-name="P1"># Databases start.</text:p>
      <text:p text:style-name="P1">(</text:p>
      <text:p text:style-name="P1"><text:s text:c="2"/>FileName("*.crypt*")</text:p>
      <text:p text:style-name="P1"><text:s text:c="2"/>or FileName("*.db*")</text:p>
      <text:p text:style-name="P1"><text:s text:c="2"/>or FileName("*.rdb*")</text:p>
      <text:p text:style-name="P1"><text:s text:c="2"/>or FileName("*.dc*")</text:p>
      <text:p text:style-name="P1"><text:s text:c="2"/>or FileName("*.dict*")</text:p>
      <text:p text:style-name="P1"><text:s text:c="2"/>or FileName("*.?db*")</text:p>
      <text:p text:style-name="P1"><text:s text:c="2"/>or FileName("*.?rdb*")</text:p>
      <text:p text:style-name="P1"><text:s text:c="2"/>or FileName("*.md*")</text:p>
      <text:p text:style-name="P1"><text:s text:c="2"/>or FileName("*.myd")</text:p>
      <text:p text:style-name="P1"><text:s text:c="2"/>or FileName("*.ndf")</text:p>
      <text:p text:style-name="P1"><text:s text:c="2"/>or FileName("*.ns?")</text:p>
      <text:p text:style-name="P1"><text:s text:c="2"/>or FileName("*.pab")</text:p>
      <text:p text:style-name="P1"><text:s text:c="2"/>or FileName("*.pst")</text:p>
      <text:p text:style-name="P1"><text:s text:c="2"/>or FileName("*.sd?*")</text:p>
      <text:p text:style-name="P1"><text:s text:c="2"/>or FileName("*.sq**")</text:p>
      <text:p text:style-name="P1"><text:s text:c="2"/>or FileName("*.tmd")</text:p>
      <text:p text:style-name="P1"><text:s text:c="2"/>or FileName("*.tps")</text:p>
      <text:p text:style-name="P1"><text:s text:c="2"/>or FileName("*.tr*")</text:p>
      <text:p text:style-name="P1">)</text:p>
      <text:p text:style-name="P1"># Databases end.</text:p>
      <text:p text:style-name="P1"/>
      <text:p text:style-name="P1"><text:s text:c="4"/># BlobsAndExceptions</text:p>
      <text:p text:style-name="P1"><text:s text:c="4"/>or </text:p>
      <text:p text:style-name="P1"># Data start.</text:p>
      <text:p text:style-name="P1">(</text:p>
      <text:p text:style-name="P1"><text:s text:c="2"/>DirectoryName("Data*")</text:p>
      <text:p text:style-name="P1"><text:s text:c="2"/>or DirectoryName("Device*")</text:p>
      <text:p text:style-name="P1"><text:s text:c="2"/>or DirectoryName("Export*")</text:p>
      <text:p text:style-name="P1"><text:s text:c="2"/>or DirectoryName("Import*")</text:p>
      <text:p text:style-name="P1"><text:s text:c="2"/>or DirectoryName("Log*")</text:p>
      <text:p text:style-name="P1"><text:s text:c="2"/>or DirectoryName("*Log")</text:p>
      <text:p text:style-name="P1"><text:s text:c="2"/>or DirectoryName("Maintenance*")</text:p>
      <text:p text:style-name="P1"><text:s text:c="2"/>or DirectoryName("Rec*")</text:p>
      <text:p text:style-name="P1"><text:s text:c="2"/>or DirectoryName("Sales*")</text:p>
      <text:p text:style-name="P1"><text:s text:c="2"/>or DirectoryName("Search*")</text:p>
      <text:p text:style-name="P1"><text:s text:c="2"/>or DirectoryName("User*")</text:p>
      <text:p text:style-name="P1">)</text:p>
      <text:p text:style-name="P1"># Data end.</text:p>
      <text:p text:style-name="P1"/>
      <text:p text:style-name="P1"><text:soft-page-break/><text:s text:c="4"/># BlobsAndExceptions</text:p>
      <text:p text:style-name="P1"><text:s text:c="2"/>)</text:p>
      <text:p text:style-name="P1">) )</text:p>
      <text:p text:style-name="P1"># BlobsAndExceptions end.</text:p>
      <text:p text:style-name="P1"/>
      <text:p text:style-name="P1"># Blobs</text:p>
      <text:p text:style-name="P1">) and (</text:p>
      <text:p text:style-name="P1"><text:s text:c="2"/>Size(BlobFileSize,0)</text:p>
      <text:p text:style-name="P1"><text:s text:c="2"/>or (</text:p>
      <text:p text:style-name="P1"><text:s text:c="4"/>FileName("*.arj")</text:p>
      <text:p text:style-name="P1"><text:s text:c="4"/>or FileName("*.bup")</text:p>
      <text:p text:style-name="P1"><text:s text:c="4"/>or FileName("*.bz2")</text:p>
      <text:p text:style-name="P1"><text:s text:c="4"/>or FileName("*.chm")</text:p>
      <text:p text:style-name="P1"><text:s text:c="4"/>or FileName("*.dvr-ms")</text:p>
      <text:p text:style-name="P1"><text:s text:c="4"/>or FileName("*.gz")</text:p>
      <text:p text:style-name="P1"><text:s text:c="4"/>or FileName("*.ifo")</text:p>
      <text:p text:style-name="P1"><text:s text:c="4"/>or FileName("*.lzh")</text:p>
      <text:p text:style-name="P1"><text:s text:c="4"/>or FileName("*.pdf")</text:p>
      <text:p text:style-name="P1"><text:s text:c="4"/>or FileName("*.rpm")</text:p>
      <text:p text:style-name="P1"><text:s text:c="4"/>or FileName("*.wmv")</text:p>
      <text:p text:style-name="P1"><text:s text:c="4"/>or FileName("*.vob")</text:p>
      <text:p text:style-name="P1"><text:s text:c="4"/>or FileName("*.z")</text:p>
      <text:p text:style-name="P1"><text:s text:c="2"/>) </text:p>
      <text:p text:style-name="P1">)</text:p>
      <text:p text:style-name="P1"># Blobs end.</text:p>
      <text:p text:style-name="P1"/>
      <text:p text:style-name="P1"># NotBlobsArchivesBu</text:p>
      <text:p text:style-name="P1">or </text:p>
      <text:p text:style-name="P1"># Archives start.</text:p>
      <text:p text:style-name="P1">(</text:p>
      <text:p text:style-name="P1"><text:s text:c="2"/>DirectoryName("*Archive*")</text:p>
      <text:p text:style-name="P1"><text:s text:c="2"/>or DirectoryName("*History*")</text:p>
      <text:p text:style-name="P1"><text:s text:c="2"/>or DirectoryName("*Old")</text:p>
      <text:p text:style-name="P1"><text:s text:c="2"/>or DirectoryName("* Old *")</text:p>
      <text:p text:style-name="P1"><text:s text:c="2"/>or DirectoryName("Old *")</text:p>
      <text:p text:style-name="P1"/>
      <text:p text:style-name="P1"><text:s text:c="2"/>or FileName("*.7z")</text:p>
      <text:p text:style-name="P1"><text:s text:c="2"/>or FileName("*.cab")</text:p>
      <text:p text:style-name="P1"><text:s text:c="2"/>or FileName("*.iso")</text:p>
      <text:p text:style-name="P1"><text:s text:c="2"/>or FileName("*.msi")</text:p>
      <text:p text:style-name="P1"><text:s text:c="2"/>or FileName("*.old")</text:p>
      <text:p text:style-name="P1"><text:s text:c="2"/>or FileName("*.rar")</text:p>
      <text:p text:style-name="P1"><text:s text:c="2"/>or FileName("*.tar")</text:p>
      <text:p text:style-name="P1"><text:s text:c="2"/>or FileName("*.zip")</text:p>
      <text:p text:style-name="P1"><text:soft-page-break/><text:s text:c="2"/>or</text:p>
      <text:p text:style-name="P1"># WinSysLow start.</text:p>
      <text:p text:style-name="P1">(</text:p>
      <text:p text:style-name="P1"><text:s text:c="2"/>DirectoryName("$*")</text:p>
      <text:p text:style-name="P1"><text:s text:c="2"/>or DirectoryName("0*")</text:p>
      <text:p text:style-name="P1"><text:s text:c="2"/>or DirectoryName("1*")</text:p>
      <text:p text:style-name="P1"><text:s text:c="2"/>or DirectoryName("2*")</text:p>
      <text:p text:style-name="P1"><text:s text:c="2"/>or DirectoryName("3*")</text:p>
      <text:p text:style-name="P1"><text:s text:c="2"/>or DirectoryName("4*")</text:p>
      <text:p text:style-name="P1"><text:s text:c="2"/>or DirectoryName("5*")</text:p>
      <text:p text:style-name="P1"><text:s text:c="2"/>or DirectoryName("6*")</text:p>
      <text:p text:style-name="P1"><text:s text:c="2"/>or DirectoryName("7*")</text:p>
      <text:p text:style-name="P1"><text:s text:c="2"/>or DirectoryName("8*")</text:p>
      <text:p text:style-name="P1"><text:s text:c="2"/>or DirectoryName("9*")</text:p>
      <text:p text:style-name="P1"/>
      <text:p text:style-name="P1"><text:s text:c="2"/>or DirectoryName("dllcache")</text:p>
      <text:p text:style-name="P1"><text:s text:c="2"/>or DirectoryName("Downloaded Installations")</text:p>
      <text:p text:style-name="P1"><text:s text:c="2"/>or DirectoryName("Ehome")</text:p>
      <text:p text:style-name="P1"><text:s text:c="2"/>or DirectoryName("Fonts")</text:p>
      <text:p text:style-name="P1"><text:s text:c="2"/>or DirectoryName("Help")</text:p>
      <text:p text:style-name="P1"><text:s text:c="2"/>or DirectoryName("I386")</text:p>
      <text:p text:style-name="P1"><text:s text:c="2"/>or DirectoryName("ie?updates")</text:p>
      <text:p text:style-name="P1"><text:s text:c="2"/>or DirectoryName("Installer")</text:p>
      <text:p text:style-name="P1"><text:s text:c="2"/>or DirectoryName("Installshield Installation Information")</text:p>
      <text:p text:style-name="P1"><text:s text:c="2"/>or DirectoryName("IME")</text:p>
      <text:p text:style-name="P1"><text:s text:c="2"/>or DirectoryName("*RECYCLE*")</text:p>
      <text:p text:style-name="P1"><text:s text:c="2"/>or DirectoryName("ServicePackFiles")</text:p>
      <text:p text:style-name="P1"><text:s text:c="2"/>or DirectoryName("SoftwareDistribution")</text:p>
      <text:p text:style-name="P1"><text:s text:c="2"/>or DirectoryName("Speech")</text:p>
      <text:p text:style-name="P1"><text:s text:c="2"/>or DirectoryName("Symbols")</text:p>
      <text:p text:style-name="P1"><text:s text:c="2"/>or DirectoryName("System Volume Information")</text:p>
      <text:p text:style-name="P1"><text:s text:c="2"/>or DirectoryName("windows.old")</text:p>
      <text:p text:style-name="P1">)</text:p>
      <text:p text:style-name="P1"># WinSysLow end.</text:p>
      <text:p text:style-name="P1"/>
      <text:p text:style-name="P1"><text:s text:c="2"/># Archives</text:p>
      <text:p text:style-name="P1">)</text:p>
      <text:p text:style-name="P1"># Archives end.</text:p>
      <text:p text:style-name="P1"/>
      <text:p text:style-name="P1"># NotBlobsArchivesBu</text:p>
      <text:p text:style-name="P1">or</text:p>
      <text:p text:style-name="P1"># Backups start.</text:p>
      <text:p text:style-name="P1">(</text:p>
      <text:p text:style-name="P1"><text:s text:c="2"/>DirectoryName("*Backup*")</text:p>
      <text:p text:style-name="P1"><text:soft-page-break/><text:s text:c="2"/>or DirectoryName("*Bu")</text:p>
      <text:p text:style-name="P1"><text:s text:c="2"/>or DirectoryName("* Bu *")</text:p>
      <text:p text:style-name="P1"><text:s text:c="2"/>or DirectoryName("Bu *")</text:p>
      <text:p text:style-name="P1"/>
      <text:p text:style-name="P1"><text:s text:c="2"/>or FileName("*.bak")</text:p>
      <text:p text:style-name="P1"><text:s text:c="2"/>or FileName("* - Copy*")</text:p>
      <text:p text:style-name="P1">)</text:p>
      <text:p text:style-name="P1"># Backups end.</text:p>
      <text:p text:style-name="P1"/>
      <text:p text:style-name="P1"># NotBlobsArchivesBu</text:p>
      <text:p text:style-name="P1">) )</text:p>
      <text:p text:style-name="P1"># NotBlobsArchivesBu end.</text:p>
      <text:p text:style-name="P1"/>
      <text:p text:style-name="P1"># Programs</text:p>
      <text:p text:style-name="P1">and (</text:p>
      <text:p text:style-name="P1"># SystemDir start.</text:p>
      <text:p text:style-name="P1">(</text:p>
      <text:p text:style-name="P1"><text:s text:c="2"/>DirectoryName("Boot*")</text:p>
      <text:p text:style-name="P1"><text:s text:c="2"/>or DirectoryName("Device*")</text:p>
      <text:p text:style-name="P1"><text:s text:c="2"/>or DirectoryName("DevSupport*")</text:p>
      <text:p text:style-name="P1"><text:s text:c="2"/>or DirectoryName("Program*")</text:p>
      <text:p text:style-name="P1"><text:s text:c="2"/>or DirectoryName("Security*")</text:p>
      <text:p text:style-name="P1"><text:s text:c="2"/>or DirectoryName("SendTo*")</text:p>
      <text:p text:style-name="P1"><text:s text:c="2"/>or DirectoryName("Sw*")</text:p>
      <text:p text:style-name="P1"><text:s text:c="2"/>or DirectoryName("System*")</text:p>
      <text:p text:style-name="P1"><text:s text:c="2"/>or DirectoryName("Toolbars")</text:p>
      <text:p text:style-name="P1"><text:s text:c="2"/>or DirectoryName("Windows*")</text:p>
      <text:p text:style-name="P1">)</text:p>
      <text:p text:style-name="P1"># SystemDir end.</text:p>
      <text:p text:style-name="P1"/>
      <text:p text:style-name="P1"># Programs</text:p>
      <text:p text:style-name="P1">)</text:p>
      <text:p text:style-name="P1"># Programs end.</text:p>
      <text:p text:style-name="P1"/>
      <text:p text:style-name="P1"><text:s text:c="16"/>and not(</text:p>
      <text:p text:style-name="P1"><text:s text:c="21"/># Script: ZoneDo ZoneTypeSelectOsDataDynamic</text:p>
      <text:p text:style-name="P1"># Os Data Dynamic start.</text:p>
      <text:p text:style-name="P1">(</text:p>
      <text:p text:style-name="P1"># Os Data Dynamic start.</text:p>
      <text:p text:style-name="P1">(</text:p>
      <text:p text:style-name="P1"><text:s text:c="2"/>FileName("*.dat*")</text:p>
      <text:p text:style-name="P1"><text:s text:c="2"/>or FileName("*.db*")</text:p>
      <text:p text:style-name="P1"><text:s text:c="2"/>or FileName("*.edb*")</text:p>
      <text:p text:style-name="P1"><text:s text:c="2"/>or FileName("*.log*")</text:p>
      <text:p text:style-name="P1"><text:soft-page-break/><text:s text:c="2"/>or FileName("DataStore.edb")</text:p>
      <text:p text:style-name="P1">)</text:p>
      <text:p text:style-name="P1"># Os Data Dynamic end.</text:p>
      <text:p text:style-name="P1"/>
      <text:p text:style-name="P1"><text:s text:c="2"/>or </text:p>
      <text:p text:style-name="P1"># Os PageHiberDump start.</text:p>
      <text:p text:style-name="P1">(</text:p>
      <text:p text:style-name="P1"><text:s text:c="2"/>FileName("DataStore.edb")</text:p>
      <text:p text:style-name="P1"><text:s text:c="2"/>or FileName("DUMP*.*")</text:p>
      <text:p text:style-name="P1"><text:s text:c="2"/>or FileName("Hiberfil.sys")</text:p>
      <text:p text:style-name="P1"><text:s text:c="2"/>or FileName("MEMORY.DMP")</text:p>
      <text:p text:style-name="P1"><text:s text:c="2"/>or FileName("Pagefile.sys")</text:p>
      <text:p text:style-name="P1">)</text:p>
      <text:p text:style-name="P1"># Os PageHiberDump end.</text:p>
      <text:p text:style-name="P1"/>
      <text:p text:style-name="P1"># Os Data Dynamic</text:p>
      <text:p text:style-name="P1">)</text:p>
      <text:p text:style-name="P1"># Os Data Dynamic end.</text:p>
      <text:p text:style-name="P1"/>
      <text:p text:style-name="P1"><text:s text:c="21"/>or </text:p>
      <text:p text:style-name="P1"><text:s text:c="21"/>DirectoryName("Windows*")</text:p>
      <text:p text:style-name="P1"><text:s text:c="16"/>)</text:p>
      <text:p text:style-name="P1"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5.000000 Programs Programs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0.000000 (0.000000%)</text:p>
      <text:p text:style-name="P1"><text:s text:c="18"/>Gap: 4.270807 (1.787108%)</text:p>
      <text:p text:style-name="P1"><text:s text:c="16"/>Total: 4.270807 (8.000000%)</text:p>
      <text:p text:style-name="P1"/>
      <text:p text:style-name="P1"><text:s text:c="8"/>Files/folders: <text:s text:c="16"/>0 (0.000000%) </text:p>
      <text:p text:style-name="P1"><text:s text:c="12"/>Fragments: <text:s text:c="16"/>0 (0.000000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14.847485 (0.000000%)</text:p>
      <text:p text:style-name="P1"><text:s text:c="12"/>Files End: 14.847485</text:p>
      <text:p text:style-name="P1"><text:soft-page-break/><text:s text:c="13"/>Zone End: 19.118292 (8.0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1.000000%</text:p>
      <text:p text:style-name="P1"><text:s text:c="7"/>Volume Rounding: 2.000000%</text:p>
      <text:p text:style-name="P1"><text:s text:c="12"/>Actual Gap: 1.787108% (4.270807)</text:p>
      <text:p text:style-name="P1"><text:s text:c="17"/></text:p>
      <text:p text:style-name="P1"><text:s text:c="15"/>The desired min gap size. (GapRequested): 0.437137 <text:s/>(Loc) 15.284622</text:p>
      <text:p text:style-name="P1"><text:s text:c="14"/>Must be half the zone size. (GapAdjusted): 0.000000 <text:s/>(---) 14.847485</text:p>
      <text:p text:style-name="P1"><text:s text:c="15"/>Align to the volume evenly. (GapRounded): 4.270807 <text:s/>(---) 19.118292</text:p>
      <text:p text:style-name="P1"><text:s text:c="10"/>The remaining space available. (GapAvailable): 58.411853 <text:s/>(---) 73.259338</text:p>
      <text:p text:style-name="P1"><text:s text:c="6"/>The lower of adjusted and available. (GapCurrent): 4.270807 <text:s/>(---) 19.118292</text:p>
      <text:p text:style-name="P1"><text:s text:c="4"/>(GapCurrent) after any code you inserted. (GapUsed): 4.270807 <text:s/>(---) 19.118292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7162057511.784546 (0.731676%)</text:p>
      <text:p text:style-name="P1"><text:s text:c="19"/>Total Used: 70867235307.519989 (30.070835%)</text:p>
      <text:p text:style-name="P1"><text:s text:c="9"/>Volume Used by Zones: 17493224161.279999 (1.787108%)</text:p>
      <text:p text:style-name="P1"/>
      <text:p text:style-name="P1">Directory and Files Select:</text:p>
      <text:p text:style-name="P1">---------------------------</text:p>
      <text:p text:style-name="P1"># Script: ZoneDo ZoneTypeSelectOsPrograms</text:p>
      <text:p text:style-name="P1"># Programs start.</text:p>
      <text:p text:style-name="P1"># NotBlobsArchivesBu start.</text:p>
      <text:p text:style-name="P1">(not (</text:p>
      <text:p text:style-name="P1"># Blobs start.</text:p>
      <text:p text:style-name="P1">(</text:p>
      <text:p text:style-name="P1"># BlobsAndExceptions start.</text:p>
      <text:p text:style-name="P1">( not(</text:p>
      <text:p text:style-name="P1"><text:s text:c="2"/>FileName("*.bat")</text:p>
      <text:p text:style-name="P1"><text:s text:c="2"/>or FileName("*.css")</text:p>
      <text:p text:style-name="P1"><text:s text:c="2"/>or FileName("*.dll")</text:p>
      <text:p text:style-name="P1"><text:s text:c="2"/>or FileName("*.exe")</text:p>
      <text:p text:style-name="P1"><text:s text:c="2"/>or FileName("*.htm*")</text:p>
      <text:p text:style-name="P1"><text:s text:c="2"/>or FileName("*.jar")</text:p>
      <text:p text:style-name="P1"><text:s text:c="2"/>or FileName("*.js")</text:p>
      <text:p text:style-name="P1"><text:soft-page-break/><text:s text:c="2"/>or FileName("*.script")</text:p>
      <text:p text:style-name="P1"><text:s text:c="2"/>or FileName("*.wsf")</text:p>
      <text:p text:style-name="P1"><text:s text:c="2"/>or (</text:p>
      <text:p text:style-name="P1"># Databases start.</text:p>
      <text:p text:style-name="P1">(</text:p>
      <text:p text:style-name="P1"><text:s text:c="2"/>FileName("*.crypt*")</text:p>
      <text:p text:style-name="P1"><text:s text:c="2"/>or FileName("*.db*")</text:p>
      <text:p text:style-name="P1"><text:s text:c="2"/>or FileName("*.rdb*")</text:p>
      <text:p text:style-name="P1"><text:s text:c="2"/>or FileName("*.dc*")</text:p>
      <text:p text:style-name="P1"><text:s text:c="2"/>or FileName("*.dict*")</text:p>
      <text:p text:style-name="P1"><text:s text:c="2"/>or FileName("*.?db*")</text:p>
      <text:p text:style-name="P1"><text:s text:c="2"/>or FileName("*.?rdb*")</text:p>
      <text:p text:style-name="P1"><text:s text:c="2"/>or FileName("*.md*")</text:p>
      <text:p text:style-name="P1"><text:s text:c="2"/>or FileName("*.myd")</text:p>
      <text:p text:style-name="P1"><text:s text:c="2"/>or FileName("*.ndf")</text:p>
      <text:p text:style-name="P1"><text:s text:c="2"/>or FileName("*.ns?")</text:p>
      <text:p text:style-name="P1"><text:s text:c="2"/>or FileName("*.pab")</text:p>
      <text:p text:style-name="P1"><text:s text:c="2"/>or FileName("*.pst")</text:p>
      <text:p text:style-name="P1"><text:s text:c="2"/>or FileName("*.sd?*")</text:p>
      <text:p text:style-name="P1"><text:s text:c="2"/>or FileName("*.sq**")</text:p>
      <text:p text:style-name="P1"><text:s text:c="2"/>or FileName("*.tmd")</text:p>
      <text:p text:style-name="P1"><text:s text:c="2"/>or FileName("*.tps")</text:p>
      <text:p text:style-name="P1"><text:s text:c="2"/>or FileName("*.tr*")</text:p>
      <text:p text:style-name="P1">)</text:p>
      <text:p text:style-name="P1"># Databases end.</text:p>
      <text:p text:style-name="P1"/>
      <text:p text:style-name="P1"><text:s text:c="4"/># BlobsAndExceptions</text:p>
      <text:p text:style-name="P1"><text:s text:c="4"/>or </text:p>
      <text:p text:style-name="P1"># Data start.</text:p>
      <text:p text:style-name="P1">(</text:p>
      <text:p text:style-name="P1"><text:s text:c="2"/>DirectoryName("Data*")</text:p>
      <text:p text:style-name="P1"><text:s text:c="2"/>or DirectoryName("Device*")</text:p>
      <text:p text:style-name="P1"><text:s text:c="2"/>or DirectoryName("Export*")</text:p>
      <text:p text:style-name="P1"><text:s text:c="2"/>or DirectoryName("Import*")</text:p>
      <text:p text:style-name="P1"><text:s text:c="2"/>or DirectoryName("Log*")</text:p>
      <text:p text:style-name="P1"><text:s text:c="2"/>or DirectoryName("*Log")</text:p>
      <text:p text:style-name="P1"><text:s text:c="2"/>or DirectoryName("Maintenance*")</text:p>
      <text:p text:style-name="P1"><text:s text:c="2"/>or DirectoryName("Rec*")</text:p>
      <text:p text:style-name="P1"><text:s text:c="2"/>or DirectoryName("Sales*")</text:p>
      <text:p text:style-name="P1"><text:s text:c="2"/>or DirectoryName("Search*")</text:p>
      <text:p text:style-name="P1"><text:s text:c="2"/>or DirectoryName("User*")</text:p>
      <text:p text:style-name="P1">)</text:p>
      <text:p text:style-name="P1"># Data end.</text:p>
      <text:p text:style-name="P1"/>
      <text:p text:style-name="P1"><text:soft-page-break/><text:s text:c="4"/># BlobsAndExceptions</text:p>
      <text:p text:style-name="P1"><text:s text:c="2"/>)</text:p>
      <text:p text:style-name="P1">) )</text:p>
      <text:p text:style-name="P1"># BlobsAndExceptions end.</text:p>
      <text:p text:style-name="P1"/>
      <text:p text:style-name="P1"># Blobs</text:p>
      <text:p text:style-name="P1">) and (</text:p>
      <text:p text:style-name="P1"><text:s text:c="2"/>Size(BlobFileSize,0)</text:p>
      <text:p text:style-name="P1"><text:s text:c="2"/>or (</text:p>
      <text:p text:style-name="P1"><text:s text:c="4"/>FileName("*.arj")</text:p>
      <text:p text:style-name="P1"><text:s text:c="4"/>or FileName("*.bup")</text:p>
      <text:p text:style-name="P1"><text:s text:c="4"/>or FileName("*.bz2")</text:p>
      <text:p text:style-name="P1"><text:s text:c="4"/>or FileName("*.chm")</text:p>
      <text:p text:style-name="P1"><text:s text:c="4"/>or FileName("*.dvr-ms")</text:p>
      <text:p text:style-name="P1"><text:s text:c="4"/>or FileName("*.gz")</text:p>
      <text:p text:style-name="P1"><text:s text:c="4"/>or FileName("*.ifo")</text:p>
      <text:p text:style-name="P1"><text:s text:c="4"/>or FileName("*.lzh")</text:p>
      <text:p text:style-name="P1"><text:s text:c="4"/>or FileName("*.pdf")</text:p>
      <text:p text:style-name="P1"><text:s text:c="4"/>or FileName("*.rpm")</text:p>
      <text:p text:style-name="P1"><text:s text:c="4"/>or FileName("*.wmv")</text:p>
      <text:p text:style-name="P1"><text:s text:c="4"/>or FileName("*.vob")</text:p>
      <text:p text:style-name="P1"><text:s text:c="4"/>or FileName("*.z")</text:p>
      <text:p text:style-name="P1"><text:s text:c="2"/>) </text:p>
      <text:p text:style-name="P1">)</text:p>
      <text:p text:style-name="P1"># Blobs end.</text:p>
      <text:p text:style-name="P1"/>
      <text:p text:style-name="P1"># NotBlobsArchivesBu</text:p>
      <text:p text:style-name="P1">or </text:p>
      <text:p text:style-name="P1"># Archives start.</text:p>
      <text:p text:style-name="P1">(</text:p>
      <text:p text:style-name="P1"><text:s text:c="2"/>DirectoryName("*Archive*")</text:p>
      <text:p text:style-name="P1"><text:s text:c="2"/>or DirectoryName("*History*")</text:p>
      <text:p text:style-name="P1"><text:s text:c="2"/>or DirectoryName("*Old")</text:p>
      <text:p text:style-name="P1"><text:s text:c="2"/>or DirectoryName("* Old *")</text:p>
      <text:p text:style-name="P1"><text:s text:c="2"/>or DirectoryName("Old *")</text:p>
      <text:p text:style-name="P1"/>
      <text:p text:style-name="P1"><text:s text:c="2"/>or FileName("*.7z")</text:p>
      <text:p text:style-name="P1"><text:s text:c="2"/>or FileName("*.cab")</text:p>
      <text:p text:style-name="P1"><text:s text:c="2"/>or FileName("*.iso")</text:p>
      <text:p text:style-name="P1"><text:s text:c="2"/>or FileName("*.msi")</text:p>
      <text:p text:style-name="P1"><text:s text:c="2"/>or FileName("*.old")</text:p>
      <text:p text:style-name="P1"><text:s text:c="2"/>or FileName("*.rar")</text:p>
      <text:p text:style-name="P1"><text:s text:c="2"/>or FileName("*.tar")</text:p>
      <text:p text:style-name="P1"><text:s text:c="2"/>or FileName("*.zip")</text:p>
      <text:p text:style-name="P1"><text:soft-page-break/><text:s text:c="2"/>or</text:p>
      <text:p text:style-name="P1"># WinSysLow start.</text:p>
      <text:p text:style-name="P1">(</text:p>
      <text:p text:style-name="P1"><text:s text:c="2"/>DirectoryName("$*")</text:p>
      <text:p text:style-name="P1"><text:s text:c="2"/>or DirectoryName("0*")</text:p>
      <text:p text:style-name="P1"><text:s text:c="2"/>or DirectoryName("1*")</text:p>
      <text:p text:style-name="P1"><text:s text:c="2"/>or DirectoryName("2*")</text:p>
      <text:p text:style-name="P1"><text:s text:c="2"/>or DirectoryName("3*")</text:p>
      <text:p text:style-name="P1"><text:s text:c="2"/>or DirectoryName("4*")</text:p>
      <text:p text:style-name="P1"><text:s text:c="2"/>or DirectoryName("5*")</text:p>
      <text:p text:style-name="P1"><text:s text:c="2"/>or DirectoryName("6*")</text:p>
      <text:p text:style-name="P1"><text:s text:c="2"/>or DirectoryName("7*")</text:p>
      <text:p text:style-name="P1"><text:s text:c="2"/>or DirectoryName("8*")</text:p>
      <text:p text:style-name="P1"><text:s text:c="2"/>or DirectoryName("9*")</text:p>
      <text:p text:style-name="P1"/>
      <text:p text:style-name="P1"><text:s text:c="2"/>or DirectoryName("dllcache")</text:p>
      <text:p text:style-name="P1"><text:s text:c="2"/>or DirectoryName("Downloaded Installations")</text:p>
      <text:p text:style-name="P1"><text:s text:c="2"/>or DirectoryName("Ehome")</text:p>
      <text:p text:style-name="P1"><text:s text:c="2"/>or DirectoryName("Fonts")</text:p>
      <text:p text:style-name="P1"><text:s text:c="2"/>or DirectoryName("Help")</text:p>
      <text:p text:style-name="P1"><text:s text:c="2"/>or DirectoryName("I386")</text:p>
      <text:p text:style-name="P1"><text:s text:c="2"/>or DirectoryName("ie?updates")</text:p>
      <text:p text:style-name="P1"><text:s text:c="2"/>or DirectoryName("Installer")</text:p>
      <text:p text:style-name="P1"><text:s text:c="2"/>or DirectoryName("Installshield Installation Information")</text:p>
      <text:p text:style-name="P1"><text:s text:c="2"/>or DirectoryName("IME")</text:p>
      <text:p text:style-name="P1"><text:s text:c="2"/>or DirectoryName("*RECYCLE*")</text:p>
      <text:p text:style-name="P1"><text:s text:c="2"/>or DirectoryName("ServicePackFiles")</text:p>
      <text:p text:style-name="P1"><text:s text:c="2"/>or DirectoryName("SoftwareDistribution")</text:p>
      <text:p text:style-name="P1"><text:s text:c="2"/>or DirectoryName("Speech")</text:p>
      <text:p text:style-name="P1"><text:s text:c="2"/>or DirectoryName("Symbols")</text:p>
      <text:p text:style-name="P1"><text:s text:c="2"/>or DirectoryName("System Volume Information")</text:p>
      <text:p text:style-name="P1"><text:s text:c="2"/>or DirectoryName("windows.old")</text:p>
      <text:p text:style-name="P1">)</text:p>
      <text:p text:style-name="P1"># WinSysLow end.</text:p>
      <text:p text:style-name="P1"/>
      <text:p text:style-name="P1"><text:s text:c="2"/># Archives</text:p>
      <text:p text:style-name="P1">)</text:p>
      <text:p text:style-name="P1"># Archives end.</text:p>
      <text:p text:style-name="P1"/>
      <text:p text:style-name="P1"># NotBlobsArchivesBu</text:p>
      <text:p text:style-name="P1">or</text:p>
      <text:p text:style-name="P1"># Backups start.</text:p>
      <text:p text:style-name="P1">(</text:p>
      <text:p text:style-name="P1"><text:s text:c="2"/>DirectoryName("*Backup*")</text:p>
      <text:p text:style-name="P1"><text:soft-page-break/><text:s text:c="2"/>or DirectoryName("*Bu")</text:p>
      <text:p text:style-name="P1"><text:s text:c="2"/>or DirectoryName("* Bu *")</text:p>
      <text:p text:style-name="P1"><text:s text:c="2"/>or DirectoryName("Bu *")</text:p>
      <text:p text:style-name="P1"/>
      <text:p text:style-name="P1"><text:s text:c="2"/>or FileName("*.bak")</text:p>
      <text:p text:style-name="P1"><text:s text:c="2"/>or FileName("* - Copy*")</text:p>
      <text:p text:style-name="P1">)</text:p>
      <text:p text:style-name="P1"># Backups end.</text:p>
      <text:p text:style-name="P1"/>
      <text:p text:style-name="P1"># NotBlobsArchivesBu</text:p>
      <text:p text:style-name="P1">) )</text:p>
      <text:p text:style-name="P1"># NotBlobsArchivesBu end.</text:p>
      <text:p text:style-name="P1"/>
      <text:p text:style-name="P1"># Programs</text:p>
      <text:p text:style-name="P1">and (</text:p>
      <text:p text:style-name="P1"># SystemDir start.</text:p>
      <text:p text:style-name="P1">(</text:p>
      <text:p text:style-name="P1"><text:s text:c="2"/>DirectoryName("Boot*")</text:p>
      <text:p text:style-name="P1"><text:s text:c="2"/>or DirectoryName("Device*")</text:p>
      <text:p text:style-name="P1"><text:s text:c="2"/>or DirectoryName("DevSupport*")</text:p>
      <text:p text:style-name="P1"><text:s text:c="2"/>or DirectoryName("Program*")</text:p>
      <text:p text:style-name="P1"><text:s text:c="2"/>or DirectoryName("Security*")</text:p>
      <text:p text:style-name="P1"><text:s text:c="2"/>or DirectoryName("SendTo*")</text:p>
      <text:p text:style-name="P1"><text:s text:c="2"/>or DirectoryName("Sw*")</text:p>
      <text:p text:style-name="P1"><text:s text:c="2"/>or DirectoryName("System*")</text:p>
      <text:p text:style-name="P1"><text:s text:c="2"/>or DirectoryName("Toolbars")</text:p>
      <text:p text:style-name="P1"><text:s text:c="2"/>or DirectoryName("Windows*")</text:p>
      <text:p text:style-name="P1">)</text:p>
      <text:p text:style-name="P1"># SystemDir end.</text:p>
      <text:p text:style-name="P1"/>
      <text:p text:style-name="P1"># Programs</text:p>
      <text:p text:style-name="P1">)</text:p>
      <text:p text:style-name="P1"># Programs end.</text:p>
      <text:p text:style-name="P1"/>
      <text:p text:style-name="P1"><text:s text:c="16"/>and not(</text:p>
      <text:p text:style-name="P1"><text:s text:c="21"/># Script: ZoneDo ZoneTypeSelectOsDataDynamic</text:p>
      <text:p text:style-name="P1"># Os Data Dynamic start.</text:p>
      <text:p text:style-name="P1">(</text:p>
      <text:p text:style-name="P1"># Os Data Dynamic start.</text:p>
      <text:p text:style-name="P1">(</text:p>
      <text:p text:style-name="P1"><text:s text:c="2"/>FileName("*.dat*")</text:p>
      <text:p text:style-name="P1"><text:s text:c="2"/>or FileName("*.db*")</text:p>
      <text:p text:style-name="P1"><text:s text:c="2"/>or FileName("*.edb*")</text:p>
      <text:p text:style-name="P1"><text:s text:c="2"/>or FileName("*.log*")</text:p>
      <text:p text:style-name="P1"><text:soft-page-break/><text:s text:c="2"/>or FileName("DataStore.edb")</text:p>
      <text:p text:style-name="P1">)</text:p>
      <text:p text:style-name="P1"># Os Data Dynamic end.</text:p>
      <text:p text:style-name="P1"/>
      <text:p text:style-name="P1"><text:s text:c="2"/>or </text:p>
      <text:p text:style-name="P1"># Os PageHiberDump start.</text:p>
      <text:p text:style-name="P1">(</text:p>
      <text:p text:style-name="P1"><text:s text:c="2"/>FileName("DataStore.edb")</text:p>
      <text:p text:style-name="P1"><text:s text:c="2"/>or FileName("DUMP*.*")</text:p>
      <text:p text:style-name="P1"><text:s text:c="2"/>or FileName("Hiberfil.sys")</text:p>
      <text:p text:style-name="P1"><text:s text:c="2"/>or FileName("MEMORY.DMP")</text:p>
      <text:p text:style-name="P1"><text:s text:c="2"/>or FileName("Pagefile.sys")</text:p>
      <text:p text:style-name="P1">)</text:p>
      <text:p text:style-name="P1"># Os PageHiberDump end.</text:p>
      <text:p text:style-name="P1"/>
      <text:p text:style-name="P1"># Os Data Dynamic</text:p>
      <text:p text:style-name="P1">)</text:p>
      <text:p text:style-name="P1"># Os Data Dynamic end.</text:p>
      <text:p text:style-name="P1"/>
      <text:p text:style-name="P1"><text:s text:c="21"/>or </text:p>
      <text:p text:style-name="P1"><text:s text:c="21"/>DirectoryName("Windows*")</text:p>
      <text:p text:style-name="P1"><text:s text:c="16"/>)</text:p>
      <text:p text:style-name="P1"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6.000000 ProgramsWindows !ZoneLabelProgramsWidows!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5.189965 (2.171728%)</text:p>
      <text:p text:style-name="P1"><text:s text:c="18"/>Gap: 4.369182 (1.828273%)</text:p>
      <text:p text:style-name="P1"><text:s text:c="16"/>Total: 9.559147 (12.000000%)</text:p>
      <text:p text:style-name="P1"/>
      <text:p text:style-name="P1"><text:s text:c="8"/>Files/folders: <text:s text:c="10"/>367,034 (0.016814%) </text:p>
      <text:p text:style-name="P1"><text:s text:c="12"/>Fragments: <text:s text:c="14"/>612 (26.131512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19.118291 (0.000000%)</text:p>
      <text:p text:style-name="P1"><text:soft-page-break/><text:s text:c="12"/>Files End: 24.308256</text:p>
      <text:p text:style-name="P1"><text:s text:c="13"/>Zone End: 28.677438 (12.0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1.000000%</text:p>
      <text:p text:style-name="P1"><text:s text:c="7"/>Volume Rounding: 2.000000%</text:p>
      <text:p text:style-name="P1"><text:s text:c="12"/>Actual Gap: 1.828273% (4.369182)</text:p>
      <text:p text:style-name="P1"><text:s text:c="17"/></text:p>
      <text:p text:style-name="P1"><text:s text:c="15"/>The desired min gap size. (GapRequested): 0.437137 <text:s/>(Loc) 24.745393</text:p>
      <text:p text:style-name="P1"><text:s text:c="14"/>Must be half the zone size. (GapAdjusted): 0.437137 <text:s/>(---) 24.745393</text:p>
      <text:p text:style-name="P1"><text:s text:c="15"/>Align to the volume evenly. (GapRounded): 4.369182 <text:s/>(---) 28.677438</text:p>
      <text:p text:style-name="P1"><text:s text:c="10"/>The remaining space available. (GapAvailable): 54.158292 <text:s/>(---) 78.466548</text:p>
      <text:p text:style-name="P1"><text:s text:c="6"/>The lower of adjusted and available. (GapCurrent): 4.369182 <text:s/>(---) 28.677438</text:p>
      <text:p text:style-name="P1"><text:s text:c="4"/>(GapCurrent) after any code you inserted. (GapUsed): 4.369182 <text:s/>(---) 28.677438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8952571889.730682 (0.914595%)</text:p>
      <text:p text:style-name="P1"><text:s text:c="19"/>Total Used: 88763402813.440002 (37.664844%)</text:p>
      <text:p text:style-name="P1"><text:s text:c="9"/>Volume Used by Zones: 17896167505.920013 (1.828273%)</text:p>
      <text:p text:style-name="P1"/>
      <text:p text:style-name="P1">Directory and Files Select:</text:p>
      <text:p text:style-name="P1">---------------------------</text:p>
      <text:p text:style-name="P1"/>
      <text:p text:style-name="P1"><text:s text:c="16"/># Programs - Windows folder.</text:p>
      <text:p text:style-name="P1"><text:tab/><text:tab/><text:tab/><text:tab/># Script: ZoneDo ZoneTypeSelectOsPrograms</text:p>
      <text:p text:style-name="P1"># Programs start.</text:p>
      <text:p text:style-name="P1"># NotBlobsArchivesBu start.</text:p>
      <text:p text:style-name="P1">(not (</text:p>
      <text:p text:style-name="P1"># Blobs start.</text:p>
      <text:p text:style-name="P1">(</text:p>
      <text:p text:style-name="P1"># BlobsAndExceptions start.</text:p>
      <text:p text:style-name="P1">( not(</text:p>
      <text:p text:style-name="P1"><text:s text:c="2"/>FileName("*.bat")</text:p>
      <text:p text:style-name="P1"><text:s text:c="2"/>or FileName("*.css")</text:p>
      <text:p text:style-name="P1"><text:s text:c="2"/>or FileName("*.dll")</text:p>
      <text:p text:style-name="P1"><text:s text:c="2"/>or FileName("*.exe")</text:p>
      <text:p text:style-name="P1"><text:soft-page-break/><text:s text:c="2"/>or FileName("*.htm*")</text:p>
      <text:p text:style-name="P1"><text:s text:c="2"/>or FileName("*.jar")</text:p>
      <text:p text:style-name="P1"><text:s text:c="2"/>or FileName("*.js")</text:p>
      <text:p text:style-name="P1"><text:s text:c="2"/>or FileName("*.script")</text:p>
      <text:p text:style-name="P1"><text:s text:c="2"/>or FileName("*.wsf")</text:p>
      <text:p text:style-name="P1"><text:s text:c="2"/>or (</text:p>
      <text:p text:style-name="P1"># Databases start.</text:p>
      <text:p text:style-name="P1">(</text:p>
      <text:p text:style-name="P1"><text:s text:c="2"/>FileName("*.crypt*")</text:p>
      <text:p text:style-name="P1"><text:s text:c="2"/>or FileName("*.db*")</text:p>
      <text:p text:style-name="P1"><text:s text:c="2"/>or FileName("*.rdb*")</text:p>
      <text:p text:style-name="P1"><text:s text:c="2"/>or FileName("*.dc*")</text:p>
      <text:p text:style-name="P1"><text:s text:c="2"/>or FileName("*.dict*")</text:p>
      <text:p text:style-name="P1"><text:s text:c="2"/>or FileName("*.?db*")</text:p>
      <text:p text:style-name="P1"><text:s text:c="2"/>or FileName("*.?rdb*")</text:p>
      <text:p text:style-name="P1"><text:s text:c="2"/>or FileName("*.md*")</text:p>
      <text:p text:style-name="P1"><text:s text:c="2"/>or FileName("*.myd")</text:p>
      <text:p text:style-name="P1"><text:s text:c="2"/>or FileName("*.ndf")</text:p>
      <text:p text:style-name="P1"><text:s text:c="2"/>or FileName("*.ns?")</text:p>
      <text:p text:style-name="P1"><text:s text:c="2"/>or FileName("*.pab")</text:p>
      <text:p text:style-name="P1"><text:s text:c="2"/>or FileName("*.pst")</text:p>
      <text:p text:style-name="P1"><text:s text:c="2"/>or FileName("*.sd?*")</text:p>
      <text:p text:style-name="P1"><text:s text:c="2"/>or FileName("*.sq**")</text:p>
      <text:p text:style-name="P1"><text:s text:c="2"/>or FileName("*.tmd")</text:p>
      <text:p text:style-name="P1"><text:s text:c="2"/>or FileName("*.tps")</text:p>
      <text:p text:style-name="P1"><text:s text:c="2"/>or FileName("*.tr*")</text:p>
      <text:p text:style-name="P1">)</text:p>
      <text:p text:style-name="P1"># Databases end.</text:p>
      <text:p text:style-name="P1"/>
      <text:p text:style-name="P1"><text:s text:c="4"/># BlobsAndExceptions</text:p>
      <text:p text:style-name="P1"><text:s text:c="4"/>or </text:p>
      <text:p text:style-name="P1"># Data start.</text:p>
      <text:p text:style-name="P1">(</text:p>
      <text:p text:style-name="P1"><text:s text:c="2"/>DirectoryName("Data*")</text:p>
      <text:p text:style-name="P1"><text:s text:c="2"/>or DirectoryName("Device*")</text:p>
      <text:p text:style-name="P1"><text:s text:c="2"/>or DirectoryName("Export*")</text:p>
      <text:p text:style-name="P1"><text:s text:c="2"/>or DirectoryName("Import*")</text:p>
      <text:p text:style-name="P1"><text:s text:c="2"/>or DirectoryName("Log*")</text:p>
      <text:p text:style-name="P1"><text:s text:c="2"/>or DirectoryName("*Log")</text:p>
      <text:p text:style-name="P1"><text:s text:c="2"/>or DirectoryName("Maintenance*")</text:p>
      <text:p text:style-name="P1"><text:s text:c="2"/>or DirectoryName("Rec*")</text:p>
      <text:p text:style-name="P1"><text:s text:c="2"/>or DirectoryName("Sales*")</text:p>
      <text:p text:style-name="P1"><text:s text:c="2"/>or DirectoryName("Search*")</text:p>
      <text:p text:style-name="P1"><text:s text:c="2"/>or DirectoryName("User*")</text:p>
      <text:p text:style-name="P1"><text:soft-page-break/>)</text:p>
      <text:p text:style-name="P1"># Data end.</text:p>
      <text:p text:style-name="P1"/>
      <text:p text:style-name="P1"><text:s text:c="4"/># BlobsAndExceptions</text:p>
      <text:p text:style-name="P1"><text:s text:c="2"/>)</text:p>
      <text:p text:style-name="P1">) )</text:p>
      <text:p text:style-name="P1"># BlobsAndExceptions end.</text:p>
      <text:p text:style-name="P1"/>
      <text:p text:style-name="P1"># Blobs</text:p>
      <text:p text:style-name="P1">) and (</text:p>
      <text:p text:style-name="P1"><text:s text:c="2"/>Size(BlobFileSize,0)</text:p>
      <text:p text:style-name="P1"><text:s text:c="2"/>or (</text:p>
      <text:p text:style-name="P1"><text:s text:c="4"/>FileName("*.arj")</text:p>
      <text:p text:style-name="P1"><text:s text:c="4"/>or FileName("*.bup")</text:p>
      <text:p text:style-name="P1"><text:s text:c="4"/>or FileName("*.bz2")</text:p>
      <text:p text:style-name="P1"><text:s text:c="4"/>or FileName("*.chm")</text:p>
      <text:p text:style-name="P1"><text:s text:c="4"/>or FileName("*.dvr-ms")</text:p>
      <text:p text:style-name="P1"><text:s text:c="4"/>or FileName("*.gz")</text:p>
      <text:p text:style-name="P1"><text:s text:c="4"/>or FileName("*.ifo")</text:p>
      <text:p text:style-name="P1"><text:s text:c="4"/>or FileName("*.lzh")</text:p>
      <text:p text:style-name="P1"><text:s text:c="4"/>or FileName("*.pdf")</text:p>
      <text:p text:style-name="P1"><text:s text:c="4"/>or FileName("*.rpm")</text:p>
      <text:p text:style-name="P1"><text:s text:c="4"/>or FileName("*.wmv")</text:p>
      <text:p text:style-name="P1"><text:s text:c="4"/>or FileName("*.vob")</text:p>
      <text:p text:style-name="P1"><text:s text:c="4"/>or FileName("*.z")</text:p>
      <text:p text:style-name="P1"><text:s text:c="2"/>) </text:p>
      <text:p text:style-name="P1">)</text:p>
      <text:p text:style-name="P1"># Blobs end.</text:p>
      <text:p text:style-name="P1"/>
      <text:p text:style-name="P1"># NotBlobsArchivesBu</text:p>
      <text:p text:style-name="P1">or </text:p>
      <text:p text:style-name="P1"># Archives start.</text:p>
      <text:p text:style-name="P1">(</text:p>
      <text:p text:style-name="P1"><text:s text:c="2"/>DirectoryName("*Archive*")</text:p>
      <text:p text:style-name="P1"><text:s text:c="2"/>or DirectoryName("*History*")</text:p>
      <text:p text:style-name="P1"><text:s text:c="2"/>or DirectoryName("*Old")</text:p>
      <text:p text:style-name="P1"><text:s text:c="2"/>or DirectoryName("* Old *")</text:p>
      <text:p text:style-name="P1"><text:s text:c="2"/>or DirectoryName("Old *")</text:p>
      <text:p text:style-name="P1"/>
      <text:p text:style-name="P1"><text:s text:c="2"/>or FileName("*.7z")</text:p>
      <text:p text:style-name="P1"><text:s text:c="2"/>or FileName("*.cab")</text:p>
      <text:p text:style-name="P1"><text:s text:c="2"/>or FileName("*.iso")</text:p>
      <text:p text:style-name="P1"><text:s text:c="2"/>or FileName("*.msi")</text:p>
      <text:p text:style-name="P1"><text:s text:c="2"/>or FileName("*.old")</text:p>
      <text:p text:style-name="P1"><text:soft-page-break/><text:s text:c="2"/>or FileName("*.rar")</text:p>
      <text:p text:style-name="P1"><text:s text:c="2"/>or FileName("*.tar")</text:p>
      <text:p text:style-name="P1"><text:s text:c="2"/>or FileName("*.zip")</text:p>
      <text:p text:style-name="P1"><text:s text:c="2"/>or</text:p>
      <text:p text:style-name="P1"># WinSysLow start.</text:p>
      <text:p text:style-name="P1">(</text:p>
      <text:p text:style-name="P1"><text:s text:c="2"/>DirectoryName("$*")</text:p>
      <text:p text:style-name="P1"><text:s text:c="2"/>or DirectoryName("0*")</text:p>
      <text:p text:style-name="P1"><text:s text:c="2"/>or DirectoryName("1*")</text:p>
      <text:p text:style-name="P1"><text:s text:c="2"/>or DirectoryName("2*")</text:p>
      <text:p text:style-name="P1"><text:s text:c="2"/>or DirectoryName("3*")</text:p>
      <text:p text:style-name="P1"><text:s text:c="2"/>or DirectoryName("4*")</text:p>
      <text:p text:style-name="P1"><text:s text:c="2"/>or DirectoryName("5*")</text:p>
      <text:p text:style-name="P1"><text:s text:c="2"/>or DirectoryName("6*")</text:p>
      <text:p text:style-name="P1"><text:s text:c="2"/>or DirectoryName("7*")</text:p>
      <text:p text:style-name="P1"><text:s text:c="2"/>or DirectoryName("8*")</text:p>
      <text:p text:style-name="P1"><text:s text:c="2"/>or DirectoryName("9*")</text:p>
      <text:p text:style-name="P1"/>
      <text:p text:style-name="P1"><text:s text:c="2"/>or DirectoryName("dllcache")</text:p>
      <text:p text:style-name="P1"><text:s text:c="2"/>or DirectoryName("Downloaded Installations")</text:p>
      <text:p text:style-name="P1"><text:s text:c="2"/>or DirectoryName("Ehome")</text:p>
      <text:p text:style-name="P1"><text:s text:c="2"/>or DirectoryName("Fonts")</text:p>
      <text:p text:style-name="P1"><text:s text:c="2"/>or DirectoryName("Help")</text:p>
      <text:p text:style-name="P1"><text:s text:c="2"/>or DirectoryName("I386")</text:p>
      <text:p text:style-name="P1"><text:s text:c="2"/>or DirectoryName("ie?updates")</text:p>
      <text:p text:style-name="P1"><text:s text:c="2"/>or DirectoryName("Installer")</text:p>
      <text:p text:style-name="P1"><text:s text:c="2"/>or DirectoryName("Installshield Installation Information")</text:p>
      <text:p text:style-name="P1"><text:s text:c="2"/>or DirectoryName("IME")</text:p>
      <text:p text:style-name="P1"><text:s text:c="2"/>or DirectoryName("*RECYCLE*")</text:p>
      <text:p text:style-name="P1"><text:s text:c="2"/>or DirectoryName("ServicePackFiles")</text:p>
      <text:p text:style-name="P1"><text:s text:c="2"/>or DirectoryName("SoftwareDistribution")</text:p>
      <text:p text:style-name="P1"><text:s text:c="2"/>or DirectoryName("Speech")</text:p>
      <text:p text:style-name="P1"><text:s text:c="2"/>or DirectoryName("Symbols")</text:p>
      <text:p text:style-name="P1"><text:s text:c="2"/>or DirectoryName("System Volume Information")</text:p>
      <text:p text:style-name="P1"><text:s text:c="2"/>or DirectoryName("windows.old")</text:p>
      <text:p text:style-name="P1">)</text:p>
      <text:p text:style-name="P1"># WinSysLow end.</text:p>
      <text:p text:style-name="P1"/>
      <text:p text:style-name="P1"><text:s text:c="2"/># Archives</text:p>
      <text:p text:style-name="P1">)</text:p>
      <text:p text:style-name="P1"># Archives end.</text:p>
      <text:p text:style-name="P1"/>
      <text:p text:style-name="P1"># NotBlobsArchivesBu</text:p>
      <text:p text:style-name="P1">or</text:p>
      <text:p text:style-name="P1"><text:soft-page-break/># Backups start.</text:p>
      <text:p text:style-name="P1">(</text:p>
      <text:p text:style-name="P1"><text:s text:c="2"/>DirectoryName("*Backup*")</text:p>
      <text:p text:style-name="P1"><text:s text:c="2"/>or DirectoryName("*Bu")</text:p>
      <text:p text:style-name="P1"><text:s text:c="2"/>or DirectoryName("* Bu *")</text:p>
      <text:p text:style-name="P1"><text:s text:c="2"/>or DirectoryName("Bu *")</text:p>
      <text:p text:style-name="P1"/>
      <text:p text:style-name="P1"><text:s text:c="2"/>or FileName("*.bak")</text:p>
      <text:p text:style-name="P1"><text:s text:c="2"/>or FileName("* - Copy*")</text:p>
      <text:p text:style-name="P1">)</text:p>
      <text:p text:style-name="P1"># Backups end.</text:p>
      <text:p text:style-name="P1"/>
      <text:p text:style-name="P1"># NotBlobsArchivesBu</text:p>
      <text:p text:style-name="P1">) )</text:p>
      <text:p text:style-name="P1"># NotBlobsArchivesBu end.</text:p>
      <text:p text:style-name="P1"/>
      <text:p text:style-name="P1"># Programs</text:p>
      <text:p text:style-name="P1">and (</text:p>
      <text:p text:style-name="P1"># SystemDir start.</text:p>
      <text:p text:style-name="P1">(</text:p>
      <text:p text:style-name="P1"><text:s text:c="2"/>DirectoryName("Boot*")</text:p>
      <text:p text:style-name="P1"><text:s text:c="2"/>or DirectoryName("Device*")</text:p>
      <text:p text:style-name="P1"><text:s text:c="2"/>or DirectoryName("DevSupport*")</text:p>
      <text:p text:style-name="P1"><text:s text:c="2"/>or DirectoryName("Program*")</text:p>
      <text:p text:style-name="P1"><text:s text:c="2"/>or DirectoryName("Security*")</text:p>
      <text:p text:style-name="P1"><text:s text:c="2"/>or DirectoryName("SendTo*")</text:p>
      <text:p text:style-name="P1"><text:s text:c="2"/>or DirectoryName("Sw*")</text:p>
      <text:p text:style-name="P1"><text:s text:c="2"/>or DirectoryName("System*")</text:p>
      <text:p text:style-name="P1"><text:s text:c="2"/>or DirectoryName("Toolbars")</text:p>
      <text:p text:style-name="P1"><text:s text:c="2"/>or DirectoryName("Windows*")</text:p>
      <text:p text:style-name="P1">)</text:p>
      <text:p text:style-name="P1"># SystemDir end.</text:p>
      <text:p text:style-name="P1"/>
      <text:p text:style-name="P1"># Programs</text:p>
      <text:p text:style-name="P1">)</text:p>
      <text:p text:style-name="P1"># Programs end.</text:p>
      <text:p text:style-name="P1"/>
      <text:p text:style-name="P1"><text:s text:c="16"/>and not(</text:p>
      <text:p text:style-name="P1"><text:s text:c="16"/># Script: ZoneDo ZoneTypeSelectOsDataDynamic</text:p>
      <text:p text:style-name="P1"># Os Data Dynamic start.</text:p>
      <text:p text:style-name="P1">(</text:p>
      <text:p text:style-name="P1"># Os Data Dynamic start.</text:p>
      <text:p text:style-name="P1">(</text:p>
      <text:p text:style-name="P1"><text:s text:c="2"/>FileName("*.dat*")</text:p>
      <text:p text:style-name="P1"><text:soft-page-break/><text:s text:c="2"/>or FileName("*.db*")</text:p>
      <text:p text:style-name="P1"><text:s text:c="2"/>or FileName("*.edb*")</text:p>
      <text:p text:style-name="P1"><text:s text:c="2"/>or FileName("*.log*")</text:p>
      <text:p text:style-name="P1"><text:s text:c="2"/>or FileName("DataStore.edb")</text:p>
      <text:p text:style-name="P1">)</text:p>
      <text:p text:style-name="P1"># Os Data Dynamic end.</text:p>
      <text:p text:style-name="P1"/>
      <text:p text:style-name="P1"><text:s text:c="2"/>or </text:p>
      <text:p text:style-name="P1"># Os PageHiberDump start.</text:p>
      <text:p text:style-name="P1">(</text:p>
      <text:p text:style-name="P1"><text:s text:c="2"/>FileName("DataStore.edb")</text:p>
      <text:p text:style-name="P1"><text:s text:c="2"/>or FileName("DUMP*.*")</text:p>
      <text:p text:style-name="P1"><text:s text:c="2"/>or FileName("Hiberfil.sys")</text:p>
      <text:p text:style-name="P1"><text:s text:c="2"/>or FileName("MEMORY.DMP")</text:p>
      <text:p text:style-name="P1"><text:s text:c="2"/>or FileName("Pagefile.sys")</text:p>
      <text:p text:style-name="P1">)</text:p>
      <text:p text:style-name="P1"># Os PageHiberDump end.</text:p>
      <text:p text:style-name="P1"/>
      <text:p text:style-name="P1"># Os Data Dynamic</text:p>
      <text:p text:style-name="P1">)</text:p>
      <text:p text:style-name="P1"># Os Data Dynamic end.</text:p>
      <text:p text:style-name="P1"/>
      <text:p text:style-name="P1"><text:s text:c="16"/>)</text:p>
      <text:p text:style-name="P1"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6.000000 ProgramsWindows !ZoneLabelProgramsWidows!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0.000000 (0.000000%)</text:p>
      <text:p text:style-name="P1"><text:s text:c="18"/>Gap: 4.368918 (1.828162%)</text:p>
      <text:p text:style-name="P1"><text:s text:c="16"/>Total: 4.368918 (12.000000%)</text:p>
      <text:p text:style-name="P1"/>
      <text:p text:style-name="P1"><text:s text:c="8"/>Files/folders: <text:s text:c="16"/>0 (0.000000%) </text:p>
      <text:p text:style-name="P1"><text:s text:c="12"/>Fragments: <text:s text:c="16"/>0 (0.000000%) </text:p>
      <text:p text:style-name="P1"/>
      <text:p text:style-name="P1"><text:s text:c="3"/>Location:</text:p>
      <text:p text:style-name="P1"><text:s text:c="3"/>------------------------</text:p>
      <text:p text:style-name="P1"><text:soft-page-break/><text:s text:c="11"/>Zone Start: 24.308520 (0.000000%)</text:p>
      <text:p text:style-name="P1"><text:s text:c="12"/>Files End: 24.308520</text:p>
      <text:p text:style-name="P1"><text:s text:c="13"/>Zone End: 28.677438 (12.0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1.000000%</text:p>
      <text:p text:style-name="P1"><text:s text:c="7"/>Volume Rounding: 2.000000%</text:p>
      <text:p text:style-name="P1"><text:s text:c="12"/>Actual Gap: 1.828162% (4.368918)</text:p>
      <text:p text:style-name="P1"><text:s text:c="17"/></text:p>
      <text:p text:style-name="P1"><text:s text:c="15"/>The desired min gap size. (GapRequested): 0.437137 <text:s/>(Loc) 24.745657</text:p>
      <text:p text:style-name="P1"><text:s text:c="14"/>Must be half the zone size. (GapAdjusted): 0.000000 <text:s/>(---) 24.308520</text:p>
      <text:p text:style-name="P1"><text:s text:c="15"/>Align to the volume evenly. (GapRounded): 4.368918 <text:s/>(---) 28.677438</text:p>
      <text:p text:style-name="P1"><text:s text:c="10"/>The remaining space available. (GapAvailable): 54.158750 <text:s/>(---) 78.467270</text:p>
      <text:p text:style-name="P1"><text:s text:c="6"/>The lower of adjusted and available. (GapCurrent): 4.368918 <text:s/>(---) 28.677438</text:p>
      <text:p text:style-name="P1"><text:s text:c="4"/>(GapCurrent) after any code you inserted. (GapUsed): 4.368918 <text:s/>(---) 28.677438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10743086267.676819 (1.097514%)</text:p>
      <text:p text:style-name="P1"><text:s text:c="19"/>Total Used: 106658488975.360020 (45.258306%)</text:p>
      <text:p text:style-name="P1"><text:s text:c="9"/>Volume Used by Zones: 17895086161.920013 (1.828162%)</text:p>
      <text:p text:style-name="P1"/>
      <text:p text:style-name="P1">Directory and Files Select:</text:p>
      <text:p text:style-name="P1">---------------------------</text:p>
      <text:p text:style-name="P1"/>
      <text:p text:style-name="P1"><text:s text:c="16"/># Programs - Windows folder.</text:p>
      <text:p text:style-name="P1"><text:tab/><text:tab/><text:tab/><text:tab/># Script: ZoneDo ZoneTypeSelectOsPrograms</text:p>
      <text:p text:style-name="P1"># Programs start.</text:p>
      <text:p text:style-name="P1"># NotBlobsArchivesBu start.</text:p>
      <text:p text:style-name="P1">(not (</text:p>
      <text:p text:style-name="P1"># Blobs start.</text:p>
      <text:p text:style-name="P1">(</text:p>
      <text:p text:style-name="P1"># BlobsAndExceptions start.</text:p>
      <text:p text:style-name="P1">( not(</text:p>
      <text:p text:style-name="P1"><text:s text:c="2"/>FileName("*.bat")</text:p>
      <text:p text:style-name="P1"><text:s text:c="2"/>or FileName("*.css")</text:p>
      <text:p text:style-name="P1"><text:s text:c="2"/>or FileName("*.dll")</text:p>
      <text:p text:style-name="P1"><text:soft-page-break/><text:s text:c="2"/>or FileName("*.exe")</text:p>
      <text:p text:style-name="P1"><text:s text:c="2"/>or FileName("*.htm*")</text:p>
      <text:p text:style-name="P1"><text:s text:c="2"/>or FileName("*.jar")</text:p>
      <text:p text:style-name="P1"><text:s text:c="2"/>or FileName("*.js")</text:p>
      <text:p text:style-name="P1"><text:s text:c="2"/>or FileName("*.script")</text:p>
      <text:p text:style-name="P1"><text:s text:c="2"/>or FileName("*.wsf")</text:p>
      <text:p text:style-name="P1"><text:s text:c="2"/>or (</text:p>
      <text:p text:style-name="P1"># Databases start.</text:p>
      <text:p text:style-name="P1">(</text:p>
      <text:p text:style-name="P1"><text:s text:c="2"/>FileName("*.crypt*")</text:p>
      <text:p text:style-name="P1"><text:s text:c="2"/>or FileName("*.db*")</text:p>
      <text:p text:style-name="P1"><text:s text:c="2"/>or FileName("*.rdb*")</text:p>
      <text:p text:style-name="P1"><text:s text:c="2"/>or FileName("*.dc*")</text:p>
      <text:p text:style-name="P1"><text:s text:c="2"/>or FileName("*.dict*")</text:p>
      <text:p text:style-name="P1"><text:s text:c="2"/>or FileName("*.?db*")</text:p>
      <text:p text:style-name="P1"><text:s text:c="2"/>or FileName("*.?rdb*")</text:p>
      <text:p text:style-name="P1"><text:s text:c="2"/>or FileName("*.md*")</text:p>
      <text:p text:style-name="P1"><text:s text:c="2"/>or FileName("*.myd")</text:p>
      <text:p text:style-name="P1"><text:s text:c="2"/>or FileName("*.ndf")</text:p>
      <text:p text:style-name="P1"><text:s text:c="2"/>or FileName("*.ns?")</text:p>
      <text:p text:style-name="P1"><text:s text:c="2"/>or FileName("*.pab")</text:p>
      <text:p text:style-name="P1"><text:s text:c="2"/>or FileName("*.pst")</text:p>
      <text:p text:style-name="P1"><text:s text:c="2"/>or FileName("*.sd?*")</text:p>
      <text:p text:style-name="P1"><text:s text:c="2"/>or FileName("*.sq**")</text:p>
      <text:p text:style-name="P1"><text:s text:c="2"/>or FileName("*.tmd")</text:p>
      <text:p text:style-name="P1"><text:s text:c="2"/>or FileName("*.tps")</text:p>
      <text:p text:style-name="P1"><text:s text:c="2"/>or FileName("*.tr*")</text:p>
      <text:p text:style-name="P1">)</text:p>
      <text:p text:style-name="P1"># Databases end.</text:p>
      <text:p text:style-name="P1"/>
      <text:p text:style-name="P1"><text:s text:c="4"/># BlobsAndExceptions</text:p>
      <text:p text:style-name="P1"><text:s text:c="4"/>or </text:p>
      <text:p text:style-name="P1"># Data start.</text:p>
      <text:p text:style-name="P1">(</text:p>
      <text:p text:style-name="P1"><text:s text:c="2"/>DirectoryName("Data*")</text:p>
      <text:p text:style-name="P1"><text:s text:c="2"/>or DirectoryName("Device*")</text:p>
      <text:p text:style-name="P1"><text:s text:c="2"/>or DirectoryName("Export*")</text:p>
      <text:p text:style-name="P1"><text:s text:c="2"/>or DirectoryName("Import*")</text:p>
      <text:p text:style-name="P1"><text:s text:c="2"/>or DirectoryName("Log*")</text:p>
      <text:p text:style-name="P1"><text:s text:c="2"/>or DirectoryName("*Log")</text:p>
      <text:p text:style-name="P1"><text:s text:c="2"/>or DirectoryName("Maintenance*")</text:p>
      <text:p text:style-name="P1"><text:s text:c="2"/>or DirectoryName("Rec*")</text:p>
      <text:p text:style-name="P1"><text:s text:c="2"/>or DirectoryName("Sales*")</text:p>
      <text:p text:style-name="P1"><text:s text:c="2"/>or DirectoryName("Search*")</text:p>
      <text:p text:style-name="P1"><text:soft-page-break/><text:s text:c="2"/>or DirectoryName("User*")</text:p>
      <text:p text:style-name="P1">)</text:p>
      <text:p text:style-name="P1"># Data end.</text:p>
      <text:p text:style-name="P1"/>
      <text:p text:style-name="P1"><text:s text:c="4"/># BlobsAndExceptions</text:p>
      <text:p text:style-name="P1"><text:s text:c="2"/>)</text:p>
      <text:p text:style-name="P1">) )</text:p>
      <text:p text:style-name="P1"># BlobsAndExceptions end.</text:p>
      <text:p text:style-name="P1"/>
      <text:p text:style-name="P1"># Blobs</text:p>
      <text:p text:style-name="P1">) and (</text:p>
      <text:p text:style-name="P1"><text:s text:c="2"/>Size(BlobFileSize,0)</text:p>
      <text:p text:style-name="P1"><text:s text:c="2"/>or (</text:p>
      <text:p text:style-name="P1"><text:s text:c="4"/>FileName("*.arj")</text:p>
      <text:p text:style-name="P1"><text:s text:c="4"/>or FileName("*.bup")</text:p>
      <text:p text:style-name="P1"><text:s text:c="4"/>or FileName("*.bz2")</text:p>
      <text:p text:style-name="P1"><text:s text:c="4"/>or FileName("*.chm")</text:p>
      <text:p text:style-name="P1"><text:s text:c="4"/>or FileName("*.dvr-ms")</text:p>
      <text:p text:style-name="P1"><text:s text:c="4"/>or FileName("*.gz")</text:p>
      <text:p text:style-name="P1"><text:s text:c="4"/>or FileName("*.ifo")</text:p>
      <text:p text:style-name="P1"><text:s text:c="4"/>or FileName("*.lzh")</text:p>
      <text:p text:style-name="P1"><text:s text:c="4"/>or FileName("*.pdf")</text:p>
      <text:p text:style-name="P1"><text:s text:c="4"/>or FileName("*.rpm")</text:p>
      <text:p text:style-name="P1"><text:s text:c="4"/>or FileName("*.wmv")</text:p>
      <text:p text:style-name="P1"><text:s text:c="4"/>or FileName("*.vob")</text:p>
      <text:p text:style-name="P1"><text:s text:c="4"/>or FileName("*.z")</text:p>
      <text:p text:style-name="P1"><text:s text:c="2"/>) </text:p>
      <text:p text:style-name="P1">)</text:p>
      <text:p text:style-name="P1"># Blobs end.</text:p>
      <text:p text:style-name="P1"/>
      <text:p text:style-name="P1"># NotBlobsArchivesBu</text:p>
      <text:p text:style-name="P1">or </text:p>
      <text:p text:style-name="P1"># Archives start.</text:p>
      <text:p text:style-name="P1">(</text:p>
      <text:p text:style-name="P1"><text:s text:c="2"/>DirectoryName("*Archive*")</text:p>
      <text:p text:style-name="P1"><text:s text:c="2"/>or DirectoryName("*History*")</text:p>
      <text:p text:style-name="P1"><text:s text:c="2"/>or DirectoryName("*Old")</text:p>
      <text:p text:style-name="P1"><text:s text:c="2"/>or DirectoryName("* Old *")</text:p>
      <text:p text:style-name="P1"><text:s text:c="2"/>or DirectoryName("Old *")</text:p>
      <text:p text:style-name="P1"/>
      <text:p text:style-name="P1"><text:s text:c="2"/>or FileName("*.7z")</text:p>
      <text:p text:style-name="P1"><text:s text:c="2"/>or FileName("*.cab")</text:p>
      <text:p text:style-name="P1"><text:s text:c="2"/>or FileName("*.iso")</text:p>
      <text:p text:style-name="P1"><text:s text:c="2"/>or FileName("*.msi")</text:p>
      <text:p text:style-name="P1"><text:soft-page-break/><text:s text:c="2"/>or FileName("*.old")</text:p>
      <text:p text:style-name="P1"><text:s text:c="2"/>or FileName("*.rar")</text:p>
      <text:p text:style-name="P1"><text:s text:c="2"/>or FileName("*.tar")</text:p>
      <text:p text:style-name="P1"><text:s text:c="2"/>or FileName("*.zip")</text:p>
      <text:p text:style-name="P1"><text:s text:c="2"/>or</text:p>
      <text:p text:style-name="P1"># WinSysLow start.</text:p>
      <text:p text:style-name="P1">(</text:p>
      <text:p text:style-name="P1"><text:s text:c="2"/>DirectoryName("$*")</text:p>
      <text:p text:style-name="P1"><text:s text:c="2"/>or DirectoryName("0*")</text:p>
      <text:p text:style-name="P1"><text:s text:c="2"/>or DirectoryName("1*")</text:p>
      <text:p text:style-name="P1"><text:s text:c="2"/>or DirectoryName("2*")</text:p>
      <text:p text:style-name="P1"><text:s text:c="2"/>or DirectoryName("3*")</text:p>
      <text:p text:style-name="P1"><text:s text:c="2"/>or DirectoryName("4*")</text:p>
      <text:p text:style-name="P1"><text:s text:c="2"/>or DirectoryName("5*")</text:p>
      <text:p text:style-name="P1"><text:s text:c="2"/>or DirectoryName("6*")</text:p>
      <text:p text:style-name="P1"><text:s text:c="2"/>or DirectoryName("7*")</text:p>
      <text:p text:style-name="P1"><text:s text:c="2"/>or DirectoryName("8*")</text:p>
      <text:p text:style-name="P1"><text:s text:c="2"/>or DirectoryName("9*")</text:p>
      <text:p text:style-name="P1"/>
      <text:p text:style-name="P1"><text:s text:c="2"/>or DirectoryName("dllcache")</text:p>
      <text:p text:style-name="P1"><text:s text:c="2"/>or DirectoryName("Downloaded Installations")</text:p>
      <text:p text:style-name="P1"><text:s text:c="2"/>or DirectoryName("Ehome")</text:p>
      <text:p text:style-name="P1"><text:s text:c="2"/>or DirectoryName("Fonts")</text:p>
      <text:p text:style-name="P1"><text:s text:c="2"/>or DirectoryName("Help")</text:p>
      <text:p text:style-name="P1"><text:s text:c="2"/>or DirectoryName("I386")</text:p>
      <text:p text:style-name="P1"><text:s text:c="2"/>or DirectoryName("ie?updates")</text:p>
      <text:p text:style-name="P1"><text:s text:c="2"/>or DirectoryName("Installer")</text:p>
      <text:p text:style-name="P1"><text:s text:c="2"/>or DirectoryName("Installshield Installation Information")</text:p>
      <text:p text:style-name="P1"><text:s text:c="2"/>or DirectoryName("IME")</text:p>
      <text:p text:style-name="P1"><text:s text:c="2"/>or DirectoryName("*RECYCLE*")</text:p>
      <text:p text:style-name="P1"><text:s text:c="2"/>or DirectoryName("ServicePackFiles")</text:p>
      <text:p text:style-name="P1"><text:s text:c="2"/>or DirectoryName("SoftwareDistribution")</text:p>
      <text:p text:style-name="P1"><text:s text:c="2"/>or DirectoryName("Speech")</text:p>
      <text:p text:style-name="P1"><text:s text:c="2"/>or DirectoryName("Symbols")</text:p>
      <text:p text:style-name="P1"><text:s text:c="2"/>or DirectoryName("System Volume Information")</text:p>
      <text:p text:style-name="P1"><text:s text:c="2"/>or DirectoryName("windows.old")</text:p>
      <text:p text:style-name="P1">)</text:p>
      <text:p text:style-name="P1"># WinSysLow end.</text:p>
      <text:p text:style-name="P1"/>
      <text:p text:style-name="P1"><text:s text:c="2"/># Archives</text:p>
      <text:p text:style-name="P1">)</text:p>
      <text:p text:style-name="P1"># Archives end.</text:p>
      <text:p text:style-name="P1"/>
      <text:p text:style-name="P1"># NotBlobsArchivesBu</text:p>
      <text:p text:style-name="P1"><text:soft-page-break/>or</text:p>
      <text:p text:style-name="P1"># Backups start.</text:p>
      <text:p text:style-name="P1">(</text:p>
      <text:p text:style-name="P1"><text:s text:c="2"/>DirectoryName("*Backup*")</text:p>
      <text:p text:style-name="P1"><text:s text:c="2"/>or DirectoryName("*Bu")</text:p>
      <text:p text:style-name="P1"><text:s text:c="2"/>or DirectoryName("* Bu *")</text:p>
      <text:p text:style-name="P1"><text:s text:c="2"/>or DirectoryName("Bu *")</text:p>
      <text:p text:style-name="P1"/>
      <text:p text:style-name="P1"><text:s text:c="2"/>or FileName("*.bak")</text:p>
      <text:p text:style-name="P1"><text:s text:c="2"/>or FileName("* - Copy*")</text:p>
      <text:p text:style-name="P1">)</text:p>
      <text:p text:style-name="P1"># Backups end.</text:p>
      <text:p text:style-name="P1"/>
      <text:p text:style-name="P1"># NotBlobsArchivesBu</text:p>
      <text:p text:style-name="P1">) )</text:p>
      <text:p text:style-name="P1"># NotBlobsArchivesBu end.</text:p>
      <text:p text:style-name="P1"/>
      <text:p text:style-name="P1"># Programs</text:p>
      <text:p text:style-name="P1">and (</text:p>
      <text:p text:style-name="P1"># SystemDir start.</text:p>
      <text:p text:style-name="P1">(</text:p>
      <text:p text:style-name="P1"><text:s text:c="2"/>DirectoryName("Boot*")</text:p>
      <text:p text:style-name="P1"><text:s text:c="2"/>or DirectoryName("Device*")</text:p>
      <text:p text:style-name="P1"><text:s text:c="2"/>or DirectoryName("DevSupport*")</text:p>
      <text:p text:style-name="P1"><text:s text:c="2"/>or DirectoryName("Program*")</text:p>
      <text:p text:style-name="P1"><text:s text:c="2"/>or DirectoryName("Security*")</text:p>
      <text:p text:style-name="P1"><text:s text:c="2"/>or DirectoryName("SendTo*")</text:p>
      <text:p text:style-name="P1"><text:s text:c="2"/>or DirectoryName("Sw*")</text:p>
      <text:p text:style-name="P1"><text:s text:c="2"/>or DirectoryName("System*")</text:p>
      <text:p text:style-name="P1"><text:s text:c="2"/>or DirectoryName("Toolbars")</text:p>
      <text:p text:style-name="P1"><text:s text:c="2"/>or DirectoryName("Windows*")</text:p>
      <text:p text:style-name="P1">)</text:p>
      <text:p text:style-name="P1"># SystemDir end.</text:p>
      <text:p text:style-name="P1"/>
      <text:p text:style-name="P1"># Programs</text:p>
      <text:p text:style-name="P1">)</text:p>
      <text:p text:style-name="P1"># Programs end.</text:p>
      <text:p text:style-name="P1"/>
      <text:p text:style-name="P1"><text:s text:c="16"/>and not(</text:p>
      <text:p text:style-name="P1"><text:s text:c="16"/># Script: ZoneDo ZoneTypeSelectOsDataDynamic</text:p>
      <text:p text:style-name="P1"># Os Data Dynamic start.</text:p>
      <text:p text:style-name="P1">(</text:p>
      <text:p text:style-name="P1"># Os Data Dynamic start.</text:p>
      <text:p text:style-name="P1">(</text:p>
      <text:p text:style-name="P1"><text:soft-page-break/><text:s text:c="2"/>FileName("*.dat*")</text:p>
      <text:p text:style-name="P1"><text:s text:c="2"/>or FileName("*.db*")</text:p>
      <text:p text:style-name="P1"><text:s text:c="2"/>or FileName("*.edb*")</text:p>
      <text:p text:style-name="P1"><text:s text:c="2"/>or FileName("*.log*")</text:p>
      <text:p text:style-name="P1"><text:s text:c="2"/>or FileName("DataStore.edb")</text:p>
      <text:p text:style-name="P1">)</text:p>
      <text:p text:style-name="P1"># Os Data Dynamic end.</text:p>
      <text:p text:style-name="P1"/>
      <text:p text:style-name="P1"><text:s text:c="2"/>or </text:p>
      <text:p text:style-name="P1"># Os PageHiberDump start.</text:p>
      <text:p text:style-name="P1">(</text:p>
      <text:p text:style-name="P1"><text:s text:c="2"/>FileName("DataStore.edb")</text:p>
      <text:p text:style-name="P1"><text:s text:c="2"/>or FileName("DUMP*.*")</text:p>
      <text:p text:style-name="P1"><text:s text:c="2"/>or FileName("Hiberfil.sys")</text:p>
      <text:p text:style-name="P1"><text:s text:c="2"/>or FileName("MEMORY.DMP")</text:p>
      <text:p text:style-name="P1"><text:s text:c="2"/>or FileName("Pagefile.sys")</text:p>
      <text:p text:style-name="P1">)</text:p>
      <text:p text:style-name="P1"># Os PageHiberDump end.</text:p>
      <text:p text:style-name="P1"/>
      <text:p text:style-name="P1"># Os Data Dynamic</text:p>
      <text:p text:style-name="P1">)</text:p>
      <text:p text:style-name="P1"># Os Data Dynamic end.</text:p>
      <text:p text:style-name="P1"/>
      <text:p text:style-name="P1"><text:s text:c="16"/>)</text:p>
      <text:p text:style-name="P1"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7.000000 ProgramsData ProgramsData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0.800364 (0.334910%)</text:p>
      <text:p text:style-name="P1"><text:s text:c="18"/>Gap: 3.979209 (1.665090%)</text:p>
      <text:p text:style-name="P1"><text:s text:c="16"/>Total: 4.779573 (14.000000%)</text:p>
      <text:p text:style-name="P1"/>
      <text:p text:style-name="P1"><text:s text:c="8"/>Files/folders: <text:s text:c="11"/>13,801 (0.000596%) </text:p>
      <text:p text:style-name="P1"><text:s text:c="12"/>Fragments: <text:s text:c="14"/>105 (5.928854%) </text:p>
      <text:p text:style-name="P1"/>
      <text:p text:style-name="P1"><text:s text:c="3"/>Location:</text:p>
      <text:p text:style-name="P1"><text:s text:c="3"/>------------------------</text:p>
      <text:p text:style-name="P1"><text:soft-page-break/><text:s text:c="11"/>Zone Start: 28.677437 (0.000000%)</text:p>
      <text:p text:style-name="P1"><text:s text:c="12"/>Files End: 29.477801</text:p>
      <text:p text:style-name="P1"><text:s text:c="13"/>Zone End: 33.457010 (14.0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1.000000%</text:p>
      <text:p text:style-name="P1"><text:s text:c="7"/>Volume Rounding: 2.000000%</text:p>
      <text:p text:style-name="P1"><text:s text:c="12"/>Actual Gap: 1.665090% (3.979209)</text:p>
      <text:p text:style-name="P1"><text:s text:c="17"/></text:p>
      <text:p text:style-name="P1"><text:s text:c="15"/>The desired min gap size. (GapRequested): 0.437137 <text:s/>(Loc) 29.914938</text:p>
      <text:p text:style-name="P1"><text:s text:c="14"/>Must be half the zone size. (GapAdjusted): 0.437137 <text:s/>(---) 29.914938</text:p>
      <text:p text:style-name="P1"><text:s text:c="15"/>Align to the volume evenly. (GapRounded): 3.979209 <text:s/>(---) 33.457010</text:p>
      <text:p text:style-name="P1"><text:s text:c="10"/>The remaining space available. (GapAvailable): 49.789274 <text:s/>(---) 79.267075</text:p>
      <text:p text:style-name="P1"><text:s text:c="6"/>The lower of adjusted and available. (GapCurrent): 3.979209 <text:s/>(---) 33.457010</text:p>
      <text:p text:style-name="P1"><text:s text:c="4"/>(GapCurrent) after any code you inserted. (GapUsed): 3.979209 <text:s/>(---) 33.457010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12533600645.622955 (1.280433%)</text:p>
      <text:p text:style-name="P1"><text:s text:c="19"/>Total Used: 122957330841.600020 (52.174664%)</text:p>
      <text:p text:style-name="P1"><text:s text:c="9"/>Volume Used by Zones: 16298841866.240005 (1.665090%)</text:p>
      <text:p text:style-name="P1"/>
      <text:p text:style-name="P1">Directory and Files Select:</text:p>
      <text:p text:style-name="P1">---------------------------</text:p>
      <text:p text:style-name="P1"/>
      <text:p text:style-name="P1"><text:s text:c="16"/># Programs - Data files.</text:p>
      <text:p text:style-name="P1"><text:s text:c="16"/>not(</text:p>
      <text:p text:style-name="P1"><text:s text:c="16"/># Os PageHiberDump start.</text:p>
      <text:p text:style-name="P1">(</text:p>
      <text:p text:style-name="P1"><text:s text:c="2"/>FileName("DataStore.edb")</text:p>
      <text:p text:style-name="P1"><text:s text:c="2"/>or FileName("DUMP*.*")</text:p>
      <text:p text:style-name="P1"><text:s text:c="2"/>or FileName("Hiberfil.sys")</text:p>
      <text:p text:style-name="P1"><text:s text:c="2"/>or FileName("MEMORY.DMP")</text:p>
      <text:p text:style-name="P1"><text:s text:c="2"/>or FileName("Pagefile.sys")</text:p>
      <text:p text:style-name="P1">)</text:p>
      <text:p text:style-name="P1"># Os PageHiberDump end.</text:p>
      <text:p text:style-name="P1"/>
      <text:p text:style-name="P1"><text:soft-page-break/><text:s text:c="16"/>)</text:p>
      <text:p text:style-name="P1"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7.000000 ProgramsData ProgramsData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0.000000 (0.000000%)</text:p>
      <text:p text:style-name="P1"><text:s text:c="18"/>Gap: 4.007063 (1.676745%)</text:p>
      <text:p text:style-name="P1"><text:s text:c="16"/>Total: 4.007063 (14.000000%)</text:p>
      <text:p text:style-name="P1"/>
      <text:p text:style-name="P1"><text:s text:c="8"/>Files/folders: <text:s text:c="16"/>0 (0.000000%) </text:p>
      <text:p text:style-name="P1"><text:s text:c="12"/>Fragments: <text:s text:c="16"/>0 (0.000000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29.449947 (0.000000%)</text:p>
      <text:p text:style-name="P1"><text:s text:c="12"/>Files End: 29.449947</text:p>
      <text:p text:style-name="P1"><text:s text:c="13"/>Zone End: 33.457010 (14.0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1.000000%</text:p>
      <text:p text:style-name="P1"><text:s text:c="7"/>Volume Rounding: 2.000000%</text:p>
      <text:p text:style-name="P1"><text:s text:c="12"/>Actual Gap: 1.676745% (4.007063)</text:p>
      <text:p text:style-name="P1"><text:s text:c="17"/></text:p>
      <text:p text:style-name="P1"><text:s text:c="15"/>The desired min gap size. (GapRequested): 0.437137 <text:s/>(Loc) 29.887084</text:p>
      <text:p text:style-name="P1"><text:s text:c="14"/>Must be half the zone size. (GapAdjusted): 0.000000 <text:s/>(---) 29.449947</text:p>
      <text:p text:style-name="P1"><text:s text:c="15"/>Align to the volume evenly. (GapRounded): 4.007063 <text:s/>(---) 33.457010</text:p>
      <text:p text:style-name="P1"><text:s text:c="10"/>The remaining space available. (GapAvailable): 50.262954 <text:s/>(---) 79.712901</text:p>
      <text:p text:style-name="P1"><text:s text:c="6"/>The lower of adjusted and available. (GapCurrent): 4.007063 <text:s/>(---) 33.457010</text:p>
      <text:p text:style-name="P1"><text:s text:c="4"/>(GapCurrent) after any code you inserted. (GapUsed): 4.007063 <text:s/>(---) 33.457010</text:p>
      <text:p text:style-name="P1"><text:s text:c="5"/></text:p>
      <text:p text:style-name="P1"><text:soft-page-break/><text:s text:c="3"/>Free Space after Zone:</text:p>
      <text:p text:style-name="P1"><text:s text:c="3"/>------------------------</text:p>
      <text:p text:style-name="P1"><text:s text:c="14"/>Total Requested: 14324115023.569092 (1.463352%)</text:p>
      <text:p text:style-name="P1"><text:s text:c="19"/>Total Used: 139370262691.840030 (59.139192%)</text:p>
      <text:p text:style-name="P1"><text:s text:c="9"/>Volume Used by Zones: 16412931850.240005 (1.676745%)</text:p>
      <text:p text:style-name="P1"/>
      <text:p text:style-name="P1">Directory and Files Select:</text:p>
      <text:p text:style-name="P1">---------------------------</text:p>
      <text:p text:style-name="P1"/>
      <text:p text:style-name="P1"><text:s text:c="16"/># Programs - Data files.</text:p>
      <text:p text:style-name="P1"><text:s text:c="16"/>not(</text:p>
      <text:p text:style-name="P1"><text:s text:c="16"/># Os PageHiberDump start.</text:p>
      <text:p text:style-name="P1">(</text:p>
      <text:p text:style-name="P1"><text:s text:c="2"/>FileName("DataStore.edb")</text:p>
      <text:p text:style-name="P1"><text:s text:c="2"/>or FileName("DUMP*.*")</text:p>
      <text:p text:style-name="P1"><text:s text:c="2"/>or FileName("Hiberfil.sys")</text:p>
      <text:p text:style-name="P1"><text:s text:c="2"/>or FileName("MEMORY.DMP")</text:p>
      <text:p text:style-name="P1"><text:s text:c="2"/>or FileName("Pagefile.sys")</text:p>
      <text:p text:style-name="P1">)</text:p>
      <text:p text:style-name="P1"># Os PageHiberDump end.</text:p>
      <text:p text:style-name="P1"/>
      <text:p text:style-name="P1"><text:s text:c="16"/>)</text:p>
      <text:p text:style-name="P1"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8.000000 IdeScripts IdeScripts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1.508196 (0.631101%)</text:p>
      <text:p text:style-name="P1"><text:s text:c="18"/>Gap: 3.271377 (1.368899%)</text:p>
      <text:p text:style-name="P1"><text:s text:c="16"/>Total: 4.779573 (16.000000%)</text:p>
      <text:p text:style-name="P1"/>
      <text:p text:style-name="P1"><text:s text:c="8"/>Files/folders: <text:s text:c="10"/>137,488 (0.006277%) </text:p>
      <text:p text:style-name="P1"><text:s text:c="12"/>Fragments: <text:s text:c="15"/>11 (0.648203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33.457010 (0.000000%)</text:p>
      <text:p text:style-name="P1"><text:s text:c="12"/>Files End: 34.965206</text:p>
      <text:p text:style-name="P1"><text:soft-page-break/><text:s text:c="13"/>Zone End: 38.236583 (16.0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5.000000%</text:p>
      <text:p text:style-name="P1"><text:s text:c="7"/>Volume Rounding: 1.000000%</text:p>
      <text:p text:style-name="P1"><text:s text:c="12"/>Actual Gap: 1.368899% (3.271377)</text:p>
      <text:p text:style-name="P1"><text:s text:c="17"/></text:p>
      <text:p text:style-name="P1"><text:s text:c="15"/>The desired min gap size. (GapRequested): 2.185686 <text:s/>(Loc) 37.150892</text:p>
      <text:p text:style-name="P1"><text:s text:c="14"/>Must be half the zone size. (GapAdjusted): 2.185686 <text:s/>(---) 37.150892</text:p>
      <text:p text:style-name="P1"><text:s text:c="15"/>Align to the volume evenly. (GapRounded): 3.271377 <text:s/>(---) 38.236583</text:p>
      <text:p text:style-name="P1"><text:s text:c="10"/>The remaining space available. (GapAvailable): 46.259663 <text:s/>(---) 81.224869</text:p>
      <text:p text:style-name="P1"><text:s text:c="6"/>The lower of adjusted and available. (GapCurrent): 3.271377 <text:s/>(---) 38.236583</text:p>
      <text:p text:style-name="P1"><text:s text:c="4"/>(GapCurrent) after any code you inserted. (GapUsed): 3.271377 <text:s/>(---) 38.236583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23276686913.299774 (2.377947%)</text:p>
      <text:p text:style-name="P1"><text:s text:c="19"/>Total Used: 152769824358.400020 (64.825332%)</text:p>
      <text:p text:style-name="P1"><text:s text:c="9"/>Volume Used by Zones: 13399561666.559998 (1.368899%)</text:p>
      <text:p text:style-name="P1"/>
      <text:p text:style-name="P1">Directory and Files Select:</text:p>
      <text:p text:style-name="P1">---------------------------</text:p>
      <text:p text:style-name="P1"># Script: ZoneDo ZoneTypeSelectIdeScripts</text:p>
      <text:p text:style-name="P1"># IdeScripts start.</text:p>
      <text:p text:style-name="P1"># NotBlobsArchivesBu start.</text:p>
      <text:p text:style-name="P1">(not (</text:p>
      <text:p text:style-name="P1"># Blobs start.</text:p>
      <text:p text:style-name="P1">(</text:p>
      <text:p text:style-name="P1"># BlobsAndExceptions start.</text:p>
      <text:p text:style-name="P1">( not(</text:p>
      <text:p text:style-name="P1"><text:s text:c="2"/>FileName("*.bat")</text:p>
      <text:p text:style-name="P1"><text:s text:c="2"/>or FileName("*.css")</text:p>
      <text:p text:style-name="P1"><text:s text:c="2"/>or FileName("*.dll")</text:p>
      <text:p text:style-name="P1"><text:s text:c="2"/>or FileName("*.exe")</text:p>
      <text:p text:style-name="P1"><text:s text:c="2"/>or FileName("*.htm*")</text:p>
      <text:p text:style-name="P1"><text:s text:c="2"/>or FileName("*.jar")</text:p>
      <text:p text:style-name="P1"><text:s text:c="2"/>or FileName("*.js")</text:p>
      <text:p text:style-name="P1"><text:soft-page-break/><text:s text:c="2"/>or FileName("*.script")</text:p>
      <text:p text:style-name="P1"><text:s text:c="2"/>or FileName("*.wsf")</text:p>
      <text:p text:style-name="P1"><text:s text:c="2"/>or (</text:p>
      <text:p text:style-name="P1"># Databases start.</text:p>
      <text:p text:style-name="P1">(</text:p>
      <text:p text:style-name="P1"><text:s text:c="2"/>FileName("*.crypt*")</text:p>
      <text:p text:style-name="P1"><text:s text:c="2"/>or FileName("*.db*")</text:p>
      <text:p text:style-name="P1"><text:s text:c="2"/>or FileName("*.rdb*")</text:p>
      <text:p text:style-name="P1"><text:s text:c="2"/>or FileName("*.dc*")</text:p>
      <text:p text:style-name="P1"><text:s text:c="2"/>or FileName("*.dict*")</text:p>
      <text:p text:style-name="P1"><text:s text:c="2"/>or FileName("*.?db*")</text:p>
      <text:p text:style-name="P1"><text:s text:c="2"/>or FileName("*.?rdb*")</text:p>
      <text:p text:style-name="P1"><text:s text:c="2"/>or FileName("*.md*")</text:p>
      <text:p text:style-name="P1"><text:s text:c="2"/>or FileName("*.myd")</text:p>
      <text:p text:style-name="P1"><text:s text:c="2"/>or FileName("*.ndf")</text:p>
      <text:p text:style-name="P1"><text:s text:c="2"/>or FileName("*.ns?")</text:p>
      <text:p text:style-name="P1"><text:s text:c="2"/>or FileName("*.pab")</text:p>
      <text:p text:style-name="P1"><text:s text:c="2"/>or FileName("*.pst")</text:p>
      <text:p text:style-name="P1"><text:s text:c="2"/>or FileName("*.sd?*")</text:p>
      <text:p text:style-name="P1"><text:s text:c="2"/>or FileName("*.sq**")</text:p>
      <text:p text:style-name="P1"><text:s text:c="2"/>or FileName("*.tmd")</text:p>
      <text:p text:style-name="P1"><text:s text:c="2"/>or FileName("*.tps")</text:p>
      <text:p text:style-name="P1"><text:s text:c="2"/>or FileName("*.tr*")</text:p>
      <text:p text:style-name="P1">)</text:p>
      <text:p text:style-name="P1"># Databases end.</text:p>
      <text:p text:style-name="P1"/>
      <text:p text:style-name="P1"><text:s text:c="4"/># BlobsAndExceptions</text:p>
      <text:p text:style-name="P1"><text:s text:c="4"/>or </text:p>
      <text:p text:style-name="P1"># Data start.</text:p>
      <text:p text:style-name="P1">(</text:p>
      <text:p text:style-name="P1"><text:s text:c="2"/>DirectoryName("Data*")</text:p>
      <text:p text:style-name="P1"><text:s text:c="2"/>or DirectoryName("Device*")</text:p>
      <text:p text:style-name="P1"><text:s text:c="2"/>or DirectoryName("Export*")</text:p>
      <text:p text:style-name="P1"><text:s text:c="2"/>or DirectoryName("Import*")</text:p>
      <text:p text:style-name="P1"><text:s text:c="2"/>or DirectoryName("Log*")</text:p>
      <text:p text:style-name="P1"><text:s text:c="2"/>or DirectoryName("*Log")</text:p>
      <text:p text:style-name="P1"><text:s text:c="2"/>or DirectoryName("Maintenance*")</text:p>
      <text:p text:style-name="P1"><text:s text:c="2"/>or DirectoryName("Rec*")</text:p>
      <text:p text:style-name="P1"><text:s text:c="2"/>or DirectoryName("Sales*")</text:p>
      <text:p text:style-name="P1"><text:s text:c="2"/>or DirectoryName("Search*")</text:p>
      <text:p text:style-name="P1"><text:s text:c="2"/>or DirectoryName("User*")</text:p>
      <text:p text:style-name="P1">)</text:p>
      <text:p text:style-name="P1"># Data end.</text:p>
      <text:p text:style-name="P1"/>
      <text:p text:style-name="P1"><text:soft-page-break/><text:s text:c="4"/># BlobsAndExceptions</text:p>
      <text:p text:style-name="P1"><text:s text:c="2"/>)</text:p>
      <text:p text:style-name="P1">) )</text:p>
      <text:p text:style-name="P1"># BlobsAndExceptions end.</text:p>
      <text:p text:style-name="P1"/>
      <text:p text:style-name="P1"># Blobs</text:p>
      <text:p text:style-name="P1">) and (</text:p>
      <text:p text:style-name="P1"><text:s text:c="2"/>Size(BlobFileSize,0)</text:p>
      <text:p text:style-name="P1"><text:s text:c="2"/>or (</text:p>
      <text:p text:style-name="P1"><text:s text:c="4"/>FileName("*.arj")</text:p>
      <text:p text:style-name="P1"><text:s text:c="4"/>or FileName("*.bup")</text:p>
      <text:p text:style-name="P1"><text:s text:c="4"/>or FileName("*.bz2")</text:p>
      <text:p text:style-name="P1"><text:s text:c="4"/>or FileName("*.chm")</text:p>
      <text:p text:style-name="P1"><text:s text:c="4"/>or FileName("*.dvr-ms")</text:p>
      <text:p text:style-name="P1"><text:s text:c="4"/>or FileName("*.gz")</text:p>
      <text:p text:style-name="P1"><text:s text:c="4"/>or FileName("*.ifo")</text:p>
      <text:p text:style-name="P1"><text:s text:c="4"/>or FileName("*.lzh")</text:p>
      <text:p text:style-name="P1"><text:s text:c="4"/>or FileName("*.pdf")</text:p>
      <text:p text:style-name="P1"><text:s text:c="4"/>or FileName("*.rpm")</text:p>
      <text:p text:style-name="P1"><text:s text:c="4"/>or FileName("*.wmv")</text:p>
      <text:p text:style-name="P1"><text:s text:c="4"/>or FileName("*.vob")</text:p>
      <text:p text:style-name="P1"><text:s text:c="4"/>or FileName("*.z")</text:p>
      <text:p text:style-name="P1"><text:s text:c="2"/>) </text:p>
      <text:p text:style-name="P1">)</text:p>
      <text:p text:style-name="P1"># Blobs end.</text:p>
      <text:p text:style-name="P1"/>
      <text:p text:style-name="P1"># NotBlobsArchivesBu</text:p>
      <text:p text:style-name="P1">or </text:p>
      <text:p text:style-name="P1"># Archives start.</text:p>
      <text:p text:style-name="P1">(</text:p>
      <text:p text:style-name="P1"><text:s text:c="2"/>DirectoryName("*Archive*")</text:p>
      <text:p text:style-name="P1"><text:s text:c="2"/>or DirectoryName("*History*")</text:p>
      <text:p text:style-name="P1"><text:s text:c="2"/>or DirectoryName("*Old")</text:p>
      <text:p text:style-name="P1"><text:s text:c="2"/>or DirectoryName("* Old *")</text:p>
      <text:p text:style-name="P1"><text:s text:c="2"/>or DirectoryName("Old *")</text:p>
      <text:p text:style-name="P1"/>
      <text:p text:style-name="P1"><text:s text:c="2"/>or FileName("*.7z")</text:p>
      <text:p text:style-name="P1"><text:s text:c="2"/>or FileName("*.cab")</text:p>
      <text:p text:style-name="P1"><text:s text:c="2"/>or FileName("*.iso")</text:p>
      <text:p text:style-name="P1"><text:s text:c="2"/>or FileName("*.msi")</text:p>
      <text:p text:style-name="P1"><text:s text:c="2"/>or FileName("*.old")</text:p>
      <text:p text:style-name="P1"><text:s text:c="2"/>or FileName("*.rar")</text:p>
      <text:p text:style-name="P1"><text:s text:c="2"/>or FileName("*.tar")</text:p>
      <text:p text:style-name="P1"><text:s text:c="2"/>or FileName("*.zip")</text:p>
      <text:p text:style-name="P1"><text:soft-page-break/><text:s text:c="2"/>or</text:p>
      <text:p text:style-name="P1"># WinSysLow start.</text:p>
      <text:p text:style-name="P1">(</text:p>
      <text:p text:style-name="P1"><text:s text:c="2"/>DirectoryName("$*")</text:p>
      <text:p text:style-name="P1"><text:s text:c="2"/>or DirectoryName("0*")</text:p>
      <text:p text:style-name="P1"><text:s text:c="2"/>or DirectoryName("1*")</text:p>
      <text:p text:style-name="P1"><text:s text:c="2"/>or DirectoryName("2*")</text:p>
      <text:p text:style-name="P1"><text:s text:c="2"/>or DirectoryName("3*")</text:p>
      <text:p text:style-name="P1"><text:s text:c="2"/>or DirectoryName("4*")</text:p>
      <text:p text:style-name="P1"><text:s text:c="2"/>or DirectoryName("5*")</text:p>
      <text:p text:style-name="P1"><text:s text:c="2"/>or DirectoryName("6*")</text:p>
      <text:p text:style-name="P1"><text:s text:c="2"/>or DirectoryName("7*")</text:p>
      <text:p text:style-name="P1"><text:s text:c="2"/>or DirectoryName("8*")</text:p>
      <text:p text:style-name="P1"><text:s text:c="2"/>or DirectoryName("9*")</text:p>
      <text:p text:style-name="P1"/>
      <text:p text:style-name="P1"><text:s text:c="2"/>or DirectoryName("dllcache")</text:p>
      <text:p text:style-name="P1"><text:s text:c="2"/>or DirectoryName("Downloaded Installations")</text:p>
      <text:p text:style-name="P1"><text:s text:c="2"/>or DirectoryName("Ehome")</text:p>
      <text:p text:style-name="P1"><text:s text:c="2"/>or DirectoryName("Fonts")</text:p>
      <text:p text:style-name="P1"><text:s text:c="2"/>or DirectoryName("Help")</text:p>
      <text:p text:style-name="P1"><text:s text:c="2"/>or DirectoryName("I386")</text:p>
      <text:p text:style-name="P1"><text:s text:c="2"/>or DirectoryName("ie?updates")</text:p>
      <text:p text:style-name="P1"><text:s text:c="2"/>or DirectoryName("Installer")</text:p>
      <text:p text:style-name="P1"><text:s text:c="2"/>or DirectoryName("Installshield Installation Information")</text:p>
      <text:p text:style-name="P1"><text:s text:c="2"/>or DirectoryName("IME")</text:p>
      <text:p text:style-name="P1"><text:s text:c="2"/>or DirectoryName("*RECYCLE*")</text:p>
      <text:p text:style-name="P1"><text:s text:c="2"/>or DirectoryName("ServicePackFiles")</text:p>
      <text:p text:style-name="P1"><text:s text:c="2"/>or DirectoryName("SoftwareDistribution")</text:p>
      <text:p text:style-name="P1"><text:s text:c="2"/>or DirectoryName("Speech")</text:p>
      <text:p text:style-name="P1"><text:s text:c="2"/>or DirectoryName("Symbols")</text:p>
      <text:p text:style-name="P1"><text:s text:c="2"/>or DirectoryName("System Volume Information")</text:p>
      <text:p text:style-name="P1"><text:s text:c="2"/>or DirectoryName("windows.old")</text:p>
      <text:p text:style-name="P1">)</text:p>
      <text:p text:style-name="P1"># WinSysLow end.</text:p>
      <text:p text:style-name="P1"/>
      <text:p text:style-name="P1"><text:s text:c="2"/># Archives</text:p>
      <text:p text:style-name="P1">)</text:p>
      <text:p text:style-name="P1"># Archives end.</text:p>
      <text:p text:style-name="P1"/>
      <text:p text:style-name="P1"># NotBlobsArchivesBu</text:p>
      <text:p text:style-name="P1">or</text:p>
      <text:p text:style-name="P1"># Backups start.</text:p>
      <text:p text:style-name="P1">(</text:p>
      <text:p text:style-name="P1"><text:s text:c="2"/>DirectoryName("*Backup*")</text:p>
      <text:p text:style-name="P1"><text:soft-page-break/><text:s text:c="2"/>or DirectoryName("*Bu")</text:p>
      <text:p text:style-name="P1"><text:s text:c="2"/>or DirectoryName("* Bu *")</text:p>
      <text:p text:style-name="P1"><text:s text:c="2"/>or DirectoryName("Bu *")</text:p>
      <text:p text:style-name="P1"/>
      <text:p text:style-name="P1"><text:s text:c="2"/>or FileName("*.bak")</text:p>
      <text:p text:style-name="P1"><text:s text:c="2"/>or FileName("* - Copy*")</text:p>
      <text:p text:style-name="P1">)</text:p>
      <text:p text:style-name="P1"># Backups end.</text:p>
      <text:p text:style-name="P1"/>
      <text:p text:style-name="P1"># NotBlobsArchivesBu</text:p>
      <text:p text:style-name="P1">) )</text:p>
      <text:p text:style-name="P1"># NotBlobsArchivesBu end.</text:p>
      <text:p text:style-name="P1"/>
      <text:p text:style-name="P1"># IdeScripts</text:p>
      <text:p text:style-name="P1">and ( </text:p>
      <text:p text:style-name="P1"># Ide start.</text:p>
      <text:p text:style-name="P1">(</text:p>
      <text:p text:style-name="P1"><text:s text:c="4"/>DirectoryName("Ide*")</text:p>
      <text:p text:style-name="P1"><text:s text:c="4"/>or DirectoryName("Java*")</text:p>
      <text:p text:style-name="P1"><text:s text:c="4"/>or DirectoryName("Os")</text:p>
      <text:p text:style-name="P1">)</text:p>
      <text:p text:style-name="P1"># Ide end.</text:p>
      <text:p text:style-name="P1"/>
      <text:p text:style-name="P1"># IdeScripts</text:p>
      <text:p text:style-name="P1">or <text:s/></text:p>
      <text:p text:style-name="P1"># Scripts start.</text:p>
      <text:p text:style-name="P1">(</text:p>
      <text:p text:style-name="P1"><text:s text:c="2"/>DirectoryName("*Script*")</text:p>
      <text:p text:style-name="P1">)</text:p>
      <text:p text:style-name="P1"># Scripts end.</text:p>
      <text:p text:style-name="P1"/>
      <text:p text:style-name="P1"># IdeScripts</text:p>
      <text:p text:style-name="P1">)</text:p>
      <text:p text:style-name="P1"># IdeScripts end.</text:p>
      <text:p text:style-name="P1"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8.000000 IdeScripts IdeScripts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oft-page-break/><text:s text:c="3"/>------------------------</text:p>
      <text:p text:style-name="P1"><text:s text:c="16"/>Files: 0.000000 (0.000000%)</text:p>
      <text:p text:style-name="P1"><text:s text:c="18"/>Gap: 0.881591 (0.368899%)</text:p>
      <text:p text:style-name="P1"><text:s text:c="16"/>Total: 0.881591 (15.000000%)</text:p>
      <text:p text:style-name="P1"/>
      <text:p text:style-name="P1"><text:s text:c="8"/>Files/folders: <text:s text:c="16"/>0 (0.000000%) </text:p>
      <text:p text:style-name="P1"><text:s text:c="12"/>Fragments: <text:s text:c="16"/>0 (0.000000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34.965206 (0.000000%)</text:p>
      <text:p text:style-name="P1"><text:s text:c="12"/>Files End: 34.965206</text:p>
      <text:p text:style-name="P1"><text:s text:c="13"/>Zone End: 35.846797 (15.0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5.000000%</text:p>
      <text:p text:style-name="P1"><text:s text:c="7"/>Volume Rounding: 1.000000%</text:p>
      <text:p text:style-name="P1"><text:s text:c="12"/>Actual Gap: 0.368899% (0.881591)</text:p>
      <text:p text:style-name="P1"><text:s text:c="17"/></text:p>
      <text:p text:style-name="P1"><text:s text:c="15"/>The desired min gap size. (GapRequested): 2.185686 <text:s/>(Loc) 37.150892</text:p>
      <text:p text:style-name="P1"><text:s text:c="14"/>Must be half the zone size. (GapAdjusted): 0.000000 <text:s/>(---) 34.965206</text:p>
      <text:p text:style-name="P1"><text:s text:c="15"/>Align to the volume evenly. (GapRounded): 0.881591 <text:s/>(---) 35.846797</text:p>
      <text:p text:style-name="P1"><text:s text:c="10"/>The remaining space available. (GapAvailable): 46.259663 <text:s/>(---) 81.224869</text:p>
      <text:p text:style-name="P1"><text:s text:c="6"/>The lower of adjusted and available. (GapCurrent): 0.881591 <text:s/>(---) 35.846797</text:p>
      <text:p text:style-name="P1"><text:s text:c="4"/>(GapCurrent) after any code you inserted. (GapUsed): 0.881591 <text:s/>(---) 35.846797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32229258803.030457 (3.292542%)</text:p>
      <text:p text:style-name="P1"><text:s text:c="19"/>Total Used: 156380820684.800020 (66.357607%)</text:p>
      <text:p text:style-name="P1"><text:s text:c="9"/>Volume Used by Zones: 3610996326.399994 (0.368899%)</text:p>
      <text:p text:style-name="P1"/>
      <text:p text:style-name="P1">Directory and Files Select:</text:p>
      <text:p text:style-name="P1">---------------------------</text:p>
      <text:p text:style-name="P1"># Script: ZoneDo ZoneTypeSelectIdeScripts</text:p>
      <text:p text:style-name="P1"># IdeScripts start.</text:p>
      <text:p text:style-name="P1"># NotBlobsArchivesBu start.</text:p>
      <text:p text:style-name="P1"><text:soft-page-break/>(not (</text:p>
      <text:p text:style-name="P1"># Blobs start.</text:p>
      <text:p text:style-name="P1">(</text:p>
      <text:p text:style-name="P1"># BlobsAndExceptions start.</text:p>
      <text:p text:style-name="P1">( not(</text:p>
      <text:p text:style-name="P1"><text:s text:c="2"/>FileName("*.bat")</text:p>
      <text:p text:style-name="P1"><text:s text:c="2"/>or FileName("*.css")</text:p>
      <text:p text:style-name="P1"><text:s text:c="2"/>or FileName("*.dll")</text:p>
      <text:p text:style-name="P1"><text:s text:c="2"/>or FileName("*.exe")</text:p>
      <text:p text:style-name="P1"><text:s text:c="2"/>or FileName("*.htm*")</text:p>
      <text:p text:style-name="P1"><text:s text:c="2"/>or FileName("*.jar")</text:p>
      <text:p text:style-name="P1"><text:s text:c="2"/>or FileName("*.js")</text:p>
      <text:p text:style-name="P1"><text:s text:c="2"/>or FileName("*.script")</text:p>
      <text:p text:style-name="P1"><text:s text:c="2"/>or FileName("*.wsf")</text:p>
      <text:p text:style-name="P1"><text:s text:c="2"/>or (</text:p>
      <text:p text:style-name="P1"># Databases start.</text:p>
      <text:p text:style-name="P1">(</text:p>
      <text:p text:style-name="P1"><text:s text:c="2"/>FileName("*.crypt*")</text:p>
      <text:p text:style-name="P1"><text:s text:c="2"/>or FileName("*.db*")</text:p>
      <text:p text:style-name="P1"><text:s text:c="2"/>or FileName("*.rdb*")</text:p>
      <text:p text:style-name="P1"><text:s text:c="2"/>or FileName("*.dc*")</text:p>
      <text:p text:style-name="P1"><text:s text:c="2"/>or FileName("*.dict*")</text:p>
      <text:p text:style-name="P1"><text:s text:c="2"/>or FileName("*.?db*")</text:p>
      <text:p text:style-name="P1"><text:s text:c="2"/>or FileName("*.?rdb*")</text:p>
      <text:p text:style-name="P1"><text:s text:c="2"/>or FileName("*.md*")</text:p>
      <text:p text:style-name="P1"><text:s text:c="2"/>or FileName("*.myd")</text:p>
      <text:p text:style-name="P1"><text:s text:c="2"/>or FileName("*.ndf")</text:p>
      <text:p text:style-name="P1"><text:s text:c="2"/>or FileName("*.ns?")</text:p>
      <text:p text:style-name="P1"><text:s text:c="2"/>or FileName("*.pab")</text:p>
      <text:p text:style-name="P1"><text:s text:c="2"/>or FileName("*.pst")</text:p>
      <text:p text:style-name="P1"><text:s text:c="2"/>or FileName("*.sd?*")</text:p>
      <text:p text:style-name="P1"><text:s text:c="2"/>or FileName("*.sq**")</text:p>
      <text:p text:style-name="P1"><text:s text:c="2"/>or FileName("*.tmd")</text:p>
      <text:p text:style-name="P1"><text:s text:c="2"/>or FileName("*.tps")</text:p>
      <text:p text:style-name="P1"><text:s text:c="2"/>or FileName("*.tr*")</text:p>
      <text:p text:style-name="P1">)</text:p>
      <text:p text:style-name="P1"># Databases end.</text:p>
      <text:p text:style-name="P1"/>
      <text:p text:style-name="P1"><text:s text:c="4"/># BlobsAndExceptions</text:p>
      <text:p text:style-name="P1"><text:s text:c="4"/>or </text:p>
      <text:p text:style-name="P1"># Data start.</text:p>
      <text:p text:style-name="P1">(</text:p>
      <text:p text:style-name="P1"><text:s text:c="2"/>DirectoryName("Data*")</text:p>
      <text:p text:style-name="P1"><text:s text:c="2"/>or DirectoryName("Device*")</text:p>
      <text:p text:style-name="P1"><text:soft-page-break/><text:s text:c="2"/>or DirectoryName("Export*")</text:p>
      <text:p text:style-name="P1"><text:s text:c="2"/>or DirectoryName("Import*")</text:p>
      <text:p text:style-name="P1"><text:s text:c="2"/>or DirectoryName("Log*")</text:p>
      <text:p text:style-name="P1"><text:s text:c="2"/>or DirectoryName("*Log")</text:p>
      <text:p text:style-name="P1"><text:s text:c="2"/>or DirectoryName("Maintenance*")</text:p>
      <text:p text:style-name="P1"><text:s text:c="2"/>or DirectoryName("Rec*")</text:p>
      <text:p text:style-name="P1"><text:s text:c="2"/>or DirectoryName("Sales*")</text:p>
      <text:p text:style-name="P1"><text:s text:c="2"/>or DirectoryName("Search*")</text:p>
      <text:p text:style-name="P1"><text:s text:c="2"/>or DirectoryName("User*")</text:p>
      <text:p text:style-name="P1">)</text:p>
      <text:p text:style-name="P1"># Data end.</text:p>
      <text:p text:style-name="P1"/>
      <text:p text:style-name="P1"><text:s text:c="4"/># BlobsAndExceptions</text:p>
      <text:p text:style-name="P1"><text:s text:c="2"/>)</text:p>
      <text:p text:style-name="P1">) )</text:p>
      <text:p text:style-name="P1"># BlobsAndExceptions end.</text:p>
      <text:p text:style-name="P1"/>
      <text:p text:style-name="P1"># Blobs</text:p>
      <text:p text:style-name="P1">) and (</text:p>
      <text:p text:style-name="P1"><text:s text:c="2"/>Size(BlobFileSize,0)</text:p>
      <text:p text:style-name="P1"><text:s text:c="2"/>or (</text:p>
      <text:p text:style-name="P1"><text:s text:c="4"/>FileName("*.arj")</text:p>
      <text:p text:style-name="P1"><text:s text:c="4"/>or FileName("*.bup")</text:p>
      <text:p text:style-name="P1"><text:s text:c="4"/>or FileName("*.bz2")</text:p>
      <text:p text:style-name="P1"><text:s text:c="4"/>or FileName("*.chm")</text:p>
      <text:p text:style-name="P1"><text:s text:c="4"/>or FileName("*.dvr-ms")</text:p>
      <text:p text:style-name="P1"><text:s text:c="4"/>or FileName("*.gz")</text:p>
      <text:p text:style-name="P1"><text:s text:c="4"/>or FileName("*.ifo")</text:p>
      <text:p text:style-name="P1"><text:s text:c="4"/>or FileName("*.lzh")</text:p>
      <text:p text:style-name="P1"><text:s text:c="4"/>or FileName("*.pdf")</text:p>
      <text:p text:style-name="P1"><text:s text:c="4"/>or FileName("*.rpm")</text:p>
      <text:p text:style-name="P1"><text:s text:c="4"/>or FileName("*.wmv")</text:p>
      <text:p text:style-name="P1"><text:s text:c="4"/>or FileName("*.vob")</text:p>
      <text:p text:style-name="P1"><text:s text:c="4"/>or FileName("*.z")</text:p>
      <text:p text:style-name="P1"><text:s text:c="2"/>) </text:p>
      <text:p text:style-name="P1">)</text:p>
      <text:p text:style-name="P1"># Blobs end.</text:p>
      <text:p text:style-name="P1"/>
      <text:p text:style-name="P1"># NotBlobsArchivesBu</text:p>
      <text:p text:style-name="P1">or </text:p>
      <text:p text:style-name="P1"># Archives start.</text:p>
      <text:p text:style-name="P1">(</text:p>
      <text:p text:style-name="P1"><text:s text:c="2"/>DirectoryName("*Archive*")</text:p>
      <text:p text:style-name="P1"><text:s text:c="2"/>or DirectoryName("*History*")</text:p>
      <text:p text:style-name="P1"><text:soft-page-break/><text:s text:c="2"/>or DirectoryName("*Old")</text:p>
      <text:p text:style-name="P1"><text:s text:c="2"/>or DirectoryName("* Old *")</text:p>
      <text:p text:style-name="P1"><text:s text:c="2"/>or DirectoryName("Old *")</text:p>
      <text:p text:style-name="P1"/>
      <text:p text:style-name="P1"><text:s text:c="2"/>or FileName("*.7z")</text:p>
      <text:p text:style-name="P1"><text:s text:c="2"/>or FileName("*.cab")</text:p>
      <text:p text:style-name="P1"><text:s text:c="2"/>or FileName("*.iso")</text:p>
      <text:p text:style-name="P1"><text:s text:c="2"/>or FileName("*.msi")</text:p>
      <text:p text:style-name="P1"><text:s text:c="2"/>or FileName("*.old")</text:p>
      <text:p text:style-name="P1"><text:s text:c="2"/>or FileName("*.rar")</text:p>
      <text:p text:style-name="P1"><text:s text:c="2"/>or FileName("*.tar")</text:p>
      <text:p text:style-name="P1"><text:s text:c="2"/>or FileName("*.zip")</text:p>
      <text:p text:style-name="P1"><text:s text:c="2"/>or</text:p>
      <text:p text:style-name="P1"># WinSysLow start.</text:p>
      <text:p text:style-name="P1">(</text:p>
      <text:p text:style-name="P1"><text:s text:c="2"/>DirectoryName("$*")</text:p>
      <text:p text:style-name="P1"><text:s text:c="2"/>or DirectoryName("0*")</text:p>
      <text:p text:style-name="P1"><text:s text:c="2"/>or DirectoryName("1*")</text:p>
      <text:p text:style-name="P1"><text:s text:c="2"/>or DirectoryName("2*")</text:p>
      <text:p text:style-name="P1"><text:s text:c="2"/>or DirectoryName("3*")</text:p>
      <text:p text:style-name="P1"><text:s text:c="2"/>or DirectoryName("4*")</text:p>
      <text:p text:style-name="P1"><text:s text:c="2"/>or DirectoryName("5*")</text:p>
      <text:p text:style-name="P1"><text:s text:c="2"/>or DirectoryName("6*")</text:p>
      <text:p text:style-name="P1"><text:s text:c="2"/>or DirectoryName("7*")</text:p>
      <text:p text:style-name="P1"><text:s text:c="2"/>or DirectoryName("8*")</text:p>
      <text:p text:style-name="P1"><text:s text:c="2"/>or DirectoryName("9*")</text:p>
      <text:p text:style-name="P1"/>
      <text:p text:style-name="P1"><text:s text:c="2"/>or DirectoryName("dllcache")</text:p>
      <text:p text:style-name="P1"><text:s text:c="2"/>or DirectoryName("Downloaded Installations")</text:p>
      <text:p text:style-name="P1"><text:s text:c="2"/>or DirectoryName("Ehome")</text:p>
      <text:p text:style-name="P1"><text:s text:c="2"/>or DirectoryName("Fonts")</text:p>
      <text:p text:style-name="P1"><text:s text:c="2"/>or DirectoryName("Help")</text:p>
      <text:p text:style-name="P1"><text:s text:c="2"/>or DirectoryName("I386")</text:p>
      <text:p text:style-name="P1"><text:s text:c="2"/>or DirectoryName("ie?updates")</text:p>
      <text:p text:style-name="P1"><text:s text:c="2"/>or DirectoryName("Installer")</text:p>
      <text:p text:style-name="P1"><text:s text:c="2"/>or DirectoryName("Installshield Installation Information")</text:p>
      <text:p text:style-name="P1"><text:s text:c="2"/>or DirectoryName("IME")</text:p>
      <text:p text:style-name="P1"><text:s text:c="2"/>or DirectoryName("*RECYCLE*")</text:p>
      <text:p text:style-name="P1"><text:s text:c="2"/>or DirectoryName("ServicePackFiles")</text:p>
      <text:p text:style-name="P1"><text:s text:c="2"/>or DirectoryName("SoftwareDistribution")</text:p>
      <text:p text:style-name="P1"><text:s text:c="2"/>or DirectoryName("Speech")</text:p>
      <text:p text:style-name="P1"><text:s text:c="2"/>or DirectoryName("Symbols")</text:p>
      <text:p text:style-name="P1"><text:s text:c="2"/>or DirectoryName("System Volume Information")</text:p>
      <text:p text:style-name="P1"><text:s text:c="2"/>or DirectoryName("windows.old")</text:p>
      <text:p text:style-name="P1"><text:soft-page-break/>)</text:p>
      <text:p text:style-name="P1"># WinSysLow end.</text:p>
      <text:p text:style-name="P1"/>
      <text:p text:style-name="P1"><text:s text:c="2"/># Archives</text:p>
      <text:p text:style-name="P1">)</text:p>
      <text:p text:style-name="P1"># Archives end.</text:p>
      <text:p text:style-name="P1"/>
      <text:p text:style-name="P1"># NotBlobsArchivesBu</text:p>
      <text:p text:style-name="P1">or</text:p>
      <text:p text:style-name="P1"># Backups start.</text:p>
      <text:p text:style-name="P1">(</text:p>
      <text:p text:style-name="P1"><text:s text:c="2"/>DirectoryName("*Backup*")</text:p>
      <text:p text:style-name="P1"><text:s text:c="2"/>or DirectoryName("*Bu")</text:p>
      <text:p text:style-name="P1"><text:s text:c="2"/>or DirectoryName("* Bu *")</text:p>
      <text:p text:style-name="P1"><text:s text:c="2"/>or DirectoryName("Bu *")</text:p>
      <text:p text:style-name="P1"/>
      <text:p text:style-name="P1"><text:s text:c="2"/>or FileName("*.bak")</text:p>
      <text:p text:style-name="P1"><text:s text:c="2"/>or FileName("* - Copy*")</text:p>
      <text:p text:style-name="P1">)</text:p>
      <text:p text:style-name="P1"># Backups end.</text:p>
      <text:p text:style-name="P1"/>
      <text:p text:style-name="P1"># NotBlobsArchivesBu</text:p>
      <text:p text:style-name="P1">) )</text:p>
      <text:p text:style-name="P1"># NotBlobsArchivesBu end.</text:p>
      <text:p text:style-name="P1"/>
      <text:p text:style-name="P1"># IdeScripts</text:p>
      <text:p text:style-name="P1">and ( </text:p>
      <text:p text:style-name="P1"># Ide start.</text:p>
      <text:p text:style-name="P1">(</text:p>
      <text:p text:style-name="P1"><text:s text:c="4"/>DirectoryName("Ide*")</text:p>
      <text:p text:style-name="P1"><text:s text:c="4"/>or DirectoryName("Java*")</text:p>
      <text:p text:style-name="P1"><text:s text:c="4"/>or DirectoryName("Os")</text:p>
      <text:p text:style-name="P1">)</text:p>
      <text:p text:style-name="P1"># Ide end.</text:p>
      <text:p text:style-name="P1"/>
      <text:p text:style-name="P1"># IdeScripts</text:p>
      <text:p text:style-name="P1">or <text:s/></text:p>
      <text:p text:style-name="P1"># Scripts start.</text:p>
      <text:p text:style-name="P1">(</text:p>
      <text:p text:style-name="P1"><text:s text:c="2"/>DirectoryName("*Script*")</text:p>
      <text:p text:style-name="P1">)</text:p>
      <text:p text:style-name="P1"># Scripts end.</text:p>
      <text:p text:style-name="P1"/>
      <text:p text:style-name="P1"># IdeScripts</text:p>
      <text:p text:style-name="P1"><text:soft-page-break/>)</text:p>
      <text:p text:style-name="P1"># IdeScripts end.</text:p>
      <text:p text:style-name="P1"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9.000000 DevToDo DevToDo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5.743755 (2.403460%)</text:p>
      <text:p text:style-name="P1"><text:s text:c="18"/>Gap: 3.815392 (1.596541%)</text:p>
      <text:p text:style-name="P1"><text:s text:c="16"/>Total: 9.559147 (19.000000%)</text:p>
      <text:p text:style-name="P1"/>
      <text:p text:style-name="P1"><text:s text:c="8"/>Files/folders: <text:s text:c="10"/>444,203 (0.020342%) </text:p>
      <text:p text:style-name="P1"><text:s text:c="12"/>Fragments: <text:s text:c="14"/>182 (10.743802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35.846796 (0.000000%)</text:p>
      <text:p text:style-name="P1"><text:s text:c="12"/>Files End: 41.590551</text:p>
      <text:p text:style-name="P1"><text:s text:c="13"/>Zone End: 45.405943 (19.0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5.000000%</text:p>
      <text:p text:style-name="P1"><text:s text:c="7"/>Volume Rounding: 1.000000%</text:p>
      <text:p text:style-name="P1"><text:s text:c="12"/>Actual Gap: 1.596541% (3.815392)</text:p>
      <text:p text:style-name="P1"><text:s text:c="17"/></text:p>
      <text:p text:style-name="P1"><text:s text:c="15"/>The desired min gap size. (GapRequested): 2.185686 <text:s/>(Loc) 43.776237</text:p>
      <text:p text:style-name="P1"><text:s text:c="14"/>Must be half the zone size. (GapAdjusted): 2.185686 <text:s/>(---) 43.776237</text:p>
      <text:p text:style-name="P1"><text:s text:c="15"/>Align to the volume evenly. (GapRounded): 3.815392 <text:s/>(---) 45.405943</text:p>
      <text:p text:style-name="P1"><text:s text:c="10"/>The remaining space available. (GapAvailable): 46.204235 <text:s/>(---) 87.794786</text:p>
      <text:p text:style-name="P1"><text:s text:c="6"/>The lower of adjusted and available. (GapCurrent): 3.815392 <text:s/>(---) 45.405943</text:p>
      <text:p text:style-name="P1"><text:s text:c="4"/>(GapCurrent) after any code you inserted. (GapUsed): 3.815392 <text:s/>(---) 45.405943</text:p>
      <text:p text:style-name="P1"><text:soft-page-break/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41181830692.761139 (4.207137%)</text:p>
      <text:p text:style-name="P1"><text:s text:c="19"/>Total Used: 172008665251.840030 (72.989136%)</text:p>
      <text:p text:style-name="P1"><text:s text:c="9"/>Volume Used by Zones: 15627844567.040009 (1.596541%)</text:p>
      <text:p text:style-name="P1"/>
      <text:p text:style-name="P1">Directory and Files Select:</text:p>
      <text:p text:style-name="P1">---------------------------</text:p>
      <text:p text:style-name="P1"># Script: ZoneDo ZoneTypeSelectDevToDo</text:p>
      <text:p text:style-name="P1"># DevToDo start.</text:p>
      <text:p text:style-name="P1"># NotBlobsArchivesBu start.</text:p>
      <text:p text:style-name="P1">(not (</text:p>
      <text:p text:style-name="P1"># Blobs start.</text:p>
      <text:p text:style-name="P1">(</text:p>
      <text:p text:style-name="P1"># BlobsAndExceptions start.</text:p>
      <text:p text:style-name="P1">( not(</text:p>
      <text:p text:style-name="P1"><text:s text:c="2"/>FileName("*.bat")</text:p>
      <text:p text:style-name="P1"><text:s text:c="2"/>or FileName("*.css")</text:p>
      <text:p text:style-name="P1"><text:s text:c="2"/>or FileName("*.dll")</text:p>
      <text:p text:style-name="P1"><text:s text:c="2"/>or FileName("*.exe")</text:p>
      <text:p text:style-name="P1"><text:s text:c="2"/>or FileName("*.htm*")</text:p>
      <text:p text:style-name="P1"><text:s text:c="2"/>or FileName("*.jar")</text:p>
      <text:p text:style-name="P1"><text:s text:c="2"/>or FileName("*.js")</text:p>
      <text:p text:style-name="P1"><text:s text:c="2"/>or FileName("*.script")</text:p>
      <text:p text:style-name="P1"><text:s text:c="2"/>or FileName("*.wsf")</text:p>
      <text:p text:style-name="P1"><text:s text:c="2"/>or (</text:p>
      <text:p text:style-name="P1"># Databases start.</text:p>
      <text:p text:style-name="P1">(</text:p>
      <text:p text:style-name="P1"><text:s text:c="2"/>FileName("*.crypt*")</text:p>
      <text:p text:style-name="P1"><text:s text:c="2"/>or FileName("*.db*")</text:p>
      <text:p text:style-name="P1"><text:s text:c="2"/>or FileName("*.rdb*")</text:p>
      <text:p text:style-name="P1"><text:s text:c="2"/>or FileName("*.dc*")</text:p>
      <text:p text:style-name="P1"><text:s text:c="2"/>or FileName("*.dict*")</text:p>
      <text:p text:style-name="P1"><text:s text:c="2"/>or FileName("*.?db*")</text:p>
      <text:p text:style-name="P1"><text:s text:c="2"/>or FileName("*.?rdb*")</text:p>
      <text:p text:style-name="P1"><text:s text:c="2"/>or FileName("*.md*")</text:p>
      <text:p text:style-name="P1"><text:s text:c="2"/>or FileName("*.myd")</text:p>
      <text:p text:style-name="P1"><text:s text:c="2"/>or FileName("*.ndf")</text:p>
      <text:p text:style-name="P1"><text:s text:c="2"/>or FileName("*.ns?")</text:p>
      <text:p text:style-name="P1"><text:s text:c="2"/>or FileName("*.pab")</text:p>
      <text:p text:style-name="P1"><text:s text:c="2"/>or FileName("*.pst")</text:p>
      <text:p text:style-name="P1"><text:s text:c="2"/>or FileName("*.sd?*")</text:p>
      <text:p text:style-name="P1"><text:s text:c="2"/>or FileName("*.sq**")</text:p>
      <text:p text:style-name="P1"><text:soft-page-break/><text:s text:c="2"/>or FileName("*.tmd")</text:p>
      <text:p text:style-name="P1"><text:s text:c="2"/>or FileName("*.tps")</text:p>
      <text:p text:style-name="P1"><text:s text:c="2"/>or FileName("*.tr*")</text:p>
      <text:p text:style-name="P1">)</text:p>
      <text:p text:style-name="P1"># Databases end.</text:p>
      <text:p text:style-name="P1"/>
      <text:p text:style-name="P1"><text:s text:c="4"/># BlobsAndExceptions</text:p>
      <text:p text:style-name="P1"><text:s text:c="4"/>or </text:p>
      <text:p text:style-name="P1"># Data start.</text:p>
      <text:p text:style-name="P1">(</text:p>
      <text:p text:style-name="P1"><text:s text:c="2"/>DirectoryName("Data*")</text:p>
      <text:p text:style-name="P1"><text:s text:c="2"/>or DirectoryName("Device*")</text:p>
      <text:p text:style-name="P1"><text:s text:c="2"/>or DirectoryName("Export*")</text:p>
      <text:p text:style-name="P1"><text:s text:c="2"/>or DirectoryName("Import*")</text:p>
      <text:p text:style-name="P1"><text:s text:c="2"/>or DirectoryName("Log*")</text:p>
      <text:p text:style-name="P1"><text:s text:c="2"/>or DirectoryName("*Log")</text:p>
      <text:p text:style-name="P1"><text:s text:c="2"/>or DirectoryName("Maintenance*")</text:p>
      <text:p text:style-name="P1"><text:s text:c="2"/>or DirectoryName("Rec*")</text:p>
      <text:p text:style-name="P1"><text:s text:c="2"/>or DirectoryName("Sales*")</text:p>
      <text:p text:style-name="P1"><text:s text:c="2"/>or DirectoryName("Search*")</text:p>
      <text:p text:style-name="P1"><text:s text:c="2"/>or DirectoryName("User*")</text:p>
      <text:p text:style-name="P1">)</text:p>
      <text:p text:style-name="P1"># Data end.</text:p>
      <text:p text:style-name="P1"/>
      <text:p text:style-name="P1"><text:s text:c="4"/># BlobsAndExceptions</text:p>
      <text:p text:style-name="P1"><text:s text:c="2"/>)</text:p>
      <text:p text:style-name="P1">) )</text:p>
      <text:p text:style-name="P1"># BlobsAndExceptions end.</text:p>
      <text:p text:style-name="P1"/>
      <text:p text:style-name="P1"># Blobs</text:p>
      <text:p text:style-name="P1">) and (</text:p>
      <text:p text:style-name="P1"><text:s text:c="2"/>Size(BlobFileSize,0)</text:p>
      <text:p text:style-name="P1"><text:s text:c="2"/>or (</text:p>
      <text:p text:style-name="P1"><text:s text:c="4"/>FileName("*.arj")</text:p>
      <text:p text:style-name="P1"><text:s text:c="4"/>or FileName("*.bup")</text:p>
      <text:p text:style-name="P1"><text:s text:c="4"/>or FileName("*.bz2")</text:p>
      <text:p text:style-name="P1"><text:s text:c="4"/>or FileName("*.chm")</text:p>
      <text:p text:style-name="P1"><text:s text:c="4"/>or FileName("*.dvr-ms")</text:p>
      <text:p text:style-name="P1"><text:s text:c="4"/>or FileName("*.gz")</text:p>
      <text:p text:style-name="P1"><text:s text:c="4"/>or FileName("*.ifo")</text:p>
      <text:p text:style-name="P1"><text:s text:c="4"/>or FileName("*.lzh")</text:p>
      <text:p text:style-name="P1"><text:s text:c="4"/>or FileName("*.pdf")</text:p>
      <text:p text:style-name="P1"><text:s text:c="4"/>or FileName("*.rpm")</text:p>
      <text:p text:style-name="P1"><text:s text:c="4"/>or FileName("*.wmv")</text:p>
      <text:p text:style-name="P1"><text:soft-page-break/><text:s text:c="4"/>or FileName("*.vob")</text:p>
      <text:p text:style-name="P1"><text:s text:c="4"/>or FileName("*.z")</text:p>
      <text:p text:style-name="P1"><text:s text:c="2"/>) </text:p>
      <text:p text:style-name="P1">)</text:p>
      <text:p text:style-name="P1"># Blobs end.</text:p>
      <text:p text:style-name="P1"/>
      <text:p text:style-name="P1"># NotBlobsArchivesBu</text:p>
      <text:p text:style-name="P1">or </text:p>
      <text:p text:style-name="P1"># Archives start.</text:p>
      <text:p text:style-name="P1">(</text:p>
      <text:p text:style-name="P1"><text:s text:c="2"/>DirectoryName("*Archive*")</text:p>
      <text:p text:style-name="P1"><text:s text:c="2"/>or DirectoryName("*History*")</text:p>
      <text:p text:style-name="P1"><text:s text:c="2"/>or DirectoryName("*Old")</text:p>
      <text:p text:style-name="P1"><text:s text:c="2"/>or DirectoryName("* Old *")</text:p>
      <text:p text:style-name="P1"><text:s text:c="2"/>or DirectoryName("Old *")</text:p>
      <text:p text:style-name="P1"/>
      <text:p text:style-name="P1"><text:s text:c="2"/>or FileName("*.7z")</text:p>
      <text:p text:style-name="P1"><text:s text:c="2"/>or FileName("*.cab")</text:p>
      <text:p text:style-name="P1"><text:s text:c="2"/>or FileName("*.iso")</text:p>
      <text:p text:style-name="P1"><text:s text:c="2"/>or FileName("*.msi")</text:p>
      <text:p text:style-name="P1"><text:s text:c="2"/>or FileName("*.old")</text:p>
      <text:p text:style-name="P1"><text:s text:c="2"/>or FileName("*.rar")</text:p>
      <text:p text:style-name="P1"><text:s text:c="2"/>or FileName("*.tar")</text:p>
      <text:p text:style-name="P1"><text:s text:c="2"/>or FileName("*.zip")</text:p>
      <text:p text:style-name="P1"><text:s text:c="2"/>or</text:p>
      <text:p text:style-name="P1"># WinSysLow start.</text:p>
      <text:p text:style-name="P1">(</text:p>
      <text:p text:style-name="P1"><text:s text:c="2"/>DirectoryName("$*")</text:p>
      <text:p text:style-name="P1"><text:s text:c="2"/>or DirectoryName("0*")</text:p>
      <text:p text:style-name="P1"><text:s text:c="2"/>or DirectoryName("1*")</text:p>
      <text:p text:style-name="P1"><text:s text:c="2"/>or DirectoryName("2*")</text:p>
      <text:p text:style-name="P1"><text:s text:c="2"/>or DirectoryName("3*")</text:p>
      <text:p text:style-name="P1"><text:s text:c="2"/>or DirectoryName("4*")</text:p>
      <text:p text:style-name="P1"><text:s text:c="2"/>or DirectoryName("5*")</text:p>
      <text:p text:style-name="P1"><text:s text:c="2"/>or DirectoryName("6*")</text:p>
      <text:p text:style-name="P1"><text:s text:c="2"/>or DirectoryName("7*")</text:p>
      <text:p text:style-name="P1"><text:s text:c="2"/>or DirectoryName("8*")</text:p>
      <text:p text:style-name="P1"><text:s text:c="2"/>or DirectoryName("9*")</text:p>
      <text:p text:style-name="P1"/>
      <text:p text:style-name="P1"><text:s text:c="2"/>or DirectoryName("dllcache")</text:p>
      <text:p text:style-name="P1"><text:s text:c="2"/>or DirectoryName("Downloaded Installations")</text:p>
      <text:p text:style-name="P1"><text:s text:c="2"/>or DirectoryName("Ehome")</text:p>
      <text:p text:style-name="P1"><text:s text:c="2"/>or DirectoryName("Fonts")</text:p>
      <text:p text:style-name="P1"><text:s text:c="2"/>or DirectoryName("Help")</text:p>
      <text:p text:style-name="P1"><text:soft-page-break/><text:s text:c="2"/>or DirectoryName("I386")</text:p>
      <text:p text:style-name="P1"><text:s text:c="2"/>or DirectoryName("ie?updates")</text:p>
      <text:p text:style-name="P1"><text:s text:c="2"/>or DirectoryName("Installer")</text:p>
      <text:p text:style-name="P1"><text:s text:c="2"/>or DirectoryName("Installshield Installation Information")</text:p>
      <text:p text:style-name="P1"><text:s text:c="2"/>or DirectoryName("IME")</text:p>
      <text:p text:style-name="P1"><text:s text:c="2"/>or DirectoryName("*RECYCLE*")</text:p>
      <text:p text:style-name="P1"><text:s text:c="2"/>or DirectoryName("ServicePackFiles")</text:p>
      <text:p text:style-name="P1"><text:s text:c="2"/>or DirectoryName("SoftwareDistribution")</text:p>
      <text:p text:style-name="P1"><text:s text:c="2"/>or DirectoryName("Speech")</text:p>
      <text:p text:style-name="P1"><text:s text:c="2"/>or DirectoryName("Symbols")</text:p>
      <text:p text:style-name="P1"><text:s text:c="2"/>or DirectoryName("System Volume Information")</text:p>
      <text:p text:style-name="P1"><text:s text:c="2"/>or DirectoryName("windows.old")</text:p>
      <text:p text:style-name="P1">)</text:p>
      <text:p text:style-name="P1"># WinSysLow end.</text:p>
      <text:p text:style-name="P1"/>
      <text:p text:style-name="P1"><text:s text:c="2"/># Archives</text:p>
      <text:p text:style-name="P1">)</text:p>
      <text:p text:style-name="P1"># Archives end.</text:p>
      <text:p text:style-name="P1"/>
      <text:p text:style-name="P1"># NotBlobsArchivesBu</text:p>
      <text:p text:style-name="P1">or</text:p>
      <text:p text:style-name="P1"># Backups start.</text:p>
      <text:p text:style-name="P1">(</text:p>
      <text:p text:style-name="P1"><text:s text:c="2"/>DirectoryName("*Backup*")</text:p>
      <text:p text:style-name="P1"><text:s text:c="2"/>or DirectoryName("*Bu")</text:p>
      <text:p text:style-name="P1"><text:s text:c="2"/>or DirectoryName("* Bu *")</text:p>
      <text:p text:style-name="P1"><text:s text:c="2"/>or DirectoryName("Bu *")</text:p>
      <text:p text:style-name="P1"/>
      <text:p text:style-name="P1"><text:s text:c="2"/>or FileName("*.bak")</text:p>
      <text:p text:style-name="P1"><text:s text:c="2"/>or FileName("* - Copy*")</text:p>
      <text:p text:style-name="P1">)</text:p>
      <text:p text:style-name="P1"># Backups end.</text:p>
      <text:p text:style-name="P1"/>
      <text:p text:style-name="P1"># NotBlobsArchivesBu</text:p>
      <text:p text:style-name="P1">) )</text:p>
      <text:p text:style-name="P1"># NotBlobsArchivesBu end.</text:p>
      <text:p text:style-name="P1"/>
      <text:p text:style-name="P1"># DevToDo</text:p>
      <text:p text:style-name="P1">and ( </text:p>
      <text:p text:style-name="P1"># Dev start.</text:p>
      <text:p text:style-name="P1">(</text:p>
      <text:p text:style-name="P1"><text:s text:c="2"/>DirectoryName("*Dev") </text:p>
      <text:p text:style-name="P1"><text:s text:c="2"/>or DirectoryName("Dev *") </text:p>
      <text:p text:style-name="P1"><text:s text:c="2"/>or DirectoryName("*Development*") </text:p>
      <text:p text:style-name="P1"><text:soft-page-break/><text:s text:c="2"/>or DirectoryName("DsVs*") </text:p>
      <text:p text:style-name="P1"><text:s text:c="2"/>or DirectoryName("Srt*") </text:p>
      <text:p text:style-name="P1">)</text:p>
      <text:p text:style-name="P1"># Dev end.</text:p>
      <text:p text:style-name="P1"/>
      <text:p text:style-name="P1"># DevToDo</text:p>
      <text:p text:style-name="P1">or </text:p>
      <text:p text:style-name="P1"># ToDo start.</text:p>
      <text:p text:style-name="P1">(</text:p>
      <text:p text:style-name="P1"><text:s text:c="2"/>DirectoryName("*ToDo*")</text:p>
      <text:p text:style-name="P1">)</text:p>
      <text:p text:style-name="P1"># ToDo end.</text:p>
      <text:p text:style-name="P1"/>
      <text:p text:style-name="P1"># DevToDo</text:p>
      <text:p text:style-name="P1">)</text:p>
      <text:p text:style-name="P1"># DevToDo end.</text:p>
      <text:p text:style-name="P1"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9.000000 DevToDo DevToDo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0.000000 (0.000000%)</text:p>
      <text:p text:style-name="P1"><text:s text:c="18"/>Gap: 1.425519 (0.596505%)</text:p>
      <text:p text:style-name="P1"><text:s text:c="16"/>Total: 1.425519 (18.000000%)</text:p>
      <text:p text:style-name="P1"/>
      <text:p text:style-name="P1"><text:s text:c="8"/>Files/folders: <text:s text:c="16"/>0 (0.000000%) </text:p>
      <text:p text:style-name="P1"><text:s text:c="12"/>Fragments: <text:s text:c="16"/>0 (0.000000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41.590637 (0.000000%)</text:p>
      <text:p text:style-name="P1"><text:s text:c="12"/>Files End: 41.590637</text:p>
      <text:p text:style-name="P1"><text:s text:c="13"/>Zone End: 43.016156 (18.0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5.000000%</text:p>
      <text:p text:style-name="P1"><text:s text:c="7"/>Volume Rounding: 1.000000%</text:p>
      <text:p text:style-name="P1"><text:soft-page-break/><text:s text:c="12"/>Actual Gap: 0.596505% (1.425519)</text:p>
      <text:p text:style-name="P1"><text:s text:c="17"/></text:p>
      <text:p text:style-name="P1"><text:s text:c="15"/>The desired min gap size. (GapRequested): 2.185686 <text:s/>(Loc) 43.776323</text:p>
      <text:p text:style-name="P1"><text:s text:c="14"/>Must be half the zone size. (GapAdjusted): 0.000000 <text:s/>(---) 41.590637</text:p>
      <text:p text:style-name="P1"><text:s text:c="15"/>Align to the volume evenly. (GapRounded): 1.425519 <text:s/>(---) 43.016156</text:p>
      <text:p text:style-name="P1"><text:s text:c="10"/>The remaining space available. (GapAvailable): 46.227395 <text:s/>(---) 87.818032</text:p>
      <text:p text:style-name="P1"><text:s text:c="6"/>The lower of adjusted and available. (GapCurrent): 1.425519 <text:s/>(---) 43.016156</text:p>
      <text:p text:style-name="P1"><text:s text:c="4"/>(GapCurrent) after any code you inserted. (GapUsed): 1.425519 <text:s/>(---) 43.016156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50134402582.491821 (5.121731%)</text:p>
      <text:p text:style-name="P1"><text:s text:c="19"/>Total Used: 177847592222.720030 (75.506731%)</text:p>
      <text:p text:style-name="P1"><text:s text:c="9"/>Volume Used by Zones: 5838926970.880005 (0.596505%)</text:p>
      <text:p text:style-name="P1"/>
      <text:p text:style-name="P1">Directory and Files Select:</text:p>
      <text:p text:style-name="P1">---------------------------</text:p>
      <text:p text:style-name="P1"># Script: ZoneDo ZoneTypeSelectDevToDo</text:p>
      <text:p text:style-name="P1"># DevToDo start.</text:p>
      <text:p text:style-name="P1"># NotBlobsArchivesBu start.</text:p>
      <text:p text:style-name="P1">(not (</text:p>
      <text:p text:style-name="P1"># Blobs start.</text:p>
      <text:p text:style-name="P1">(</text:p>
      <text:p text:style-name="P1"># BlobsAndExceptions start.</text:p>
      <text:p text:style-name="P1">( not(</text:p>
      <text:p text:style-name="P1"><text:s text:c="2"/>FileName("*.bat")</text:p>
      <text:p text:style-name="P1"><text:s text:c="2"/>or FileName("*.css")</text:p>
      <text:p text:style-name="P1"><text:s text:c="2"/>or FileName("*.dll")</text:p>
      <text:p text:style-name="P1"><text:s text:c="2"/>or FileName("*.exe")</text:p>
      <text:p text:style-name="P1"><text:s text:c="2"/>or FileName("*.htm*")</text:p>
      <text:p text:style-name="P1"><text:s text:c="2"/>or FileName("*.jar")</text:p>
      <text:p text:style-name="P1"><text:s text:c="2"/>or FileName("*.js")</text:p>
      <text:p text:style-name="P1"><text:s text:c="2"/>or FileName("*.script")</text:p>
      <text:p text:style-name="P1"><text:s text:c="2"/>or FileName("*.wsf")</text:p>
      <text:p text:style-name="P1"><text:s text:c="2"/>or (</text:p>
      <text:p text:style-name="P1"># Databases start.</text:p>
      <text:p text:style-name="P1">(</text:p>
      <text:p text:style-name="P1"><text:s text:c="2"/>FileName("*.crypt*")</text:p>
      <text:p text:style-name="P1"><text:soft-page-break/><text:s text:c="2"/>or FileName("*.db*")</text:p>
      <text:p text:style-name="P1"><text:s text:c="2"/>or FileName("*.rdb*")</text:p>
      <text:p text:style-name="P1"><text:s text:c="2"/>or FileName("*.dc*")</text:p>
      <text:p text:style-name="P1"><text:s text:c="2"/>or FileName("*.dict*")</text:p>
      <text:p text:style-name="P1"><text:s text:c="2"/>or FileName("*.?db*")</text:p>
      <text:p text:style-name="P1"><text:s text:c="2"/>or FileName("*.?rdb*")</text:p>
      <text:p text:style-name="P1"><text:s text:c="2"/>or FileName("*.md*")</text:p>
      <text:p text:style-name="P1"><text:s text:c="2"/>or FileName("*.myd")</text:p>
      <text:p text:style-name="P1"><text:s text:c="2"/>or FileName("*.ndf")</text:p>
      <text:p text:style-name="P1"><text:s text:c="2"/>or FileName("*.ns?")</text:p>
      <text:p text:style-name="P1"><text:s text:c="2"/>or FileName("*.pab")</text:p>
      <text:p text:style-name="P1"><text:s text:c="2"/>or FileName("*.pst")</text:p>
      <text:p text:style-name="P1"><text:s text:c="2"/>or FileName("*.sd?*")</text:p>
      <text:p text:style-name="P1"><text:s text:c="2"/>or FileName("*.sq**")</text:p>
      <text:p text:style-name="P1"><text:s text:c="2"/>or FileName("*.tmd")</text:p>
      <text:p text:style-name="P1"><text:s text:c="2"/>or FileName("*.tps")</text:p>
      <text:p text:style-name="P1"><text:s text:c="2"/>or FileName("*.tr*")</text:p>
      <text:p text:style-name="P1">)</text:p>
      <text:p text:style-name="P1"># Databases end.</text:p>
      <text:p text:style-name="P1"/>
      <text:p text:style-name="P1"><text:s text:c="4"/># BlobsAndExceptions</text:p>
      <text:p text:style-name="P1"><text:s text:c="4"/>or </text:p>
      <text:p text:style-name="P1"># Data start.</text:p>
      <text:p text:style-name="P1">(</text:p>
      <text:p text:style-name="P1"><text:s text:c="2"/>DirectoryName("Data*")</text:p>
      <text:p text:style-name="P1"><text:s text:c="2"/>or DirectoryName("Device*")</text:p>
      <text:p text:style-name="P1"><text:s text:c="2"/>or DirectoryName("Export*")</text:p>
      <text:p text:style-name="P1"><text:s text:c="2"/>or DirectoryName("Import*")</text:p>
      <text:p text:style-name="P1"><text:s text:c="2"/>or DirectoryName("Log*")</text:p>
      <text:p text:style-name="P1"><text:s text:c="2"/>or DirectoryName("*Log")</text:p>
      <text:p text:style-name="P1"><text:s text:c="2"/>or DirectoryName("Maintenance*")</text:p>
      <text:p text:style-name="P1"><text:s text:c="2"/>or DirectoryName("Rec*")</text:p>
      <text:p text:style-name="P1"><text:s text:c="2"/>or DirectoryName("Sales*")</text:p>
      <text:p text:style-name="P1"><text:s text:c="2"/>or DirectoryName("Search*")</text:p>
      <text:p text:style-name="P1"><text:s text:c="2"/>or DirectoryName("User*")</text:p>
      <text:p text:style-name="P1">)</text:p>
      <text:p text:style-name="P1"># Data end.</text:p>
      <text:p text:style-name="P1"/>
      <text:p text:style-name="P1"><text:s text:c="4"/># BlobsAndExceptions</text:p>
      <text:p text:style-name="P1"><text:s text:c="2"/>)</text:p>
      <text:p text:style-name="P1">) )</text:p>
      <text:p text:style-name="P1"># BlobsAndExceptions end.</text:p>
      <text:p text:style-name="P1"/>
      <text:p text:style-name="P1"># Blobs</text:p>
      <text:p text:style-name="P1"><text:soft-page-break/>) and (</text:p>
      <text:p text:style-name="P1"><text:s text:c="2"/>Size(BlobFileSize,0)</text:p>
      <text:p text:style-name="P1"><text:s text:c="2"/>or (</text:p>
      <text:p text:style-name="P1"><text:s text:c="4"/>FileName("*.arj")</text:p>
      <text:p text:style-name="P1"><text:s text:c="4"/>or FileName("*.bup")</text:p>
      <text:p text:style-name="P1"><text:s text:c="4"/>or FileName("*.bz2")</text:p>
      <text:p text:style-name="P1"><text:s text:c="4"/>or FileName("*.chm")</text:p>
      <text:p text:style-name="P1"><text:s text:c="4"/>or FileName("*.dvr-ms")</text:p>
      <text:p text:style-name="P1"><text:s text:c="4"/>or FileName("*.gz")</text:p>
      <text:p text:style-name="P1"><text:s text:c="4"/>or FileName("*.ifo")</text:p>
      <text:p text:style-name="P1"><text:s text:c="4"/>or FileName("*.lzh")</text:p>
      <text:p text:style-name="P1"><text:s text:c="4"/>or FileName("*.pdf")</text:p>
      <text:p text:style-name="P1"><text:s text:c="4"/>or FileName("*.rpm")</text:p>
      <text:p text:style-name="P1"><text:s text:c="4"/>or FileName("*.wmv")</text:p>
      <text:p text:style-name="P1"><text:s text:c="4"/>or FileName("*.vob")</text:p>
      <text:p text:style-name="P1"><text:s text:c="4"/>or FileName("*.z")</text:p>
      <text:p text:style-name="P1"><text:s text:c="2"/>) </text:p>
      <text:p text:style-name="P1">)</text:p>
      <text:p text:style-name="P1"># Blobs end.</text:p>
      <text:p text:style-name="P1"/>
      <text:p text:style-name="P1"># NotBlobsArchivesBu</text:p>
      <text:p text:style-name="P1">or </text:p>
      <text:p text:style-name="P1"># Archives start.</text:p>
      <text:p text:style-name="P1">(</text:p>
      <text:p text:style-name="P1"><text:s text:c="2"/>DirectoryName("*Archive*")</text:p>
      <text:p text:style-name="P1"><text:s text:c="2"/>or DirectoryName("*History*")</text:p>
      <text:p text:style-name="P1"><text:s text:c="2"/>or DirectoryName("*Old")</text:p>
      <text:p text:style-name="P1"><text:s text:c="2"/>or DirectoryName("* Old *")</text:p>
      <text:p text:style-name="P1"><text:s text:c="2"/>or DirectoryName("Old *")</text:p>
      <text:p text:style-name="P1"/>
      <text:p text:style-name="P1"><text:s text:c="2"/>or FileName("*.7z")</text:p>
      <text:p text:style-name="P1"><text:s text:c="2"/>or FileName("*.cab")</text:p>
      <text:p text:style-name="P1"><text:s text:c="2"/>or FileName("*.iso")</text:p>
      <text:p text:style-name="P1"><text:s text:c="2"/>or FileName("*.msi")</text:p>
      <text:p text:style-name="P1"><text:s text:c="2"/>or FileName("*.old")</text:p>
      <text:p text:style-name="P1"><text:s text:c="2"/>or FileName("*.rar")</text:p>
      <text:p text:style-name="P1"><text:s text:c="2"/>or FileName("*.tar")</text:p>
      <text:p text:style-name="P1"><text:s text:c="2"/>or FileName("*.zip")</text:p>
      <text:p text:style-name="P1"><text:s text:c="2"/>or</text:p>
      <text:p text:style-name="P1"># WinSysLow start.</text:p>
      <text:p text:style-name="P1">(</text:p>
      <text:p text:style-name="P1"><text:s text:c="2"/>DirectoryName("$*")</text:p>
      <text:p text:style-name="P1"><text:s text:c="2"/>or DirectoryName("0*")</text:p>
      <text:p text:style-name="P1"><text:s text:c="2"/>or DirectoryName("1*")</text:p>
      <text:p text:style-name="P1"><text:soft-page-break/><text:s text:c="2"/>or DirectoryName("2*")</text:p>
      <text:p text:style-name="P1"><text:s text:c="2"/>or DirectoryName("3*")</text:p>
      <text:p text:style-name="P1"><text:s text:c="2"/>or DirectoryName("4*")</text:p>
      <text:p text:style-name="P1"><text:s text:c="2"/>or DirectoryName("5*")</text:p>
      <text:p text:style-name="P1"><text:s text:c="2"/>or DirectoryName("6*")</text:p>
      <text:p text:style-name="P1"><text:s text:c="2"/>or DirectoryName("7*")</text:p>
      <text:p text:style-name="P1"><text:s text:c="2"/>or DirectoryName("8*")</text:p>
      <text:p text:style-name="P1"><text:s text:c="2"/>or DirectoryName("9*")</text:p>
      <text:p text:style-name="P1"/>
      <text:p text:style-name="P1"><text:s text:c="2"/>or DirectoryName("dllcache")</text:p>
      <text:p text:style-name="P1"><text:s text:c="2"/>or DirectoryName("Downloaded Installations")</text:p>
      <text:p text:style-name="P1"><text:s text:c="2"/>or DirectoryName("Ehome")</text:p>
      <text:p text:style-name="P1"><text:s text:c="2"/>or DirectoryName("Fonts")</text:p>
      <text:p text:style-name="P1"><text:s text:c="2"/>or DirectoryName("Help")</text:p>
      <text:p text:style-name="P1"><text:s text:c="2"/>or DirectoryName("I386")</text:p>
      <text:p text:style-name="P1"><text:s text:c="2"/>or DirectoryName("ie?updates")</text:p>
      <text:p text:style-name="P1"><text:s text:c="2"/>or DirectoryName("Installer")</text:p>
      <text:p text:style-name="P1"><text:s text:c="2"/>or DirectoryName("Installshield Installation Information")</text:p>
      <text:p text:style-name="P1"><text:s text:c="2"/>or DirectoryName("IME")</text:p>
      <text:p text:style-name="P1"><text:s text:c="2"/>or DirectoryName("*RECYCLE*")</text:p>
      <text:p text:style-name="P1"><text:s text:c="2"/>or DirectoryName("ServicePackFiles")</text:p>
      <text:p text:style-name="P1"><text:s text:c="2"/>or DirectoryName("SoftwareDistribution")</text:p>
      <text:p text:style-name="P1"><text:s text:c="2"/>or DirectoryName("Speech")</text:p>
      <text:p text:style-name="P1"><text:s text:c="2"/>or DirectoryName("Symbols")</text:p>
      <text:p text:style-name="P1"><text:s text:c="2"/>or DirectoryName("System Volume Information")</text:p>
      <text:p text:style-name="P1"><text:s text:c="2"/>or DirectoryName("windows.old")</text:p>
      <text:p text:style-name="P1">)</text:p>
      <text:p text:style-name="P1"># WinSysLow end.</text:p>
      <text:p text:style-name="P1"/>
      <text:p text:style-name="P1"><text:s text:c="2"/># Archives</text:p>
      <text:p text:style-name="P1">)</text:p>
      <text:p text:style-name="P1"># Archives end.</text:p>
      <text:p text:style-name="P1"/>
      <text:p text:style-name="P1"># NotBlobsArchivesBu</text:p>
      <text:p text:style-name="P1">or</text:p>
      <text:p text:style-name="P1"># Backups start.</text:p>
      <text:p text:style-name="P1">(</text:p>
      <text:p text:style-name="P1"><text:s text:c="2"/>DirectoryName("*Backup*")</text:p>
      <text:p text:style-name="P1"><text:s text:c="2"/>or DirectoryName("*Bu")</text:p>
      <text:p text:style-name="P1"><text:s text:c="2"/>or DirectoryName("* Bu *")</text:p>
      <text:p text:style-name="P1"><text:s text:c="2"/>or DirectoryName("Bu *")</text:p>
      <text:p text:style-name="P1"/>
      <text:p text:style-name="P1"><text:s text:c="2"/>or FileName("*.bak")</text:p>
      <text:p text:style-name="P1"><text:s text:c="2"/>or FileName("* - Copy*")</text:p>
      <text:p text:style-name="P1"><text:soft-page-break/>)</text:p>
      <text:p text:style-name="P1"># Backups end.</text:p>
      <text:p text:style-name="P1"/>
      <text:p text:style-name="P1"># NotBlobsArchivesBu</text:p>
      <text:p text:style-name="P1">) )</text:p>
      <text:p text:style-name="P1"># NotBlobsArchivesBu end.</text:p>
      <text:p text:style-name="P1"/>
      <text:p text:style-name="P1"># DevToDo</text:p>
      <text:p text:style-name="P1">and ( </text:p>
      <text:p text:style-name="P1"># Dev start.</text:p>
      <text:p text:style-name="P1">(</text:p>
      <text:p text:style-name="P1"><text:s text:c="2"/>DirectoryName("*Dev") </text:p>
      <text:p text:style-name="P1"><text:s text:c="2"/>or DirectoryName("Dev *") </text:p>
      <text:p text:style-name="P1"><text:s text:c="2"/>or DirectoryName("*Development*") </text:p>
      <text:p text:style-name="P1"><text:s text:c="2"/>or DirectoryName("DsVs*") </text:p>
      <text:p text:style-name="P1"><text:s text:c="2"/>or DirectoryName("Srt*") </text:p>
      <text:p text:style-name="P1">)</text:p>
      <text:p text:style-name="P1"># Dev end.</text:p>
      <text:p text:style-name="P1"/>
      <text:p text:style-name="P1"># DevToDo</text:p>
      <text:p text:style-name="P1">or </text:p>
      <text:p text:style-name="P1"># ToDo start.</text:p>
      <text:p text:style-name="P1">(</text:p>
      <text:p text:style-name="P1"><text:s text:c="2"/>DirectoryName("*ToDo*")</text:p>
      <text:p text:style-name="P1">)</text:p>
      <text:p text:style-name="P1"># ToDo end.</text:p>
      <text:p text:style-name="P1"/>
      <text:p text:style-name="P1"># DevToDo</text:p>
      <text:p text:style-name="P1">)</text:p>
      <text:p text:style-name="P1"># DevToDo end.</text:p>
      <text:p text:style-name="P1"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10.000000 LinksCorp LinksCorp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38.963332 (16.304106%)</text:p>
      <text:p text:style-name="P1"><text:s text:c="18"/>Gap: 4.052825 (1.695894%)</text:p>
      <text:p text:style-name="P1"><text:s text:c="16"/>Total: 43.016157 (36.000000%)</text:p>
      <text:p text:style-name="P1"><text:soft-page-break/></text:p>
      <text:p text:style-name="P1"><text:s text:c="8"/>Files/folders: <text:s text:c="10"/>139,836 (0.006368%) </text:p>
      <text:p text:style-name="P1"><text:s text:c="12"/>Fragments: <text:s text:c="14"/>148 (9.756098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43.016156 (0.000000%)</text:p>
      <text:p text:style-name="P1"><text:s text:c="12"/>Files End: 81.979488</text:p>
      <text:p text:style-name="P1"><text:s text:c="13"/>Zone End: 86.032313 (36.0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5.000000%</text:p>
      <text:p text:style-name="P1"><text:s text:c="7"/>Volume Rounding: 1.000000%</text:p>
      <text:p text:style-name="P1"><text:s text:c="12"/>Actual Gap: 1.695894% (4.052825)</text:p>
      <text:p text:style-name="P1"><text:s text:c="17"/></text:p>
      <text:p text:style-name="P1"><text:s text:c="15"/>The desired min gap size. (GapRequested): 2.185686 <text:s/>(Loc) 84.165174</text:p>
      <text:p text:style-name="P1"><text:s text:c="14"/>Must be half the zone size. (GapAdjusted): 2.185686 <text:s/>(---) 84.165174</text:p>
      <text:p text:style-name="P1"><text:s text:c="15"/>Align to the volume evenly. (GapRounded): 4.052825 <text:s/>(---) 86.032313</text:p>
      <text:p text:style-name="P1"><text:s text:c="10"/>The remaining space available. (GapAvailable): 47.912803 <text:s/>(---) 129.892291</text:p>
      <text:p text:style-name="P1"><text:s text:c="6"/>The lower of adjusted and available. (GapCurrent): 4.052825 <text:s/>(---) 86.032313</text:p>
      <text:p text:style-name="P1"><text:s text:c="4"/>(GapCurrent) after any code you inserted. (GapUsed): 4.052825 <text:s/>(---) 86.032313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59086974472.222504 (6.036326%)</text:p>
      <text:p text:style-name="P1"><text:s text:c="19"/>Total Used: 194447961620.479980 (82.553539%)</text:p>
      <text:p text:style-name="P1"><text:s text:c="9"/>Volume Used by Zones: 16600369397.759949 (1.695894%)</text:p>
      <text:p text:style-name="P1"/>
      <text:p text:style-name="P1">Directory and Files Select:</text:p>
      <text:p text:style-name="P1">---------------------------</text:p>
      <text:p text:style-name="P1"># Script: ZoneDo ZoneTypeSelectLinksCorp</text:p>
      <text:p text:style-name="P1"># LinksCorp start.</text:p>
      <text:p text:style-name="P1"># NotBlobsArchivesBu start.</text:p>
      <text:p text:style-name="P1">(not (</text:p>
      <text:p text:style-name="P1"># Blobs start.</text:p>
      <text:p text:style-name="P1">(</text:p>
      <text:p text:style-name="P1"># BlobsAndExceptions start.</text:p>
      <text:p text:style-name="P1"><text:soft-page-break/>( not(</text:p>
      <text:p text:style-name="P1"><text:s text:c="2"/>FileName("*.bat")</text:p>
      <text:p text:style-name="P1"><text:s text:c="2"/>or FileName("*.css")</text:p>
      <text:p text:style-name="P1"><text:s text:c="2"/>or FileName("*.dll")</text:p>
      <text:p text:style-name="P1"><text:s text:c="2"/>or FileName("*.exe")</text:p>
      <text:p text:style-name="P1"><text:s text:c="2"/>or FileName("*.htm*")</text:p>
      <text:p text:style-name="P1"><text:s text:c="2"/>or FileName("*.jar")</text:p>
      <text:p text:style-name="P1"><text:s text:c="2"/>or FileName("*.js")</text:p>
      <text:p text:style-name="P1"><text:s text:c="2"/>or FileName("*.script")</text:p>
      <text:p text:style-name="P1"><text:s text:c="2"/>or FileName("*.wsf")</text:p>
      <text:p text:style-name="P1"><text:s text:c="2"/>or (</text:p>
      <text:p text:style-name="P1"># Databases start.</text:p>
      <text:p text:style-name="P1">(</text:p>
      <text:p text:style-name="P1"><text:s text:c="2"/>FileName("*.crypt*")</text:p>
      <text:p text:style-name="P1"><text:s text:c="2"/>or FileName("*.db*")</text:p>
      <text:p text:style-name="P1"><text:s text:c="2"/>or FileName("*.rdb*")</text:p>
      <text:p text:style-name="P1"><text:s text:c="2"/>or FileName("*.dc*")</text:p>
      <text:p text:style-name="P1"><text:s text:c="2"/>or FileName("*.dict*")</text:p>
      <text:p text:style-name="P1"><text:s text:c="2"/>or FileName("*.?db*")</text:p>
      <text:p text:style-name="P1"><text:s text:c="2"/>or FileName("*.?rdb*")</text:p>
      <text:p text:style-name="P1"><text:s text:c="2"/>or FileName("*.md*")</text:p>
      <text:p text:style-name="P1"><text:s text:c="2"/>or FileName("*.myd")</text:p>
      <text:p text:style-name="P1"><text:s text:c="2"/>or FileName("*.ndf")</text:p>
      <text:p text:style-name="P1"><text:s text:c="2"/>or FileName("*.ns?")</text:p>
      <text:p text:style-name="P1"><text:s text:c="2"/>or FileName("*.pab")</text:p>
      <text:p text:style-name="P1"><text:s text:c="2"/>or FileName("*.pst")</text:p>
      <text:p text:style-name="P1"><text:s text:c="2"/>or FileName("*.sd?*")</text:p>
      <text:p text:style-name="P1"><text:s text:c="2"/>or FileName("*.sq**")</text:p>
      <text:p text:style-name="P1"><text:s text:c="2"/>or FileName("*.tmd")</text:p>
      <text:p text:style-name="P1"><text:s text:c="2"/>or FileName("*.tps")</text:p>
      <text:p text:style-name="P1"><text:s text:c="2"/>or FileName("*.tr*")</text:p>
      <text:p text:style-name="P1">)</text:p>
      <text:p text:style-name="P1"># Databases end.</text:p>
      <text:p text:style-name="P1"/>
      <text:p text:style-name="P1"><text:s text:c="4"/># BlobsAndExceptions</text:p>
      <text:p text:style-name="P1"><text:s text:c="4"/>or </text:p>
      <text:p text:style-name="P1"># Data start.</text:p>
      <text:p text:style-name="P1">(</text:p>
      <text:p text:style-name="P1"><text:s text:c="2"/>DirectoryName("Data*")</text:p>
      <text:p text:style-name="P1"><text:s text:c="2"/>or DirectoryName("Device*")</text:p>
      <text:p text:style-name="P1"><text:s text:c="2"/>or DirectoryName("Export*")</text:p>
      <text:p text:style-name="P1"><text:s text:c="2"/>or DirectoryName("Import*")</text:p>
      <text:p text:style-name="P1"><text:s text:c="2"/>or DirectoryName("Log*")</text:p>
      <text:p text:style-name="P1"><text:s text:c="2"/>or DirectoryName("*Log")</text:p>
      <text:p text:style-name="P1"><text:soft-page-break/><text:s text:c="2"/>or DirectoryName("Maintenance*")</text:p>
      <text:p text:style-name="P1"><text:s text:c="2"/>or DirectoryName("Rec*")</text:p>
      <text:p text:style-name="P1"><text:s text:c="2"/>or DirectoryName("Sales*")</text:p>
      <text:p text:style-name="P1"><text:s text:c="2"/>or DirectoryName("Search*")</text:p>
      <text:p text:style-name="P1"><text:s text:c="2"/>or DirectoryName("User*")</text:p>
      <text:p text:style-name="P1">)</text:p>
      <text:p text:style-name="P1"># Data end.</text:p>
      <text:p text:style-name="P1"/>
      <text:p text:style-name="P1"><text:s text:c="4"/># BlobsAndExceptions</text:p>
      <text:p text:style-name="P1"><text:s text:c="2"/>)</text:p>
      <text:p text:style-name="P1">) )</text:p>
      <text:p text:style-name="P1"># BlobsAndExceptions end.</text:p>
      <text:p text:style-name="P1"/>
      <text:p text:style-name="P1"># Blobs</text:p>
      <text:p text:style-name="P1">) and (</text:p>
      <text:p text:style-name="P1"><text:s text:c="2"/>Size(BlobFileSize,0)</text:p>
      <text:p text:style-name="P1"><text:s text:c="2"/>or (</text:p>
      <text:p text:style-name="P1"><text:s text:c="4"/>FileName("*.arj")</text:p>
      <text:p text:style-name="P1"><text:s text:c="4"/>or FileName("*.bup")</text:p>
      <text:p text:style-name="P1"><text:s text:c="4"/>or FileName("*.bz2")</text:p>
      <text:p text:style-name="P1"><text:s text:c="4"/>or FileName("*.chm")</text:p>
      <text:p text:style-name="P1"><text:s text:c="4"/>or FileName("*.dvr-ms")</text:p>
      <text:p text:style-name="P1"><text:s text:c="4"/>or FileName("*.gz")</text:p>
      <text:p text:style-name="P1"><text:s text:c="4"/>or FileName("*.ifo")</text:p>
      <text:p text:style-name="P1"><text:s text:c="4"/>or FileName("*.lzh")</text:p>
      <text:p text:style-name="P1"><text:s text:c="4"/>or FileName("*.pdf")</text:p>
      <text:p text:style-name="P1"><text:s text:c="4"/>or FileName("*.rpm")</text:p>
      <text:p text:style-name="P1"><text:s text:c="4"/>or FileName("*.wmv")</text:p>
      <text:p text:style-name="P1"><text:s text:c="4"/>or FileName("*.vob")</text:p>
      <text:p text:style-name="P1"><text:s text:c="4"/>or FileName("*.z")</text:p>
      <text:p text:style-name="P1"><text:s text:c="2"/>) </text:p>
      <text:p text:style-name="P1">)</text:p>
      <text:p text:style-name="P1"># Blobs end.</text:p>
      <text:p text:style-name="P1"/>
      <text:p text:style-name="P1"># NotBlobsArchivesBu</text:p>
      <text:p text:style-name="P1">or </text:p>
      <text:p text:style-name="P1"># Archives start.</text:p>
      <text:p text:style-name="P1">(</text:p>
      <text:p text:style-name="P1"><text:s text:c="2"/>DirectoryName("*Archive*")</text:p>
      <text:p text:style-name="P1"><text:s text:c="2"/>or DirectoryName("*History*")</text:p>
      <text:p text:style-name="P1"><text:s text:c="2"/>or DirectoryName("*Old")</text:p>
      <text:p text:style-name="P1"><text:s text:c="2"/>or DirectoryName("* Old *")</text:p>
      <text:p text:style-name="P1"><text:s text:c="2"/>or DirectoryName("Old *")</text:p>
      <text:p text:style-name="P1"/>
      <text:p text:style-name="P1"><text:soft-page-break/><text:s text:c="2"/>or FileName("*.7z")</text:p>
      <text:p text:style-name="P1"><text:s text:c="2"/>or FileName("*.cab")</text:p>
      <text:p text:style-name="P1"><text:s text:c="2"/>or FileName("*.iso")</text:p>
      <text:p text:style-name="P1"><text:s text:c="2"/>or FileName("*.msi")</text:p>
      <text:p text:style-name="P1"><text:s text:c="2"/>or FileName("*.old")</text:p>
      <text:p text:style-name="P1"><text:s text:c="2"/>or FileName("*.rar")</text:p>
      <text:p text:style-name="P1"><text:s text:c="2"/>or FileName("*.tar")</text:p>
      <text:p text:style-name="P1"><text:s text:c="2"/>or FileName("*.zip")</text:p>
      <text:p text:style-name="P1"><text:s text:c="2"/>or</text:p>
      <text:p text:style-name="P1"># WinSysLow start.</text:p>
      <text:p text:style-name="P1">(</text:p>
      <text:p text:style-name="P1"><text:s text:c="2"/>DirectoryName("$*")</text:p>
      <text:p text:style-name="P1"><text:s text:c="2"/>or DirectoryName("0*")</text:p>
      <text:p text:style-name="P1"><text:s text:c="2"/>or DirectoryName("1*")</text:p>
      <text:p text:style-name="P1"><text:s text:c="2"/>or DirectoryName("2*")</text:p>
      <text:p text:style-name="P1"><text:s text:c="2"/>or DirectoryName("3*")</text:p>
      <text:p text:style-name="P1"><text:s text:c="2"/>or DirectoryName("4*")</text:p>
      <text:p text:style-name="P1"><text:s text:c="2"/>or DirectoryName("5*")</text:p>
      <text:p text:style-name="P1"><text:s text:c="2"/>or DirectoryName("6*")</text:p>
      <text:p text:style-name="P1"><text:s text:c="2"/>or DirectoryName("7*")</text:p>
      <text:p text:style-name="P1"><text:s text:c="2"/>or DirectoryName("8*")</text:p>
      <text:p text:style-name="P1"><text:s text:c="2"/>or DirectoryName("9*")</text:p>
      <text:p text:style-name="P1"/>
      <text:p text:style-name="P1"><text:s text:c="2"/>or DirectoryName("dllcache")</text:p>
      <text:p text:style-name="P1"><text:s text:c="2"/>or DirectoryName("Downloaded Installations")</text:p>
      <text:p text:style-name="P1"><text:s text:c="2"/>or DirectoryName("Ehome")</text:p>
      <text:p text:style-name="P1"><text:s text:c="2"/>or DirectoryName("Fonts")</text:p>
      <text:p text:style-name="P1"><text:s text:c="2"/>or DirectoryName("Help")</text:p>
      <text:p text:style-name="P1"><text:s text:c="2"/>or DirectoryName("I386")</text:p>
      <text:p text:style-name="P1"><text:s text:c="2"/>or DirectoryName("ie?updates")</text:p>
      <text:p text:style-name="P1"><text:s text:c="2"/>or DirectoryName("Installer")</text:p>
      <text:p text:style-name="P1"><text:s text:c="2"/>or DirectoryName("Installshield Installation Information")</text:p>
      <text:p text:style-name="P1"><text:s text:c="2"/>or DirectoryName("IME")</text:p>
      <text:p text:style-name="P1"><text:s text:c="2"/>or DirectoryName("*RECYCLE*")</text:p>
      <text:p text:style-name="P1"><text:s text:c="2"/>or DirectoryName("ServicePackFiles")</text:p>
      <text:p text:style-name="P1"><text:s text:c="2"/>or DirectoryName("SoftwareDistribution")</text:p>
      <text:p text:style-name="P1"><text:s text:c="2"/>or DirectoryName("Speech")</text:p>
      <text:p text:style-name="P1"><text:s text:c="2"/>or DirectoryName("Symbols")</text:p>
      <text:p text:style-name="P1"><text:s text:c="2"/>or DirectoryName("System Volume Information")</text:p>
      <text:p text:style-name="P1"><text:s text:c="2"/>or DirectoryName("windows.old")</text:p>
      <text:p text:style-name="P1">)</text:p>
      <text:p text:style-name="P1"># WinSysLow end.</text:p>
      <text:p text:style-name="P1"/>
      <text:p text:style-name="P1"><text:s text:c="2"/># Archives</text:p>
      <text:p text:style-name="P1"><text:soft-page-break/>)</text:p>
      <text:p text:style-name="P1"># Archives end.</text:p>
      <text:p text:style-name="P1"/>
      <text:p text:style-name="P1"># NotBlobsArchivesBu</text:p>
      <text:p text:style-name="P1">or</text:p>
      <text:p text:style-name="P1"># Backups start.</text:p>
      <text:p text:style-name="P1">(</text:p>
      <text:p text:style-name="P1"><text:s text:c="2"/>DirectoryName("*Backup*")</text:p>
      <text:p text:style-name="P1"><text:s text:c="2"/>or DirectoryName("*Bu")</text:p>
      <text:p text:style-name="P1"><text:s text:c="2"/>or DirectoryName("* Bu *")</text:p>
      <text:p text:style-name="P1"><text:s text:c="2"/>or DirectoryName("Bu *")</text:p>
      <text:p text:style-name="P1"/>
      <text:p text:style-name="P1"><text:s text:c="2"/>or FileName("*.bak")</text:p>
      <text:p text:style-name="P1"><text:s text:c="2"/>or FileName("* - Copy*")</text:p>
      <text:p text:style-name="P1">)</text:p>
      <text:p text:style-name="P1"># Backups end.</text:p>
      <text:p text:style-name="P1"/>
      <text:p text:style-name="P1"># NotBlobsArchivesBu</text:p>
      <text:p text:style-name="P1">) )</text:p>
      <text:p text:style-name="P1"># NotBlobsArchivesBu end.</text:p>
      <text:p text:style-name="P1"/>
      <text:p text:style-name="P1"># LinksCorp</text:p>
      <text:p text:style-name="P1">and ( </text:p>
      <text:p text:style-name="P1"># Corp start.</text:p>
      <text:p text:style-name="P1">(</text:p>
      <text:p text:style-name="P1"><text:s text:c="4"/>DirectoryName("*Corp*") or</text:p>
      <text:p text:style-name="P1"><text:s text:c="4"/>DirectoryName("*Mdm*")</text:p>
      <text:p text:style-name="P1">)</text:p>
      <text:p text:style-name="P1"># Corp end.</text:p>
      <text:p text:style-name="P1"/>
      <text:p text:style-name="P1"># LinksCorp</text:p>
      <text:p text:style-name="P1">or </text:p>
      <text:p text:style-name="P1"># Links start.</text:p>
      <text:p text:style-name="P1">(</text:p>
      <text:p text:style-name="P1"><text:s text:c="4"/>DirectoryName("*Favorites*") or</text:p>
      <text:p text:style-name="P1"><text:s text:c="4"/>DirectoryName("*Job*") or</text:p>
      <text:p text:style-name="P1"><text:s text:c="4"/>DirectoryName("*Links*")</text:p>
      <text:p text:style-name="P1">)</text:p>
      <text:p text:style-name="P1"># Links end.</text:p>
      <text:p text:style-name="P1"/>
      <text:p text:style-name="P1"># LinksCorp</text:p>
      <text:p text:style-name="P1">or </text:p>
      <text:p text:style-name="P1"># Support start.</text:p>
      <text:p text:style-name="P1">(</text:p>
      <text:p text:style-name="P1"><text:soft-page-break/><text:s text:c="2"/>DirectoryName("*Logs*") or</text:p>
      <text:p text:style-name="P1"><text:s text:c="2"/>DirectoryName("*Support*") or</text:p>
      <text:p text:style-name="P1"><text:s text:c="2"/>DirectoryName("*Maintenance*")</text:p>
      <text:p text:style-name="P1">)</text:p>
      <text:p text:style-name="P1"># Support end.</text:p>
      <text:p text:style-name="P1"/>
      <text:p text:style-name="P1"># LinksCorp</text:p>
      <text:p text:style-name="P1">)</text:p>
      <text:p text:style-name="P1"># LinksCorp end.</text:p>
      <text:p text:style-name="P1"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10.000000 LinksCorp LinksCorp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0.000000 (0.000000%)</text:p>
      <text:p text:style-name="P1"><text:s text:c="18"/>Gap: 1.663038 (0.695894%)</text:p>
      <text:p text:style-name="P1"><text:s text:c="16"/>Total: 1.663038 (35.000000%)</text:p>
      <text:p text:style-name="P1"/>
      <text:p text:style-name="P1"><text:s text:c="8"/>Files/folders: <text:s text:c="16"/>0 (0.000000%) </text:p>
      <text:p text:style-name="P1"><text:s text:c="12"/>Fragments: <text:s text:c="16"/>0 (0.000000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81.979488 (0.000000%)</text:p>
      <text:p text:style-name="P1"><text:s text:c="12"/>Files End: 81.979488</text:p>
      <text:p text:style-name="P1"><text:s text:c="13"/>Zone End: 83.642526 (35.0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5.000000%</text:p>
      <text:p text:style-name="P1"><text:s text:c="7"/>Volume Rounding: 1.000000%</text:p>
      <text:p text:style-name="P1"><text:s text:c="12"/>Actual Gap: 0.695894% (1.663038)</text:p>
      <text:p text:style-name="P1"><text:s text:c="17"/></text:p>
      <text:p text:style-name="P1"><text:s text:c="15"/>The desired min gap size. (GapRequested): 2.185686 <text:s/>(Loc) 84.165174</text:p>
      <text:p text:style-name="P1"><text:s text:c="14"/>Must be half the zone size. (GapAdjusted): 0.000000 <text:s/>(---) 81.979488</text:p>
      <text:p text:style-name="P1"><text:s text:c="15"/>Align to the volume evenly. (GapRounded): 1.663038 <text:s/><text:soft-page-break/>(---) 83.642526</text:p>
      <text:p text:style-name="P1"><text:s text:c="10"/>The remaining space available. (GapAvailable): 47.912735 <text:s/>(---) 129.892223</text:p>
      <text:p text:style-name="P1"><text:s text:c="6"/>The lower of adjusted and available. (GapCurrent): 1.663038 <text:s/>(---) 83.642526</text:p>
      <text:p text:style-name="P1"><text:s text:c="4"/>(GapCurrent) after any code you inserted. (GapUsed): 1.663038 <text:s/>(---) 83.642526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68039546361.953186 (6.950921%)</text:p>
      <text:p text:style-name="P1"><text:s text:c="19"/>Total Used: 201259765678.079960 (85.431109%)</text:p>
      <text:p text:style-name="P1"><text:s text:c="9"/>Volume Used by Zones: 6811804057.599976 (0.695894%)</text:p>
      <text:p text:style-name="P1"/>
      <text:p text:style-name="P1">Directory and Files Select:</text:p>
      <text:p text:style-name="P1">---------------------------</text:p>
      <text:p text:style-name="P1"># Script: ZoneDo ZoneTypeSelectLinksCorp</text:p>
      <text:p text:style-name="P1"># LinksCorp start.</text:p>
      <text:p text:style-name="P1"># NotBlobsArchivesBu start.</text:p>
      <text:p text:style-name="P1">(not (</text:p>
      <text:p text:style-name="P1"># Blobs start.</text:p>
      <text:p text:style-name="P1">(</text:p>
      <text:p text:style-name="P1"># BlobsAndExceptions start.</text:p>
      <text:p text:style-name="P1">( not(</text:p>
      <text:p text:style-name="P1"><text:s text:c="2"/>FileName("*.bat")</text:p>
      <text:p text:style-name="P1"><text:s text:c="2"/>or FileName("*.css")</text:p>
      <text:p text:style-name="P1"><text:s text:c="2"/>or FileName("*.dll")</text:p>
      <text:p text:style-name="P1"><text:s text:c="2"/>or FileName("*.exe")</text:p>
      <text:p text:style-name="P1"><text:s text:c="2"/>or FileName("*.htm*")</text:p>
      <text:p text:style-name="P1"><text:s text:c="2"/>or FileName("*.jar")</text:p>
      <text:p text:style-name="P1"><text:s text:c="2"/>or FileName("*.js")</text:p>
      <text:p text:style-name="P1"><text:s text:c="2"/>or FileName("*.script")</text:p>
      <text:p text:style-name="P1"><text:s text:c="2"/>or FileName("*.wsf")</text:p>
      <text:p text:style-name="P1"><text:s text:c="2"/>or (</text:p>
      <text:p text:style-name="P1"># Databases start.</text:p>
      <text:p text:style-name="P1">(</text:p>
      <text:p text:style-name="P1"><text:s text:c="2"/>FileName("*.crypt*")</text:p>
      <text:p text:style-name="P1"><text:s text:c="2"/>or FileName("*.db*")</text:p>
      <text:p text:style-name="P1"><text:s text:c="2"/>or FileName("*.rdb*")</text:p>
      <text:p text:style-name="P1"><text:s text:c="2"/>or FileName("*.dc*")</text:p>
      <text:p text:style-name="P1"><text:s text:c="2"/>or FileName("*.dict*")</text:p>
      <text:p text:style-name="P1"><text:s text:c="2"/>or FileName("*.?db*")</text:p>
      <text:p text:style-name="P1"><text:s text:c="2"/>or FileName("*.?rdb*")</text:p>
      <text:p text:style-name="P1"><text:s text:c="2"/>or FileName("*.md*")</text:p>
      <text:p text:style-name="P1"><text:soft-page-break/><text:s text:c="2"/>or FileName("*.myd")</text:p>
      <text:p text:style-name="P1"><text:s text:c="2"/>or FileName("*.ndf")</text:p>
      <text:p text:style-name="P1"><text:s text:c="2"/>or FileName("*.ns?")</text:p>
      <text:p text:style-name="P1"><text:s text:c="2"/>or FileName("*.pab")</text:p>
      <text:p text:style-name="P1"><text:s text:c="2"/>or FileName("*.pst")</text:p>
      <text:p text:style-name="P1"><text:s text:c="2"/>or FileName("*.sd?*")</text:p>
      <text:p text:style-name="P1"><text:s text:c="2"/>or FileName("*.sq**")</text:p>
      <text:p text:style-name="P1"><text:s text:c="2"/>or FileName("*.tmd")</text:p>
      <text:p text:style-name="P1"><text:s text:c="2"/>or FileName("*.tps")</text:p>
      <text:p text:style-name="P1"><text:s text:c="2"/>or FileName("*.tr*")</text:p>
      <text:p text:style-name="P1">)</text:p>
      <text:p text:style-name="P1"># Databases end.</text:p>
      <text:p text:style-name="P1"/>
      <text:p text:style-name="P1"><text:s text:c="4"/># BlobsAndExceptions</text:p>
      <text:p text:style-name="P1"><text:s text:c="4"/>or </text:p>
      <text:p text:style-name="P1"># Data start.</text:p>
      <text:p text:style-name="P1">(</text:p>
      <text:p text:style-name="P1"><text:s text:c="2"/>DirectoryName("Data*")</text:p>
      <text:p text:style-name="P1"><text:s text:c="2"/>or DirectoryName("Device*")</text:p>
      <text:p text:style-name="P1"><text:s text:c="2"/>or DirectoryName("Export*")</text:p>
      <text:p text:style-name="P1"><text:s text:c="2"/>or DirectoryName("Import*")</text:p>
      <text:p text:style-name="P1"><text:s text:c="2"/>or DirectoryName("Log*")</text:p>
      <text:p text:style-name="P1"><text:s text:c="2"/>or DirectoryName("*Log")</text:p>
      <text:p text:style-name="P1"><text:s text:c="2"/>or DirectoryName("Maintenance*")</text:p>
      <text:p text:style-name="P1"><text:s text:c="2"/>or DirectoryName("Rec*")</text:p>
      <text:p text:style-name="P1"><text:s text:c="2"/>or DirectoryName("Sales*")</text:p>
      <text:p text:style-name="P1"><text:s text:c="2"/>or DirectoryName("Search*")</text:p>
      <text:p text:style-name="P1"><text:s text:c="2"/>or DirectoryName("User*")</text:p>
      <text:p text:style-name="P1">)</text:p>
      <text:p text:style-name="P1"># Data end.</text:p>
      <text:p text:style-name="P1"/>
      <text:p text:style-name="P1"><text:s text:c="4"/># BlobsAndExceptions</text:p>
      <text:p text:style-name="P1"><text:s text:c="2"/>)</text:p>
      <text:p text:style-name="P1">) )</text:p>
      <text:p text:style-name="P1"># BlobsAndExceptions end.</text:p>
      <text:p text:style-name="P1"/>
      <text:p text:style-name="P1"># Blobs</text:p>
      <text:p text:style-name="P1">) and (</text:p>
      <text:p text:style-name="P1"><text:s text:c="2"/>Size(BlobFileSize,0)</text:p>
      <text:p text:style-name="P1"><text:s text:c="2"/>or (</text:p>
      <text:p text:style-name="P1"><text:s text:c="4"/>FileName("*.arj")</text:p>
      <text:p text:style-name="P1"><text:s text:c="4"/>or FileName("*.bup")</text:p>
      <text:p text:style-name="P1"><text:s text:c="4"/>or FileName("*.bz2")</text:p>
      <text:p text:style-name="P1"><text:s text:c="4"/>or FileName("*.chm")</text:p>
      <text:p text:style-name="P1"><text:soft-page-break/><text:s text:c="4"/>or FileName("*.dvr-ms")</text:p>
      <text:p text:style-name="P1"><text:s text:c="4"/>or FileName("*.gz")</text:p>
      <text:p text:style-name="P1"><text:s text:c="4"/>or FileName("*.ifo")</text:p>
      <text:p text:style-name="P1"><text:s text:c="4"/>or FileName("*.lzh")</text:p>
      <text:p text:style-name="P1"><text:s text:c="4"/>or FileName("*.pdf")</text:p>
      <text:p text:style-name="P1"><text:s text:c="4"/>or FileName("*.rpm")</text:p>
      <text:p text:style-name="P1"><text:s text:c="4"/>or FileName("*.wmv")</text:p>
      <text:p text:style-name="P1"><text:s text:c="4"/>or FileName("*.vob")</text:p>
      <text:p text:style-name="P1"><text:s text:c="4"/>or FileName("*.z")</text:p>
      <text:p text:style-name="P1"><text:s text:c="2"/>) </text:p>
      <text:p text:style-name="P1">)</text:p>
      <text:p text:style-name="P1"># Blobs end.</text:p>
      <text:p text:style-name="P1"/>
      <text:p text:style-name="P1"># NotBlobsArchivesBu</text:p>
      <text:p text:style-name="P1">or </text:p>
      <text:p text:style-name="P1"># Archives start.</text:p>
      <text:p text:style-name="P1">(</text:p>
      <text:p text:style-name="P1"><text:s text:c="2"/>DirectoryName("*Archive*")</text:p>
      <text:p text:style-name="P1"><text:s text:c="2"/>or DirectoryName("*History*")</text:p>
      <text:p text:style-name="P1"><text:s text:c="2"/>or DirectoryName("*Old")</text:p>
      <text:p text:style-name="P1"><text:s text:c="2"/>or DirectoryName("* Old *")</text:p>
      <text:p text:style-name="P1"><text:s text:c="2"/>or DirectoryName("Old *")</text:p>
      <text:p text:style-name="P1"/>
      <text:p text:style-name="P1"><text:s text:c="2"/>or FileName("*.7z")</text:p>
      <text:p text:style-name="P1"><text:s text:c="2"/>or FileName("*.cab")</text:p>
      <text:p text:style-name="P1"><text:s text:c="2"/>or FileName("*.iso")</text:p>
      <text:p text:style-name="P1"><text:s text:c="2"/>or FileName("*.msi")</text:p>
      <text:p text:style-name="P1"><text:s text:c="2"/>or FileName("*.old")</text:p>
      <text:p text:style-name="P1"><text:s text:c="2"/>or FileName("*.rar")</text:p>
      <text:p text:style-name="P1"><text:s text:c="2"/>or FileName("*.tar")</text:p>
      <text:p text:style-name="P1"><text:s text:c="2"/>or FileName("*.zip")</text:p>
      <text:p text:style-name="P1"><text:s text:c="2"/>or</text:p>
      <text:p text:style-name="P1"># WinSysLow start.</text:p>
      <text:p text:style-name="P1">(</text:p>
      <text:p text:style-name="P1"><text:s text:c="2"/>DirectoryName("$*")</text:p>
      <text:p text:style-name="P1"><text:s text:c="2"/>or DirectoryName("0*")</text:p>
      <text:p text:style-name="P1"><text:s text:c="2"/>or DirectoryName("1*")</text:p>
      <text:p text:style-name="P1"><text:s text:c="2"/>or DirectoryName("2*")</text:p>
      <text:p text:style-name="P1"><text:s text:c="2"/>or DirectoryName("3*")</text:p>
      <text:p text:style-name="P1"><text:s text:c="2"/>or DirectoryName("4*")</text:p>
      <text:p text:style-name="P1"><text:s text:c="2"/>or DirectoryName("5*")</text:p>
      <text:p text:style-name="P1"><text:s text:c="2"/>or DirectoryName("6*")</text:p>
      <text:p text:style-name="P1"><text:s text:c="2"/>or DirectoryName("7*")</text:p>
      <text:p text:style-name="P1"><text:s text:c="2"/>or DirectoryName("8*")</text:p>
      <text:p text:style-name="P1"><text:soft-page-break/><text:s text:c="2"/>or DirectoryName("9*")</text:p>
      <text:p text:style-name="P1"/>
      <text:p text:style-name="P1"><text:s text:c="2"/>or DirectoryName("dllcache")</text:p>
      <text:p text:style-name="P1"><text:s text:c="2"/>or DirectoryName("Downloaded Installations")</text:p>
      <text:p text:style-name="P1"><text:s text:c="2"/>or DirectoryName("Ehome")</text:p>
      <text:p text:style-name="P1"><text:s text:c="2"/>or DirectoryName("Fonts")</text:p>
      <text:p text:style-name="P1"><text:s text:c="2"/>or DirectoryName("Help")</text:p>
      <text:p text:style-name="P1"><text:s text:c="2"/>or DirectoryName("I386")</text:p>
      <text:p text:style-name="P1"><text:s text:c="2"/>or DirectoryName("ie?updates")</text:p>
      <text:p text:style-name="P1"><text:s text:c="2"/>or DirectoryName("Installer")</text:p>
      <text:p text:style-name="P1"><text:s text:c="2"/>or DirectoryName("Installshield Installation Information")</text:p>
      <text:p text:style-name="P1"><text:s text:c="2"/>or DirectoryName("IME")</text:p>
      <text:p text:style-name="P1"><text:s text:c="2"/>or DirectoryName("*RECYCLE*")</text:p>
      <text:p text:style-name="P1"><text:s text:c="2"/>or DirectoryName("ServicePackFiles")</text:p>
      <text:p text:style-name="P1"><text:s text:c="2"/>or DirectoryName("SoftwareDistribution")</text:p>
      <text:p text:style-name="P1"><text:s text:c="2"/>or DirectoryName("Speech")</text:p>
      <text:p text:style-name="P1"><text:s text:c="2"/>or DirectoryName("Symbols")</text:p>
      <text:p text:style-name="P1"><text:s text:c="2"/>or DirectoryName("System Volume Information")</text:p>
      <text:p text:style-name="P1"><text:s text:c="2"/>or DirectoryName("windows.old")</text:p>
      <text:p text:style-name="P1">)</text:p>
      <text:p text:style-name="P1"># WinSysLow end.</text:p>
      <text:p text:style-name="P1"/>
      <text:p text:style-name="P1"><text:s text:c="2"/># Archives</text:p>
      <text:p text:style-name="P1">)</text:p>
      <text:p text:style-name="P1"># Archives end.</text:p>
      <text:p text:style-name="P1"/>
      <text:p text:style-name="P1"># NotBlobsArchivesBu</text:p>
      <text:p text:style-name="P1">or</text:p>
      <text:p text:style-name="P1"># Backups start.</text:p>
      <text:p text:style-name="P1">(</text:p>
      <text:p text:style-name="P1"><text:s text:c="2"/>DirectoryName("*Backup*")</text:p>
      <text:p text:style-name="P1"><text:s text:c="2"/>or DirectoryName("*Bu")</text:p>
      <text:p text:style-name="P1"><text:s text:c="2"/>or DirectoryName("* Bu *")</text:p>
      <text:p text:style-name="P1"><text:s text:c="2"/>or DirectoryName("Bu *")</text:p>
      <text:p text:style-name="P1"/>
      <text:p text:style-name="P1"><text:s text:c="2"/>or FileName("*.bak")</text:p>
      <text:p text:style-name="P1"><text:s text:c="2"/>or FileName("* - Copy*")</text:p>
      <text:p text:style-name="P1">)</text:p>
      <text:p text:style-name="P1"># Backups end.</text:p>
      <text:p text:style-name="P1"/>
      <text:p text:style-name="P1"># NotBlobsArchivesBu</text:p>
      <text:p text:style-name="P1">) )</text:p>
      <text:p text:style-name="P1"># NotBlobsArchivesBu end.</text:p>
      <text:p text:style-name="P1"/>
      <text:p text:style-name="P1"><text:soft-page-break/># LinksCorp</text:p>
      <text:p text:style-name="P1">and ( </text:p>
      <text:p text:style-name="P1"># Corp start.</text:p>
      <text:p text:style-name="P1">(</text:p>
      <text:p text:style-name="P1"><text:s text:c="4"/>DirectoryName("*Corp*") or</text:p>
      <text:p text:style-name="P1"><text:s text:c="4"/>DirectoryName("*Mdm*")</text:p>
      <text:p text:style-name="P1">)</text:p>
      <text:p text:style-name="P1"># Corp end.</text:p>
      <text:p text:style-name="P1"/>
      <text:p text:style-name="P1"># LinksCorp</text:p>
      <text:p text:style-name="P1">or </text:p>
      <text:p text:style-name="P1"># Links start.</text:p>
      <text:p text:style-name="P1">(</text:p>
      <text:p text:style-name="P1"><text:s text:c="4"/>DirectoryName("*Favorites*") or</text:p>
      <text:p text:style-name="P1"><text:s text:c="4"/>DirectoryName("*Job*") or</text:p>
      <text:p text:style-name="P1"><text:s text:c="4"/>DirectoryName("*Links*")</text:p>
      <text:p text:style-name="P1">)</text:p>
      <text:p text:style-name="P1"># Links end.</text:p>
      <text:p text:style-name="P1"/>
      <text:p text:style-name="P1"># LinksCorp</text:p>
      <text:p text:style-name="P1">or </text:p>
      <text:p text:style-name="P1"># Support start.</text:p>
      <text:p text:style-name="P1">(</text:p>
      <text:p text:style-name="P1"><text:s text:c="2"/>DirectoryName("*Logs*") or</text:p>
      <text:p text:style-name="P1"><text:s text:c="2"/>DirectoryName("*Support*") or</text:p>
      <text:p text:style-name="P1"><text:s text:c="2"/>DirectoryName("*Maintenance*")</text:p>
      <text:p text:style-name="P1">)</text:p>
      <text:p text:style-name="P1"># Support end.</text:p>
      <text:p text:style-name="P1"/>
      <text:p text:style-name="P1"># LinksCorp</text:p>
      <text:p text:style-name="P1">)</text:p>
      <text:p text:style-name="P1"># LinksCorp end.</text:p>
      <text:p text:style-name="P1"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11.000000 People People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12.223420 (5.114859%)</text:p>
      <text:p text:style-name="P1"><text:soft-page-break/><text:s text:c="18"/>Gap: 4.505085 (1.885141%)</text:p>
      <text:p text:style-name="P1"><text:s text:c="16"/>Total: 16.728505 (42.000000%)</text:p>
      <text:p text:style-name="P1"/>
      <text:p text:style-name="P1"><text:s text:c="8"/>Files/folders: <text:s text:c="10"/>143,309 (0.006552%) </text:p>
      <text:p text:style-name="P1"><text:s text:c="12"/>Fragments: <text:s text:c="14"/>619 (43.499649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83.642526 (0.000000%)</text:p>
      <text:p text:style-name="P1"><text:s text:c="12"/>Files End: 95.865946</text:p>
      <text:p text:style-name="P1"><text:s text:c="13"/>Zone End: 100.371031 (42.0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5.000000%</text:p>
      <text:p text:style-name="P1"><text:s text:c="7"/>Volume Rounding: 2.000000%</text:p>
      <text:p text:style-name="P1"><text:s text:c="12"/>Actual Gap: 1.885141% (4.505085)</text:p>
      <text:p text:style-name="P1"><text:s text:c="17"/></text:p>
      <text:p text:style-name="P1"><text:s text:c="15"/>The desired min gap size. (GapRequested): 2.185686 <text:s/>(Loc) 98.051632</text:p>
      <text:p text:style-name="P1"><text:s text:c="14"/>Must be half the zone size. (GapAdjusted): 2.185686 <text:s/>(---) 98.051632</text:p>
      <text:p text:style-name="P1"><text:s text:c="15"/>Align to the volume evenly. (GapRounded): 4.505085 <text:s/>(---) 100.371031</text:p>
      <text:p text:style-name="P1"><text:s text:c="10"/>The remaining space available. (GapAvailable): 48.512713 <text:s/>(---) 144.378659</text:p>
      <text:p text:style-name="P1"><text:s text:c="6"/>The lower of adjusted and available. (GapCurrent): 4.505085 <text:s/>(---) 100.371031</text:p>
      <text:p text:style-name="P1"><text:s text:c="4"/>(GapCurrent) after any code you inserted. (GapUsed): 4.505085 <text:s/>(---) 100.371031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76992118251.683868 (7.865516%)</text:p>
      <text:p text:style-name="P1"><text:s text:c="19"/>Total Used: 219712595148.799930 (93.264581%)</text:p>
      <text:p text:style-name="P1"><text:s text:c="9"/>Volume Used by Zones: 18452829470.719971 (1.885141%)</text:p>
      <text:p text:style-name="P1"/>
      <text:p text:style-name="P1">Directory and Files Select:</text:p>
      <text:p text:style-name="P1">---------------------------</text:p>
      <text:p text:style-name="P1"># Script: ZoneDo ZoneTypeSelectPeople</text:p>
      <text:p text:style-name="P1"># People start.</text:p>
      <text:p text:style-name="P1"># NotBlobsArchivesBu start.</text:p>
      <text:p text:style-name="P1">(not (</text:p>
      <text:p text:style-name="P1"># Blobs start.</text:p>
      <text:p text:style-name="P1"><text:soft-page-break/>(</text:p>
      <text:p text:style-name="P1"># BlobsAndExceptions start.</text:p>
      <text:p text:style-name="P1">( not(</text:p>
      <text:p text:style-name="P1"><text:s text:c="2"/>FileName("*.bat")</text:p>
      <text:p text:style-name="P1"><text:s text:c="2"/>or FileName("*.css")</text:p>
      <text:p text:style-name="P1"><text:s text:c="2"/>or FileName("*.dll")</text:p>
      <text:p text:style-name="P1"><text:s text:c="2"/>or FileName("*.exe")</text:p>
      <text:p text:style-name="P1"><text:s text:c="2"/>or FileName("*.htm*")</text:p>
      <text:p text:style-name="P1"><text:s text:c="2"/>or FileName("*.jar")</text:p>
      <text:p text:style-name="P1"><text:s text:c="2"/>or FileName("*.js")</text:p>
      <text:p text:style-name="P1"><text:s text:c="2"/>or FileName("*.script")</text:p>
      <text:p text:style-name="P1"><text:s text:c="2"/>or FileName("*.wsf")</text:p>
      <text:p text:style-name="P1"><text:s text:c="2"/>or (</text:p>
      <text:p text:style-name="P1"># Databases start.</text:p>
      <text:p text:style-name="P1">(</text:p>
      <text:p text:style-name="P1"><text:s text:c="2"/>FileName("*.crypt*")</text:p>
      <text:p text:style-name="P1"><text:s text:c="2"/>or FileName("*.db*")</text:p>
      <text:p text:style-name="P1"><text:s text:c="2"/>or FileName("*.rdb*")</text:p>
      <text:p text:style-name="P1"><text:s text:c="2"/>or FileName("*.dc*")</text:p>
      <text:p text:style-name="P1"><text:s text:c="2"/>or FileName("*.dict*")</text:p>
      <text:p text:style-name="P1"><text:s text:c="2"/>or FileName("*.?db*")</text:p>
      <text:p text:style-name="P1"><text:s text:c="2"/>or FileName("*.?rdb*")</text:p>
      <text:p text:style-name="P1"><text:s text:c="2"/>or FileName("*.md*")</text:p>
      <text:p text:style-name="P1"><text:s text:c="2"/>or FileName("*.myd")</text:p>
      <text:p text:style-name="P1"><text:s text:c="2"/>or FileName("*.ndf")</text:p>
      <text:p text:style-name="P1"><text:s text:c="2"/>or FileName("*.ns?")</text:p>
      <text:p text:style-name="P1"><text:s text:c="2"/>or FileName("*.pab")</text:p>
      <text:p text:style-name="P1"><text:s text:c="2"/>or FileName("*.pst")</text:p>
      <text:p text:style-name="P1"><text:s text:c="2"/>or FileName("*.sd?*")</text:p>
      <text:p text:style-name="P1"><text:s text:c="2"/>or FileName("*.sq**")</text:p>
      <text:p text:style-name="P1"><text:s text:c="2"/>or FileName("*.tmd")</text:p>
      <text:p text:style-name="P1"><text:s text:c="2"/>or FileName("*.tps")</text:p>
      <text:p text:style-name="P1"><text:s text:c="2"/>or FileName("*.tr*")</text:p>
      <text:p text:style-name="P1">)</text:p>
      <text:p text:style-name="P1"># Databases end.</text:p>
      <text:p text:style-name="P1"/>
      <text:p text:style-name="P1"><text:s text:c="4"/># BlobsAndExceptions</text:p>
      <text:p text:style-name="P1"><text:s text:c="4"/>or </text:p>
      <text:p text:style-name="P1"># Data start.</text:p>
      <text:p text:style-name="P1">(</text:p>
      <text:p text:style-name="P1"><text:s text:c="2"/>DirectoryName("Data*")</text:p>
      <text:p text:style-name="P1"><text:s text:c="2"/>or DirectoryName("Device*")</text:p>
      <text:p text:style-name="P1"><text:s text:c="2"/>or DirectoryName("Export*")</text:p>
      <text:p text:style-name="P1"><text:s text:c="2"/>or DirectoryName("Import*")</text:p>
      <text:p text:style-name="P1"><text:soft-page-break/><text:s text:c="2"/>or DirectoryName("Log*")</text:p>
      <text:p text:style-name="P1"><text:s text:c="2"/>or DirectoryName("*Log")</text:p>
      <text:p text:style-name="P1"><text:s text:c="2"/>or DirectoryName("Maintenance*")</text:p>
      <text:p text:style-name="P1"><text:s text:c="2"/>or DirectoryName("Rec*")</text:p>
      <text:p text:style-name="P1"><text:s text:c="2"/>or DirectoryName("Sales*")</text:p>
      <text:p text:style-name="P1"><text:s text:c="2"/>or DirectoryName("Search*")</text:p>
      <text:p text:style-name="P1"><text:s text:c="2"/>or DirectoryName("User*")</text:p>
      <text:p text:style-name="P1">)</text:p>
      <text:p text:style-name="P1"># Data end.</text:p>
      <text:p text:style-name="P1"/>
      <text:p text:style-name="P1"><text:s text:c="4"/># BlobsAndExceptions</text:p>
      <text:p text:style-name="P1"><text:s text:c="2"/>)</text:p>
      <text:p text:style-name="P1">) )</text:p>
      <text:p text:style-name="P1"># BlobsAndExceptions end.</text:p>
      <text:p text:style-name="P1"/>
      <text:p text:style-name="P1"># Blobs</text:p>
      <text:p text:style-name="P1">) and (</text:p>
      <text:p text:style-name="P1"><text:s text:c="2"/>Size(BlobFileSize,0)</text:p>
      <text:p text:style-name="P1"><text:s text:c="2"/>or (</text:p>
      <text:p text:style-name="P1"><text:s text:c="4"/>FileName("*.arj")</text:p>
      <text:p text:style-name="P1"><text:s text:c="4"/>or FileName("*.bup")</text:p>
      <text:p text:style-name="P1"><text:s text:c="4"/>or FileName("*.bz2")</text:p>
      <text:p text:style-name="P1"><text:s text:c="4"/>or FileName("*.chm")</text:p>
      <text:p text:style-name="P1"><text:s text:c="4"/>or FileName("*.dvr-ms")</text:p>
      <text:p text:style-name="P1"><text:s text:c="4"/>or FileName("*.gz")</text:p>
      <text:p text:style-name="P1"><text:s text:c="4"/>or FileName("*.ifo")</text:p>
      <text:p text:style-name="P1"><text:s text:c="4"/>or FileName("*.lzh")</text:p>
      <text:p text:style-name="P1"><text:s text:c="4"/>or FileName("*.pdf")</text:p>
      <text:p text:style-name="P1"><text:s text:c="4"/>or FileName("*.rpm")</text:p>
      <text:p text:style-name="P1"><text:s text:c="4"/>or FileName("*.wmv")</text:p>
      <text:p text:style-name="P1"><text:s text:c="4"/>or FileName("*.vob")</text:p>
      <text:p text:style-name="P1"><text:s text:c="4"/>or FileName("*.z")</text:p>
      <text:p text:style-name="P1"><text:s text:c="2"/>) </text:p>
      <text:p text:style-name="P1">)</text:p>
      <text:p text:style-name="P1"># Blobs end.</text:p>
      <text:p text:style-name="P1"/>
      <text:p text:style-name="P1"># NotBlobsArchivesBu</text:p>
      <text:p text:style-name="P1">or </text:p>
      <text:p text:style-name="P1"># Archives start.</text:p>
      <text:p text:style-name="P1">(</text:p>
      <text:p text:style-name="P1"><text:s text:c="2"/>DirectoryName("*Archive*")</text:p>
      <text:p text:style-name="P1"><text:s text:c="2"/>or DirectoryName("*History*")</text:p>
      <text:p text:style-name="P1"><text:s text:c="2"/>or DirectoryName("*Old")</text:p>
      <text:p text:style-name="P1"><text:s text:c="2"/>or DirectoryName("* Old *")</text:p>
      <text:p text:style-name="P1"><text:soft-page-break/><text:s text:c="2"/>or DirectoryName("Old *")</text:p>
      <text:p text:style-name="P1"/>
      <text:p text:style-name="P1"><text:s text:c="2"/>or FileName("*.7z")</text:p>
      <text:p text:style-name="P1"><text:s text:c="2"/>or FileName("*.cab")</text:p>
      <text:p text:style-name="P1"><text:s text:c="2"/>or FileName("*.iso")</text:p>
      <text:p text:style-name="P1"><text:s text:c="2"/>or FileName("*.msi")</text:p>
      <text:p text:style-name="P1"><text:s text:c="2"/>or FileName("*.old")</text:p>
      <text:p text:style-name="P1"><text:s text:c="2"/>or FileName("*.rar")</text:p>
      <text:p text:style-name="P1"><text:s text:c="2"/>or FileName("*.tar")</text:p>
      <text:p text:style-name="P1"><text:s text:c="2"/>or FileName("*.zip")</text:p>
      <text:p text:style-name="P1"><text:s text:c="2"/>or</text:p>
      <text:p text:style-name="P1"># WinSysLow start.</text:p>
      <text:p text:style-name="P1">(</text:p>
      <text:p text:style-name="P1"><text:s text:c="2"/>DirectoryName("$*")</text:p>
      <text:p text:style-name="P1"><text:s text:c="2"/>or DirectoryName("0*")</text:p>
      <text:p text:style-name="P1"><text:s text:c="2"/>or DirectoryName("1*")</text:p>
      <text:p text:style-name="P1"><text:s text:c="2"/>or DirectoryName("2*")</text:p>
      <text:p text:style-name="P1"><text:s text:c="2"/>or DirectoryName("3*")</text:p>
      <text:p text:style-name="P1"><text:s text:c="2"/>or DirectoryName("4*")</text:p>
      <text:p text:style-name="P1"><text:s text:c="2"/>or DirectoryName("5*")</text:p>
      <text:p text:style-name="P1"><text:s text:c="2"/>or DirectoryName("6*")</text:p>
      <text:p text:style-name="P1"><text:s text:c="2"/>or DirectoryName("7*")</text:p>
      <text:p text:style-name="P1"><text:s text:c="2"/>or DirectoryName("8*")</text:p>
      <text:p text:style-name="P1"><text:s text:c="2"/>or DirectoryName("9*")</text:p>
      <text:p text:style-name="P1"/>
      <text:p text:style-name="P1"><text:s text:c="2"/>or DirectoryName("dllcache")</text:p>
      <text:p text:style-name="P1"><text:s text:c="2"/>or DirectoryName("Downloaded Installations")</text:p>
      <text:p text:style-name="P1"><text:s text:c="2"/>or DirectoryName("Ehome")</text:p>
      <text:p text:style-name="P1"><text:s text:c="2"/>or DirectoryName("Fonts")</text:p>
      <text:p text:style-name="P1"><text:s text:c="2"/>or DirectoryName("Help")</text:p>
      <text:p text:style-name="P1"><text:s text:c="2"/>or DirectoryName("I386")</text:p>
      <text:p text:style-name="P1"><text:s text:c="2"/>or DirectoryName("ie?updates")</text:p>
      <text:p text:style-name="P1"><text:s text:c="2"/>or DirectoryName("Installer")</text:p>
      <text:p text:style-name="P1"><text:s text:c="2"/>or DirectoryName("Installshield Installation Information")</text:p>
      <text:p text:style-name="P1"><text:s text:c="2"/>or DirectoryName("IME")</text:p>
      <text:p text:style-name="P1"><text:s text:c="2"/>or DirectoryName("*RECYCLE*")</text:p>
      <text:p text:style-name="P1"><text:s text:c="2"/>or DirectoryName("ServicePackFiles")</text:p>
      <text:p text:style-name="P1"><text:s text:c="2"/>or DirectoryName("SoftwareDistribution")</text:p>
      <text:p text:style-name="P1"><text:s text:c="2"/>or DirectoryName("Speech")</text:p>
      <text:p text:style-name="P1"><text:s text:c="2"/>or DirectoryName("Symbols")</text:p>
      <text:p text:style-name="P1"><text:s text:c="2"/>or DirectoryName("System Volume Information")</text:p>
      <text:p text:style-name="P1"><text:s text:c="2"/>or DirectoryName("windows.old")</text:p>
      <text:p text:style-name="P1">)</text:p>
      <text:p text:style-name="P1"># WinSysLow end.</text:p>
      <text:p text:style-name="P1"><text:soft-page-break/></text:p>
      <text:p text:style-name="P1"><text:s text:c="2"/># Archives</text:p>
      <text:p text:style-name="P1">)</text:p>
      <text:p text:style-name="P1"># Archives end.</text:p>
      <text:p text:style-name="P1"/>
      <text:p text:style-name="P1"># NotBlobsArchivesBu</text:p>
      <text:p text:style-name="P1">or</text:p>
      <text:p text:style-name="P1"># Backups start.</text:p>
      <text:p text:style-name="P1">(</text:p>
      <text:p text:style-name="P1"><text:s text:c="2"/>DirectoryName("*Backup*")</text:p>
      <text:p text:style-name="P1"><text:s text:c="2"/>or DirectoryName("*Bu")</text:p>
      <text:p text:style-name="P1"><text:s text:c="2"/>or DirectoryName("* Bu *")</text:p>
      <text:p text:style-name="P1"><text:s text:c="2"/>or DirectoryName("Bu *")</text:p>
      <text:p text:style-name="P1"/>
      <text:p text:style-name="P1"><text:s text:c="2"/>or FileName("*.bak")</text:p>
      <text:p text:style-name="P1"><text:s text:c="2"/>or FileName("* - Copy*")</text:p>
      <text:p text:style-name="P1">)</text:p>
      <text:p text:style-name="P1"># Backups end.</text:p>
      <text:p text:style-name="P1"/>
      <text:p text:style-name="P1"># NotBlobsArchivesBu</text:p>
      <text:p text:style-name="P1">) )</text:p>
      <text:p text:style-name="P1"># NotBlobsArchivesBu end.</text:p>
      <text:p text:style-name="P1"/>
      <text:p text:style-name="P1"># People</text:p>
      <text:p text:style-name="P1">and (</text:p>
      <text:p text:style-name="P1"># People start.</text:p>
      <text:p text:style-name="P1">(</text:p>
      <text:p text:style-name="P1"><text:s text:c="2"/>DirectoryName("*Capture*")</text:p>
      <text:p text:style-name="P1"><text:s text:c="2"/>or DirectoryName("*Document*")</text:p>
      <text:p text:style-name="P1"><text:s text:c="2"/>or DirectoryName("*Download*")</text:p>
      <text:p text:style-name="P1"><text:s text:c="2"/>or DirectoryName("*Kids*")</text:p>
      <text:p text:style-name="P1"><text:s text:c="2"/>or DirectoryName("Mail*")</text:p>
      <text:p text:style-name="P1"><text:s text:c="2"/>or DirectoryName("*Mail")</text:p>
      <text:p text:style-name="P1"><text:s text:c="2"/>or DirectoryName("My*")</text:p>
      <text:p text:style-name="P1"><text:s text:c="2"/>or DirectoryName("*Person*")</text:p>
      <text:p text:style-name="P1"><text:s text:c="2"/>or DirectoryName("Private*")</text:p>
      <text:p text:style-name="P1"><text:s text:c="2"/>or DirectoryName("Users")</text:p>
      <text:p text:style-name="P1"><text:s text:c="2"/></text:p>
      <text:p text:style-name="P1"><text:s text:c="2"/># Individual People HERE:</text:p>
      <text:p text:style-name="P1"><text:s text:c="2"/>or DirectoryName("Dgh*")</text:p>
      <text:p text:style-name="P1">)</text:p>
      <text:p text:style-name="P1"># People end.</text:p>
      <text:p text:style-name="P1"/>
      <text:p text:style-name="P1"># People</text:p>
      <text:p text:style-name="P1"><text:soft-page-break/>)</text:p>
      <text:p text:style-name="P1"># People end.</text:p>
      <text:p text:style-name="P1"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11.000000 People People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0.000000 (0.000000%)</text:p>
      <text:p text:style-name="P1"><text:s text:c="18"/>Gap: 4.503405 (1.884438%)</text:p>
      <text:p text:style-name="P1"><text:s text:c="16"/>Total: 4.503405 (42.000000%)</text:p>
      <text:p text:style-name="P1"/>
      <text:p text:style-name="P1"><text:s text:c="8"/>Files/folders: <text:s text:c="16"/>0 (0.000000%) </text:p>
      <text:p text:style-name="P1"><text:s text:c="12"/>Fragments: <text:s text:c="16"/>0 (0.000000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95.867626 (0.000000%)</text:p>
      <text:p text:style-name="P1"><text:s text:c="12"/>Files End: 95.867626</text:p>
      <text:p text:style-name="P1"><text:s text:c="13"/>Zone End: 100.371031 (42.0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5.000000%</text:p>
      <text:p text:style-name="P1"><text:s text:c="7"/>Volume Rounding: 2.000000%</text:p>
      <text:p text:style-name="P1"><text:s text:c="12"/>Actual Gap: 1.884438% (4.503405)</text:p>
      <text:p text:style-name="P1"><text:s text:c="17"/></text:p>
      <text:p text:style-name="P1"><text:s text:c="15"/>The desired min gap size. (GapRequested): 2.185686 <text:s/>(Loc) 98.053312</text:p>
      <text:p text:style-name="P1"><text:s text:c="14"/>Must be half the zone size. (GapAdjusted): 0.000000 <text:s/>(---) 95.867626</text:p>
      <text:p text:style-name="P1"><text:s text:c="15"/>Align to the volume evenly. (GapRounded): 4.503405 <text:s/>(---) 100.371031</text:p>
      <text:p text:style-name="P1"><text:s text:c="10"/>The remaining space available. (GapAvailable): 48.538338 <text:s/>(---) 144.405964</text:p>
      <text:p text:style-name="P1"><text:s text:c="6"/>The lower of adjusted and available. (GapCurrent): 4.503405 <text:s/>(---) 100.371031</text:p>
      <text:p text:style-name="P1"><text:s text:c="4"/>(GapCurrent) after any code you inserted. (GapUsed): 4.503405 <text:s/>(---) 100.371031</text:p>
      <text:p text:style-name="P1"><text:soft-page-break/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85944690141.414551 (8.780111%)</text:p>
      <text:p text:style-name="P1"><text:s text:c="19"/>Total Used: 238158543339.519900 (101.297352%)</text:p>
      <text:p text:style-name="P1"><text:s text:c="9"/>Volume Used by Zones: 18445948190.719971 (1.884438%)</text:p>
      <text:p text:style-name="P1"/>
      <text:p text:style-name="P1">Directory and Files Select:</text:p>
      <text:p text:style-name="P1">---------------------------</text:p>
      <text:p text:style-name="P1"># Script: ZoneDo ZoneTypeSelectPeople</text:p>
      <text:p text:style-name="P1"># People start.</text:p>
      <text:p text:style-name="P1"># NotBlobsArchivesBu start.</text:p>
      <text:p text:style-name="P1">(not (</text:p>
      <text:p text:style-name="P1"># Blobs start.</text:p>
      <text:p text:style-name="P1">(</text:p>
      <text:p text:style-name="P1"># BlobsAndExceptions start.</text:p>
      <text:p text:style-name="P1">( not(</text:p>
      <text:p text:style-name="P1"><text:s text:c="2"/>FileName("*.bat")</text:p>
      <text:p text:style-name="P1"><text:s text:c="2"/>or FileName("*.css")</text:p>
      <text:p text:style-name="P1"><text:s text:c="2"/>or FileName("*.dll")</text:p>
      <text:p text:style-name="P1"><text:s text:c="2"/>or FileName("*.exe")</text:p>
      <text:p text:style-name="P1"><text:s text:c="2"/>or FileName("*.htm*")</text:p>
      <text:p text:style-name="P1"><text:s text:c="2"/>or FileName("*.jar")</text:p>
      <text:p text:style-name="P1"><text:s text:c="2"/>or FileName("*.js")</text:p>
      <text:p text:style-name="P1"><text:s text:c="2"/>or FileName("*.script")</text:p>
      <text:p text:style-name="P1"><text:s text:c="2"/>or FileName("*.wsf")</text:p>
      <text:p text:style-name="P1"><text:s text:c="2"/>or (</text:p>
      <text:p text:style-name="P1"># Databases start.</text:p>
      <text:p text:style-name="P1">(</text:p>
      <text:p text:style-name="P1"><text:s text:c="2"/>FileName("*.crypt*")</text:p>
      <text:p text:style-name="P1"><text:s text:c="2"/>or FileName("*.db*")</text:p>
      <text:p text:style-name="P1"><text:s text:c="2"/>or FileName("*.rdb*")</text:p>
      <text:p text:style-name="P1"><text:s text:c="2"/>or FileName("*.dc*")</text:p>
      <text:p text:style-name="P1"><text:s text:c="2"/>or FileName("*.dict*")</text:p>
      <text:p text:style-name="P1"><text:s text:c="2"/>or FileName("*.?db*")</text:p>
      <text:p text:style-name="P1"><text:s text:c="2"/>or FileName("*.?rdb*")</text:p>
      <text:p text:style-name="P1"><text:s text:c="2"/>or FileName("*.md*")</text:p>
      <text:p text:style-name="P1"><text:s text:c="2"/>or FileName("*.myd")</text:p>
      <text:p text:style-name="P1"><text:s text:c="2"/>or FileName("*.ndf")</text:p>
      <text:p text:style-name="P1"><text:s text:c="2"/>or FileName("*.ns?")</text:p>
      <text:p text:style-name="P1"><text:s text:c="2"/>or FileName("*.pab")</text:p>
      <text:p text:style-name="P1"><text:s text:c="2"/>or FileName("*.pst")</text:p>
      <text:p text:style-name="P1"><text:s text:c="2"/>or FileName("*.sd?*")</text:p>
      <text:p text:style-name="P1"><text:s text:c="2"/>or FileName("*.sq**")</text:p>
      <text:p text:style-name="P1"><text:soft-page-break/><text:s text:c="2"/>or FileName("*.tmd")</text:p>
      <text:p text:style-name="P1"><text:s text:c="2"/>or FileName("*.tps")</text:p>
      <text:p text:style-name="P1"><text:s text:c="2"/>or FileName("*.tr*")</text:p>
      <text:p text:style-name="P1">)</text:p>
      <text:p text:style-name="P1"># Databases end.</text:p>
      <text:p text:style-name="P1"/>
      <text:p text:style-name="P1"><text:s text:c="4"/># BlobsAndExceptions</text:p>
      <text:p text:style-name="P1"><text:s text:c="4"/>or </text:p>
      <text:p text:style-name="P1"># Data start.</text:p>
      <text:p text:style-name="P1">(</text:p>
      <text:p text:style-name="P1"><text:s text:c="2"/>DirectoryName("Data*")</text:p>
      <text:p text:style-name="P1"><text:s text:c="2"/>or DirectoryName("Device*")</text:p>
      <text:p text:style-name="P1"><text:s text:c="2"/>or DirectoryName("Export*")</text:p>
      <text:p text:style-name="P1"><text:s text:c="2"/>or DirectoryName("Import*")</text:p>
      <text:p text:style-name="P1"><text:s text:c="2"/>or DirectoryName("Log*")</text:p>
      <text:p text:style-name="P1"><text:s text:c="2"/>or DirectoryName("*Log")</text:p>
      <text:p text:style-name="P1"><text:s text:c="2"/>or DirectoryName("Maintenance*")</text:p>
      <text:p text:style-name="P1"><text:s text:c="2"/>or DirectoryName("Rec*")</text:p>
      <text:p text:style-name="P1"><text:s text:c="2"/>or DirectoryName("Sales*")</text:p>
      <text:p text:style-name="P1"><text:s text:c="2"/>or DirectoryName("Search*")</text:p>
      <text:p text:style-name="P1"><text:s text:c="2"/>or DirectoryName("User*")</text:p>
      <text:p text:style-name="P1">)</text:p>
      <text:p text:style-name="P1"># Data end.</text:p>
      <text:p text:style-name="P1"/>
      <text:p text:style-name="P1"><text:s text:c="4"/># BlobsAndExceptions</text:p>
      <text:p text:style-name="P1"><text:s text:c="2"/>)</text:p>
      <text:p text:style-name="P1">) )</text:p>
      <text:p text:style-name="P1"># BlobsAndExceptions end.</text:p>
      <text:p text:style-name="P1"/>
      <text:p text:style-name="P1"># Blobs</text:p>
      <text:p text:style-name="P1">) and (</text:p>
      <text:p text:style-name="P1"><text:s text:c="2"/>Size(BlobFileSize,0)</text:p>
      <text:p text:style-name="P1"><text:s text:c="2"/>or (</text:p>
      <text:p text:style-name="P1"><text:s text:c="4"/>FileName("*.arj")</text:p>
      <text:p text:style-name="P1"><text:s text:c="4"/>or FileName("*.bup")</text:p>
      <text:p text:style-name="P1"><text:s text:c="4"/>or FileName("*.bz2")</text:p>
      <text:p text:style-name="P1"><text:s text:c="4"/>or FileName("*.chm")</text:p>
      <text:p text:style-name="P1"><text:s text:c="4"/>or FileName("*.dvr-ms")</text:p>
      <text:p text:style-name="P1"><text:s text:c="4"/>or FileName("*.gz")</text:p>
      <text:p text:style-name="P1"><text:s text:c="4"/>or FileName("*.ifo")</text:p>
      <text:p text:style-name="P1"><text:s text:c="4"/>or FileName("*.lzh")</text:p>
      <text:p text:style-name="P1"><text:s text:c="4"/>or FileName("*.pdf")</text:p>
      <text:p text:style-name="P1"><text:s text:c="4"/>or FileName("*.rpm")</text:p>
      <text:p text:style-name="P1"><text:s text:c="4"/>or FileName("*.wmv")</text:p>
      <text:p text:style-name="P1"><text:soft-page-break/><text:s text:c="4"/>or FileName("*.vob")</text:p>
      <text:p text:style-name="P1"><text:s text:c="4"/>or FileName("*.z")</text:p>
      <text:p text:style-name="P1"><text:s text:c="2"/>) </text:p>
      <text:p text:style-name="P1">)</text:p>
      <text:p text:style-name="P1"># Blobs end.</text:p>
      <text:p text:style-name="P1"/>
      <text:p text:style-name="P1"># NotBlobsArchivesBu</text:p>
      <text:p text:style-name="P1">or </text:p>
      <text:p text:style-name="P1"># Archives start.</text:p>
      <text:p text:style-name="P1">(</text:p>
      <text:p text:style-name="P1"><text:s text:c="2"/>DirectoryName("*Archive*")</text:p>
      <text:p text:style-name="P1"><text:s text:c="2"/>or DirectoryName("*History*")</text:p>
      <text:p text:style-name="P1"><text:s text:c="2"/>or DirectoryName("*Old")</text:p>
      <text:p text:style-name="P1"><text:s text:c="2"/>or DirectoryName("* Old *")</text:p>
      <text:p text:style-name="P1"><text:s text:c="2"/>or DirectoryName("Old *")</text:p>
      <text:p text:style-name="P1"/>
      <text:p text:style-name="P1"><text:s text:c="2"/>or FileName("*.7z")</text:p>
      <text:p text:style-name="P1"><text:s text:c="2"/>or FileName("*.cab")</text:p>
      <text:p text:style-name="P1"><text:s text:c="2"/>or FileName("*.iso")</text:p>
      <text:p text:style-name="P1"><text:s text:c="2"/>or FileName("*.msi")</text:p>
      <text:p text:style-name="P1"><text:s text:c="2"/>or FileName("*.old")</text:p>
      <text:p text:style-name="P1"><text:s text:c="2"/>or FileName("*.rar")</text:p>
      <text:p text:style-name="P1"><text:s text:c="2"/>or FileName("*.tar")</text:p>
      <text:p text:style-name="P1"><text:s text:c="2"/>or FileName("*.zip")</text:p>
      <text:p text:style-name="P1"><text:s text:c="2"/>or</text:p>
      <text:p text:style-name="P1"># WinSysLow start.</text:p>
      <text:p text:style-name="P1">(</text:p>
      <text:p text:style-name="P1"><text:s text:c="2"/>DirectoryName("$*")</text:p>
      <text:p text:style-name="P1"><text:s text:c="2"/>or DirectoryName("0*")</text:p>
      <text:p text:style-name="P1"><text:s text:c="2"/>or DirectoryName("1*")</text:p>
      <text:p text:style-name="P1"><text:s text:c="2"/>or DirectoryName("2*")</text:p>
      <text:p text:style-name="P1"><text:s text:c="2"/>or DirectoryName("3*")</text:p>
      <text:p text:style-name="P1"><text:s text:c="2"/>or DirectoryName("4*")</text:p>
      <text:p text:style-name="P1"><text:s text:c="2"/>or DirectoryName("5*")</text:p>
      <text:p text:style-name="P1"><text:s text:c="2"/>or DirectoryName("6*")</text:p>
      <text:p text:style-name="P1"><text:s text:c="2"/>or DirectoryName("7*")</text:p>
      <text:p text:style-name="P1"><text:s text:c="2"/>or DirectoryName("8*")</text:p>
      <text:p text:style-name="P1"><text:s text:c="2"/>or DirectoryName("9*")</text:p>
      <text:p text:style-name="P1"/>
      <text:p text:style-name="P1"><text:s text:c="2"/>or DirectoryName("dllcache")</text:p>
      <text:p text:style-name="P1"><text:s text:c="2"/>or DirectoryName("Downloaded Installations")</text:p>
      <text:p text:style-name="P1"><text:s text:c="2"/>or DirectoryName("Ehome")</text:p>
      <text:p text:style-name="P1"><text:s text:c="2"/>or DirectoryName("Fonts")</text:p>
      <text:p text:style-name="P1"><text:s text:c="2"/>or DirectoryName("Help")</text:p>
      <text:p text:style-name="P1"><text:soft-page-break/><text:s text:c="2"/>or DirectoryName("I386")</text:p>
      <text:p text:style-name="P1"><text:s text:c="2"/>or DirectoryName("ie?updates")</text:p>
      <text:p text:style-name="P1"><text:s text:c="2"/>or DirectoryName("Installer")</text:p>
      <text:p text:style-name="P1"><text:s text:c="2"/>or DirectoryName("Installshield Installation Information")</text:p>
      <text:p text:style-name="P1"><text:s text:c="2"/>or DirectoryName("IME")</text:p>
      <text:p text:style-name="P1"><text:s text:c="2"/>or DirectoryName("*RECYCLE*")</text:p>
      <text:p text:style-name="P1"><text:s text:c="2"/>or DirectoryName("ServicePackFiles")</text:p>
      <text:p text:style-name="P1"><text:s text:c="2"/>or DirectoryName("SoftwareDistribution")</text:p>
      <text:p text:style-name="P1"><text:s text:c="2"/>or DirectoryName("Speech")</text:p>
      <text:p text:style-name="P1"><text:s text:c="2"/>or DirectoryName("Symbols")</text:p>
      <text:p text:style-name="P1"><text:s text:c="2"/>or DirectoryName("System Volume Information")</text:p>
      <text:p text:style-name="P1"><text:s text:c="2"/>or DirectoryName("windows.old")</text:p>
      <text:p text:style-name="P1">)</text:p>
      <text:p text:style-name="P1"># WinSysLow end.</text:p>
      <text:p text:style-name="P1"/>
      <text:p text:style-name="P1"><text:s text:c="2"/># Archives</text:p>
      <text:p text:style-name="P1">)</text:p>
      <text:p text:style-name="P1"># Archives end.</text:p>
      <text:p text:style-name="P1"/>
      <text:p text:style-name="P1"># NotBlobsArchivesBu</text:p>
      <text:p text:style-name="P1">or</text:p>
      <text:p text:style-name="P1"># Backups start.</text:p>
      <text:p text:style-name="P1">(</text:p>
      <text:p text:style-name="P1"><text:s text:c="2"/>DirectoryName("*Backup*")</text:p>
      <text:p text:style-name="P1"><text:s text:c="2"/>or DirectoryName("*Bu")</text:p>
      <text:p text:style-name="P1"><text:s text:c="2"/>or DirectoryName("* Bu *")</text:p>
      <text:p text:style-name="P1"><text:s text:c="2"/>or DirectoryName("Bu *")</text:p>
      <text:p text:style-name="P1"/>
      <text:p text:style-name="P1"><text:s text:c="2"/>or FileName("*.bak")</text:p>
      <text:p text:style-name="P1"><text:s text:c="2"/>or FileName("* - Copy*")</text:p>
      <text:p text:style-name="P1">)</text:p>
      <text:p text:style-name="P1"># Backups end.</text:p>
      <text:p text:style-name="P1"/>
      <text:p text:style-name="P1"># NotBlobsArchivesBu</text:p>
      <text:p text:style-name="P1">) )</text:p>
      <text:p text:style-name="P1"># NotBlobsArchivesBu end.</text:p>
      <text:p text:style-name="P1"/>
      <text:p text:style-name="P1"># People</text:p>
      <text:p text:style-name="P1">and (</text:p>
      <text:p text:style-name="P1"># People start.</text:p>
      <text:p text:style-name="P1">(</text:p>
      <text:p text:style-name="P1"><text:s text:c="2"/>DirectoryName("*Capture*")</text:p>
      <text:p text:style-name="P1"><text:s text:c="2"/>or DirectoryName("*Document*")</text:p>
      <text:p text:style-name="P1"><text:s text:c="2"/>or DirectoryName("*Download*")</text:p>
      <text:p text:style-name="P1"><text:soft-page-break/><text:s text:c="2"/>or DirectoryName("*Kids*")</text:p>
      <text:p text:style-name="P1"><text:s text:c="2"/>or DirectoryName("Mail*")</text:p>
      <text:p text:style-name="P1"><text:s text:c="2"/>or DirectoryName("*Mail")</text:p>
      <text:p text:style-name="P1"><text:s text:c="2"/>or DirectoryName("My*")</text:p>
      <text:p text:style-name="P1"><text:s text:c="2"/>or DirectoryName("*Person*")</text:p>
      <text:p text:style-name="P1"><text:s text:c="2"/>or DirectoryName("Private*")</text:p>
      <text:p text:style-name="P1"><text:s text:c="2"/>or DirectoryName("Users")</text:p>
      <text:p text:style-name="P1"><text:s text:c="2"/></text:p>
      <text:p text:style-name="P1"><text:s text:c="2"/># Individual People HERE:</text:p>
      <text:p text:style-name="P1"><text:s text:c="2"/>or DirectoryName("Dgh*")</text:p>
      <text:p text:style-name="P1">)</text:p>
      <text:p text:style-name="P1"># People end.</text:p>
      <text:p text:style-name="P1"/>
      <text:p text:style-name="P1"># People</text:p>
      <text:p text:style-name="P1">)</text:p>
      <text:p text:style-name="P1"># People end.</text:p>
      <text:p text:style-name="P1"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12.000000 MFT MFT - Master File Table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0.768050 (0.321389%)</text:p>
      <text:p text:style-name="P1"><text:s text:c="18"/>Gap: 0.426844 (0.178612%)</text:p>
      <text:p text:style-name="P1"><text:s text:c="16"/>Total: 1.194894 (42.500000%)</text:p>
      <text:p text:style-name="P1"/>
      <text:p text:style-name="P1"><text:s text:c="8"/>Files/folders: <text:s text:c="15"/>60 (0.002749%) </text:p>
      <text:p text:style-name="P1"><text:s text:c="12"/>Fragments: <text:s text:c="16"/>4 (0.489596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100.371031 (0.000000%)</text:p>
      <text:p text:style-name="P1"><text:s text:c="12"/>Files End: 101.139081</text:p>
      <text:p text:style-name="P1"><text:s text:c="13"/>Zone End: 101.565925 (42.5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0.500000%</text:p>
      <text:p text:style-name="P1"><text:s text:c="7"/>Volume Rounding: 0.500000%</text:p>
      <text:p text:style-name="P1"><text:soft-page-break/><text:s text:c="12"/>Actual Gap: 0.178612% (0.426844)</text:p>
      <text:p text:style-name="P1"><text:s text:c="17"/></text:p>
      <text:p text:style-name="P1"><text:s text:c="15"/>The desired min gap size. (GapRequested): 0.218569 <text:s/>(Loc) 101.357650</text:p>
      <text:p text:style-name="P1"><text:s text:c="14"/>Must be half the zone size. (GapAdjusted): 0.218569 <text:s/>(---) 101.357650</text:p>
      <text:p text:style-name="P1"><text:s text:c="15"/>Align to the volume evenly. (GapRounded): 0.426844 <text:s/>(---) 101.565925</text:p>
      <text:p text:style-name="P1"><text:s text:c="10"/>The remaining space available. (GapAvailable): 43.983457 <text:s/>(---) 145.122538</text:p>
      <text:p text:style-name="P1"><text:s text:c="6"/>The lower of adjusted and available. (GapCurrent): 0.426844 <text:s/>(---) 101.565925</text:p>
      <text:p text:style-name="P1"><text:s text:c="4"/>(GapCurrent) after any code you inserted. (GapUsed): 0.426844 <text:s/>(---) 101.565925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86839947330.387619 (8.871570%)</text:p>
      <text:p text:style-name="P1"><text:s text:c="19"/>Total Used: 239906894520.319890 (102.041051%)</text:p>
      <text:p text:style-name="P1"><text:s text:c="9"/>Volume Used by Zones: 1748351180.799988 (0.178612%)</text:p>
      <text:p text:style-name="P1"/>
      <text:p text:style-name="P1">Directory and Files Select:</text:p>
      <text:p text:style-name="P1">---------------------------</text:p>
      <text:p text:style-name="P1"># Script: ZoneDo ZoneTypeSelectOsMFT</text:p>
      <text:p text:style-name="P1"># MFT start.</text:p>
      <text:p text:style-name="P1">SelectNtfsSystemFiles(yes)</text:p>
      <text:p text:style-name="P1"># MFT end. <text:s text:c="14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12.000000 MFT MFT - Master File Table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0.000000 (0.000000%)</text:p>
      <text:p text:style-name="P1"><text:s text:c="18"/>Gap: 0.423361 (0.177154%)</text:p>
      <text:p text:style-name="P1"><text:s text:c="16"/>Total: 0.423361 (42.500000%)</text:p>
      <text:p text:style-name="P1"/>
      <text:p text:style-name="P1"><text:s text:c="8"/>Files/folders: <text:s text:c="16"/>0 (0.000000%) </text:p>
      <text:p text:style-name="P1"><text:s text:c="12"/>Fragments: <text:s text:c="16"/>0 (0.000000%) </text:p>
      <text:p text:style-name="P1"/>
      <text:p text:style-name="P1"><text:soft-page-break/><text:s text:c="3"/>Location:</text:p>
      <text:p text:style-name="P1"><text:s text:c="3"/>------------------------</text:p>
      <text:p text:style-name="P1"><text:s text:c="11"/>Zone Start: 101.142564 (0.000000%)</text:p>
      <text:p text:style-name="P1"><text:s text:c="12"/>Files End: 101.142564</text:p>
      <text:p text:style-name="P1"><text:s text:c="13"/>Zone End: 101.565925 (42.5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0.500000%</text:p>
      <text:p text:style-name="P1"><text:s text:c="7"/>Volume Rounding: 0.500000%</text:p>
      <text:p text:style-name="P1"><text:s text:c="12"/>Actual Gap: 0.177154% (0.423361)</text:p>
      <text:p text:style-name="P1"><text:s text:c="17"/></text:p>
      <text:p text:style-name="P1"><text:s text:c="15"/>The desired min gap size. (GapRequested): 0.218569 <text:s/>(Loc) 101.361133</text:p>
      <text:p text:style-name="P1"><text:s text:c="14"/>Must be half the zone size. (GapAdjusted): 0.000000 <text:s/>(---) 101.142564</text:p>
      <text:p text:style-name="P1"><text:s text:c="15"/>Align to the volume evenly. (GapRounded): 0.423361 <text:s/>(---) 101.565925</text:p>
      <text:p text:style-name="P1"><text:s text:c="10"/>The remaining space available. (GapAvailable): 43.979974 <text:s/>(---) 145.122538</text:p>
      <text:p text:style-name="P1"><text:s text:c="6"/>The lower of adjusted and available. (GapCurrent): 0.423361 <text:s/>(---) 101.565925</text:p>
      <text:p text:style-name="P1"><text:s text:c="4"/>(GapCurrent) after any code you inserted. (GapUsed): 0.423361 <text:s/>(---) 101.565925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87735204519.360687 (8.963030%)</text:p>
      <text:p text:style-name="P1"><text:s text:c="19"/>Total Used: 241640979333.119870 (102.778619%)</text:p>
      <text:p text:style-name="P1"><text:s text:c="9"/>Volume Used by Zones: 1734084812.799988 (0.177154%)</text:p>
      <text:p text:style-name="P1"/>
      <text:p text:style-name="P1">Directory and Files Select:</text:p>
      <text:p text:style-name="P1">---------------------------</text:p>
      <text:p text:style-name="P1"># Script: ZoneDo ZoneTypeSelectOsMFT</text:p>
      <text:p text:style-name="P1"># MFT start.</text:p>
      <text:p text:style-name="P1">SelectNtfsSystemFiles(yes)</text:p>
      <text:p text:style-name="P1"># MFT end. <text:s text:c="14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13.000000 DIR Directories. 2021-11-13 11:30 PM </text:p>
      <text:p text:style-name="P1"/>
      <text:p text:style-name="P1">Statistics Report:</text:p>
      <text:p text:style-name="P1"><text:soft-page-break/>------------------</text:p>
      <text:p text:style-name="P1"><text:s text:c="3"/>Size: <text:s/></text:p>
      <text:p text:style-name="P1"><text:s text:c="3"/>------------------------</text:p>
      <text:p text:style-name="P1"><text:s text:c="16"/>Files: 0.078496 (0.032846%)</text:p>
      <text:p text:style-name="P1"><text:s text:c="18"/>Gap: 5.895971 (2.467154%)</text:p>
      <text:p text:style-name="P1"><text:s text:c="16"/>Total: 5.974467 (45.000000%)</text:p>
      <text:p text:style-name="P1"/>
      <text:p text:style-name="P1"><text:s text:c="8"/>Files/folders: <text:s text:c="10"/>136,930 (0.006231%) </text:p>
      <text:p text:style-name="P1"><text:s text:c="12"/>Fragments: <text:s text:c="15"/>30 (3.685504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101.565924 (0.000000%)</text:p>
      <text:p text:style-name="P1"><text:s text:c="12"/>Files End: 101.644420</text:p>
      <text:p text:style-name="P1"><text:s text:c="13"/>Zone End: 107.540391 (45.0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0.500000%</text:p>
      <text:p text:style-name="P1"><text:s text:c="7"/>Volume Rounding: 3.000000%</text:p>
      <text:p text:style-name="P1"><text:s text:c="12"/>Actual Gap: 2.467154% (5.895971)</text:p>
      <text:p text:style-name="P1"><text:s text:c="17"/></text:p>
      <text:p text:style-name="P1"><text:s text:c="15"/>The desired min gap size. (GapRequested): 0.218569 <text:s/>(Loc) 101.862989</text:p>
      <text:p text:style-name="P1"><text:s text:c="14"/>Must be half the zone size. (GapAdjusted): 0.156992 <text:s/>(---) 101.801412</text:p>
      <text:p text:style-name="P1"><text:s text:c="15"/>Align to the volume evenly. (GapRounded): 5.895971 <text:s/>(---) 107.540391</text:p>
      <text:p text:style-name="P1"><text:s text:c="10"/>The remaining space available. (GapAvailable): 43.556614 <text:s/>(---) 145.201034</text:p>
      <text:p text:style-name="P1"><text:s text:c="6"/>The lower of adjusted and available. (GapCurrent): 5.895971 <text:s/>(---) 107.540391</text:p>
      <text:p text:style-name="P1"><text:s text:c="4"/>(GapCurrent) after any code you inserted. (GapUsed): 5.895971 <text:s/>(---) 107.540391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88630461708.333755 (9.054489%)</text:p>
      <text:p text:style-name="P1"><text:s text:c="19"/>Total Used: 265790875320.319820 (113.050803%)</text:p>
      <text:p text:style-name="P1"><text:s text:c="9"/>Volume Used by Zones: 24149895987.199951 (2.467154%)</text:p>
      <text:p text:style-name="P1"/>
      <text:p text:style-name="P1">Directory and Files Select:</text:p>
      <text:p text:style-name="P1">---------------------------</text:p>
      <text:p text:style-name="P1"># Script: ZoneDo ZoneTypeSelectOsDIR</text:p>
      <text:p text:style-name="P1"><text:soft-page-break/># DIR start.</text:p>
      <text:p text:style-name="P1">Directory(yes)</text:p>
      <text:p text:style-name="P1"># DIR end.</text:p>
      <text:p text:style-name="P1"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13.000000 DIR Directories.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0.000000 (0.000000%)</text:p>
      <text:p text:style-name="P1"><text:s text:c="18"/>Gap: 5.895971 (2.467154%)</text:p>
      <text:p text:style-name="P1"><text:s text:c="16"/>Total: 5.895971 (45.000000%)</text:p>
      <text:p text:style-name="P1"/>
      <text:p text:style-name="P1"><text:s text:c="8"/>Files/folders: <text:s text:c="16"/>0 (0.000000%) </text:p>
      <text:p text:style-name="P1"><text:s text:c="12"/>Fragments: <text:s text:c="16"/>0 (0.000000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101.644420 (0.000000%)</text:p>
      <text:p text:style-name="P1"><text:s text:c="12"/>Files End: 101.644420</text:p>
      <text:p text:style-name="P1"><text:s text:c="13"/>Zone End: 107.540391 (45.0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0.500000%</text:p>
      <text:p text:style-name="P1"><text:s text:c="7"/>Volume Rounding: 3.000000%</text:p>
      <text:p text:style-name="P1"><text:s text:c="12"/>Actual Gap: 2.467154% (5.895971)</text:p>
      <text:p text:style-name="P1"><text:s text:c="17"/></text:p>
      <text:p text:style-name="P1"><text:s text:c="15"/>The desired min gap size. (GapRequested): 0.218569 <text:s/>(Loc) 101.862989</text:p>
      <text:p text:style-name="P1"><text:s text:c="14"/>Must be half the zone size. (GapAdjusted): 0.000000 <text:s/>(---) 101.644420</text:p>
      <text:p text:style-name="P1"><text:s text:c="15"/>Align to the volume evenly. (GapRounded): 5.895971 <text:s/>(---) 107.540391</text:p>
      <text:p text:style-name="P1"><text:s text:c="10"/>The remaining space available. (GapAvailable): 43.555909 <text:s/>(---) 145.200329</text:p>
      <text:p text:style-name="P1"><text:s text:c="6"/>The lower of adjusted and available. (GapCurrent): 5.895971 <text:s/>(---) 107.540391</text:p>
      <text:p text:style-name="P1"><text:s text:c="4"/>(GapCurrent) after any code you inserted. (GapUsed): 5.895971 <text:s/><text:soft-page-break/>(---) 107.540391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89525718897.306824 (9.145949%)</text:p>
      <text:p text:style-name="P1"><text:s text:c="19"/>Total Used: 289940771307.519780 (123.322819%)</text:p>
      <text:p text:style-name="P1"><text:s text:c="9"/>Volume Used by Zones: 24149895987.199951 (2.467154%)</text:p>
      <text:p text:style-name="P1"/>
      <text:p text:style-name="P1">Directory and Files Select:</text:p>
      <text:p text:style-name="P1">---------------------------</text:p>
      <text:p text:style-name="P1"># Script: ZoneDo ZoneTypeSelectOsDIR</text:p>
      <text:p text:style-name="P1"># DIR start.</text:p>
      <text:p text:style-name="P1">Directory(yes)</text:p>
      <text:p text:style-name="P1"># DIR end.</text:p>
      <text:p text:style-name="P1"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14.000000 !ZoneLabelPageHiberDump! !ZoneDescriptionPageHiberDump!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0.367031 (0.153583%)</text:p>
      <text:p text:style-name="P1"><text:s text:c="18"/>Gap: 0.000000 (0.000000%)</text:p>
      <text:p text:style-name="P1"><text:s text:c="16"/>Total: 0.367031 (45.153583%)</text:p>
      <text:p text:style-name="P1"/>
      <text:p text:style-name="P1"><text:s text:c="8"/>Files/folders: <text:s text:c="14"/>170 (0.007789%) </text:p>
      <text:p text:style-name="P1"><text:s text:c="12"/>Fragments: <text:s text:c="16"/>4 (0.510204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107.540390 (0.000000%)</text:p>
      <text:p text:style-name="P1"><text:s text:c="12"/>Files End: 107.907421</text:p>
      <text:p text:style-name="P1"><text:s text:c="13"/>Zone End: 107.907421 (45.153583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0.000000%</text:p>
      <text:p text:style-name="P1"><text:s text:c="7"/>Volume Rounding: 0.000000%</text:p>
      <text:p text:style-name="P1"><text:s text:c="12"/>Actual Gap: 0.000000% (0.000000)</text:p>
      <text:p text:style-name="P1"><text:soft-page-break/><text:s text:c="17"/></text:p>
      <text:p text:style-name="P1"><text:s text:c="15"/>The desired min gap size. (GapRequested): 0.000000 <text:s/>(Loc) 107.907421</text:p>
      <text:p text:style-name="P1"><text:s text:c="14"/>Must be half the zone size. (GapAdjusted): 0.000000 <text:s/>(---) 107.907421</text:p>
      <text:p text:style-name="P1"><text:s text:c="15"/>Align to the volume evenly. (GapRounded): 0.000000 <text:s/>(---) 107.907421</text:p>
      <text:p text:style-name="P1"><text:s text:c="10"/>The remaining space available. (GapAvailable): 37.659839 <text:s/>(---) 145.567260</text:p>
      <text:p text:style-name="P1"><text:s text:c="6"/>The lower of adjusted and available. (GapCurrent): 0.000000 <text:s/>(---) 107.907421</text:p>
      <text:p text:style-name="P1"><text:s text:c="4"/>(GapCurrent) after any code you inserted. (GapUsed): 0.000000 <text:s/>(---) 107.907421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89525718897.306824 (9.145949%)</text:p>
      <text:p text:style-name="P1"><text:s text:c="19"/>Total Used: 289940771307.519780 (123.322892%)</text:p>
      <text:p text:style-name="P1"><text:s text:c="9"/>Volume Used by Zones: 0.000000 (0.000000%)</text:p>
      <text:p text:style-name="P1"/>
      <text:p text:style-name="P1">Directory and Files Select:</text:p>
      <text:p text:style-name="P1">---------------------------</text:p>
      <text:p text:style-name="P1"># Script: ZoneDo ZoneTypeSelectOsPageHiberDump</text:p>
      <text:p text:style-name="P1"># PageHiberDump start.</text:p>
      <text:p text:style-name="P1">(</text:p>
      <text:p text:style-name="P1"># Os PageHiberDump start.</text:p>
      <text:p text:style-name="P1">(</text:p>
      <text:p text:style-name="P1"><text:s text:c="2"/>FileName("DataStore.edb")</text:p>
      <text:p text:style-name="P1"><text:s text:c="2"/>or FileName("DUMP*.*")</text:p>
      <text:p text:style-name="P1"><text:s text:c="2"/>or FileName("Hiberfil.sys")</text:p>
      <text:p text:style-name="P1"><text:s text:c="2"/>or FileName("MEMORY.DMP")</text:p>
      <text:p text:style-name="P1"><text:s text:c="2"/>or FileName("Pagefile.sys")</text:p>
      <text:p text:style-name="P1">)</text:p>
      <text:p text:style-name="P1"># Os PageHiberDump end.</text:p>
      <text:p text:style-name="P1"/>
      <text:p text:style-name="P1">)</text:p>
      <text:p text:style-name="P1"># PageHiberDump end.</text:p>
      <text:p text:style-name="P1"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14.000000 !ZoneLabelPageHiberDump! !ZoneDescriptionPageHiberDump! 2021-11-13 11:30 PM </text:p>
      <text:p text:style-name="P1"><text:soft-page-break/></text:p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0.000000 (0.000000%)</text:p>
      <text:p text:style-name="P1"><text:s text:c="18"/>Gap: 0.000000 (0.000000%)</text:p>
      <text:p text:style-name="P1"><text:s text:c="16"/>Total: 0.000000 (45.153583%)</text:p>
      <text:p text:style-name="P1"/>
      <text:p text:style-name="P1"><text:s text:c="8"/>Files/folders: <text:s text:c="16"/>0 (0.000000%) </text:p>
      <text:p text:style-name="P1"><text:s text:c="12"/>Fragments: <text:s text:c="16"/>0 (0.000000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107.907421 (0.000000%)</text:p>
      <text:p text:style-name="P1"><text:s text:c="12"/>Files End: 107.907421</text:p>
      <text:p text:style-name="P1"><text:s text:c="13"/>Zone End: 107.907421 (45.153583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0.000000%</text:p>
      <text:p text:style-name="P1"><text:s text:c="7"/>Volume Rounding: 0.000000%</text:p>
      <text:p text:style-name="P1"><text:s text:c="12"/>Actual Gap: 0.000000% (0.000000)</text:p>
      <text:p text:style-name="P1"><text:s text:c="17"/></text:p>
      <text:p text:style-name="P1"><text:s text:c="15"/>The desired min gap size. (GapRequested): 0.000000 <text:s/>(Loc) 107.907421</text:p>
      <text:p text:style-name="P1"><text:s text:c="14"/>Must be half the zone size. (GapAdjusted): 0.000000 <text:s/>(---) 107.907421</text:p>
      <text:p text:style-name="P1"><text:s text:c="15"/>Align to the volume evenly. (GapRounded): 0.000000 <text:s/>(---) 107.907421</text:p>
      <text:p text:style-name="P1"><text:s text:c="10"/>The remaining space available. (GapAvailable): 37.659059 <text:s/>(---) 145.566480</text:p>
      <text:p text:style-name="P1"><text:s text:c="6"/>The lower of adjusted and available. (GapCurrent): 0.000000 <text:s/>(---) 107.907421</text:p>
      <text:p text:style-name="P1"><text:s text:c="4"/>(GapCurrent) after any code you inserted. (GapUsed): 0.000000 <text:s/>(---) 107.907421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89525718897.306824 (9.145949%)</text:p>
      <text:p text:style-name="P1"><text:s text:c="19"/>Total Used: 289940771307.519780 (123.322894%)</text:p>
      <text:p text:style-name="P1"><text:s text:c="9"/>Volume Used by Zones: 0.000000 (0.000000%)</text:p>
      <text:p text:style-name="P1"/>
      <text:p text:style-name="P1">Directory and Files Select:</text:p>
      <text:p text:style-name="P1"><text:soft-page-break/>---------------------------</text:p>
      <text:p text:style-name="P1"># Script: ZoneDo ZoneTypeSelectOsPageHiberDump</text:p>
      <text:p text:style-name="P1"># PageHiberDump start.</text:p>
      <text:p text:style-name="P1">(</text:p>
      <text:p text:style-name="P1"># Os PageHiberDump start.</text:p>
      <text:p text:style-name="P1">(</text:p>
      <text:p text:style-name="P1"><text:s text:c="2"/>FileName("DataStore.edb")</text:p>
      <text:p text:style-name="P1"><text:s text:c="2"/>or FileName("DUMP*.*")</text:p>
      <text:p text:style-name="P1"><text:s text:c="2"/>or FileName("Hiberfil.sys")</text:p>
      <text:p text:style-name="P1"><text:s text:c="2"/>or FileName("MEMORY.DMP")</text:p>
      <text:p text:style-name="P1"><text:s text:c="2"/>or FileName("Pagefile.sys")</text:p>
      <text:p text:style-name="P1">)</text:p>
      <text:p text:style-name="P1"># Os PageHiberDump end.</text:p>
      <text:p text:style-name="P1"/>
      <text:p text:style-name="P1">)</text:p>
      <text:p text:style-name="P1"># PageHiberDump end.</text:p>
      <text:p text:style-name="P1"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16.000000 Shares Shares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0.000664 (0.000278%)</text:p>
      <text:p text:style-name="P1"><text:s text:c="18"/>Gap: 2.022092 (0.846139%)</text:p>
      <text:p text:style-name="P1"><text:s text:c="16"/>Total: 2.022756 (46.000000%)</text:p>
      <text:p text:style-name="P1"/>
      <text:p text:style-name="P1"><text:s text:c="8"/>Files/folders: <text:s text:c="15"/>23 (0.001054%) </text:p>
      <text:p text:style-name="P1"><text:s text:c="12"/>Fragments: <text:s text:c="16"/>0 (0.000000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107.907421 (0.000000%)</text:p>
      <text:p text:style-name="P1"><text:s text:c="12"/>Files End: 107.908085</text:p>
      <text:p text:style-name="P1"><text:s text:c="13"/>Zone End: 109.930177 (46.0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5.000000%</text:p>
      <text:p text:style-name="P1"><text:s text:c="7"/>Volume Rounding: 1.000000%</text:p>
      <text:p text:style-name="P1"><text:soft-page-break/><text:s text:c="12"/>Actual Gap: 0.846139% (2.022092)</text:p>
      <text:p text:style-name="P1"><text:s text:c="17"/></text:p>
      <text:p text:style-name="P1"><text:s text:c="15"/>The desired min gap size. (GapRequested): 2.185686 <text:s/>(Loc) 110.093771</text:p>
      <text:p text:style-name="P1"><text:s text:c="14"/>Must be half the zone size. (GapAdjusted): 0.001328 <text:s/>(---) 107.909413</text:p>
      <text:p text:style-name="P1"><text:s text:c="15"/>Align to the volume evenly. (GapRounded): 2.022092 <text:s/>(---) 109.930177</text:p>
      <text:p text:style-name="P1"><text:s text:c="10"/>The remaining space available. (GapAvailable): 37.659059 <text:s/>(---) 145.567144</text:p>
      <text:p text:style-name="P1"><text:s text:c="6"/>The lower of adjusted and available. (GapCurrent): 2.022092 <text:s/>(---) 109.930177</text:p>
      <text:p text:style-name="P1"><text:s text:c="4"/>(GapCurrent) after any code you inserted. (GapUsed): 2.022092 <text:s/>(---) 109.930177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98478290787.037506 (10.060544%)</text:p>
      <text:p text:style-name="P1"><text:s text:c="19"/>Total Used: 298223260794.879760 (126.846527%)</text:p>
      <text:p text:style-name="P1"><text:s text:c="9"/>Volume Used by Zones: 8282489487.359985 (0.846139%)</text:p>
      <text:p text:style-name="P1"/>
      <text:p text:style-name="P1">Directory and Files Select:</text:p>
      <text:p text:style-name="P1">---------------------------</text:p>
      <text:p text:style-name="P1"># Script: ZoneDo ZoneTypeSelectShares</text:p>
      <text:p text:style-name="P1"># Shares start.</text:p>
      <text:p text:style-name="P1"># NotBlobsArchivesBu start.</text:p>
      <text:p text:style-name="P1">(not (</text:p>
      <text:p text:style-name="P1"># Blobs start.</text:p>
      <text:p text:style-name="P1">(</text:p>
      <text:p text:style-name="P1"># BlobsAndExceptions start.</text:p>
      <text:p text:style-name="P1">( not(</text:p>
      <text:p text:style-name="P1"><text:s text:c="2"/>FileName("*.bat")</text:p>
      <text:p text:style-name="P1"><text:s text:c="2"/>or FileName("*.css")</text:p>
      <text:p text:style-name="P1"><text:s text:c="2"/>or FileName("*.dll")</text:p>
      <text:p text:style-name="P1"><text:s text:c="2"/>or FileName("*.exe")</text:p>
      <text:p text:style-name="P1"><text:s text:c="2"/>or FileName("*.htm*")</text:p>
      <text:p text:style-name="P1"><text:s text:c="2"/>or FileName("*.jar")</text:p>
      <text:p text:style-name="P1"><text:s text:c="2"/>or FileName("*.js")</text:p>
      <text:p text:style-name="P1"><text:s text:c="2"/>or FileName("*.script")</text:p>
      <text:p text:style-name="P1"><text:s text:c="2"/>or FileName("*.wsf")</text:p>
      <text:p text:style-name="P1"><text:s text:c="2"/>or (</text:p>
      <text:p text:style-name="P1"># Databases start.</text:p>
      <text:p text:style-name="P1">(</text:p>
      <text:p text:style-name="P1"><text:s text:c="2"/>FileName("*.crypt*")</text:p>
      <text:p text:style-name="P1"><text:soft-page-break/><text:s text:c="2"/>or FileName("*.db*")</text:p>
      <text:p text:style-name="P1"><text:s text:c="2"/>or FileName("*.rdb*")</text:p>
      <text:p text:style-name="P1"><text:s text:c="2"/>or FileName("*.dc*")</text:p>
      <text:p text:style-name="P1"><text:s text:c="2"/>or FileName("*.dict*")</text:p>
      <text:p text:style-name="P1"><text:s text:c="2"/>or FileName("*.?db*")</text:p>
      <text:p text:style-name="P1"><text:s text:c="2"/>or FileName("*.?rdb*")</text:p>
      <text:p text:style-name="P1"><text:s text:c="2"/>or FileName("*.md*")</text:p>
      <text:p text:style-name="P1"><text:s text:c="2"/>or FileName("*.myd")</text:p>
      <text:p text:style-name="P1"><text:s text:c="2"/>or FileName("*.ndf")</text:p>
      <text:p text:style-name="P1"><text:s text:c="2"/>or FileName("*.ns?")</text:p>
      <text:p text:style-name="P1"><text:s text:c="2"/>or FileName("*.pab")</text:p>
      <text:p text:style-name="P1"><text:s text:c="2"/>or FileName("*.pst")</text:p>
      <text:p text:style-name="P1"><text:s text:c="2"/>or FileName("*.sd?*")</text:p>
      <text:p text:style-name="P1"><text:s text:c="2"/>or FileName("*.sq**")</text:p>
      <text:p text:style-name="P1"><text:s text:c="2"/>or FileName("*.tmd")</text:p>
      <text:p text:style-name="P1"><text:s text:c="2"/>or FileName("*.tps")</text:p>
      <text:p text:style-name="P1"><text:s text:c="2"/>or FileName("*.tr*")</text:p>
      <text:p text:style-name="P1">)</text:p>
      <text:p text:style-name="P1"># Databases end.</text:p>
      <text:p text:style-name="P1"/>
      <text:p text:style-name="P1"><text:s text:c="4"/># BlobsAndExceptions</text:p>
      <text:p text:style-name="P1"><text:s text:c="4"/>or </text:p>
      <text:p text:style-name="P1"># Data start.</text:p>
      <text:p text:style-name="P1">(</text:p>
      <text:p text:style-name="P1"><text:s text:c="2"/>DirectoryName("Data*")</text:p>
      <text:p text:style-name="P1"><text:s text:c="2"/>or DirectoryName("Device*")</text:p>
      <text:p text:style-name="P1"><text:s text:c="2"/>or DirectoryName("Export*")</text:p>
      <text:p text:style-name="P1"><text:s text:c="2"/>or DirectoryName("Import*")</text:p>
      <text:p text:style-name="P1"><text:s text:c="2"/>or DirectoryName("Log*")</text:p>
      <text:p text:style-name="P1"><text:s text:c="2"/>or DirectoryName("*Log")</text:p>
      <text:p text:style-name="P1"><text:s text:c="2"/>or DirectoryName("Maintenance*")</text:p>
      <text:p text:style-name="P1"><text:s text:c="2"/>or DirectoryName("Rec*")</text:p>
      <text:p text:style-name="P1"><text:s text:c="2"/>or DirectoryName("Sales*")</text:p>
      <text:p text:style-name="P1"><text:s text:c="2"/>or DirectoryName("Search*")</text:p>
      <text:p text:style-name="P1"><text:s text:c="2"/>or DirectoryName("User*")</text:p>
      <text:p text:style-name="P1">)</text:p>
      <text:p text:style-name="P1"># Data end.</text:p>
      <text:p text:style-name="P1"/>
      <text:p text:style-name="P1"><text:s text:c="4"/># BlobsAndExceptions</text:p>
      <text:p text:style-name="P1"><text:s text:c="2"/>)</text:p>
      <text:p text:style-name="P1">) )</text:p>
      <text:p text:style-name="P1"># BlobsAndExceptions end.</text:p>
      <text:p text:style-name="P1"/>
      <text:p text:style-name="P1"># Blobs</text:p>
      <text:p text:style-name="P1"><text:soft-page-break/>) and (</text:p>
      <text:p text:style-name="P1"><text:s text:c="2"/>Size(BlobFileSize,0)</text:p>
      <text:p text:style-name="P1"><text:s text:c="2"/>or (</text:p>
      <text:p text:style-name="P1"><text:s text:c="4"/>FileName("*.arj")</text:p>
      <text:p text:style-name="P1"><text:s text:c="4"/>or FileName("*.bup")</text:p>
      <text:p text:style-name="P1"><text:s text:c="4"/>or FileName("*.bz2")</text:p>
      <text:p text:style-name="P1"><text:s text:c="4"/>or FileName("*.chm")</text:p>
      <text:p text:style-name="P1"><text:s text:c="4"/>or FileName("*.dvr-ms")</text:p>
      <text:p text:style-name="P1"><text:s text:c="4"/>or FileName("*.gz")</text:p>
      <text:p text:style-name="P1"><text:s text:c="4"/>or FileName("*.ifo")</text:p>
      <text:p text:style-name="P1"><text:s text:c="4"/>or FileName("*.lzh")</text:p>
      <text:p text:style-name="P1"><text:s text:c="4"/>or FileName("*.pdf")</text:p>
      <text:p text:style-name="P1"><text:s text:c="4"/>or FileName("*.rpm")</text:p>
      <text:p text:style-name="P1"><text:s text:c="4"/>or FileName("*.wmv")</text:p>
      <text:p text:style-name="P1"><text:s text:c="4"/>or FileName("*.vob")</text:p>
      <text:p text:style-name="P1"><text:s text:c="4"/>or FileName("*.z")</text:p>
      <text:p text:style-name="P1"><text:s text:c="2"/>) </text:p>
      <text:p text:style-name="P1">)</text:p>
      <text:p text:style-name="P1"># Blobs end.</text:p>
      <text:p text:style-name="P1"/>
      <text:p text:style-name="P1"># NotBlobsArchivesBu</text:p>
      <text:p text:style-name="P1">or </text:p>
      <text:p text:style-name="P1"># Archives start.</text:p>
      <text:p text:style-name="P1">(</text:p>
      <text:p text:style-name="P1"><text:s text:c="2"/>DirectoryName("*Archive*")</text:p>
      <text:p text:style-name="P1"><text:s text:c="2"/>or DirectoryName("*History*")</text:p>
      <text:p text:style-name="P1"><text:s text:c="2"/>or DirectoryName("*Old")</text:p>
      <text:p text:style-name="P1"><text:s text:c="2"/>or DirectoryName("* Old *")</text:p>
      <text:p text:style-name="P1"><text:s text:c="2"/>or DirectoryName("Old *")</text:p>
      <text:p text:style-name="P1"/>
      <text:p text:style-name="P1"><text:s text:c="2"/>or FileName("*.7z")</text:p>
      <text:p text:style-name="P1"><text:s text:c="2"/>or FileName("*.cab")</text:p>
      <text:p text:style-name="P1"><text:s text:c="2"/>or FileName("*.iso")</text:p>
      <text:p text:style-name="P1"><text:s text:c="2"/>or FileName("*.msi")</text:p>
      <text:p text:style-name="P1"><text:s text:c="2"/>or FileName("*.old")</text:p>
      <text:p text:style-name="P1"><text:s text:c="2"/>or FileName("*.rar")</text:p>
      <text:p text:style-name="P1"><text:s text:c="2"/>or FileName("*.tar")</text:p>
      <text:p text:style-name="P1"><text:s text:c="2"/>or FileName("*.zip")</text:p>
      <text:p text:style-name="P1"><text:s text:c="2"/>or</text:p>
      <text:p text:style-name="P1"># WinSysLow start.</text:p>
      <text:p text:style-name="P1">(</text:p>
      <text:p text:style-name="P1"><text:s text:c="2"/>DirectoryName("$*")</text:p>
      <text:p text:style-name="P1"><text:s text:c="2"/>or DirectoryName("0*")</text:p>
      <text:p text:style-name="P1"><text:s text:c="2"/>or DirectoryName("1*")</text:p>
      <text:p text:style-name="P1"><text:soft-page-break/><text:s text:c="2"/>or DirectoryName("2*")</text:p>
      <text:p text:style-name="P1"><text:s text:c="2"/>or DirectoryName("3*")</text:p>
      <text:p text:style-name="P1"><text:s text:c="2"/>or DirectoryName("4*")</text:p>
      <text:p text:style-name="P1"><text:s text:c="2"/>or DirectoryName("5*")</text:p>
      <text:p text:style-name="P1"><text:s text:c="2"/>or DirectoryName("6*")</text:p>
      <text:p text:style-name="P1"><text:s text:c="2"/>or DirectoryName("7*")</text:p>
      <text:p text:style-name="P1"><text:s text:c="2"/>or DirectoryName("8*")</text:p>
      <text:p text:style-name="P1"><text:s text:c="2"/>or DirectoryName("9*")</text:p>
      <text:p text:style-name="P1"/>
      <text:p text:style-name="P1"><text:s text:c="2"/>or DirectoryName("dllcache")</text:p>
      <text:p text:style-name="P1"><text:s text:c="2"/>or DirectoryName("Downloaded Installations")</text:p>
      <text:p text:style-name="P1"><text:s text:c="2"/>or DirectoryName("Ehome")</text:p>
      <text:p text:style-name="P1"><text:s text:c="2"/>or DirectoryName("Fonts")</text:p>
      <text:p text:style-name="P1"><text:s text:c="2"/>or DirectoryName("Help")</text:p>
      <text:p text:style-name="P1"><text:s text:c="2"/>or DirectoryName("I386")</text:p>
      <text:p text:style-name="P1"><text:s text:c="2"/>or DirectoryName("ie?updates")</text:p>
      <text:p text:style-name="P1"><text:s text:c="2"/>or DirectoryName("Installer")</text:p>
      <text:p text:style-name="P1"><text:s text:c="2"/>or DirectoryName("Installshield Installation Information")</text:p>
      <text:p text:style-name="P1"><text:s text:c="2"/>or DirectoryName("IME")</text:p>
      <text:p text:style-name="P1"><text:s text:c="2"/>or DirectoryName("*RECYCLE*")</text:p>
      <text:p text:style-name="P1"><text:s text:c="2"/>or DirectoryName("ServicePackFiles")</text:p>
      <text:p text:style-name="P1"><text:s text:c="2"/>or DirectoryName("SoftwareDistribution")</text:p>
      <text:p text:style-name="P1"><text:s text:c="2"/>or DirectoryName("Speech")</text:p>
      <text:p text:style-name="P1"><text:s text:c="2"/>or DirectoryName("Symbols")</text:p>
      <text:p text:style-name="P1"><text:s text:c="2"/>or DirectoryName("System Volume Information")</text:p>
      <text:p text:style-name="P1"><text:s text:c="2"/>or DirectoryName("windows.old")</text:p>
      <text:p text:style-name="P1">)</text:p>
      <text:p text:style-name="P1"># WinSysLow end.</text:p>
      <text:p text:style-name="P1"/>
      <text:p text:style-name="P1"><text:s text:c="2"/># Archives</text:p>
      <text:p text:style-name="P1">)</text:p>
      <text:p text:style-name="P1"># Archives end.</text:p>
      <text:p text:style-name="P1"/>
      <text:p text:style-name="P1"># NotBlobsArchivesBu</text:p>
      <text:p text:style-name="P1">or</text:p>
      <text:p text:style-name="P1"># Backups start.</text:p>
      <text:p text:style-name="P1">(</text:p>
      <text:p text:style-name="P1"><text:s text:c="2"/>DirectoryName("*Backup*")</text:p>
      <text:p text:style-name="P1"><text:s text:c="2"/>or DirectoryName("*Bu")</text:p>
      <text:p text:style-name="P1"><text:s text:c="2"/>or DirectoryName("* Bu *")</text:p>
      <text:p text:style-name="P1"><text:s text:c="2"/>or DirectoryName("Bu *")</text:p>
      <text:p text:style-name="P1"/>
      <text:p text:style-name="P1"><text:s text:c="2"/>or FileName("*.bak")</text:p>
      <text:p text:style-name="P1"><text:s text:c="2"/>or FileName("* - Copy*")</text:p>
      <text:p text:style-name="P1"><text:soft-page-break/>)</text:p>
      <text:p text:style-name="P1"># Backups end.</text:p>
      <text:p text:style-name="P1"/>
      <text:p text:style-name="P1"># NotBlobsArchivesBu</text:p>
      <text:p text:style-name="P1">) )</text:p>
      <text:p text:style-name="P1"># NotBlobsArchivesBu end.</text:p>
      <text:p text:style-name="P1"/>
      <text:p text:style-name="P1"># Shares</text:p>
      <text:p text:style-name="P1">and (</text:p>
      <text:p text:style-name="P1"># Share start.</text:p>
      <text:p text:style-name="P1">(</text:p>
      <text:p text:style-name="P1"><text:s text:c="2"/>DirectoryName("*Common*")</text:p>
      <text:p text:style-name="P1"><text:s text:c="2"/>or DirectoryName("Media*")</text:p>
      <text:p text:style-name="P1"><text:s text:c="2"/>or DirectoryName("Multimedia*")</text:p>
      <text:p text:style-name="P1"><text:s text:c="2"/>or DirectoryName("*Public*")</text:p>
      <text:p text:style-name="P1"><text:s text:c="2"/>or DirectoryName("*Share*")</text:p>
      <text:p text:style-name="P1">)</text:p>
      <text:p text:style-name="P1"># Share end.</text:p>
      <text:p text:style-name="P1"/>
      <text:p text:style-name="P1"># Shares</text:p>
      <text:p text:style-name="P1">or </text:p>
      <text:p text:style-name="P1"># Family start.</text:p>
      <text:p text:style-name="P1">(</text:p>
      <text:p text:style-name="P1"><text:s text:c="4"/>DirectoryName("*Family*")</text:p>
      <text:p text:style-name="P1">)</text:p>
      <text:p text:style-name="P1"># Family end.</text:p>
      <text:p text:style-name="P1"/>
      <text:p text:style-name="P1"># Shares</text:p>
      <text:p text:style-name="P1">)</text:p>
      <text:p text:style-name="P1"># Shares end.</text:p>
      <text:p text:style-name="P1"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16.000000 Shares Shares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0.000000 (0.000000%)</text:p>
      <text:p text:style-name="P1"><text:s text:c="18"/>Gap: 2.022092 (0.846139%)</text:p>
      <text:p text:style-name="P1"><text:s text:c="16"/>Total: 2.022092 (46.000000%)</text:p>
      <text:p text:style-name="P1"><text:soft-page-break/></text:p>
      <text:p text:style-name="P1"><text:s text:c="8"/>Files/folders: <text:s text:c="16"/>0 (0.000000%) </text:p>
      <text:p text:style-name="P1"><text:s text:c="12"/>Fragments: <text:s text:c="16"/>0 (0.000000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107.908085 (0.000000%)</text:p>
      <text:p text:style-name="P1"><text:s text:c="12"/>Files End: 107.908085</text:p>
      <text:p text:style-name="P1"><text:s text:c="13"/>Zone End: 109.930177 (46.0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5.000000%</text:p>
      <text:p text:style-name="P1"><text:s text:c="7"/>Volume Rounding: 1.000000%</text:p>
      <text:p text:style-name="P1"><text:s text:c="12"/>Actual Gap: 0.846139% (2.022092)</text:p>
      <text:p text:style-name="P1"><text:s text:c="17"/></text:p>
      <text:p text:style-name="P1"><text:s text:c="15"/>The desired min gap size. (GapRequested): 2.185686 <text:s/>(Loc) 110.093771</text:p>
      <text:p text:style-name="P1"><text:s text:c="14"/>Must be half the zone size. (GapAdjusted): 0.000000 <text:s/>(---) 107.908085</text:p>
      <text:p text:style-name="P1"><text:s text:c="15"/>Align to the volume evenly. (GapRounded): 2.022092 <text:s/>(---) 109.930177</text:p>
      <text:p text:style-name="P1"><text:s text:c="10"/>The remaining space available. (GapAvailable): 37.659059 <text:s/>(---) 145.567144</text:p>
      <text:p text:style-name="P1"><text:s text:c="6"/>The lower of adjusted and available. (GapCurrent): 2.022092 <text:s/>(---) 109.930177</text:p>
      <text:p text:style-name="P1"><text:s text:c="4"/>(GapCurrent) after any code you inserted. (GapUsed): 2.022092 <text:s/>(---) 109.930177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107430862676.768190 (10.975139%)</text:p>
      <text:p text:style-name="P1"><text:s text:c="19"/>Total Used: 306505750282.239750 (130.369428%)</text:p>
      <text:p text:style-name="P1"><text:s text:c="9"/>Volume Used by Zones: 8282489487.359985 (0.846139%)</text:p>
      <text:p text:style-name="P1"/>
      <text:p text:style-name="P1">Directory and Files Select:</text:p>
      <text:p text:style-name="P1">---------------------------</text:p>
      <text:p text:style-name="P1"># Script: ZoneDo ZoneTypeSelectShares</text:p>
      <text:p text:style-name="P1"># Shares start.</text:p>
      <text:p text:style-name="P1"># NotBlobsArchivesBu start.</text:p>
      <text:p text:style-name="P1">(not (</text:p>
      <text:p text:style-name="P1"># Blobs start.</text:p>
      <text:p text:style-name="P1">(</text:p>
      <text:p text:style-name="P1"># BlobsAndExceptions start.</text:p>
      <text:p text:style-name="P1"><text:soft-page-break/>( not(</text:p>
      <text:p text:style-name="P1"><text:s text:c="2"/>FileName("*.bat")</text:p>
      <text:p text:style-name="P1"><text:s text:c="2"/>or FileName("*.css")</text:p>
      <text:p text:style-name="P1"><text:s text:c="2"/>or FileName("*.dll")</text:p>
      <text:p text:style-name="P1"><text:s text:c="2"/>or FileName("*.exe")</text:p>
      <text:p text:style-name="P1"><text:s text:c="2"/>or FileName("*.htm*")</text:p>
      <text:p text:style-name="P1"><text:s text:c="2"/>or FileName("*.jar")</text:p>
      <text:p text:style-name="P1"><text:s text:c="2"/>or FileName("*.js")</text:p>
      <text:p text:style-name="P1"><text:s text:c="2"/>or FileName("*.script")</text:p>
      <text:p text:style-name="P1"><text:s text:c="2"/>or FileName("*.wsf")</text:p>
      <text:p text:style-name="P1"><text:s text:c="2"/>or (</text:p>
      <text:p text:style-name="P1"># Databases start.</text:p>
      <text:p text:style-name="P1">(</text:p>
      <text:p text:style-name="P1"><text:s text:c="2"/>FileName("*.crypt*")</text:p>
      <text:p text:style-name="P1"><text:s text:c="2"/>or FileName("*.db*")</text:p>
      <text:p text:style-name="P1"><text:s text:c="2"/>or FileName("*.rdb*")</text:p>
      <text:p text:style-name="P1"><text:s text:c="2"/>or FileName("*.dc*")</text:p>
      <text:p text:style-name="P1"><text:s text:c="2"/>or FileName("*.dict*")</text:p>
      <text:p text:style-name="P1"><text:s text:c="2"/>or FileName("*.?db*")</text:p>
      <text:p text:style-name="P1"><text:s text:c="2"/>or FileName("*.?rdb*")</text:p>
      <text:p text:style-name="P1"><text:s text:c="2"/>or FileName("*.md*")</text:p>
      <text:p text:style-name="P1"><text:s text:c="2"/>or FileName("*.myd")</text:p>
      <text:p text:style-name="P1"><text:s text:c="2"/>or FileName("*.ndf")</text:p>
      <text:p text:style-name="P1"><text:s text:c="2"/>or FileName("*.ns?")</text:p>
      <text:p text:style-name="P1"><text:s text:c="2"/>or FileName("*.pab")</text:p>
      <text:p text:style-name="P1"><text:s text:c="2"/>or FileName("*.pst")</text:p>
      <text:p text:style-name="P1"><text:s text:c="2"/>or FileName("*.sd?*")</text:p>
      <text:p text:style-name="P1"><text:s text:c="2"/>or FileName("*.sq**")</text:p>
      <text:p text:style-name="P1"><text:s text:c="2"/>or FileName("*.tmd")</text:p>
      <text:p text:style-name="P1"><text:s text:c="2"/>or FileName("*.tps")</text:p>
      <text:p text:style-name="P1"><text:s text:c="2"/>or FileName("*.tr*")</text:p>
      <text:p text:style-name="P1">)</text:p>
      <text:p text:style-name="P1"># Databases end.</text:p>
      <text:p text:style-name="P1"/>
      <text:p text:style-name="P1"><text:s text:c="4"/># BlobsAndExceptions</text:p>
      <text:p text:style-name="P1"><text:s text:c="4"/>or </text:p>
      <text:p text:style-name="P1"># Data start.</text:p>
      <text:p text:style-name="P1">(</text:p>
      <text:p text:style-name="P1"><text:s text:c="2"/>DirectoryName("Data*")</text:p>
      <text:p text:style-name="P1"><text:s text:c="2"/>or DirectoryName("Device*")</text:p>
      <text:p text:style-name="P1"><text:s text:c="2"/>or DirectoryName("Export*")</text:p>
      <text:p text:style-name="P1"><text:s text:c="2"/>or DirectoryName("Import*")</text:p>
      <text:p text:style-name="P1"><text:s text:c="2"/>or DirectoryName("Log*")</text:p>
      <text:p text:style-name="P1"><text:s text:c="2"/>or DirectoryName("*Log")</text:p>
      <text:p text:style-name="P1"><text:soft-page-break/><text:s text:c="2"/>or DirectoryName("Maintenance*")</text:p>
      <text:p text:style-name="P1"><text:s text:c="2"/>or DirectoryName("Rec*")</text:p>
      <text:p text:style-name="P1"><text:s text:c="2"/>or DirectoryName("Sales*")</text:p>
      <text:p text:style-name="P1"><text:s text:c="2"/>or DirectoryName("Search*")</text:p>
      <text:p text:style-name="P1"><text:s text:c="2"/>or DirectoryName("User*")</text:p>
      <text:p text:style-name="P1">)</text:p>
      <text:p text:style-name="P1"># Data end.</text:p>
      <text:p text:style-name="P1"/>
      <text:p text:style-name="P1"><text:s text:c="4"/># BlobsAndExceptions</text:p>
      <text:p text:style-name="P1"><text:s text:c="2"/>)</text:p>
      <text:p text:style-name="P1">) )</text:p>
      <text:p text:style-name="P1"># BlobsAndExceptions end.</text:p>
      <text:p text:style-name="P1"/>
      <text:p text:style-name="P1"># Blobs</text:p>
      <text:p text:style-name="P1">) and (</text:p>
      <text:p text:style-name="P1"><text:s text:c="2"/>Size(BlobFileSize,0)</text:p>
      <text:p text:style-name="P1"><text:s text:c="2"/>or (</text:p>
      <text:p text:style-name="P1"><text:s text:c="4"/>FileName("*.arj")</text:p>
      <text:p text:style-name="P1"><text:s text:c="4"/>or FileName("*.bup")</text:p>
      <text:p text:style-name="P1"><text:s text:c="4"/>or FileName("*.bz2")</text:p>
      <text:p text:style-name="P1"><text:s text:c="4"/>or FileName("*.chm")</text:p>
      <text:p text:style-name="P1"><text:s text:c="4"/>or FileName("*.dvr-ms")</text:p>
      <text:p text:style-name="P1"><text:s text:c="4"/>or FileName("*.gz")</text:p>
      <text:p text:style-name="P1"><text:s text:c="4"/>or FileName("*.ifo")</text:p>
      <text:p text:style-name="P1"><text:s text:c="4"/>or FileName("*.lzh")</text:p>
      <text:p text:style-name="P1"><text:s text:c="4"/>or FileName("*.pdf")</text:p>
      <text:p text:style-name="P1"><text:s text:c="4"/>or FileName("*.rpm")</text:p>
      <text:p text:style-name="P1"><text:s text:c="4"/>or FileName("*.wmv")</text:p>
      <text:p text:style-name="P1"><text:s text:c="4"/>or FileName("*.vob")</text:p>
      <text:p text:style-name="P1"><text:s text:c="4"/>or FileName("*.z")</text:p>
      <text:p text:style-name="P1"><text:s text:c="2"/>) </text:p>
      <text:p text:style-name="P1">)</text:p>
      <text:p text:style-name="P1"># Blobs end.</text:p>
      <text:p text:style-name="P1"/>
      <text:p text:style-name="P1"># NotBlobsArchivesBu</text:p>
      <text:p text:style-name="P1">or </text:p>
      <text:p text:style-name="P1"># Archives start.</text:p>
      <text:p text:style-name="P1">(</text:p>
      <text:p text:style-name="P1"><text:s text:c="2"/>DirectoryName("*Archive*")</text:p>
      <text:p text:style-name="P1"><text:s text:c="2"/>or DirectoryName("*History*")</text:p>
      <text:p text:style-name="P1"><text:s text:c="2"/>or DirectoryName("*Old")</text:p>
      <text:p text:style-name="P1"><text:s text:c="2"/>or DirectoryName("* Old *")</text:p>
      <text:p text:style-name="P1"><text:s text:c="2"/>or DirectoryName("Old *")</text:p>
      <text:p text:style-name="P1"/>
      <text:p text:style-name="P1"><text:soft-page-break/><text:s text:c="2"/>or FileName("*.7z")</text:p>
      <text:p text:style-name="P1"><text:s text:c="2"/>or FileName("*.cab")</text:p>
      <text:p text:style-name="P1"><text:s text:c="2"/>or FileName("*.iso")</text:p>
      <text:p text:style-name="P1"><text:s text:c="2"/>or FileName("*.msi")</text:p>
      <text:p text:style-name="P1"><text:s text:c="2"/>or FileName("*.old")</text:p>
      <text:p text:style-name="P1"><text:s text:c="2"/>or FileName("*.rar")</text:p>
      <text:p text:style-name="P1"><text:s text:c="2"/>or FileName("*.tar")</text:p>
      <text:p text:style-name="P1"><text:s text:c="2"/>or FileName("*.zip")</text:p>
      <text:p text:style-name="P1"><text:s text:c="2"/>or</text:p>
      <text:p text:style-name="P1"># WinSysLow start.</text:p>
      <text:p text:style-name="P1">(</text:p>
      <text:p text:style-name="P1"><text:s text:c="2"/>DirectoryName("$*")</text:p>
      <text:p text:style-name="P1"><text:s text:c="2"/>or DirectoryName("0*")</text:p>
      <text:p text:style-name="P1"><text:s text:c="2"/>or DirectoryName("1*")</text:p>
      <text:p text:style-name="P1"><text:s text:c="2"/>or DirectoryName("2*")</text:p>
      <text:p text:style-name="P1"><text:s text:c="2"/>or DirectoryName("3*")</text:p>
      <text:p text:style-name="P1"><text:s text:c="2"/>or DirectoryName("4*")</text:p>
      <text:p text:style-name="P1"><text:s text:c="2"/>or DirectoryName("5*")</text:p>
      <text:p text:style-name="P1"><text:s text:c="2"/>or DirectoryName("6*")</text:p>
      <text:p text:style-name="P1"><text:s text:c="2"/>or DirectoryName("7*")</text:p>
      <text:p text:style-name="P1"><text:s text:c="2"/>or DirectoryName("8*")</text:p>
      <text:p text:style-name="P1"><text:s text:c="2"/>or DirectoryName("9*")</text:p>
      <text:p text:style-name="P1"/>
      <text:p text:style-name="P1"><text:s text:c="2"/>or DirectoryName("dllcache")</text:p>
      <text:p text:style-name="P1"><text:s text:c="2"/>or DirectoryName("Downloaded Installations")</text:p>
      <text:p text:style-name="P1"><text:s text:c="2"/>or DirectoryName("Ehome")</text:p>
      <text:p text:style-name="P1"><text:s text:c="2"/>or DirectoryName("Fonts")</text:p>
      <text:p text:style-name="P1"><text:s text:c="2"/>or DirectoryName("Help")</text:p>
      <text:p text:style-name="P1"><text:s text:c="2"/>or DirectoryName("I386")</text:p>
      <text:p text:style-name="P1"><text:s text:c="2"/>or DirectoryName("ie?updates")</text:p>
      <text:p text:style-name="P1"><text:s text:c="2"/>or DirectoryName("Installer")</text:p>
      <text:p text:style-name="P1"><text:s text:c="2"/>or DirectoryName("Installshield Installation Information")</text:p>
      <text:p text:style-name="P1"><text:s text:c="2"/>or DirectoryName("IME")</text:p>
      <text:p text:style-name="P1"><text:s text:c="2"/>or DirectoryName("*RECYCLE*")</text:p>
      <text:p text:style-name="P1"><text:s text:c="2"/>or DirectoryName("ServicePackFiles")</text:p>
      <text:p text:style-name="P1"><text:s text:c="2"/>or DirectoryName("SoftwareDistribution")</text:p>
      <text:p text:style-name="P1"><text:s text:c="2"/>or DirectoryName("Speech")</text:p>
      <text:p text:style-name="P1"><text:s text:c="2"/>or DirectoryName("Symbols")</text:p>
      <text:p text:style-name="P1"><text:s text:c="2"/>or DirectoryName("System Volume Information")</text:p>
      <text:p text:style-name="P1"><text:s text:c="2"/>or DirectoryName("windows.old")</text:p>
      <text:p text:style-name="P1">)</text:p>
      <text:p text:style-name="P1"># WinSysLow end.</text:p>
      <text:p text:style-name="P1"/>
      <text:p text:style-name="P1"><text:s text:c="2"/># Archives</text:p>
      <text:p text:style-name="P1"><text:soft-page-break/>)</text:p>
      <text:p text:style-name="P1"># Archives end.</text:p>
      <text:p text:style-name="P1"/>
      <text:p text:style-name="P1"># NotBlobsArchivesBu</text:p>
      <text:p text:style-name="P1">or</text:p>
      <text:p text:style-name="P1"># Backups start.</text:p>
      <text:p text:style-name="P1">(</text:p>
      <text:p text:style-name="P1"><text:s text:c="2"/>DirectoryName("*Backup*")</text:p>
      <text:p text:style-name="P1"><text:s text:c="2"/>or DirectoryName("*Bu")</text:p>
      <text:p text:style-name="P1"><text:s text:c="2"/>or DirectoryName("* Bu *")</text:p>
      <text:p text:style-name="P1"><text:s text:c="2"/>or DirectoryName("Bu *")</text:p>
      <text:p text:style-name="P1"/>
      <text:p text:style-name="P1"><text:s text:c="2"/>or FileName("*.bak")</text:p>
      <text:p text:style-name="P1"><text:s text:c="2"/>or FileName("* - Copy*")</text:p>
      <text:p text:style-name="P1">)</text:p>
      <text:p text:style-name="P1"># Backups end.</text:p>
      <text:p text:style-name="P1"/>
      <text:p text:style-name="P1"># NotBlobsArchivesBu</text:p>
      <text:p text:style-name="P1">) )</text:p>
      <text:p text:style-name="P1"># NotBlobsArchivesBu end.</text:p>
      <text:p text:style-name="P1"/>
      <text:p text:style-name="P1"># Shares</text:p>
      <text:p text:style-name="P1">and (</text:p>
      <text:p text:style-name="P1"># Share start.</text:p>
      <text:p text:style-name="P1">(</text:p>
      <text:p text:style-name="P1"><text:s text:c="2"/>DirectoryName("*Common*")</text:p>
      <text:p text:style-name="P1"><text:s text:c="2"/>or DirectoryName("Media*")</text:p>
      <text:p text:style-name="P1"><text:s text:c="2"/>or DirectoryName("Multimedia*")</text:p>
      <text:p text:style-name="P1"><text:s text:c="2"/>or DirectoryName("*Public*")</text:p>
      <text:p text:style-name="P1"><text:s text:c="2"/>or DirectoryName("*Share*")</text:p>
      <text:p text:style-name="P1">)</text:p>
      <text:p text:style-name="P1"># Share end.</text:p>
      <text:p text:style-name="P1"/>
      <text:p text:style-name="P1"># Shares</text:p>
      <text:p text:style-name="P1">or </text:p>
      <text:p text:style-name="P1"># Family start.</text:p>
      <text:p text:style-name="P1">(</text:p>
      <text:p text:style-name="P1"><text:s text:c="4"/>DirectoryName("*Family*")</text:p>
      <text:p text:style-name="P1">)</text:p>
      <text:p text:style-name="P1"># Family end.</text:p>
      <text:p text:style-name="P1"/>
      <text:p text:style-name="P1"># Shares</text:p>
      <text:p text:style-name="P1">)</text:p>
      <text:p text:style-name="P1"># Shares end.</text:p>
      <text:p text:style-name="P1"><text:soft-page-break/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17.000000 SystemOtherData SystemOtherData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0.026771 (0.011202%)</text:p>
      <text:p text:style-name="P1"><text:s text:c="18"/>Gap: 2.363016 (0.988798%)</text:p>
      <text:p text:style-name="P1"><text:s text:c="16"/>Total: 2.389787 (47.000000%)</text:p>
      <text:p text:style-name="P1"/>
      <text:p text:style-name="P1"><text:s text:c="8"/>Files/folders: <text:s text:c="14"/>367 (0.016814%) </text:p>
      <text:p text:style-name="P1"><text:s text:c="12"/>Fragments: <text:s text:c="16"/>1 (0.128041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109.930177 (0.000000%)</text:p>
      <text:p text:style-name="P1"><text:s text:c="12"/>Files End: 109.956948</text:p>
      <text:p text:style-name="P1"><text:s text:c="13"/>Zone End: 112.319964 (47.0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5.000000%</text:p>
      <text:p text:style-name="P1"><text:s text:c="7"/>Volume Rounding: 1.000000%</text:p>
      <text:p text:style-name="P1"><text:s text:c="12"/>Actual Gap: 0.988798% (2.363016)</text:p>
      <text:p text:style-name="P1"><text:s text:c="17"/></text:p>
      <text:p text:style-name="P1"><text:s text:c="15"/>The desired min gap size. (GapRequested): 2.185686 <text:s/>(Loc) 112.142634</text:p>
      <text:p text:style-name="P1"><text:s text:c="14"/>Must be half the zone size. (GapAdjusted): 0.053542 <text:s/>(---) 110.010490</text:p>
      <text:p text:style-name="P1"><text:s text:c="15"/>Align to the volume evenly. (GapRounded): 2.363016 <text:s/>(---) 112.319964</text:p>
      <text:p text:style-name="P1"><text:s text:c="10"/>The remaining space available. (GapAvailable): 35.636967 <text:s/>(---) 145.593915</text:p>
      <text:p text:style-name="P1"><text:s text:c="6"/>The lower of adjusted and available. (GapCurrent): 2.363016 <text:s/>(---) 112.319964</text:p>
      <text:p text:style-name="P1"><text:s text:c="4"/>(GapCurrent) after any code you inserted. (GapUsed): 2.363016 <text:s/>(---) 112.319964</text:p>
      <text:p text:style-name="P1"><text:s text:c="5"/></text:p>
      <text:p text:style-name="P1"><text:s text:c="3"/>Free Space after Zone:</text:p>
      <text:p text:style-name="P1"><text:soft-page-break/><text:s text:c="3"/>------------------------</text:p>
      <text:p text:style-name="P1"><text:s text:c="14"/>Total Requested: 116383434566.498870 (11.889734%)</text:p>
      <text:p text:style-name="P1"><text:s text:c="19"/>Total Used: 316184662261.759700 (134.486455%)</text:p>
      <text:p text:style-name="P1"><text:s text:c="9"/>Volume Used by Zones: 9678911979.519959 (0.988798%)</text:p>
      <text:p text:style-name="P1"/>
      <text:p text:style-name="P1">Directory and Files Select:</text:p>
      <text:p text:style-name="P1">---------------------------</text:p>
      <text:p text:style-name="P1"># Script: ZoneDo ZoneTypeSelectSystemOtherData</text:p>
      <text:p text:style-name="P1"># SystemOtherData start.</text:p>
      <text:p text:style-name="P1"># NotBlobsArchivesBu start.</text:p>
      <text:p text:style-name="P1">(not (</text:p>
      <text:p text:style-name="P1"># Blobs start.</text:p>
      <text:p text:style-name="P1">(</text:p>
      <text:p text:style-name="P1"># BlobsAndExceptions start.</text:p>
      <text:p text:style-name="P1">( not(</text:p>
      <text:p text:style-name="P1"><text:s text:c="2"/>FileName("*.bat")</text:p>
      <text:p text:style-name="P1"><text:s text:c="2"/>or FileName("*.css")</text:p>
      <text:p text:style-name="P1"><text:s text:c="2"/>or FileName("*.dll")</text:p>
      <text:p text:style-name="P1"><text:s text:c="2"/>or FileName("*.exe")</text:p>
      <text:p text:style-name="P1"><text:s text:c="2"/>or FileName("*.htm*")</text:p>
      <text:p text:style-name="P1"><text:s text:c="2"/>or FileName("*.jar")</text:p>
      <text:p text:style-name="P1"><text:s text:c="2"/>or FileName("*.js")</text:p>
      <text:p text:style-name="P1"><text:s text:c="2"/>or FileName("*.script")</text:p>
      <text:p text:style-name="P1"><text:s text:c="2"/>or FileName("*.wsf")</text:p>
      <text:p text:style-name="P1"><text:s text:c="2"/>or (</text:p>
      <text:p text:style-name="P1"># Databases start.</text:p>
      <text:p text:style-name="P1">(</text:p>
      <text:p text:style-name="P1"><text:s text:c="2"/>FileName("*.crypt*")</text:p>
      <text:p text:style-name="P1"><text:s text:c="2"/>or FileName("*.db*")</text:p>
      <text:p text:style-name="P1"><text:s text:c="2"/>or FileName("*.rdb*")</text:p>
      <text:p text:style-name="P1"><text:s text:c="2"/>or FileName("*.dc*")</text:p>
      <text:p text:style-name="P1"><text:s text:c="2"/>or FileName("*.dict*")</text:p>
      <text:p text:style-name="P1"><text:s text:c="2"/>or FileName("*.?db*")</text:p>
      <text:p text:style-name="P1"><text:s text:c="2"/>or FileName("*.?rdb*")</text:p>
      <text:p text:style-name="P1"><text:s text:c="2"/>or FileName("*.md*")</text:p>
      <text:p text:style-name="P1"><text:s text:c="2"/>or FileName("*.myd")</text:p>
      <text:p text:style-name="P1"><text:s text:c="2"/>or FileName("*.ndf")</text:p>
      <text:p text:style-name="P1"><text:s text:c="2"/>or FileName("*.ns?")</text:p>
      <text:p text:style-name="P1"><text:s text:c="2"/>or FileName("*.pab")</text:p>
      <text:p text:style-name="P1"><text:s text:c="2"/>or FileName("*.pst")</text:p>
      <text:p text:style-name="P1"><text:s text:c="2"/>or FileName("*.sd?*")</text:p>
      <text:p text:style-name="P1"><text:s text:c="2"/>or FileName("*.sq**")</text:p>
      <text:p text:style-name="P1"><text:s text:c="2"/>or FileName("*.tmd")</text:p>
      <text:p text:style-name="P1"><text:s text:c="2"/>or FileName("*.tps")</text:p>
      <text:p text:style-name="P1"><text:soft-page-break/><text:s text:c="2"/>or FileName("*.tr*")</text:p>
      <text:p text:style-name="P1">)</text:p>
      <text:p text:style-name="P1"># Databases end.</text:p>
      <text:p text:style-name="P1"/>
      <text:p text:style-name="P1"><text:s text:c="4"/># BlobsAndExceptions</text:p>
      <text:p text:style-name="P1"><text:s text:c="4"/>or </text:p>
      <text:p text:style-name="P1"># Data start.</text:p>
      <text:p text:style-name="P1">(</text:p>
      <text:p text:style-name="P1"><text:s text:c="2"/>DirectoryName("Data*")</text:p>
      <text:p text:style-name="P1"><text:s text:c="2"/>or DirectoryName("Device*")</text:p>
      <text:p text:style-name="P1"><text:s text:c="2"/>or DirectoryName("Export*")</text:p>
      <text:p text:style-name="P1"><text:s text:c="2"/>or DirectoryName("Import*")</text:p>
      <text:p text:style-name="P1"><text:s text:c="2"/>or DirectoryName("Log*")</text:p>
      <text:p text:style-name="P1"><text:s text:c="2"/>or DirectoryName("*Log")</text:p>
      <text:p text:style-name="P1"><text:s text:c="2"/>or DirectoryName("Maintenance*")</text:p>
      <text:p text:style-name="P1"><text:s text:c="2"/>or DirectoryName("Rec*")</text:p>
      <text:p text:style-name="P1"><text:s text:c="2"/>or DirectoryName("Sales*")</text:p>
      <text:p text:style-name="P1"><text:s text:c="2"/>or DirectoryName("Search*")</text:p>
      <text:p text:style-name="P1"><text:s text:c="2"/>or DirectoryName("User*")</text:p>
      <text:p text:style-name="P1">)</text:p>
      <text:p text:style-name="P1"># Data end.</text:p>
      <text:p text:style-name="P1"/>
      <text:p text:style-name="P1"><text:s text:c="4"/># BlobsAndExceptions</text:p>
      <text:p text:style-name="P1"><text:s text:c="2"/>)</text:p>
      <text:p text:style-name="P1">) )</text:p>
      <text:p text:style-name="P1"># BlobsAndExceptions end.</text:p>
      <text:p text:style-name="P1"/>
      <text:p text:style-name="P1"># Blobs</text:p>
      <text:p text:style-name="P1">) and (</text:p>
      <text:p text:style-name="P1"><text:s text:c="2"/>Size(BlobFileSize,0)</text:p>
      <text:p text:style-name="P1"><text:s text:c="2"/>or (</text:p>
      <text:p text:style-name="P1"><text:s text:c="4"/>FileName("*.arj")</text:p>
      <text:p text:style-name="P1"><text:s text:c="4"/>or FileName("*.bup")</text:p>
      <text:p text:style-name="P1"><text:s text:c="4"/>or FileName("*.bz2")</text:p>
      <text:p text:style-name="P1"><text:s text:c="4"/>or FileName("*.chm")</text:p>
      <text:p text:style-name="P1"><text:s text:c="4"/>or FileName("*.dvr-ms")</text:p>
      <text:p text:style-name="P1"><text:s text:c="4"/>or FileName("*.gz")</text:p>
      <text:p text:style-name="P1"><text:s text:c="4"/>or FileName("*.ifo")</text:p>
      <text:p text:style-name="P1"><text:s text:c="4"/>or FileName("*.lzh")</text:p>
      <text:p text:style-name="P1"><text:s text:c="4"/>or FileName("*.pdf")</text:p>
      <text:p text:style-name="P1"><text:s text:c="4"/>or FileName("*.rpm")</text:p>
      <text:p text:style-name="P1"><text:s text:c="4"/>or FileName("*.wmv")</text:p>
      <text:p text:style-name="P1"><text:s text:c="4"/>or FileName("*.vob")</text:p>
      <text:p text:style-name="P1"><text:s text:c="4"/>or FileName("*.z")</text:p>
      <text:p text:style-name="P1"><text:soft-page-break/><text:s text:c="2"/>) </text:p>
      <text:p text:style-name="P1">)</text:p>
      <text:p text:style-name="P1"># Blobs end.</text:p>
      <text:p text:style-name="P1"/>
      <text:p text:style-name="P1"># NotBlobsArchivesBu</text:p>
      <text:p text:style-name="P1">or </text:p>
      <text:p text:style-name="P1"># Archives start.</text:p>
      <text:p text:style-name="P1">(</text:p>
      <text:p text:style-name="P1"><text:s text:c="2"/>DirectoryName("*Archive*")</text:p>
      <text:p text:style-name="P1"><text:s text:c="2"/>or DirectoryName("*History*")</text:p>
      <text:p text:style-name="P1"><text:s text:c="2"/>or DirectoryName("*Old")</text:p>
      <text:p text:style-name="P1"><text:s text:c="2"/>or DirectoryName("* Old *")</text:p>
      <text:p text:style-name="P1"><text:s text:c="2"/>or DirectoryName("Old *")</text:p>
      <text:p text:style-name="P1"/>
      <text:p text:style-name="P1"><text:s text:c="2"/>or FileName("*.7z")</text:p>
      <text:p text:style-name="P1"><text:s text:c="2"/>or FileName("*.cab")</text:p>
      <text:p text:style-name="P1"><text:s text:c="2"/>or FileName("*.iso")</text:p>
      <text:p text:style-name="P1"><text:s text:c="2"/>or FileName("*.msi")</text:p>
      <text:p text:style-name="P1"><text:s text:c="2"/>or FileName("*.old")</text:p>
      <text:p text:style-name="P1"><text:s text:c="2"/>or FileName("*.rar")</text:p>
      <text:p text:style-name="P1"><text:s text:c="2"/>or FileName("*.tar")</text:p>
      <text:p text:style-name="P1"><text:s text:c="2"/>or FileName("*.zip")</text:p>
      <text:p text:style-name="P1"><text:s text:c="2"/>or</text:p>
      <text:p text:style-name="P1"># WinSysLow start.</text:p>
      <text:p text:style-name="P1">(</text:p>
      <text:p text:style-name="P1"><text:s text:c="2"/>DirectoryName("$*")</text:p>
      <text:p text:style-name="P1"><text:s text:c="2"/>or DirectoryName("0*")</text:p>
      <text:p text:style-name="P1"><text:s text:c="2"/>or DirectoryName("1*")</text:p>
      <text:p text:style-name="P1"><text:s text:c="2"/>or DirectoryName("2*")</text:p>
      <text:p text:style-name="P1"><text:s text:c="2"/>or DirectoryName("3*")</text:p>
      <text:p text:style-name="P1"><text:s text:c="2"/>or DirectoryName("4*")</text:p>
      <text:p text:style-name="P1"><text:s text:c="2"/>or DirectoryName("5*")</text:p>
      <text:p text:style-name="P1"><text:s text:c="2"/>or DirectoryName("6*")</text:p>
      <text:p text:style-name="P1"><text:s text:c="2"/>or DirectoryName("7*")</text:p>
      <text:p text:style-name="P1"><text:s text:c="2"/>or DirectoryName("8*")</text:p>
      <text:p text:style-name="P1"><text:s text:c="2"/>or DirectoryName("9*")</text:p>
      <text:p text:style-name="P1"/>
      <text:p text:style-name="P1"><text:s text:c="2"/>or DirectoryName("dllcache")</text:p>
      <text:p text:style-name="P1"><text:s text:c="2"/>or DirectoryName("Downloaded Installations")</text:p>
      <text:p text:style-name="P1"><text:s text:c="2"/>or DirectoryName("Ehome")</text:p>
      <text:p text:style-name="P1"><text:s text:c="2"/>or DirectoryName("Fonts")</text:p>
      <text:p text:style-name="P1"><text:s text:c="2"/>or DirectoryName("Help")</text:p>
      <text:p text:style-name="P1"><text:s text:c="2"/>or DirectoryName("I386")</text:p>
      <text:p text:style-name="P1"><text:s text:c="2"/>or DirectoryName("ie?updates")</text:p>
      <text:p text:style-name="P1"><text:soft-page-break/><text:s text:c="2"/>or DirectoryName("Installer")</text:p>
      <text:p text:style-name="P1"><text:s text:c="2"/>or DirectoryName("Installshield Installation Information")</text:p>
      <text:p text:style-name="P1"><text:s text:c="2"/>or DirectoryName("IME")</text:p>
      <text:p text:style-name="P1"><text:s text:c="2"/>or DirectoryName("*RECYCLE*")</text:p>
      <text:p text:style-name="P1"><text:s text:c="2"/>or DirectoryName("ServicePackFiles")</text:p>
      <text:p text:style-name="P1"><text:s text:c="2"/>or DirectoryName("SoftwareDistribution")</text:p>
      <text:p text:style-name="P1"><text:s text:c="2"/>or DirectoryName("Speech")</text:p>
      <text:p text:style-name="P1"><text:s text:c="2"/>or DirectoryName("Symbols")</text:p>
      <text:p text:style-name="P1"><text:s text:c="2"/>or DirectoryName("System Volume Information")</text:p>
      <text:p text:style-name="P1"><text:s text:c="2"/>or DirectoryName("windows.old")</text:p>
      <text:p text:style-name="P1">)</text:p>
      <text:p text:style-name="P1"># WinSysLow end.</text:p>
      <text:p text:style-name="P1"/>
      <text:p text:style-name="P1"><text:s text:c="2"/># Archives</text:p>
      <text:p text:style-name="P1">)</text:p>
      <text:p text:style-name="P1"># Archives end.</text:p>
      <text:p text:style-name="P1"/>
      <text:p text:style-name="P1"># NotBlobsArchivesBu</text:p>
      <text:p text:style-name="P1">or</text:p>
      <text:p text:style-name="P1"># Backups start.</text:p>
      <text:p text:style-name="P1">(</text:p>
      <text:p text:style-name="P1"><text:s text:c="2"/>DirectoryName("*Backup*")</text:p>
      <text:p text:style-name="P1"><text:s text:c="2"/>or DirectoryName("*Bu")</text:p>
      <text:p text:style-name="P1"><text:s text:c="2"/>or DirectoryName("* Bu *")</text:p>
      <text:p text:style-name="P1"><text:s text:c="2"/>or DirectoryName("Bu *")</text:p>
      <text:p text:style-name="P1"/>
      <text:p text:style-name="P1"><text:s text:c="2"/>or FileName("*.bak")</text:p>
      <text:p text:style-name="P1"><text:s text:c="2"/>or FileName("* - Copy*")</text:p>
      <text:p text:style-name="P1">)</text:p>
      <text:p text:style-name="P1"># Backups end.</text:p>
      <text:p text:style-name="P1"/>
      <text:p text:style-name="P1"># NotBlobsArchivesBu</text:p>
      <text:p text:style-name="P1">) )</text:p>
      <text:p text:style-name="P1"># NotBlobsArchivesBu end.</text:p>
      <text:p text:style-name="P1"/>
      <text:p text:style-name="P1"># SystemOtherData</text:p>
      <text:p text:style-name="P1">and ( </text:p>
      <text:p text:style-name="P1"># Data start.</text:p>
      <text:p text:style-name="P1">(</text:p>
      <text:p text:style-name="P1"><text:s text:c="2"/>DirectoryName("Data*")</text:p>
      <text:p text:style-name="P1"><text:s text:c="2"/>or DirectoryName("Device*")</text:p>
      <text:p text:style-name="P1"><text:s text:c="2"/>or DirectoryName("Export*")</text:p>
      <text:p text:style-name="P1"><text:s text:c="2"/>or DirectoryName("Import*")</text:p>
      <text:p text:style-name="P1"><text:s text:c="2"/>or DirectoryName("Log*")</text:p>
      <text:p text:style-name="P1"><text:soft-page-break/><text:s text:c="2"/>or DirectoryName("*Log")</text:p>
      <text:p text:style-name="P1"><text:s text:c="2"/>or DirectoryName("Maintenance*")</text:p>
      <text:p text:style-name="P1"><text:s text:c="2"/>or DirectoryName("Rec*")</text:p>
      <text:p text:style-name="P1"><text:s text:c="2"/>or DirectoryName("Sales*")</text:p>
      <text:p text:style-name="P1"><text:s text:c="2"/>or DirectoryName("Search*")</text:p>
      <text:p text:style-name="P1"><text:s text:c="2"/>or DirectoryName("User*")</text:p>
      <text:p text:style-name="P1">)</text:p>
      <text:p text:style-name="P1"># Data end.</text:p>
      <text:p text:style-name="P1"><text:s/></text:p>
      <text:p text:style-name="P1"># SystemOtherData</text:p>
      <text:p text:style-name="P1">or <text:s/></text:p>
      <text:p text:style-name="P1"># Databases start.</text:p>
      <text:p text:style-name="P1">(</text:p>
      <text:p text:style-name="P1"><text:s text:c="2"/>FileName("*.crypt*")</text:p>
      <text:p text:style-name="P1"><text:s text:c="2"/>or FileName("*.db*")</text:p>
      <text:p text:style-name="P1"><text:s text:c="2"/>or FileName("*.rdb*")</text:p>
      <text:p text:style-name="P1"><text:s text:c="2"/>or FileName("*.dc*")</text:p>
      <text:p text:style-name="P1"><text:s text:c="2"/>or FileName("*.dict*")</text:p>
      <text:p text:style-name="P1"><text:s text:c="2"/>or FileName("*.?db*")</text:p>
      <text:p text:style-name="P1"><text:s text:c="2"/>or FileName("*.?rdb*")</text:p>
      <text:p text:style-name="P1"><text:s text:c="2"/>or FileName("*.md*")</text:p>
      <text:p text:style-name="P1"><text:s text:c="2"/>or FileName("*.myd")</text:p>
      <text:p text:style-name="P1"><text:s text:c="2"/>or FileName("*.ndf")</text:p>
      <text:p text:style-name="P1"><text:s text:c="2"/>or FileName("*.ns?")</text:p>
      <text:p text:style-name="P1"><text:s text:c="2"/>or FileName("*.pab")</text:p>
      <text:p text:style-name="P1"><text:s text:c="2"/>or FileName("*.pst")</text:p>
      <text:p text:style-name="P1"><text:s text:c="2"/>or FileName("*.sd?*")</text:p>
      <text:p text:style-name="P1"><text:s text:c="2"/>or FileName("*.sq**")</text:p>
      <text:p text:style-name="P1"><text:s text:c="2"/>or FileName("*.tmd")</text:p>
      <text:p text:style-name="P1"><text:s text:c="2"/>or FileName("*.tps")</text:p>
      <text:p text:style-name="P1"><text:s text:c="2"/>or FileName("*.tr*")</text:p>
      <text:p text:style-name="P1">)</text:p>
      <text:p text:style-name="P1"># Databases end.</text:p>
      <text:p text:style-name="P1"/>
      <text:p text:style-name="P1"># SystemOtherData</text:p>
      <text:p text:style-name="P1">)</text:p>
      <text:p text:style-name="P1"># SystemOtherData end.</text:p>
      <text:p text:style-name="P1"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17.000000 SystemOtherData SystemOtherData 2021-11-13 11:30 PM </text:p>
      <text:p text:style-name="P1"/>
      <text:p text:style-name="P1"><text:soft-page-break/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0.000000 (0.000000%)</text:p>
      <text:p text:style-name="P1"><text:s text:c="18"/>Gap: 2.363016 (0.988798%)</text:p>
      <text:p text:style-name="P1"><text:s text:c="16"/>Total: 2.363016 (47.000000%)</text:p>
      <text:p text:style-name="P1"/>
      <text:p text:style-name="P1"><text:s text:c="8"/>Files/folders: <text:s text:c="16"/>0 (0.000000%) </text:p>
      <text:p text:style-name="P1"><text:s text:c="12"/>Fragments: <text:s text:c="16"/>0 (0.000000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109.956948 (0.000000%)</text:p>
      <text:p text:style-name="P1"><text:s text:c="12"/>Files End: 109.956948</text:p>
      <text:p text:style-name="P1"><text:s text:c="13"/>Zone End: 112.319964 (47.0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5.000000%</text:p>
      <text:p text:style-name="P1"><text:s text:c="7"/>Volume Rounding: 1.000000%</text:p>
      <text:p text:style-name="P1"><text:s text:c="12"/>Actual Gap: 0.988798% (2.363016)</text:p>
      <text:p text:style-name="P1"><text:s text:c="17"/></text:p>
      <text:p text:style-name="P1"><text:s text:c="15"/>The desired min gap size. (GapRequested): 2.185686 <text:s/>(Loc) 112.142634</text:p>
      <text:p text:style-name="P1"><text:s text:c="14"/>Must be half the zone size. (GapAdjusted): 0.000000 <text:s/>(---) 109.956948</text:p>
      <text:p text:style-name="P1"><text:s text:c="15"/>Align to the volume evenly. (GapRounded): 2.363016 <text:s/>(---) 112.319964</text:p>
      <text:p text:style-name="P1"><text:s text:c="10"/>The remaining space available. (GapAvailable): 35.636967 <text:s/>(---) 145.593915</text:p>
      <text:p text:style-name="P1"><text:s text:c="6"/>The lower of adjusted and available. (GapCurrent): 2.363016 <text:s/>(---) 112.319964</text:p>
      <text:p text:style-name="P1"><text:s text:c="4"/>(GapCurrent) after any code you inserted. (GapUsed): 2.363016 <text:s/>(---) 112.319964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125336006456.229550 (12.804329%)</text:p>
      <text:p text:style-name="P1"><text:s text:c="19"/>Total Used: 325863574241.279660 (138.603298%)</text:p>
      <text:p text:style-name="P1"><text:s text:c="9"/>Volume Used by Zones: 9678911979.519959 (0.988798%)</text:p>
      <text:p text:style-name="P1"/>
      <text:p text:style-name="P1">Directory and Files Select:</text:p>
      <text:p text:style-name="P1">---------------------------</text:p>
      <text:p text:style-name="P1"><text:soft-page-break/># Script: ZoneDo ZoneTypeSelectSystemOtherData</text:p>
      <text:p text:style-name="P1"># SystemOtherData start.</text:p>
      <text:p text:style-name="P1"># NotBlobsArchivesBu start.</text:p>
      <text:p text:style-name="P1">(not (</text:p>
      <text:p text:style-name="P1"># Blobs start.</text:p>
      <text:p text:style-name="P1">(</text:p>
      <text:p text:style-name="P1"># BlobsAndExceptions start.</text:p>
      <text:p text:style-name="P1">( not(</text:p>
      <text:p text:style-name="P1"><text:s text:c="2"/>FileName("*.bat")</text:p>
      <text:p text:style-name="P1"><text:s text:c="2"/>or FileName("*.css")</text:p>
      <text:p text:style-name="P1"><text:s text:c="2"/>or FileName("*.dll")</text:p>
      <text:p text:style-name="P1"><text:s text:c="2"/>or FileName("*.exe")</text:p>
      <text:p text:style-name="P1"><text:s text:c="2"/>or FileName("*.htm*")</text:p>
      <text:p text:style-name="P1"><text:s text:c="2"/>or FileName("*.jar")</text:p>
      <text:p text:style-name="P1"><text:s text:c="2"/>or FileName("*.js")</text:p>
      <text:p text:style-name="P1"><text:s text:c="2"/>or FileName("*.script")</text:p>
      <text:p text:style-name="P1"><text:s text:c="2"/>or FileName("*.wsf")</text:p>
      <text:p text:style-name="P1"><text:s text:c="2"/>or (</text:p>
      <text:p text:style-name="P1"># Databases start.</text:p>
      <text:p text:style-name="P1">(</text:p>
      <text:p text:style-name="P1"><text:s text:c="2"/>FileName("*.crypt*")</text:p>
      <text:p text:style-name="P1"><text:s text:c="2"/>or FileName("*.db*")</text:p>
      <text:p text:style-name="P1"><text:s text:c="2"/>or FileName("*.rdb*")</text:p>
      <text:p text:style-name="P1"><text:s text:c="2"/>or FileName("*.dc*")</text:p>
      <text:p text:style-name="P1"><text:s text:c="2"/>or FileName("*.dict*")</text:p>
      <text:p text:style-name="P1"><text:s text:c="2"/>or FileName("*.?db*")</text:p>
      <text:p text:style-name="P1"><text:s text:c="2"/>or FileName("*.?rdb*")</text:p>
      <text:p text:style-name="P1"><text:s text:c="2"/>or FileName("*.md*")</text:p>
      <text:p text:style-name="P1"><text:s text:c="2"/>or FileName("*.myd")</text:p>
      <text:p text:style-name="P1"><text:s text:c="2"/>or FileName("*.ndf")</text:p>
      <text:p text:style-name="P1"><text:s text:c="2"/>or FileName("*.ns?")</text:p>
      <text:p text:style-name="P1"><text:s text:c="2"/>or FileName("*.pab")</text:p>
      <text:p text:style-name="P1"><text:s text:c="2"/>or FileName("*.pst")</text:p>
      <text:p text:style-name="P1"><text:s text:c="2"/>or FileName("*.sd?*")</text:p>
      <text:p text:style-name="P1"><text:s text:c="2"/>or FileName("*.sq**")</text:p>
      <text:p text:style-name="P1"><text:s text:c="2"/>or FileName("*.tmd")</text:p>
      <text:p text:style-name="P1"><text:s text:c="2"/>or FileName("*.tps")</text:p>
      <text:p text:style-name="P1"><text:s text:c="2"/>or FileName("*.tr*")</text:p>
      <text:p text:style-name="P1">)</text:p>
      <text:p text:style-name="P1"># Databases end.</text:p>
      <text:p text:style-name="P1"/>
      <text:p text:style-name="P1"><text:s text:c="4"/># BlobsAndExceptions</text:p>
      <text:p text:style-name="P1"><text:s text:c="4"/>or </text:p>
      <text:p text:style-name="P1"># Data start.</text:p>
      <text:p text:style-name="P1"><text:soft-page-break/>(</text:p>
      <text:p text:style-name="P1"><text:s text:c="2"/>DirectoryName("Data*")</text:p>
      <text:p text:style-name="P1"><text:s text:c="2"/>or DirectoryName("Device*")</text:p>
      <text:p text:style-name="P1"><text:s text:c="2"/>or DirectoryName("Export*")</text:p>
      <text:p text:style-name="P1"><text:s text:c="2"/>or DirectoryName("Import*")</text:p>
      <text:p text:style-name="P1"><text:s text:c="2"/>or DirectoryName("Log*")</text:p>
      <text:p text:style-name="P1"><text:s text:c="2"/>or DirectoryName("*Log")</text:p>
      <text:p text:style-name="P1"><text:s text:c="2"/>or DirectoryName("Maintenance*")</text:p>
      <text:p text:style-name="P1"><text:s text:c="2"/>or DirectoryName("Rec*")</text:p>
      <text:p text:style-name="P1"><text:s text:c="2"/>or DirectoryName("Sales*")</text:p>
      <text:p text:style-name="P1"><text:s text:c="2"/>or DirectoryName("Search*")</text:p>
      <text:p text:style-name="P1"><text:s text:c="2"/>or DirectoryName("User*")</text:p>
      <text:p text:style-name="P1">)</text:p>
      <text:p text:style-name="P1"># Data end.</text:p>
      <text:p text:style-name="P1"/>
      <text:p text:style-name="P1"><text:s text:c="4"/># BlobsAndExceptions</text:p>
      <text:p text:style-name="P1"><text:s text:c="2"/>)</text:p>
      <text:p text:style-name="P1">) )</text:p>
      <text:p text:style-name="P1"># BlobsAndExceptions end.</text:p>
      <text:p text:style-name="P1"/>
      <text:p text:style-name="P1"># Blobs</text:p>
      <text:p text:style-name="P1">) and (</text:p>
      <text:p text:style-name="P1"><text:s text:c="2"/>Size(BlobFileSize,0)</text:p>
      <text:p text:style-name="P1"><text:s text:c="2"/>or (</text:p>
      <text:p text:style-name="P1"><text:s text:c="4"/>FileName("*.arj")</text:p>
      <text:p text:style-name="P1"><text:s text:c="4"/>or FileName("*.bup")</text:p>
      <text:p text:style-name="P1"><text:s text:c="4"/>or FileName("*.bz2")</text:p>
      <text:p text:style-name="P1"><text:s text:c="4"/>or FileName("*.chm")</text:p>
      <text:p text:style-name="P1"><text:s text:c="4"/>or FileName("*.dvr-ms")</text:p>
      <text:p text:style-name="P1"><text:s text:c="4"/>or FileName("*.gz")</text:p>
      <text:p text:style-name="P1"><text:s text:c="4"/>or FileName("*.ifo")</text:p>
      <text:p text:style-name="P1"><text:s text:c="4"/>or FileName("*.lzh")</text:p>
      <text:p text:style-name="P1"><text:s text:c="4"/>or FileName("*.pdf")</text:p>
      <text:p text:style-name="P1"><text:s text:c="4"/>or FileName("*.rpm")</text:p>
      <text:p text:style-name="P1"><text:s text:c="4"/>or FileName("*.wmv")</text:p>
      <text:p text:style-name="P1"><text:s text:c="4"/>or FileName("*.vob")</text:p>
      <text:p text:style-name="P1"><text:s text:c="4"/>or FileName("*.z")</text:p>
      <text:p text:style-name="P1"><text:s text:c="2"/>) </text:p>
      <text:p text:style-name="P1">)</text:p>
      <text:p text:style-name="P1"># Blobs end.</text:p>
      <text:p text:style-name="P1"/>
      <text:p text:style-name="P1"># NotBlobsArchivesBu</text:p>
      <text:p text:style-name="P1">or </text:p>
      <text:p text:style-name="P1"># Archives start.</text:p>
      <text:p text:style-name="P1"><text:soft-page-break/>(</text:p>
      <text:p text:style-name="P1"><text:s text:c="2"/>DirectoryName("*Archive*")</text:p>
      <text:p text:style-name="P1"><text:s text:c="2"/>or DirectoryName("*History*")</text:p>
      <text:p text:style-name="P1"><text:s text:c="2"/>or DirectoryName("*Old")</text:p>
      <text:p text:style-name="P1"><text:s text:c="2"/>or DirectoryName("* Old *")</text:p>
      <text:p text:style-name="P1"><text:s text:c="2"/>or DirectoryName("Old *")</text:p>
      <text:p text:style-name="P1"/>
      <text:p text:style-name="P1"><text:s text:c="2"/>or FileName("*.7z")</text:p>
      <text:p text:style-name="P1"><text:s text:c="2"/>or FileName("*.cab")</text:p>
      <text:p text:style-name="P1"><text:s text:c="2"/>or FileName("*.iso")</text:p>
      <text:p text:style-name="P1"><text:s text:c="2"/>or FileName("*.msi")</text:p>
      <text:p text:style-name="P1"><text:s text:c="2"/>or FileName("*.old")</text:p>
      <text:p text:style-name="P1"><text:s text:c="2"/>or FileName("*.rar")</text:p>
      <text:p text:style-name="P1"><text:s text:c="2"/>or FileName("*.tar")</text:p>
      <text:p text:style-name="P1"><text:s text:c="2"/>or FileName("*.zip")</text:p>
      <text:p text:style-name="P1"><text:s text:c="2"/>or</text:p>
      <text:p text:style-name="P1"># WinSysLow start.</text:p>
      <text:p text:style-name="P1">(</text:p>
      <text:p text:style-name="P1"><text:s text:c="2"/>DirectoryName("$*")</text:p>
      <text:p text:style-name="P1"><text:s text:c="2"/>or DirectoryName("0*")</text:p>
      <text:p text:style-name="P1"><text:s text:c="2"/>or DirectoryName("1*")</text:p>
      <text:p text:style-name="P1"><text:s text:c="2"/>or DirectoryName("2*")</text:p>
      <text:p text:style-name="P1"><text:s text:c="2"/>or DirectoryName("3*")</text:p>
      <text:p text:style-name="P1"><text:s text:c="2"/>or DirectoryName("4*")</text:p>
      <text:p text:style-name="P1"><text:s text:c="2"/>or DirectoryName("5*")</text:p>
      <text:p text:style-name="P1"><text:s text:c="2"/>or DirectoryName("6*")</text:p>
      <text:p text:style-name="P1"><text:s text:c="2"/>or DirectoryName("7*")</text:p>
      <text:p text:style-name="P1"><text:s text:c="2"/>or DirectoryName("8*")</text:p>
      <text:p text:style-name="P1"><text:s text:c="2"/>or DirectoryName("9*")</text:p>
      <text:p text:style-name="P1"/>
      <text:p text:style-name="P1"><text:s text:c="2"/>or DirectoryName("dllcache")</text:p>
      <text:p text:style-name="P1"><text:s text:c="2"/>or DirectoryName("Downloaded Installations")</text:p>
      <text:p text:style-name="P1"><text:s text:c="2"/>or DirectoryName("Ehome")</text:p>
      <text:p text:style-name="P1"><text:s text:c="2"/>or DirectoryName("Fonts")</text:p>
      <text:p text:style-name="P1"><text:s text:c="2"/>or DirectoryName("Help")</text:p>
      <text:p text:style-name="P1"><text:s text:c="2"/>or DirectoryName("I386")</text:p>
      <text:p text:style-name="P1"><text:s text:c="2"/>or DirectoryName("ie?updates")</text:p>
      <text:p text:style-name="P1"><text:s text:c="2"/>or DirectoryName("Installer")</text:p>
      <text:p text:style-name="P1"><text:s text:c="2"/>or DirectoryName("Installshield Installation Information")</text:p>
      <text:p text:style-name="P1"><text:s text:c="2"/>or DirectoryName("IME")</text:p>
      <text:p text:style-name="P1"><text:s text:c="2"/>or DirectoryName("*RECYCLE*")</text:p>
      <text:p text:style-name="P1"><text:s text:c="2"/>or DirectoryName("ServicePackFiles")</text:p>
      <text:p text:style-name="P1"><text:s text:c="2"/>or DirectoryName("SoftwareDistribution")</text:p>
      <text:p text:style-name="P1"><text:s text:c="2"/>or DirectoryName("Speech")</text:p>
      <text:p text:style-name="P1"><text:soft-page-break/><text:s text:c="2"/>or DirectoryName("Symbols")</text:p>
      <text:p text:style-name="P1"><text:s text:c="2"/>or DirectoryName("System Volume Information")</text:p>
      <text:p text:style-name="P1"><text:s text:c="2"/>or DirectoryName("windows.old")</text:p>
      <text:p text:style-name="P1">)</text:p>
      <text:p text:style-name="P1"># WinSysLow end.</text:p>
      <text:p text:style-name="P1"/>
      <text:p text:style-name="P1"><text:s text:c="2"/># Archives</text:p>
      <text:p text:style-name="P1">)</text:p>
      <text:p text:style-name="P1"># Archives end.</text:p>
      <text:p text:style-name="P1"/>
      <text:p text:style-name="P1"># NotBlobsArchivesBu</text:p>
      <text:p text:style-name="P1">or</text:p>
      <text:p text:style-name="P1"># Backups start.</text:p>
      <text:p text:style-name="P1">(</text:p>
      <text:p text:style-name="P1"><text:s text:c="2"/>DirectoryName("*Backup*")</text:p>
      <text:p text:style-name="P1"><text:s text:c="2"/>or DirectoryName("*Bu")</text:p>
      <text:p text:style-name="P1"><text:s text:c="2"/>or DirectoryName("* Bu *")</text:p>
      <text:p text:style-name="P1"><text:s text:c="2"/>or DirectoryName("Bu *")</text:p>
      <text:p text:style-name="P1"/>
      <text:p text:style-name="P1"><text:s text:c="2"/>or FileName("*.bak")</text:p>
      <text:p text:style-name="P1"><text:s text:c="2"/>or FileName("* - Copy*")</text:p>
      <text:p text:style-name="P1">)</text:p>
      <text:p text:style-name="P1"># Backups end.</text:p>
      <text:p text:style-name="P1"/>
      <text:p text:style-name="P1"># NotBlobsArchivesBu</text:p>
      <text:p text:style-name="P1">) )</text:p>
      <text:p text:style-name="P1"># NotBlobsArchivesBu end.</text:p>
      <text:p text:style-name="P1"/>
      <text:p text:style-name="P1"># SystemOtherData</text:p>
      <text:p text:style-name="P1">and ( </text:p>
      <text:p text:style-name="P1"># Data start.</text:p>
      <text:p text:style-name="P1">(</text:p>
      <text:p text:style-name="P1"><text:s text:c="2"/>DirectoryName("Data*")</text:p>
      <text:p text:style-name="P1"><text:s text:c="2"/>or DirectoryName("Device*")</text:p>
      <text:p text:style-name="P1"><text:s text:c="2"/>or DirectoryName("Export*")</text:p>
      <text:p text:style-name="P1"><text:s text:c="2"/>or DirectoryName("Import*")</text:p>
      <text:p text:style-name="P1"><text:s text:c="2"/>or DirectoryName("Log*")</text:p>
      <text:p text:style-name="P1"><text:s text:c="2"/>or DirectoryName("*Log")</text:p>
      <text:p text:style-name="P1"><text:s text:c="2"/>or DirectoryName("Maintenance*")</text:p>
      <text:p text:style-name="P1"><text:s text:c="2"/>or DirectoryName("Rec*")</text:p>
      <text:p text:style-name="P1"><text:s text:c="2"/>or DirectoryName("Sales*")</text:p>
      <text:p text:style-name="P1"><text:s text:c="2"/>or DirectoryName("Search*")</text:p>
      <text:p text:style-name="P1"><text:s text:c="2"/>or DirectoryName("User*")</text:p>
      <text:p text:style-name="P1">)</text:p>
      <text:p text:style-name="P1"><text:soft-page-break/># Data end.</text:p>
      <text:p text:style-name="P1"><text:s/></text:p>
      <text:p text:style-name="P1"># SystemOtherData</text:p>
      <text:p text:style-name="P1">or <text:s/></text:p>
      <text:p text:style-name="P1"># Databases start.</text:p>
      <text:p text:style-name="P1">(</text:p>
      <text:p text:style-name="P1"><text:s text:c="2"/>FileName("*.crypt*")</text:p>
      <text:p text:style-name="P1"><text:s text:c="2"/>or FileName("*.db*")</text:p>
      <text:p text:style-name="P1"><text:s text:c="2"/>or FileName("*.rdb*")</text:p>
      <text:p text:style-name="P1"><text:s text:c="2"/>or FileName("*.dc*")</text:p>
      <text:p text:style-name="P1"><text:s text:c="2"/>or FileName("*.dict*")</text:p>
      <text:p text:style-name="P1"><text:s text:c="2"/>or FileName("*.?db*")</text:p>
      <text:p text:style-name="P1"><text:s text:c="2"/>or FileName("*.?rdb*")</text:p>
      <text:p text:style-name="P1"><text:s text:c="2"/>or FileName("*.md*")</text:p>
      <text:p text:style-name="P1"><text:s text:c="2"/>or FileName("*.myd")</text:p>
      <text:p text:style-name="P1"><text:s text:c="2"/>or FileName("*.ndf")</text:p>
      <text:p text:style-name="P1"><text:s text:c="2"/>or FileName("*.ns?")</text:p>
      <text:p text:style-name="P1"><text:s text:c="2"/>or FileName("*.pab")</text:p>
      <text:p text:style-name="P1"><text:s text:c="2"/>or FileName("*.pst")</text:p>
      <text:p text:style-name="P1"><text:s text:c="2"/>or FileName("*.sd?*")</text:p>
      <text:p text:style-name="P1"><text:s text:c="2"/>or FileName("*.sq**")</text:p>
      <text:p text:style-name="P1"><text:s text:c="2"/>or FileName("*.tmd")</text:p>
      <text:p text:style-name="P1"><text:s text:c="2"/>or FileName("*.tps")</text:p>
      <text:p text:style-name="P1"><text:s text:c="2"/>or FileName("*.tr*")</text:p>
      <text:p text:style-name="P1">)</text:p>
      <text:p text:style-name="P1"># Databases end.</text:p>
      <text:p text:style-name="P1"/>
      <text:p text:style-name="P1"># SystemOtherData</text:p>
      <text:p text:style-name="P1">)</text:p>
      <text:p text:style-name="P1"># SystemOtherData end.</text:p>
      <text:p text:style-name="P1"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18.000000 Reference Reference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0.000041 (0.000017%)</text:p>
      <text:p text:style-name="P1"><text:s text:c="18"/>Gap: 2.389746 (0.999983%)</text:p>
      <text:p text:style-name="P1"><text:s text:c="16"/>Total: 2.389787 (48.000000%)</text:p>
      <text:p text:style-name="P1"><text:soft-page-break/></text:p>
      <text:p text:style-name="P1"><text:s text:c="8"/>Files/folders: <text:s text:c="15"/>18 (0.000825%) </text:p>
      <text:p text:style-name="P1"><text:s text:c="12"/>Fragments: <text:s text:c="16"/>0 (0.000000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112.319963 (0.000000%)</text:p>
      <text:p text:style-name="P1"><text:s text:c="12"/>Files End: 112.320004</text:p>
      <text:p text:style-name="P1"><text:s text:c="13"/>Zone End: 114.709750 (48.0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1.000000%</text:p>
      <text:p text:style-name="P1"><text:s text:c="7"/>Volume Rounding: 2.000000%</text:p>
      <text:p text:style-name="P1"><text:s text:c="12"/>Actual Gap: 0.999983% (2.389746)</text:p>
      <text:p text:style-name="P1"><text:s text:c="17"/></text:p>
      <text:p text:style-name="P1"><text:s text:c="15"/>The desired min gap size. (GapRequested): 0.437137 <text:s/>(Loc) 112.757141</text:p>
      <text:p text:style-name="P1"><text:s text:c="14"/>Must be half the zone size. (GapAdjusted): 0.000082 <text:s/>(---) 112.320086</text:p>
      <text:p text:style-name="P1"><text:s text:c="15"/>Align to the volume evenly. (GapRounded): 2.389746 <text:s/>(---) 114.709750</text:p>
      <text:p text:style-name="P1"><text:s text:c="10"/>The remaining space available. (GapAvailable): 33.273952 <text:s/>(---) 145.593956</text:p>
      <text:p text:style-name="P1"><text:s text:c="6"/>The lower of adjusted and available. (GapCurrent): 2.389746 <text:s/>(---) 114.709750</text:p>
      <text:p text:style-name="P1"><text:s text:c="4"/>(GapCurrent) after any code you inserted. (GapUsed): 2.389746 <text:s/>(---) 114.709750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127126520834.175690 (12.987248%)</text:p>
      <text:p text:style-name="P1"><text:s text:c="19"/>Total Used: 335651974184.959660 (142.766897%)</text:p>
      <text:p text:style-name="P1"><text:s text:c="9"/>Volume Used by Zones: 9788399943.679993 (0.999983%)</text:p>
      <text:p text:style-name="P1"/>
      <text:p text:style-name="P1">Directory and Files Select:</text:p>
      <text:p text:style-name="P1">---------------------------</text:p>
      <text:p text:style-name="P1"># Script: ZoneDo ZoneTypeSelectReference</text:p>
      <text:p text:style-name="P1"># Reference start.</text:p>
      <text:p text:style-name="P1"># NotBlobsArchivesBu start.</text:p>
      <text:p text:style-name="P1">(not (</text:p>
      <text:p text:style-name="P1"># Blobs start.</text:p>
      <text:p text:style-name="P1">(</text:p>
      <text:p text:style-name="P1"># BlobsAndExceptions start.</text:p>
      <text:p text:style-name="P1"><text:soft-page-break/>( not(</text:p>
      <text:p text:style-name="P1"><text:s text:c="2"/>FileName("*.bat")</text:p>
      <text:p text:style-name="P1"><text:s text:c="2"/>or FileName("*.css")</text:p>
      <text:p text:style-name="P1"><text:s text:c="2"/>or FileName("*.dll")</text:p>
      <text:p text:style-name="P1"><text:s text:c="2"/>or FileName("*.exe")</text:p>
      <text:p text:style-name="P1"><text:s text:c="2"/>or FileName("*.htm*")</text:p>
      <text:p text:style-name="P1"><text:s text:c="2"/>or FileName("*.jar")</text:p>
      <text:p text:style-name="P1"><text:s text:c="2"/>or FileName("*.js")</text:p>
      <text:p text:style-name="P1"><text:s text:c="2"/>or FileName("*.script")</text:p>
      <text:p text:style-name="P1"><text:s text:c="2"/>or FileName("*.wsf")</text:p>
      <text:p text:style-name="P1"><text:s text:c="2"/>or (</text:p>
      <text:p text:style-name="P1"># Databases start.</text:p>
      <text:p text:style-name="P1">(</text:p>
      <text:p text:style-name="P1"><text:s text:c="2"/>FileName("*.crypt*")</text:p>
      <text:p text:style-name="P1"><text:s text:c="2"/>or FileName("*.db*")</text:p>
      <text:p text:style-name="P1"><text:s text:c="2"/>or FileName("*.rdb*")</text:p>
      <text:p text:style-name="P1"><text:s text:c="2"/>or FileName("*.dc*")</text:p>
      <text:p text:style-name="P1"><text:s text:c="2"/>or FileName("*.dict*")</text:p>
      <text:p text:style-name="P1"><text:s text:c="2"/>or FileName("*.?db*")</text:p>
      <text:p text:style-name="P1"><text:s text:c="2"/>or FileName("*.?rdb*")</text:p>
      <text:p text:style-name="P1"><text:s text:c="2"/>or FileName("*.md*")</text:p>
      <text:p text:style-name="P1"><text:s text:c="2"/>or FileName("*.myd")</text:p>
      <text:p text:style-name="P1"><text:s text:c="2"/>or FileName("*.ndf")</text:p>
      <text:p text:style-name="P1"><text:s text:c="2"/>or FileName("*.ns?")</text:p>
      <text:p text:style-name="P1"><text:s text:c="2"/>or FileName("*.pab")</text:p>
      <text:p text:style-name="P1"><text:s text:c="2"/>or FileName("*.pst")</text:p>
      <text:p text:style-name="P1"><text:s text:c="2"/>or FileName("*.sd?*")</text:p>
      <text:p text:style-name="P1"><text:s text:c="2"/>or FileName("*.sq**")</text:p>
      <text:p text:style-name="P1"><text:s text:c="2"/>or FileName("*.tmd")</text:p>
      <text:p text:style-name="P1"><text:s text:c="2"/>or FileName("*.tps")</text:p>
      <text:p text:style-name="P1"><text:s text:c="2"/>or FileName("*.tr*")</text:p>
      <text:p text:style-name="P1">)</text:p>
      <text:p text:style-name="P1"># Databases end.</text:p>
      <text:p text:style-name="P1"/>
      <text:p text:style-name="P1"><text:s text:c="4"/># BlobsAndExceptions</text:p>
      <text:p text:style-name="P1"><text:s text:c="4"/>or </text:p>
      <text:p text:style-name="P1"># Data start.</text:p>
      <text:p text:style-name="P1">(</text:p>
      <text:p text:style-name="P1"><text:s text:c="2"/>DirectoryName("Data*")</text:p>
      <text:p text:style-name="P1"><text:s text:c="2"/>or DirectoryName("Device*")</text:p>
      <text:p text:style-name="P1"><text:s text:c="2"/>or DirectoryName("Export*")</text:p>
      <text:p text:style-name="P1"><text:s text:c="2"/>or DirectoryName("Import*")</text:p>
      <text:p text:style-name="P1"><text:s text:c="2"/>or DirectoryName("Log*")</text:p>
      <text:p text:style-name="P1"><text:s text:c="2"/>or DirectoryName("*Log")</text:p>
      <text:p text:style-name="P1"><text:soft-page-break/><text:s text:c="2"/>or DirectoryName("Maintenance*")</text:p>
      <text:p text:style-name="P1"><text:s text:c="2"/>or DirectoryName("Rec*")</text:p>
      <text:p text:style-name="P1"><text:s text:c="2"/>or DirectoryName("Sales*")</text:p>
      <text:p text:style-name="P1"><text:s text:c="2"/>or DirectoryName("Search*")</text:p>
      <text:p text:style-name="P1"><text:s text:c="2"/>or DirectoryName("User*")</text:p>
      <text:p text:style-name="P1">)</text:p>
      <text:p text:style-name="P1"># Data end.</text:p>
      <text:p text:style-name="P1"/>
      <text:p text:style-name="P1"><text:s text:c="4"/># BlobsAndExceptions</text:p>
      <text:p text:style-name="P1"><text:s text:c="2"/>)</text:p>
      <text:p text:style-name="P1">) )</text:p>
      <text:p text:style-name="P1"># BlobsAndExceptions end.</text:p>
      <text:p text:style-name="P1"/>
      <text:p text:style-name="P1"># Blobs</text:p>
      <text:p text:style-name="P1">) and (</text:p>
      <text:p text:style-name="P1"><text:s text:c="2"/>Size(BlobFileSize,0)</text:p>
      <text:p text:style-name="P1"><text:s text:c="2"/>or (</text:p>
      <text:p text:style-name="P1"><text:s text:c="4"/>FileName("*.arj")</text:p>
      <text:p text:style-name="P1"><text:s text:c="4"/>or FileName("*.bup")</text:p>
      <text:p text:style-name="P1"><text:s text:c="4"/>or FileName("*.bz2")</text:p>
      <text:p text:style-name="P1"><text:s text:c="4"/>or FileName("*.chm")</text:p>
      <text:p text:style-name="P1"><text:s text:c="4"/>or FileName("*.dvr-ms")</text:p>
      <text:p text:style-name="P1"><text:s text:c="4"/>or FileName("*.gz")</text:p>
      <text:p text:style-name="P1"><text:s text:c="4"/>or FileName("*.ifo")</text:p>
      <text:p text:style-name="P1"><text:s text:c="4"/>or FileName("*.lzh")</text:p>
      <text:p text:style-name="P1"><text:s text:c="4"/>or FileName("*.pdf")</text:p>
      <text:p text:style-name="P1"><text:s text:c="4"/>or FileName("*.rpm")</text:p>
      <text:p text:style-name="P1"><text:s text:c="4"/>or FileName("*.wmv")</text:p>
      <text:p text:style-name="P1"><text:s text:c="4"/>or FileName("*.vob")</text:p>
      <text:p text:style-name="P1"><text:s text:c="4"/>or FileName("*.z")</text:p>
      <text:p text:style-name="P1"><text:s text:c="2"/>) </text:p>
      <text:p text:style-name="P1">)</text:p>
      <text:p text:style-name="P1"># Blobs end.</text:p>
      <text:p text:style-name="P1"/>
      <text:p text:style-name="P1"># NotBlobsArchivesBu</text:p>
      <text:p text:style-name="P1">or </text:p>
      <text:p text:style-name="P1"># Archives start.</text:p>
      <text:p text:style-name="P1">(</text:p>
      <text:p text:style-name="P1"><text:s text:c="2"/>DirectoryName("*Archive*")</text:p>
      <text:p text:style-name="P1"><text:s text:c="2"/>or DirectoryName("*History*")</text:p>
      <text:p text:style-name="P1"><text:s text:c="2"/>or DirectoryName("*Old")</text:p>
      <text:p text:style-name="P1"><text:s text:c="2"/>or DirectoryName("* Old *")</text:p>
      <text:p text:style-name="P1"><text:s text:c="2"/>or DirectoryName("Old *")</text:p>
      <text:p text:style-name="P1"/>
      <text:p text:style-name="P1"><text:soft-page-break/><text:s text:c="2"/>or FileName("*.7z")</text:p>
      <text:p text:style-name="P1"><text:s text:c="2"/>or FileName("*.cab")</text:p>
      <text:p text:style-name="P1"><text:s text:c="2"/>or FileName("*.iso")</text:p>
      <text:p text:style-name="P1"><text:s text:c="2"/>or FileName("*.msi")</text:p>
      <text:p text:style-name="P1"><text:s text:c="2"/>or FileName("*.old")</text:p>
      <text:p text:style-name="P1"><text:s text:c="2"/>or FileName("*.rar")</text:p>
      <text:p text:style-name="P1"><text:s text:c="2"/>or FileName("*.tar")</text:p>
      <text:p text:style-name="P1"><text:s text:c="2"/>or FileName("*.zip")</text:p>
      <text:p text:style-name="P1"><text:s text:c="2"/>or</text:p>
      <text:p text:style-name="P1"># WinSysLow start.</text:p>
      <text:p text:style-name="P1">(</text:p>
      <text:p text:style-name="P1"><text:s text:c="2"/>DirectoryName("$*")</text:p>
      <text:p text:style-name="P1"><text:s text:c="2"/>or DirectoryName("0*")</text:p>
      <text:p text:style-name="P1"><text:s text:c="2"/>or DirectoryName("1*")</text:p>
      <text:p text:style-name="P1"><text:s text:c="2"/>or DirectoryName("2*")</text:p>
      <text:p text:style-name="P1"><text:s text:c="2"/>or DirectoryName("3*")</text:p>
      <text:p text:style-name="P1"><text:s text:c="2"/>or DirectoryName("4*")</text:p>
      <text:p text:style-name="P1"><text:s text:c="2"/>or DirectoryName("5*")</text:p>
      <text:p text:style-name="P1"><text:s text:c="2"/>or DirectoryName("6*")</text:p>
      <text:p text:style-name="P1"><text:s text:c="2"/>or DirectoryName("7*")</text:p>
      <text:p text:style-name="P1"><text:s text:c="2"/>or DirectoryName("8*")</text:p>
      <text:p text:style-name="P1"><text:s text:c="2"/>or DirectoryName("9*")</text:p>
      <text:p text:style-name="P1"/>
      <text:p text:style-name="P1"><text:s text:c="2"/>or DirectoryName("dllcache")</text:p>
      <text:p text:style-name="P1"><text:s text:c="2"/>or DirectoryName("Downloaded Installations")</text:p>
      <text:p text:style-name="P1"><text:s text:c="2"/>or DirectoryName("Ehome")</text:p>
      <text:p text:style-name="P1"><text:s text:c="2"/>or DirectoryName("Fonts")</text:p>
      <text:p text:style-name="P1"><text:s text:c="2"/>or DirectoryName("Help")</text:p>
      <text:p text:style-name="P1"><text:s text:c="2"/>or DirectoryName("I386")</text:p>
      <text:p text:style-name="P1"><text:s text:c="2"/>or DirectoryName("ie?updates")</text:p>
      <text:p text:style-name="P1"><text:s text:c="2"/>or DirectoryName("Installer")</text:p>
      <text:p text:style-name="P1"><text:s text:c="2"/>or DirectoryName("Installshield Installation Information")</text:p>
      <text:p text:style-name="P1"><text:s text:c="2"/>or DirectoryName("IME")</text:p>
      <text:p text:style-name="P1"><text:s text:c="2"/>or DirectoryName("*RECYCLE*")</text:p>
      <text:p text:style-name="P1"><text:s text:c="2"/>or DirectoryName("ServicePackFiles")</text:p>
      <text:p text:style-name="P1"><text:s text:c="2"/>or DirectoryName("SoftwareDistribution")</text:p>
      <text:p text:style-name="P1"><text:s text:c="2"/>or DirectoryName("Speech")</text:p>
      <text:p text:style-name="P1"><text:s text:c="2"/>or DirectoryName("Symbols")</text:p>
      <text:p text:style-name="P1"><text:s text:c="2"/>or DirectoryName("System Volume Information")</text:p>
      <text:p text:style-name="P1"><text:s text:c="2"/>or DirectoryName("windows.old")</text:p>
      <text:p text:style-name="P1">)</text:p>
      <text:p text:style-name="P1"># WinSysLow end.</text:p>
      <text:p text:style-name="P1"/>
      <text:p text:style-name="P1"><text:s text:c="2"/># Archives</text:p>
      <text:p text:style-name="P1"><text:soft-page-break/>)</text:p>
      <text:p text:style-name="P1"># Archives end.</text:p>
      <text:p text:style-name="P1"/>
      <text:p text:style-name="P1"># NotBlobsArchivesBu</text:p>
      <text:p text:style-name="P1">or</text:p>
      <text:p text:style-name="P1"># Backups start.</text:p>
      <text:p text:style-name="P1">(</text:p>
      <text:p text:style-name="P1"><text:s text:c="2"/>DirectoryName("*Backup*")</text:p>
      <text:p text:style-name="P1"><text:s text:c="2"/>or DirectoryName("*Bu")</text:p>
      <text:p text:style-name="P1"><text:s text:c="2"/>or DirectoryName("* Bu *")</text:p>
      <text:p text:style-name="P1"><text:s text:c="2"/>or DirectoryName("Bu *")</text:p>
      <text:p text:style-name="P1"/>
      <text:p text:style-name="P1"><text:s text:c="2"/>or FileName("*.bak")</text:p>
      <text:p text:style-name="P1"><text:s text:c="2"/>or FileName("* - Copy*")</text:p>
      <text:p text:style-name="P1">)</text:p>
      <text:p text:style-name="P1"># Backups end.</text:p>
      <text:p text:style-name="P1"/>
      <text:p text:style-name="P1"># NotBlobsArchivesBu</text:p>
      <text:p text:style-name="P1">) )</text:p>
      <text:p text:style-name="P1"># NotBlobsArchivesBu end.</text:p>
      <text:p text:style-name="P1"/>
      <text:p text:style-name="P1"># Reference</text:p>
      <text:p text:style-name="P1">and (</text:p>
      <text:p text:style-name="P1"># Reference start.</text:p>
      <text:p text:style-name="P1">(</text:p>
      <text:p text:style-name="P1"><text:s text:c="2"/>DirectoryName("World*") or</text:p>
      <text:p text:style-name="P1"><text:s text:c="2"/>DirectoryName("Education*") or</text:p>
      <text:p text:style-name="P1"><text:s text:c="2"/>DirectoryName("Entertainment*") or</text:p>
      <text:p text:style-name="P1"><text:s text:c="2"/>DirectoryName("Food*") or</text:p>
      <text:p text:style-name="P1"><text:s text:c="2"/>DirectoryName("Geography*") or</text:p>
      <text:p text:style-name="P1"><text:s text:c="2"/>DirectoryName("Help*") or</text:p>
      <text:p text:style-name="P1"><text:s text:c="2"/>DirectoryName("Humo*") or</text:p>
      <text:p text:style-name="P1"><text:s text:c="2"/>DirectoryName("Internet*") or</text:p>
      <text:p text:style-name="P1"><text:s text:c="2"/>DirectoryName("Legal*") or</text:p>
      <text:p text:style-name="P1"><text:s text:c="2"/>DirectoryName("Linquistics*") or</text:p>
      <text:p text:style-name="P1"><text:s text:c="2"/>DirectoryName("Media*") or</text:p>
      <text:p text:style-name="P1"><text:s text:c="2"/>DirectoryName("Multimedia*") or</text:p>
      <text:p text:style-name="P1"><text:s text:c="2"/>DirectoryName("Reference*") or</text:p>
      <text:p text:style-name="P1"><text:s text:c="2"/>DirectoryName("Sales*") or</text:p>
      <text:p text:style-name="P1"><text:s text:c="2"/>DirectoryName("Science*") or</text:p>
      <text:p text:style-name="P1"><text:s text:c="2"/>DirectoryName("Social*") or</text:p>
      <text:p text:style-name="P1"><text:s text:c="2"/>DirectoryName("Technology*")</text:p>
      <text:p text:style-name="P1">)</text:p>
      <text:p text:style-name="P1"># Reference end.</text:p>
      <text:p text:style-name="P1"><text:soft-page-break/></text:p>
      <text:p text:style-name="P1"># Reference</text:p>
      <text:p text:style-name="P1">)</text:p>
      <text:p text:style-name="P1"># Reference end.</text:p>
      <text:p text:style-name="P1"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18.000000 Reference Reference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0.000000 (0.000000%)</text:p>
      <text:p text:style-name="P1"><text:s text:c="18"/>Gap: 2.389746 (0.999983%)</text:p>
      <text:p text:style-name="P1"><text:s text:c="16"/>Total: 2.389746 (48.000000%)</text:p>
      <text:p text:style-name="P1"/>
      <text:p text:style-name="P1"><text:s text:c="8"/>Files/folders: <text:s text:c="16"/>0 (0.000000%) </text:p>
      <text:p text:style-name="P1"><text:s text:c="12"/>Fragments: <text:s text:c="16"/>0 (0.000000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112.320004 (0.000000%)</text:p>
      <text:p text:style-name="P1"><text:s text:c="12"/>Files End: 112.320004</text:p>
      <text:p text:style-name="P1"><text:s text:c="13"/>Zone End: 114.709750 (48.0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1.000000%</text:p>
      <text:p text:style-name="P1"><text:s text:c="7"/>Volume Rounding: 2.000000%</text:p>
      <text:p text:style-name="P1"><text:s text:c="12"/>Actual Gap: 0.999983% (2.389746)</text:p>
      <text:p text:style-name="P1"><text:s text:c="17"/></text:p>
      <text:p text:style-name="P1"><text:s text:c="15"/>The desired min gap size. (GapRequested): 0.437137 <text:s/>(Loc) 112.757141</text:p>
      <text:p text:style-name="P1"><text:s text:c="14"/>Must be half the zone size. (GapAdjusted): 0.000000 <text:s/>(---) 112.320004</text:p>
      <text:p text:style-name="P1"><text:s text:c="15"/>Align to the volume evenly. (GapRounded): 2.389746 <text:s/>(---) 114.709750</text:p>
      <text:p text:style-name="P1"><text:s text:c="10"/>The remaining space available. (GapAvailable): 33.273952 <text:s/>(---) 145.593956</text:p>
      <text:p text:style-name="P1"><text:s text:c="6"/>The lower of adjusted and available. (GapCurrent): 2.389746 <text:s/>(---) 114.709750</text:p>
      <text:p text:style-name="P1"><text:soft-page-break/><text:s text:c="4"/>(GapCurrent) after any code you inserted. (GapUsed): 2.389746 <text:s/>(---) 114.709750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128917035212.121830 (13.170166%)</text:p>
      <text:p text:style-name="P1"><text:s text:c="19"/>Total Used: 345440374128.639650 (146.930397%)</text:p>
      <text:p text:style-name="P1"><text:s text:c="9"/>Volume Used by Zones: 9788399943.679993 (0.999983%)</text:p>
      <text:p text:style-name="P1"/>
      <text:p text:style-name="P1">Directory and Files Select:</text:p>
      <text:p text:style-name="P1">---------------------------</text:p>
      <text:p text:style-name="P1"># Script: ZoneDo ZoneTypeSelectReference</text:p>
      <text:p text:style-name="P1"># Reference start.</text:p>
      <text:p text:style-name="P1"># NotBlobsArchivesBu start.</text:p>
      <text:p text:style-name="P1">(not (</text:p>
      <text:p text:style-name="P1"># Blobs start.</text:p>
      <text:p text:style-name="P1">(</text:p>
      <text:p text:style-name="P1"># BlobsAndExceptions start.</text:p>
      <text:p text:style-name="P1">( not(</text:p>
      <text:p text:style-name="P1"><text:s text:c="2"/>FileName("*.bat")</text:p>
      <text:p text:style-name="P1"><text:s text:c="2"/>or FileName("*.css")</text:p>
      <text:p text:style-name="P1"><text:s text:c="2"/>or FileName("*.dll")</text:p>
      <text:p text:style-name="P1"><text:s text:c="2"/>or FileName("*.exe")</text:p>
      <text:p text:style-name="P1"><text:s text:c="2"/>or FileName("*.htm*")</text:p>
      <text:p text:style-name="P1"><text:s text:c="2"/>or FileName("*.jar")</text:p>
      <text:p text:style-name="P1"><text:s text:c="2"/>or FileName("*.js")</text:p>
      <text:p text:style-name="P1"><text:s text:c="2"/>or FileName("*.script")</text:p>
      <text:p text:style-name="P1"><text:s text:c="2"/>or FileName("*.wsf")</text:p>
      <text:p text:style-name="P1"><text:s text:c="2"/>or (</text:p>
      <text:p text:style-name="P1"># Databases start.</text:p>
      <text:p text:style-name="P1">(</text:p>
      <text:p text:style-name="P1"><text:s text:c="2"/>FileName("*.crypt*")</text:p>
      <text:p text:style-name="P1"><text:s text:c="2"/>or FileName("*.db*")</text:p>
      <text:p text:style-name="P1"><text:s text:c="2"/>or FileName("*.rdb*")</text:p>
      <text:p text:style-name="P1"><text:s text:c="2"/>or FileName("*.dc*")</text:p>
      <text:p text:style-name="P1"><text:s text:c="2"/>or FileName("*.dict*")</text:p>
      <text:p text:style-name="P1"><text:s text:c="2"/>or FileName("*.?db*")</text:p>
      <text:p text:style-name="P1"><text:s text:c="2"/>or FileName("*.?rdb*")</text:p>
      <text:p text:style-name="P1"><text:s text:c="2"/>or FileName("*.md*")</text:p>
      <text:p text:style-name="P1"><text:s text:c="2"/>or FileName("*.myd")</text:p>
      <text:p text:style-name="P1"><text:s text:c="2"/>or FileName("*.ndf")</text:p>
      <text:p text:style-name="P1"><text:s text:c="2"/>or FileName("*.ns?")</text:p>
      <text:p text:style-name="P1"><text:s text:c="2"/>or FileName("*.pab")</text:p>
      <text:p text:style-name="P1"><text:s text:c="2"/>or FileName("*.pst")</text:p>
      <text:p text:style-name="P1"><text:soft-page-break/><text:s text:c="2"/>or FileName("*.sd?*")</text:p>
      <text:p text:style-name="P1"><text:s text:c="2"/>or FileName("*.sq**")</text:p>
      <text:p text:style-name="P1"><text:s text:c="2"/>or FileName("*.tmd")</text:p>
      <text:p text:style-name="P1"><text:s text:c="2"/>or FileName("*.tps")</text:p>
      <text:p text:style-name="P1"><text:s text:c="2"/>or FileName("*.tr*")</text:p>
      <text:p text:style-name="P1">)</text:p>
      <text:p text:style-name="P1"># Databases end.</text:p>
      <text:p text:style-name="P1"/>
      <text:p text:style-name="P1"><text:s text:c="4"/># BlobsAndExceptions</text:p>
      <text:p text:style-name="P1"><text:s text:c="4"/>or </text:p>
      <text:p text:style-name="P1"># Data start.</text:p>
      <text:p text:style-name="P1">(</text:p>
      <text:p text:style-name="P1"><text:s text:c="2"/>DirectoryName("Data*")</text:p>
      <text:p text:style-name="P1"><text:s text:c="2"/>or DirectoryName("Device*")</text:p>
      <text:p text:style-name="P1"><text:s text:c="2"/>or DirectoryName("Export*")</text:p>
      <text:p text:style-name="P1"><text:s text:c="2"/>or DirectoryName("Import*")</text:p>
      <text:p text:style-name="P1"><text:s text:c="2"/>or DirectoryName("Log*")</text:p>
      <text:p text:style-name="P1"><text:s text:c="2"/>or DirectoryName("*Log")</text:p>
      <text:p text:style-name="P1"><text:s text:c="2"/>or DirectoryName("Maintenance*")</text:p>
      <text:p text:style-name="P1"><text:s text:c="2"/>or DirectoryName("Rec*")</text:p>
      <text:p text:style-name="P1"><text:s text:c="2"/>or DirectoryName("Sales*")</text:p>
      <text:p text:style-name="P1"><text:s text:c="2"/>or DirectoryName("Search*")</text:p>
      <text:p text:style-name="P1"><text:s text:c="2"/>or DirectoryName("User*")</text:p>
      <text:p text:style-name="P1">)</text:p>
      <text:p text:style-name="P1"># Data end.</text:p>
      <text:p text:style-name="P1"/>
      <text:p text:style-name="P1"><text:s text:c="4"/># BlobsAndExceptions</text:p>
      <text:p text:style-name="P1"><text:s text:c="2"/>)</text:p>
      <text:p text:style-name="P1">) )</text:p>
      <text:p text:style-name="P1"># BlobsAndExceptions end.</text:p>
      <text:p text:style-name="P1"/>
      <text:p text:style-name="P1"># Blobs</text:p>
      <text:p text:style-name="P1">) and (</text:p>
      <text:p text:style-name="P1"><text:s text:c="2"/>Size(BlobFileSize,0)</text:p>
      <text:p text:style-name="P1"><text:s text:c="2"/>or (</text:p>
      <text:p text:style-name="P1"><text:s text:c="4"/>FileName("*.arj")</text:p>
      <text:p text:style-name="P1"><text:s text:c="4"/>or FileName("*.bup")</text:p>
      <text:p text:style-name="P1"><text:s text:c="4"/>or FileName("*.bz2")</text:p>
      <text:p text:style-name="P1"><text:s text:c="4"/>or FileName("*.chm")</text:p>
      <text:p text:style-name="P1"><text:s text:c="4"/>or FileName("*.dvr-ms")</text:p>
      <text:p text:style-name="P1"><text:s text:c="4"/>or FileName("*.gz")</text:p>
      <text:p text:style-name="P1"><text:s text:c="4"/>or FileName("*.ifo")</text:p>
      <text:p text:style-name="P1"><text:s text:c="4"/>or FileName("*.lzh")</text:p>
      <text:p text:style-name="P1"><text:s text:c="4"/>or FileName("*.pdf")</text:p>
      <text:p text:style-name="P1"><text:soft-page-break/><text:s text:c="4"/>or FileName("*.rpm")</text:p>
      <text:p text:style-name="P1"><text:s text:c="4"/>or FileName("*.wmv")</text:p>
      <text:p text:style-name="P1"><text:s text:c="4"/>or FileName("*.vob")</text:p>
      <text:p text:style-name="P1"><text:s text:c="4"/>or FileName("*.z")</text:p>
      <text:p text:style-name="P1"><text:s text:c="2"/>) </text:p>
      <text:p text:style-name="P1">)</text:p>
      <text:p text:style-name="P1"># Blobs end.</text:p>
      <text:p text:style-name="P1"/>
      <text:p text:style-name="P1"># NotBlobsArchivesBu</text:p>
      <text:p text:style-name="P1">or </text:p>
      <text:p text:style-name="P1"># Archives start.</text:p>
      <text:p text:style-name="P1">(</text:p>
      <text:p text:style-name="P1"><text:s text:c="2"/>DirectoryName("*Archive*")</text:p>
      <text:p text:style-name="P1"><text:s text:c="2"/>or DirectoryName("*History*")</text:p>
      <text:p text:style-name="P1"><text:s text:c="2"/>or DirectoryName("*Old")</text:p>
      <text:p text:style-name="P1"><text:s text:c="2"/>or DirectoryName("* Old *")</text:p>
      <text:p text:style-name="P1"><text:s text:c="2"/>or DirectoryName("Old *")</text:p>
      <text:p text:style-name="P1"/>
      <text:p text:style-name="P1"><text:s text:c="2"/>or FileName("*.7z")</text:p>
      <text:p text:style-name="P1"><text:s text:c="2"/>or FileName("*.cab")</text:p>
      <text:p text:style-name="P1"><text:s text:c="2"/>or FileName("*.iso")</text:p>
      <text:p text:style-name="P1"><text:s text:c="2"/>or FileName("*.msi")</text:p>
      <text:p text:style-name="P1"><text:s text:c="2"/>or FileName("*.old")</text:p>
      <text:p text:style-name="P1"><text:s text:c="2"/>or FileName("*.rar")</text:p>
      <text:p text:style-name="P1"><text:s text:c="2"/>or FileName("*.tar")</text:p>
      <text:p text:style-name="P1"><text:s text:c="2"/>or FileName("*.zip")</text:p>
      <text:p text:style-name="P1"><text:s text:c="2"/>or</text:p>
      <text:p text:style-name="P1"># WinSysLow start.</text:p>
      <text:p text:style-name="P1">(</text:p>
      <text:p text:style-name="P1"><text:s text:c="2"/>DirectoryName("$*")</text:p>
      <text:p text:style-name="P1"><text:s text:c="2"/>or DirectoryName("0*")</text:p>
      <text:p text:style-name="P1"><text:s text:c="2"/>or DirectoryName("1*")</text:p>
      <text:p text:style-name="P1"><text:s text:c="2"/>or DirectoryName("2*")</text:p>
      <text:p text:style-name="P1"><text:s text:c="2"/>or DirectoryName("3*")</text:p>
      <text:p text:style-name="P1"><text:s text:c="2"/>or DirectoryName("4*")</text:p>
      <text:p text:style-name="P1"><text:s text:c="2"/>or DirectoryName("5*")</text:p>
      <text:p text:style-name="P1"><text:s text:c="2"/>or DirectoryName("6*")</text:p>
      <text:p text:style-name="P1"><text:s text:c="2"/>or DirectoryName("7*")</text:p>
      <text:p text:style-name="P1"><text:s text:c="2"/>or DirectoryName("8*")</text:p>
      <text:p text:style-name="P1"><text:s text:c="2"/>or DirectoryName("9*")</text:p>
      <text:p text:style-name="P1"/>
      <text:p text:style-name="P1"><text:s text:c="2"/>or DirectoryName("dllcache")</text:p>
      <text:p text:style-name="P1"><text:s text:c="2"/>or DirectoryName("Downloaded Installations")</text:p>
      <text:p text:style-name="P1"><text:s text:c="2"/>or DirectoryName("Ehome")</text:p>
      <text:p text:style-name="P1"><text:soft-page-break/><text:s text:c="2"/>or DirectoryName("Fonts")</text:p>
      <text:p text:style-name="P1"><text:s text:c="2"/>or DirectoryName("Help")</text:p>
      <text:p text:style-name="P1"><text:s text:c="2"/>or DirectoryName("I386")</text:p>
      <text:p text:style-name="P1"><text:s text:c="2"/>or DirectoryName("ie?updates")</text:p>
      <text:p text:style-name="P1"><text:s text:c="2"/>or DirectoryName("Installer")</text:p>
      <text:p text:style-name="P1"><text:s text:c="2"/>or DirectoryName("Installshield Installation Information")</text:p>
      <text:p text:style-name="P1"><text:s text:c="2"/>or DirectoryName("IME")</text:p>
      <text:p text:style-name="P1"><text:s text:c="2"/>or DirectoryName("*RECYCLE*")</text:p>
      <text:p text:style-name="P1"><text:s text:c="2"/>or DirectoryName("ServicePackFiles")</text:p>
      <text:p text:style-name="P1"><text:s text:c="2"/>or DirectoryName("SoftwareDistribution")</text:p>
      <text:p text:style-name="P1"><text:s text:c="2"/>or DirectoryName("Speech")</text:p>
      <text:p text:style-name="P1"><text:s text:c="2"/>or DirectoryName("Symbols")</text:p>
      <text:p text:style-name="P1"><text:s text:c="2"/>or DirectoryName("System Volume Information")</text:p>
      <text:p text:style-name="P1"><text:s text:c="2"/>or DirectoryName("windows.old")</text:p>
      <text:p text:style-name="P1">)</text:p>
      <text:p text:style-name="P1"># WinSysLow end.</text:p>
      <text:p text:style-name="P1"/>
      <text:p text:style-name="P1"><text:s text:c="2"/># Archives</text:p>
      <text:p text:style-name="P1">)</text:p>
      <text:p text:style-name="P1"># Archives end.</text:p>
      <text:p text:style-name="P1"/>
      <text:p text:style-name="P1"># NotBlobsArchivesBu</text:p>
      <text:p text:style-name="P1">or</text:p>
      <text:p text:style-name="P1"># Backups start.</text:p>
      <text:p text:style-name="P1">(</text:p>
      <text:p text:style-name="P1"><text:s text:c="2"/>DirectoryName("*Backup*")</text:p>
      <text:p text:style-name="P1"><text:s text:c="2"/>or DirectoryName("*Bu")</text:p>
      <text:p text:style-name="P1"><text:s text:c="2"/>or DirectoryName("* Bu *")</text:p>
      <text:p text:style-name="P1"><text:s text:c="2"/>or DirectoryName("Bu *")</text:p>
      <text:p text:style-name="P1"/>
      <text:p text:style-name="P1"><text:s text:c="2"/>or FileName("*.bak")</text:p>
      <text:p text:style-name="P1"><text:s text:c="2"/>or FileName("* - Copy*")</text:p>
      <text:p text:style-name="P1">)</text:p>
      <text:p text:style-name="P1"># Backups end.</text:p>
      <text:p text:style-name="P1"/>
      <text:p text:style-name="P1"># NotBlobsArchivesBu</text:p>
      <text:p text:style-name="P1">) )</text:p>
      <text:p text:style-name="P1"># NotBlobsArchivesBu end.</text:p>
      <text:p text:style-name="P1"/>
      <text:p text:style-name="P1"># Reference</text:p>
      <text:p text:style-name="P1">and (</text:p>
      <text:p text:style-name="P1"># Reference start.</text:p>
      <text:p text:style-name="P1">(</text:p>
      <text:p text:style-name="P1"><text:s text:c="2"/>DirectoryName("World*") or</text:p>
      <text:p text:style-name="P1"><text:soft-page-break/><text:s text:c="2"/>DirectoryName("Education*") or</text:p>
      <text:p text:style-name="P1"><text:s text:c="2"/>DirectoryName("Entertainment*") or</text:p>
      <text:p text:style-name="P1"><text:s text:c="2"/>DirectoryName("Food*") or</text:p>
      <text:p text:style-name="P1"><text:s text:c="2"/>DirectoryName("Geography*") or</text:p>
      <text:p text:style-name="P1"><text:s text:c="2"/>DirectoryName("Help*") or</text:p>
      <text:p text:style-name="P1"><text:s text:c="2"/>DirectoryName("Humo*") or</text:p>
      <text:p text:style-name="P1"><text:s text:c="2"/>DirectoryName("Internet*") or</text:p>
      <text:p text:style-name="P1"><text:s text:c="2"/>DirectoryName("Legal*") or</text:p>
      <text:p text:style-name="P1"><text:s text:c="2"/>DirectoryName("Linquistics*") or</text:p>
      <text:p text:style-name="P1"><text:s text:c="2"/>DirectoryName("Media*") or</text:p>
      <text:p text:style-name="P1"><text:s text:c="2"/>DirectoryName("Multimedia*") or</text:p>
      <text:p text:style-name="P1"><text:s text:c="2"/>DirectoryName("Reference*") or</text:p>
      <text:p text:style-name="P1"><text:s text:c="2"/>DirectoryName("Sales*") or</text:p>
      <text:p text:style-name="P1"><text:s text:c="2"/>DirectoryName("Science*") or</text:p>
      <text:p text:style-name="P1"><text:s text:c="2"/>DirectoryName("Social*") or</text:p>
      <text:p text:style-name="P1"><text:s text:c="2"/>DirectoryName("Technology*")</text:p>
      <text:p text:style-name="P1">)</text:p>
      <text:p text:style-name="P1"># Reference end.</text:p>
      <text:p text:style-name="P1"/>
      <text:p text:style-name="P1"># Reference</text:p>
      <text:p text:style-name="P1">)</text:p>
      <text:p text:style-name="P1"># Reference end.</text:p>
      <text:p text:style-name="P1"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19.000000 SpaceHogs SpaceHogs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46.536289 (19.472990%)</text:p>
      <text:p text:style-name="P1"><text:s text:c="18"/>Gap: 6.039013 (2.527010%)</text:p>
      <text:p text:style-name="P1"><text:s text:c="16"/>Total: 52.575302 (70.000000%)</text:p>
      <text:p text:style-name="P1"/>
      <text:p text:style-name="P1"><text:s text:c="8"/>Files/folders: <text:s text:c="12"/>5,125 (0.000229%) </text:p>
      <text:p text:style-name="P1"><text:s text:c="12"/>Fragments: <text:s text:c="14"/>104 (13.316261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114.709750 (0.000000%)</text:p>
      <text:p text:style-name="P1"><text:s text:c="12"/>Files End: 161.246039</text:p>
      <text:p text:style-name="P1"><text:soft-page-break/><text:s text:c="13"/>Zone End: 167.285052 (70.0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5.000000%</text:p>
      <text:p text:style-name="P1"><text:s text:c="7"/>Volume Rounding: 2.000000%</text:p>
      <text:p text:style-name="P1"><text:s text:c="12"/>Actual Gap: 2.527010% (6.039013)</text:p>
      <text:p text:style-name="P1"><text:s text:c="17"/></text:p>
      <text:p text:style-name="P1"><text:s text:c="15"/>The desired min gap size. (GapRequested): 2.185686 <text:s/>(Loc) 163.431725</text:p>
      <text:p text:style-name="P1"><text:s text:c="14"/>Must be half the zone size. (GapAdjusted): 2.185686 <text:s/>(---) 163.431725</text:p>
      <text:p text:style-name="P1"><text:s text:c="15"/>Align to the volume evenly. (GapRounded): 6.039013 <text:s/>(---) 167.285052</text:p>
      <text:p text:style-name="P1"><text:s text:c="10"/>The remaining space available. (GapAvailable): 28.547865 <text:s/>(---) 189.793904</text:p>
      <text:p text:style-name="P1"><text:s text:c="6"/>The lower of adjusted and available. (GapCurrent): 6.039013 <text:s/>(---) 167.285052</text:p>
      <text:p text:style-name="P1"><text:s text:c="4"/>(GapCurrent) after any code you inserted. (GapUsed): 6.039013 <text:s/>(---) 167.285052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137869607101.852510 (14.084761%)</text:p>
      <text:p text:style-name="P1"><text:s text:c="19"/>Total Used: 370176172195.839600 (157.451907%)</text:p>
      <text:p text:style-name="P1"><text:s text:c="9"/>Volume Used by Zones: 24735798067.199951 (2.527010%)</text:p>
      <text:p text:style-name="P1"/>
      <text:p text:style-name="P1">Directory and Files Select:</text:p>
      <text:p text:style-name="P1">---------------------------</text:p>
      <text:p text:style-name="P1"># Script: ZoneDo ZoneTypeSelectSpaceHogs</text:p>
      <text:p text:style-name="P1"># SpaceHogs start.</text:p>
      <text:p text:style-name="P1">not(</text:p>
      <text:p text:style-name="P1"># Archives start.</text:p>
      <text:p text:style-name="P1">(</text:p>
      <text:p text:style-name="P1"><text:s text:c="2"/>DirectoryName("*Archive*")</text:p>
      <text:p text:style-name="P1"><text:s text:c="2"/>or DirectoryName("*History*")</text:p>
      <text:p text:style-name="P1"><text:s text:c="2"/>or DirectoryName("*Old")</text:p>
      <text:p text:style-name="P1"><text:s text:c="2"/>or DirectoryName("* Old *")</text:p>
      <text:p text:style-name="P1"><text:s text:c="2"/>or DirectoryName("Old *")</text:p>
      <text:p text:style-name="P1"/>
      <text:p text:style-name="P1"><text:s text:c="2"/>or FileName("*.7z")</text:p>
      <text:p text:style-name="P1"><text:s text:c="2"/>or FileName("*.cab")</text:p>
      <text:p text:style-name="P1"><text:s text:c="2"/>or FileName("*.iso")</text:p>
      <text:p text:style-name="P1"><text:s text:c="2"/>or FileName("*.msi")</text:p>
      <text:p text:style-name="P1"><text:soft-page-break/><text:s text:c="2"/>or FileName("*.old")</text:p>
      <text:p text:style-name="P1"><text:s text:c="2"/>or FileName("*.rar")</text:p>
      <text:p text:style-name="P1"><text:s text:c="2"/>or FileName("*.tar")</text:p>
      <text:p text:style-name="P1"><text:s text:c="2"/>or FileName("*.zip")</text:p>
      <text:p text:style-name="P1"><text:s text:c="2"/>or</text:p>
      <text:p text:style-name="P1"># WinSysLow start.</text:p>
      <text:p text:style-name="P1">(</text:p>
      <text:p text:style-name="P1"><text:s text:c="2"/>DirectoryName("$*")</text:p>
      <text:p text:style-name="P1"><text:s text:c="2"/>or DirectoryName("0*")</text:p>
      <text:p text:style-name="P1"><text:s text:c="2"/>or DirectoryName("1*")</text:p>
      <text:p text:style-name="P1"><text:s text:c="2"/>or DirectoryName("2*")</text:p>
      <text:p text:style-name="P1"><text:s text:c="2"/>or DirectoryName("3*")</text:p>
      <text:p text:style-name="P1"><text:s text:c="2"/>or DirectoryName("4*")</text:p>
      <text:p text:style-name="P1"><text:s text:c="2"/>or DirectoryName("5*")</text:p>
      <text:p text:style-name="P1"><text:s text:c="2"/>or DirectoryName("6*")</text:p>
      <text:p text:style-name="P1"><text:s text:c="2"/>or DirectoryName("7*")</text:p>
      <text:p text:style-name="P1"><text:s text:c="2"/>or DirectoryName("8*")</text:p>
      <text:p text:style-name="P1"><text:s text:c="2"/>or DirectoryName("9*")</text:p>
      <text:p text:style-name="P1"/>
      <text:p text:style-name="P1"><text:s text:c="2"/>or DirectoryName("dllcache")</text:p>
      <text:p text:style-name="P1"><text:s text:c="2"/>or DirectoryName("Downloaded Installations")</text:p>
      <text:p text:style-name="P1"><text:s text:c="2"/>or DirectoryName("Ehome")</text:p>
      <text:p text:style-name="P1"><text:s text:c="2"/>or DirectoryName("Fonts")</text:p>
      <text:p text:style-name="P1"><text:s text:c="2"/>or DirectoryName("Help")</text:p>
      <text:p text:style-name="P1"><text:s text:c="2"/>or DirectoryName("I386")</text:p>
      <text:p text:style-name="P1"><text:s text:c="2"/>or DirectoryName("ie?updates")</text:p>
      <text:p text:style-name="P1"><text:s text:c="2"/>or DirectoryName("Installer")</text:p>
      <text:p text:style-name="P1"><text:s text:c="2"/>or DirectoryName("Installshield Installation Information")</text:p>
      <text:p text:style-name="P1"><text:s text:c="2"/>or DirectoryName("IME")</text:p>
      <text:p text:style-name="P1"><text:s text:c="2"/>or DirectoryName("*RECYCLE*")</text:p>
      <text:p text:style-name="P1"><text:s text:c="2"/>or DirectoryName("ServicePackFiles")</text:p>
      <text:p text:style-name="P1"><text:s text:c="2"/>or DirectoryName("SoftwareDistribution")</text:p>
      <text:p text:style-name="P1"><text:s text:c="2"/>or DirectoryName("Speech")</text:p>
      <text:p text:style-name="P1"><text:s text:c="2"/>or DirectoryName("Symbols")</text:p>
      <text:p text:style-name="P1"><text:s text:c="2"/>or DirectoryName("System Volume Information")</text:p>
      <text:p text:style-name="P1"><text:s text:c="2"/>or DirectoryName("windows.old")</text:p>
      <text:p text:style-name="P1">)</text:p>
      <text:p text:style-name="P1"># WinSysLow end.</text:p>
      <text:p text:style-name="P1"/>
      <text:p text:style-name="P1"><text:s text:c="2"/># Archives</text:p>
      <text:p text:style-name="P1">)</text:p>
      <text:p text:style-name="P1"># Archives end.</text:p>
      <text:p text:style-name="P1"/>
      <text:p text:style-name="P1">or </text:p>
      <text:p text:style-name="P1"><text:soft-page-break/># Backups start.</text:p>
      <text:p text:style-name="P1">(</text:p>
      <text:p text:style-name="P1"><text:s text:c="2"/>DirectoryName("*Backup*")</text:p>
      <text:p text:style-name="P1"><text:s text:c="2"/>or DirectoryName("*Bu")</text:p>
      <text:p text:style-name="P1"><text:s text:c="2"/>or DirectoryName("* Bu *")</text:p>
      <text:p text:style-name="P1"><text:s text:c="2"/>or DirectoryName("Bu *")</text:p>
      <text:p text:style-name="P1"/>
      <text:p text:style-name="P1"><text:s text:c="2"/>or FileName("*.bak")</text:p>
      <text:p text:style-name="P1"><text:s text:c="2"/>or FileName("* - Copy*")</text:p>
      <text:p text:style-name="P1">)</text:p>
      <text:p text:style-name="P1"># Backups end.</text:p>
      <text:p text:style-name="P1"/>
      <text:p text:style-name="P1"># SpaceHogs</text:p>
      <text:p text:style-name="P1">) and (</text:p>
      <text:p text:style-name="P1"># Blobs start.</text:p>
      <text:p text:style-name="P1">(</text:p>
      <text:p text:style-name="P1"># BlobsAndExceptions start.</text:p>
      <text:p text:style-name="P1">( not(</text:p>
      <text:p text:style-name="P1"><text:s text:c="2"/>FileName("*.bat")</text:p>
      <text:p text:style-name="P1"><text:s text:c="2"/>or FileName("*.css")</text:p>
      <text:p text:style-name="P1"><text:s text:c="2"/>or FileName("*.dll")</text:p>
      <text:p text:style-name="P1"><text:s text:c="2"/>or FileName("*.exe")</text:p>
      <text:p text:style-name="P1"><text:s text:c="2"/>or FileName("*.htm*")</text:p>
      <text:p text:style-name="P1"><text:s text:c="2"/>or FileName("*.jar")</text:p>
      <text:p text:style-name="P1"><text:s text:c="2"/>or FileName("*.js")</text:p>
      <text:p text:style-name="P1"><text:s text:c="2"/>or FileName("*.script")</text:p>
      <text:p text:style-name="P1"><text:s text:c="2"/>or FileName("*.wsf")</text:p>
      <text:p text:style-name="P1"><text:s text:c="2"/>or (</text:p>
      <text:p text:style-name="P1"># Databases start.</text:p>
      <text:p text:style-name="P1">(</text:p>
      <text:p text:style-name="P1"><text:s text:c="2"/>FileName("*.crypt*")</text:p>
      <text:p text:style-name="P1"><text:s text:c="2"/>or FileName("*.db*")</text:p>
      <text:p text:style-name="P1"><text:s text:c="2"/>or FileName("*.rdb*")</text:p>
      <text:p text:style-name="P1"><text:s text:c="2"/>or FileName("*.dc*")</text:p>
      <text:p text:style-name="P1"><text:s text:c="2"/>or FileName("*.dict*")</text:p>
      <text:p text:style-name="P1"><text:s text:c="2"/>or FileName("*.?db*")</text:p>
      <text:p text:style-name="P1"><text:s text:c="2"/>or FileName("*.?rdb*")</text:p>
      <text:p text:style-name="P1"><text:s text:c="2"/>or FileName("*.md*")</text:p>
      <text:p text:style-name="P1"><text:s text:c="2"/>or FileName("*.myd")</text:p>
      <text:p text:style-name="P1"><text:s text:c="2"/>or FileName("*.ndf")</text:p>
      <text:p text:style-name="P1"><text:s text:c="2"/>or FileName("*.ns?")</text:p>
      <text:p text:style-name="P1"><text:s text:c="2"/>or FileName("*.pab")</text:p>
      <text:p text:style-name="P1"><text:s text:c="2"/>or FileName("*.pst")</text:p>
      <text:p text:style-name="P1"><text:s text:c="2"/>or FileName("*.sd?*")</text:p>
      <text:p text:style-name="P1"><text:soft-page-break/><text:s text:c="2"/>or FileName("*.sq**")</text:p>
      <text:p text:style-name="P1"><text:s text:c="2"/>or FileName("*.tmd")</text:p>
      <text:p text:style-name="P1"><text:s text:c="2"/>or FileName("*.tps")</text:p>
      <text:p text:style-name="P1"><text:s text:c="2"/>or FileName("*.tr*")</text:p>
      <text:p text:style-name="P1">)</text:p>
      <text:p text:style-name="P1"># Databases end.</text:p>
      <text:p text:style-name="P1"/>
      <text:p text:style-name="P1"><text:s text:c="4"/># BlobsAndExceptions</text:p>
      <text:p text:style-name="P1"><text:s text:c="4"/>or </text:p>
      <text:p text:style-name="P1"># Data start.</text:p>
      <text:p text:style-name="P1">(</text:p>
      <text:p text:style-name="P1"><text:s text:c="2"/>DirectoryName("Data*")</text:p>
      <text:p text:style-name="P1"><text:s text:c="2"/>or DirectoryName("Device*")</text:p>
      <text:p text:style-name="P1"><text:s text:c="2"/>or DirectoryName("Export*")</text:p>
      <text:p text:style-name="P1"><text:s text:c="2"/>or DirectoryName("Import*")</text:p>
      <text:p text:style-name="P1"><text:s text:c="2"/>or DirectoryName("Log*")</text:p>
      <text:p text:style-name="P1"><text:s text:c="2"/>or DirectoryName("*Log")</text:p>
      <text:p text:style-name="P1"><text:s text:c="2"/>or DirectoryName("Maintenance*")</text:p>
      <text:p text:style-name="P1"><text:s text:c="2"/>or DirectoryName("Rec*")</text:p>
      <text:p text:style-name="P1"><text:s text:c="2"/>or DirectoryName("Sales*")</text:p>
      <text:p text:style-name="P1"><text:s text:c="2"/>or DirectoryName("Search*")</text:p>
      <text:p text:style-name="P1"><text:s text:c="2"/>or DirectoryName("User*")</text:p>
      <text:p text:style-name="P1">)</text:p>
      <text:p text:style-name="P1"># Data end.</text:p>
      <text:p text:style-name="P1"/>
      <text:p text:style-name="P1"><text:s text:c="4"/># BlobsAndExceptions</text:p>
      <text:p text:style-name="P1"><text:s text:c="2"/>)</text:p>
      <text:p text:style-name="P1">) )</text:p>
      <text:p text:style-name="P1"># BlobsAndExceptions end.</text:p>
      <text:p text:style-name="P1"/>
      <text:p text:style-name="P1"># Blobs</text:p>
      <text:p text:style-name="P1">) and (</text:p>
      <text:p text:style-name="P1"><text:s text:c="2"/>Size(BlobFileSize,0)</text:p>
      <text:p text:style-name="P1"><text:s text:c="2"/>or (</text:p>
      <text:p text:style-name="P1"><text:s text:c="4"/>FileName("*.arj")</text:p>
      <text:p text:style-name="P1"><text:s text:c="4"/>or FileName("*.bup")</text:p>
      <text:p text:style-name="P1"><text:s text:c="4"/>or FileName("*.bz2")</text:p>
      <text:p text:style-name="P1"><text:s text:c="4"/>or FileName("*.chm")</text:p>
      <text:p text:style-name="P1"><text:s text:c="4"/>or FileName("*.dvr-ms")</text:p>
      <text:p text:style-name="P1"><text:s text:c="4"/>or FileName("*.gz")</text:p>
      <text:p text:style-name="P1"><text:s text:c="4"/>or FileName("*.ifo")</text:p>
      <text:p text:style-name="P1"><text:s text:c="4"/>or FileName("*.lzh")</text:p>
      <text:p text:style-name="P1"><text:s text:c="4"/>or FileName("*.pdf")</text:p>
      <text:p text:style-name="P1"><text:s text:c="4"/>or FileName("*.rpm")</text:p>
      <text:p text:style-name="P1"><text:soft-page-break/><text:s text:c="4"/>or FileName("*.wmv")</text:p>
      <text:p text:style-name="P1"><text:s text:c="4"/>or FileName("*.vob")</text:p>
      <text:p text:style-name="P1"><text:s text:c="4"/>or FileName("*.z")</text:p>
      <text:p text:style-name="P1"><text:s text:c="2"/>) </text:p>
      <text:p text:style-name="P1">)</text:p>
      <text:p text:style-name="P1"># Blobs end.</text:p>
      <text:p text:style-name="P1"/>
      <text:p text:style-name="P1"># SpaceHogs</text:p>
      <text:p text:style-name="P1">) </text:p>
      <text:p text:style-name="P1"># SpaceHogs end.</text:p>
      <text:p text:style-name="P1"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19.000000 SpaceHogs SpaceHogs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0.000000 (0.000000%)</text:p>
      <text:p text:style-name="P1"><text:s text:c="18"/>Gap: 1.259112 (0.526872%)</text:p>
      <text:p text:style-name="P1"><text:s text:c="16"/>Total: 1.259112 (68.000000%)</text:p>
      <text:p text:style-name="P1"/>
      <text:p text:style-name="P1"><text:s text:c="8"/>Files/folders: <text:s text:c="16"/>0 (0.000000%) </text:p>
      <text:p text:style-name="P1"><text:s text:c="12"/>Fragments: <text:s text:c="16"/>0 (0.000000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161.246367 (0.000000%)</text:p>
      <text:p text:style-name="P1"><text:s text:c="12"/>Files End: 161.246367</text:p>
      <text:p text:style-name="P1"><text:s text:c="13"/>Zone End: 162.505479 (68.0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5.000000%</text:p>
      <text:p text:style-name="P1"><text:s text:c="7"/>Volume Rounding: 2.000000%</text:p>
      <text:p text:style-name="P1"><text:s text:c="12"/>Actual Gap: 0.526872% (1.259112)</text:p>
      <text:p text:style-name="P1"><text:s text:c="17"/></text:p>
      <text:p text:style-name="P1"><text:s text:c="15"/>The desired min gap size. (GapRequested): 2.185686 <text:s/>(Loc) 163.432053</text:p>
      <text:p text:style-name="P1"><text:s text:c="14"/>Must be half the zone size. (GapAdjusted): 0.000000 <text:s/>(---) 161.246367</text:p>
      <text:p text:style-name="P1"><text:soft-page-break/><text:s text:c="15"/>Align to the volume evenly. (GapRounded): 1.259112 <text:s/>(---) 162.505479</text:p>
      <text:p text:style-name="P1"><text:s text:c="10"/>The remaining space available. (GapAvailable): 27.036737 <text:s/>(---) 188.283104</text:p>
      <text:p text:style-name="P1"><text:s text:c="6"/>The lower of adjusted and available. (GapCurrent): 1.259112 <text:s/>(---) 162.505479</text:p>
      <text:p text:style-name="P1"><text:s text:c="4"/>(GapCurrent) after any code you inserted. (GapUsed): 1.259112 <text:s/>(---) 162.505479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146822178991.583190 (14.999356%)</text:p>
      <text:p text:style-name="P1"><text:s text:c="19"/>Total Used: 375333496094.719480 (127.798236%)</text:p>
      <text:p text:style-name="P1"><text:s text:c="9"/>Volume Used by Zones: 5157323898.879883 (0.526872%)</text:p>
      <text:p text:style-name="P1"/>
      <text:p text:style-name="P1">Directory and Files Select:</text:p>
      <text:p text:style-name="P1">---------------------------</text:p>
      <text:p text:style-name="P1"># Script: ZoneDo ZoneTypeSelectSpaceHogs</text:p>
      <text:p text:style-name="P1"># SpaceHogs start.</text:p>
      <text:p text:style-name="P1">not(</text:p>
      <text:p text:style-name="P1"># Archives start.</text:p>
      <text:p text:style-name="P1">(</text:p>
      <text:p text:style-name="P1"><text:s text:c="2"/>DirectoryName("*Archive*")</text:p>
      <text:p text:style-name="P1"><text:s text:c="2"/>or DirectoryName("*History*")</text:p>
      <text:p text:style-name="P1"><text:s text:c="2"/>or DirectoryName("*Old")</text:p>
      <text:p text:style-name="P1"><text:s text:c="2"/>or DirectoryName("* Old *")</text:p>
      <text:p text:style-name="P1"><text:s text:c="2"/>or DirectoryName("Old *")</text:p>
      <text:p text:style-name="P1"/>
      <text:p text:style-name="P1"><text:s text:c="2"/>or FileName("*.7z")</text:p>
      <text:p text:style-name="P1"><text:s text:c="2"/>or FileName("*.cab")</text:p>
      <text:p text:style-name="P1"><text:s text:c="2"/>or FileName("*.iso")</text:p>
      <text:p text:style-name="P1"><text:s text:c="2"/>or FileName("*.msi")</text:p>
      <text:p text:style-name="P1"><text:s text:c="2"/>or FileName("*.old")</text:p>
      <text:p text:style-name="P1"><text:s text:c="2"/>or FileName("*.rar")</text:p>
      <text:p text:style-name="P1"><text:s text:c="2"/>or FileName("*.tar")</text:p>
      <text:p text:style-name="P1"><text:s text:c="2"/>or FileName("*.zip")</text:p>
      <text:p text:style-name="P1"><text:s text:c="2"/>or</text:p>
      <text:p text:style-name="P1"># WinSysLow start.</text:p>
      <text:p text:style-name="P1">(</text:p>
      <text:p text:style-name="P1"><text:s text:c="2"/>DirectoryName("$*")</text:p>
      <text:p text:style-name="P1"><text:s text:c="2"/>or DirectoryName("0*")</text:p>
      <text:p text:style-name="P1"><text:s text:c="2"/>or DirectoryName("1*")</text:p>
      <text:p text:style-name="P1"><text:s text:c="2"/>or DirectoryName("2*")</text:p>
      <text:p text:style-name="P1"><text:s text:c="2"/>or DirectoryName("3*")</text:p>
      <text:p text:style-name="P1"><text:soft-page-break/><text:s text:c="2"/>or DirectoryName("4*")</text:p>
      <text:p text:style-name="P1"><text:s text:c="2"/>or DirectoryName("5*")</text:p>
      <text:p text:style-name="P1"><text:s text:c="2"/>or DirectoryName("6*")</text:p>
      <text:p text:style-name="P1"><text:s text:c="2"/>or DirectoryName("7*")</text:p>
      <text:p text:style-name="P1"><text:s text:c="2"/>or DirectoryName("8*")</text:p>
      <text:p text:style-name="P1"><text:s text:c="2"/>or DirectoryName("9*")</text:p>
      <text:p text:style-name="P1"/>
      <text:p text:style-name="P1"><text:s text:c="2"/>or DirectoryName("dllcache")</text:p>
      <text:p text:style-name="P1"><text:s text:c="2"/>or DirectoryName("Downloaded Installations")</text:p>
      <text:p text:style-name="P1"><text:s text:c="2"/>or DirectoryName("Ehome")</text:p>
      <text:p text:style-name="P1"><text:s text:c="2"/>or DirectoryName("Fonts")</text:p>
      <text:p text:style-name="P1"><text:s text:c="2"/>or DirectoryName("Help")</text:p>
      <text:p text:style-name="P1"><text:s text:c="2"/>or DirectoryName("I386")</text:p>
      <text:p text:style-name="P1"><text:s text:c="2"/>or DirectoryName("ie?updates")</text:p>
      <text:p text:style-name="P1"><text:s text:c="2"/>or DirectoryName("Installer")</text:p>
      <text:p text:style-name="P1"><text:s text:c="2"/>or DirectoryName("Installshield Installation Information")</text:p>
      <text:p text:style-name="P1"><text:s text:c="2"/>or DirectoryName("IME")</text:p>
      <text:p text:style-name="P1"><text:s text:c="2"/>or DirectoryName("*RECYCLE*")</text:p>
      <text:p text:style-name="P1"><text:s text:c="2"/>or DirectoryName("ServicePackFiles")</text:p>
      <text:p text:style-name="P1"><text:s text:c="2"/>or DirectoryName("SoftwareDistribution")</text:p>
      <text:p text:style-name="P1"><text:s text:c="2"/>or DirectoryName("Speech")</text:p>
      <text:p text:style-name="P1"><text:s text:c="2"/>or DirectoryName("Symbols")</text:p>
      <text:p text:style-name="P1"><text:s text:c="2"/>or DirectoryName("System Volume Information")</text:p>
      <text:p text:style-name="P1"><text:s text:c="2"/>or DirectoryName("windows.old")</text:p>
      <text:p text:style-name="P1">)</text:p>
      <text:p text:style-name="P1"># WinSysLow end.</text:p>
      <text:p text:style-name="P1"/>
      <text:p text:style-name="P1"><text:s text:c="2"/># Archives</text:p>
      <text:p text:style-name="P1">)</text:p>
      <text:p text:style-name="P1"># Archives end.</text:p>
      <text:p text:style-name="P1"/>
      <text:p text:style-name="P1">or </text:p>
      <text:p text:style-name="P1"># Backups start.</text:p>
      <text:p text:style-name="P1">(</text:p>
      <text:p text:style-name="P1"><text:s text:c="2"/>DirectoryName("*Backup*")</text:p>
      <text:p text:style-name="P1"><text:s text:c="2"/>or DirectoryName("*Bu")</text:p>
      <text:p text:style-name="P1"><text:s text:c="2"/>or DirectoryName("* Bu *")</text:p>
      <text:p text:style-name="P1"><text:s text:c="2"/>or DirectoryName("Bu *")</text:p>
      <text:p text:style-name="P1"/>
      <text:p text:style-name="P1"><text:s text:c="2"/>or FileName("*.bak")</text:p>
      <text:p text:style-name="P1"><text:s text:c="2"/>or FileName("* - Copy*")</text:p>
      <text:p text:style-name="P1">)</text:p>
      <text:p text:style-name="P1"># Backups end.</text:p>
      <text:p text:style-name="P1"/>
      <text:p text:style-name="P1"><text:soft-page-break/># SpaceHogs</text:p>
      <text:p text:style-name="P1">) and (</text:p>
      <text:p text:style-name="P1"># Blobs start.</text:p>
      <text:p text:style-name="P1">(</text:p>
      <text:p text:style-name="P1"># BlobsAndExceptions start.</text:p>
      <text:p text:style-name="P1">( not(</text:p>
      <text:p text:style-name="P1"><text:s text:c="2"/>FileName("*.bat")</text:p>
      <text:p text:style-name="P1"><text:s text:c="2"/>or FileName("*.css")</text:p>
      <text:p text:style-name="P1"><text:s text:c="2"/>or FileName("*.dll")</text:p>
      <text:p text:style-name="P1"><text:s text:c="2"/>or FileName("*.exe")</text:p>
      <text:p text:style-name="P1"><text:s text:c="2"/>or FileName("*.htm*")</text:p>
      <text:p text:style-name="P1"><text:s text:c="2"/>or FileName("*.jar")</text:p>
      <text:p text:style-name="P1"><text:s text:c="2"/>or FileName("*.js")</text:p>
      <text:p text:style-name="P1"><text:s text:c="2"/>or FileName("*.script")</text:p>
      <text:p text:style-name="P1"><text:s text:c="2"/>or FileName("*.wsf")</text:p>
      <text:p text:style-name="P1"><text:s text:c="2"/>or (</text:p>
      <text:p text:style-name="P1"># Databases start.</text:p>
      <text:p text:style-name="P1">(</text:p>
      <text:p text:style-name="P1"><text:s text:c="2"/>FileName("*.crypt*")</text:p>
      <text:p text:style-name="P1"><text:s text:c="2"/>or FileName("*.db*")</text:p>
      <text:p text:style-name="P1"><text:s text:c="2"/>or FileName("*.rdb*")</text:p>
      <text:p text:style-name="P1"><text:s text:c="2"/>or FileName("*.dc*")</text:p>
      <text:p text:style-name="P1"><text:s text:c="2"/>or FileName("*.dict*")</text:p>
      <text:p text:style-name="P1"><text:s text:c="2"/>or FileName("*.?db*")</text:p>
      <text:p text:style-name="P1"><text:s text:c="2"/>or FileName("*.?rdb*")</text:p>
      <text:p text:style-name="P1"><text:s text:c="2"/>or FileName("*.md*")</text:p>
      <text:p text:style-name="P1"><text:s text:c="2"/>or FileName("*.myd")</text:p>
      <text:p text:style-name="P1"><text:s text:c="2"/>or FileName("*.ndf")</text:p>
      <text:p text:style-name="P1"><text:s text:c="2"/>or FileName("*.ns?")</text:p>
      <text:p text:style-name="P1"><text:s text:c="2"/>or FileName("*.pab")</text:p>
      <text:p text:style-name="P1"><text:s text:c="2"/>or FileName("*.pst")</text:p>
      <text:p text:style-name="P1"><text:s text:c="2"/>or FileName("*.sd?*")</text:p>
      <text:p text:style-name="P1"><text:s text:c="2"/>or FileName("*.sq**")</text:p>
      <text:p text:style-name="P1"><text:s text:c="2"/>or FileName("*.tmd")</text:p>
      <text:p text:style-name="P1"><text:s text:c="2"/>or FileName("*.tps")</text:p>
      <text:p text:style-name="P1"><text:s text:c="2"/>or FileName("*.tr*")</text:p>
      <text:p text:style-name="P1">)</text:p>
      <text:p text:style-name="P1"># Databases end.</text:p>
      <text:p text:style-name="P1"/>
      <text:p text:style-name="P1"><text:s text:c="4"/># BlobsAndExceptions</text:p>
      <text:p text:style-name="P1"><text:s text:c="4"/>or </text:p>
      <text:p text:style-name="P1"># Data start.</text:p>
      <text:p text:style-name="P1">(</text:p>
      <text:p text:style-name="P1"><text:s text:c="2"/>DirectoryName("Data*")</text:p>
      <text:p text:style-name="P1"><text:soft-page-break/><text:s text:c="2"/>or DirectoryName("Device*")</text:p>
      <text:p text:style-name="P1"><text:s text:c="2"/>or DirectoryName("Export*")</text:p>
      <text:p text:style-name="P1"><text:s text:c="2"/>or DirectoryName("Import*")</text:p>
      <text:p text:style-name="P1"><text:s text:c="2"/>or DirectoryName("Log*")</text:p>
      <text:p text:style-name="P1"><text:s text:c="2"/>or DirectoryName("*Log")</text:p>
      <text:p text:style-name="P1"><text:s text:c="2"/>or DirectoryName("Maintenance*")</text:p>
      <text:p text:style-name="P1"><text:s text:c="2"/>or DirectoryName("Rec*")</text:p>
      <text:p text:style-name="P1"><text:s text:c="2"/>or DirectoryName("Sales*")</text:p>
      <text:p text:style-name="P1"><text:s text:c="2"/>or DirectoryName("Search*")</text:p>
      <text:p text:style-name="P1"><text:s text:c="2"/>or DirectoryName("User*")</text:p>
      <text:p text:style-name="P1">)</text:p>
      <text:p text:style-name="P1"># Data end.</text:p>
      <text:p text:style-name="P1"/>
      <text:p text:style-name="P1"><text:s text:c="4"/># BlobsAndExceptions</text:p>
      <text:p text:style-name="P1"><text:s text:c="2"/>)</text:p>
      <text:p text:style-name="P1">) )</text:p>
      <text:p text:style-name="P1"># BlobsAndExceptions end.</text:p>
      <text:p text:style-name="P1"/>
      <text:p text:style-name="P1"># Blobs</text:p>
      <text:p text:style-name="P1">) and (</text:p>
      <text:p text:style-name="P1"><text:s text:c="2"/>Size(BlobFileSize,0)</text:p>
      <text:p text:style-name="P1"><text:s text:c="2"/>or (</text:p>
      <text:p text:style-name="P1"><text:s text:c="4"/>FileName("*.arj")</text:p>
      <text:p text:style-name="P1"><text:s text:c="4"/>or FileName("*.bup")</text:p>
      <text:p text:style-name="P1"><text:s text:c="4"/>or FileName("*.bz2")</text:p>
      <text:p text:style-name="P1"><text:s text:c="4"/>or FileName("*.chm")</text:p>
      <text:p text:style-name="P1"><text:s text:c="4"/>or FileName("*.dvr-ms")</text:p>
      <text:p text:style-name="P1"><text:s text:c="4"/>or FileName("*.gz")</text:p>
      <text:p text:style-name="P1"><text:s text:c="4"/>or FileName("*.ifo")</text:p>
      <text:p text:style-name="P1"><text:s text:c="4"/>or FileName("*.lzh")</text:p>
      <text:p text:style-name="P1"><text:s text:c="4"/>or FileName("*.pdf")</text:p>
      <text:p text:style-name="P1"><text:s text:c="4"/>or FileName("*.rpm")</text:p>
      <text:p text:style-name="P1"><text:s text:c="4"/>or FileName("*.wmv")</text:p>
      <text:p text:style-name="P1"><text:s text:c="4"/>or FileName("*.vob")</text:p>
      <text:p text:style-name="P1"><text:s text:c="4"/>or FileName("*.z")</text:p>
      <text:p text:style-name="P1"><text:s text:c="2"/>) </text:p>
      <text:p text:style-name="P1">)</text:p>
      <text:p text:style-name="P1"># Blobs end.</text:p>
      <text:p text:style-name="P1"/>
      <text:p text:style-name="P1"># SpaceHogs</text:p>
      <text:p text:style-name="P1">) </text:p>
      <text:p text:style-name="P1"># SpaceHogs end.</text:p>
      <text:p text:style-name="P1"><text:s text:c="15"/></text:p>
      <text:p text:style-name="P1">---------------------------</text:p>
      <text:p text:style-name="P1"><text:soft-page-break/>----------------------------------------------------------</text:p>
      <text:p text:style-name="P1"/>
      <text:p text:style-name="P1">----------------------------------------------------------</text:p>
      <text:p text:style-name="P1">Zone: 20.000000 ArchivesBu ArchivesBu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51.496828 (21.548715%)</text:p>
      <text:p text:style-name="P1"><text:s text:c="18"/>Gap: 1.078474 (0.451285%)</text:p>
      <text:p text:style-name="P1"><text:s text:c="16"/>Total: 52.575302 (90.000000%)</text:p>
      <text:p text:style-name="P1"/>
      <text:p text:style-name="P1"><text:s text:c="8"/>Files/folders: <text:s text:c="10"/>504,364 (0.023091%) </text:p>
      <text:p text:style-name="P1"><text:s text:c="12"/>Fragments: <text:s text:c="14"/>361 (49.182561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162.505479 (0.000000%)</text:p>
      <text:p text:style-name="P1"><text:s text:c="12"/>Files End: 214.002307</text:p>
      <text:p text:style-name="P1"><text:s text:c="13"/>Zone End: 215.080781 (90.0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0.500000%</text:p>
      <text:p text:style-name="P1"><text:s text:c="7"/>Volume Rounding: 0.500000%</text:p>
      <text:p text:style-name="P1"><text:s text:c="12"/>Actual Gap: 0.451285% (1.078474)</text:p>
      <text:p text:style-name="P1"><text:s text:c="17"/></text:p>
      <text:p text:style-name="P1"><text:s text:c="15"/>The desired min gap size. (GapRequested): 0.218569 <text:s/>(Loc) 214.220876</text:p>
      <text:p text:style-name="P1"><text:s text:c="14"/>Must be half the zone size. (GapAdjusted): 0.218569 <text:s/>(---) 214.220876</text:p>
      <text:p text:style-name="P1"><text:s text:c="15"/>Align to the volume evenly. (GapRounded): 1.078474 <text:s/>(---) 215.080781</text:p>
      <text:p text:style-name="P1"><text:s text:c="10"/>The remaining space available. (GapAvailable): 24.976339 <text:s/>(---) 238.978646</text:p>
      <text:p text:style-name="P1"><text:s text:c="6"/>The lower of adjusted and available. (GapCurrent): 1.078474 <text:s/>(---) 215.080781</text:p>
      <text:p text:style-name="P1"><text:s text:c="4"/>(GapCurrent) after any code you inserted. (GapUsed): 1.078474 <text:s/>(---) 215.080781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147717436180.556240 (15.090816%)</text:p>
      <text:p text:style-name="P1"><text:soft-page-break/><text:s text:c="19"/>Total Used: 379750927237.119380 (129.302338%)</text:p>
      <text:p text:style-name="P1"><text:s text:c="9"/>Volume Used by Zones: 4417431142.399902 (0.451285%)</text:p>
      <text:p text:style-name="P1"/>
      <text:p text:style-name="P1">Directory and Files Select:</text:p>
      <text:p text:style-name="P1">---------------------------</text:p>
      <text:p text:style-name="P1"># Script: ZoneDo ZoneTypeSelectArchivesBu</text:p>
      <text:p text:style-name="P1"># ArchivesBu start.</text:p>
      <text:p text:style-name="P1">all</text:p>
      <text:p text:style-name="P1"># ArchivesBu end.</text:p>
      <text:p text:style-name="P1"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Source Code Pro Black" svg:font-family="'Source Code Pro Bl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G Horsman</meta:initial-creator>
    <meta:creation-date>2021-11-15T11:50:17.84</meta:creation-date>
    <meta:document-statistic meta:table-count="0" meta:image-count="0" meta:object-count="0" meta:page-count="151" meta:paragraph-count="5724" meta:word-count="15344" meta:character-count="171708"/>
    <dc:date>2021-11-15T11:54:43.20</dc:date>
    <dc:creator>David G Horsman</dc:creator>
    <meta:editing-duration>PT4M32S</meta:editing-duration>
    <meta:editing-cycles>1</meta:editing-cycles>
    <meta:generator>OpenOffice/4.1.11$Win32 OpenOffice.org_project/4111m1$Build-9808</meta:generator>
  </office:meta>
</office:document-meta>
</file>